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>
      <style:text-properties fo:font-weight="bold" style:font-weight-asian="bold" style:font-weight-complex="bold"/>
    </style:style>
    <style:style style:name="T2_28" style:family="text">
      <style:text-properties fo:font-weight="bold" style:font-weight-asian="bold" style:font-weight-complex="bold"/>
    </style:style>
    <style:style style:name="T2_29" style:family="text">
      <style:text-properties fo:font-weight="bold" style:font-weight-asian="bold" style:font-weight-complex="bold"/>
    </style:style>
    <style:style style:name="T2_30" style:family="text">
      <style:text-properties fo:font-weight="bold" style:font-weight-asian="bold" style:font-weight-complex="bold"/>
    </style:style>
    <style:style style:name="T2_31" style:family="text">
      <style:text-properties fo:font-weight="bold" style:font-weight-asian="bold" style:font-weight-complex="bold"/>
    </style:style>
    <style:style style:name="T2_32" style:family="text">
      <style:text-properties fo:font-weight="bold" style:font-weight-asian="bold" style:font-weight-complex="bold"/>
    </style:style>
    <style:style style:name="T2_33" style:family="text">
      <style:text-properties fo:font-weight="bold" style:font-weight-asian="bold" style:font-weight-complex="bold"/>
    </style:style>
    <style:style style:name="T2_34" style:family="text">
      <style:text-properties fo:font-weight="bold" style:font-weight-asian="bold" style:font-weight-complex="bold"/>
    </style:style>
    <style:style style:name="T2_35" style:family="text">
      <style:text-properties fo:font-weight="bold" style:font-weight-asian="bold" style:font-weight-complex="bold"/>
    </style:style>
    <style:style style:name="T2_36" style:family="text">
      <style:text-properties fo:font-weight="bold" style:font-weight-asian="bold" style:font-weight-complex="bold"/>
    </style:style>
    <style:style style:name="T2_37" style:family="text">
      <style:text-properties fo:font-weight="bold" style:font-weight-asian="bold" style:font-weight-complex="bold"/>
    </style:style>
    <style:style style:name="T2_38" style:family="text">
      <style:text-properties fo:font-weight="bold" style:font-weight-asian="bold" style:font-weight-complex="bold"/>
    </style:style>
    <style:style style:name="T2_39" style:family="text">
      <style:text-properties fo:font-weight="bold" style:font-weight-asian="bold" style:font-weight-complex="bold"/>
    </style:style>
    <style:style style:name="T2_40" style:family="text">
      <style:text-properties fo:font-weight="bold" style:font-weight-asian="bold" style:font-weight-complex="bold"/>
    </style:style>
    <style:style style:name="T2_41" style:family="text">
      <style:text-properties fo:font-weight="bold" style:font-weight-asian="bold" style:font-weight-complex="bold"/>
    </style:style>
    <style:style style:name="T2_42" style:family="text">
      <style:text-properties fo:font-weight="bold" style:font-weight-asian="bold" style:font-weight-complex="bold"/>
    </style:style>
    <style:style style:name="T2_43" style:family="text">
      <style:text-properties fo:font-weight="bold" style:font-weight-asian="bold" style:font-weight-complex="bold"/>
    </style:style>
    <style:style style:name="T2_44" style:family="text">
      <style:text-properties fo:font-weight="bold" style:font-weight-asian="bold" style:font-weight-complex="bold"/>
    </style:style>
    <style:style style:name="T2_45" style:family="text">
      <style:text-properties fo:font-weight="bold" style:font-weight-asian="bold" style:font-weight-complex="bold"/>
    </style:style>
    <style:style style:name="T2_46" style:family="text">
      <style:text-properties fo:font-weight="bold" style:font-weight-asian="bold" style:font-weight-complex="bold"/>
    </style:style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fo:font-style="italic" style:font-style-asian="italic" style:font-style-complex="italic"/>
    </style:style>
    <style:style style:name="T4_2" style:family="text">
      <style:text-properties fo:font-style="italic" style:font-style-asian="italic" style:font-style-complex="italic"/>
    </style:style>
    <style:style style:name="T4_3" style:family="text">
      <style:text-properties fo:font-style="italic" style:font-style-asian="italic" style:font-style-complex="italic"/>
    </style:style>
    <style:style style:name="T4_4" style:family="text">
      <style:text-properties fo:font-style="italic" style:font-style-asian="italic" style:font-style-complex="italic"/>
    </style:style>
    <style:style style:name="T4_5" style:family="text">
      <style:text-properties fo:font-style="italic" style:font-style-asian="italic" style:font-style-complex="italic"/>
    </style:style>
    <style:style style:name="T4_6" style:family="text">
      <style:text-properties fo:font-style="italic" style:font-style-asian="italic" style:font-style-complex="italic"/>
    </style:style>
    <style:style style:name="T4_7" style:family="text">
      <style:text-properties fo:font-style="italic" style:font-style-asian="italic" style:font-style-complex="italic"/>
    </style:style>
    <style:style style:name="T4_8" style:family="text">
      <style:text-properties fo:font-style="italic" style:font-style-asian="italic" style:font-style-complex="italic"/>
    </style:style>
    <style:style style:name="T4_9" style:family="text">
      <style:text-properties fo:font-style="italic" style:font-style-asian="italic" style:font-style-complex="italic"/>
    </style:style>
    <style:style style:name="T4_10" style:family="text">
      <style:text-properties fo:font-style="italic" style:font-style-asian="italic" style:font-style-complex="italic"/>
    </style:style>
    <style:style style:name="T4_11" style:family="text">
      <style:text-properties fo:font-style="italic" style:font-style-asian="italic" style:font-style-complex="italic"/>
    </style:style>
    <style:style style:name="T4_12" style:family="text">
      <style:text-properties fo:font-style="italic" style:font-style-asian="italic" style:font-style-complex="italic"/>
    </style:style>
    <style:style style:name="T4_13" style:family="text">
      <style:text-properties fo:font-style="italic" style:font-style-asian="italic" style:font-style-complex="italic"/>
    </style:style>
    <style:style style:name="T4_14" style:family="text">
      <style:text-properties fo:font-style="italic" style:font-style-asian="italic" style:font-style-complex="italic"/>
    </style:style>
    <style:style style:name="T4_15" style:family="text">
      <style:text-properties fo:font-style="italic" style:font-style-asian="italic" style:font-style-complex="italic"/>
    </style:style>
    <style:style style:name="T4_16" style:family="text">
      <style:text-properties fo:font-style="italic" style:font-style-asian="italic" style:font-style-complex="italic"/>
    </style:style>
    <style:style style:name="T4_17" style:family="text">
      <style:text-properties fo:font-style="italic" style:font-style-asian="italic" style:font-style-complex="italic"/>
    </style:style>
    <style:style style:name="T4_18" style:family="text">
      <style:text-properties fo:font-style="italic" style:font-style-asian="italic" style:font-style-complex="italic"/>
    </style:style>
    <style:style style:name="T4_19" style:family="text">
      <style:text-properties fo:font-style="italic" style:font-style-asian="italic" style:font-style-complex="italic"/>
    </style:style>
    <style:style style:name="T4_20" style:family="text">
      <style:text-properties fo:font-style="italic" style:font-style-asian="italic" style:font-style-complex="italic"/>
    </style:style>
    <style:style style:name="P5" style:family="paragraph" style:parent-style-name="Heading_20_1">
      <style:paragraph-properties fo:break-before="auto" style:writing-mode="lr-tb"/>
    </style:style>
    <style:style style:name="T5_1" style:family="text">
      <style:text-properties fo:font-style="italic" style:font-style-asian="italic" style:font-style-complex="italic"/>
    </style:style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P10" style:family="paragraph" style:parent-style-name="Standard">
      <style:paragraph-properties fo:break-before="auto" fo:margin-top="0cm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P11" style:family="paragraph" style:parent-style-name="Heading_20_1">
      <style:paragraph-properties fo:break-before="auto" style:writing-mode="lr-tb"/>
    </style:style>
    <style:style style:name="T11_1" style:family="text">
      <style:text-properties fo:font-style="italic" style:font-style-asian="italic" style:font-style-complex="italic"/>
    </style:style>
    <style:style style:name="T11_2" style:family="text">
      <style:text-properties fo:font-style="italic" style:font-style-asian="italic" style:font-style-complex="italic"/>
    </style:style>
    <style:style style:name="T11_3" style:family="text">
      <style:text-properties fo:font-style="italic" style:font-style-asian="italic" style:font-style-complex="italic"/>
    </style:style>
    <style:style style:name="T11_4" style:family="text">
      <style:text-properties fo:font-style="italic" style:font-style-asian="italic" style:font-style-complex="italic"/>
    </style:style>
    <style:style style:name="T11_5" style:family="text">
      <style:text-properties fo:font-style="italic" style:font-style-asian="italic" style:font-style-complex="italic"/>
    </style:style>
    <style:style style:name="T11_6" style:family="text"/>
    <style:style style:name="T11_7" style:family="text"/>
    <style:style style:name="T11_8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P16" style:family="paragraph" style:parent-style-name="Standard">
      <style:paragraph-properties fo:break-before="auto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Heading_20_1">
      <style:paragraph-properties fo:break-before="auto" style:writing-mode="lr-tb"/>
    </style:style>
    <style:style style:name="T18_1" style:family="text">
      <style:text-properties fo:font-style="italic" style:font-style-asian="italic" style:font-style-complex="italic"/>
    </style:style>
    <style:style style:name="T18_2" style:family="text">
      <style:text-properties fo:font-style="italic" style:font-style-asian="italic" style:font-style-complex="italic"/>
    </style:style>
    <style:style style:name="T18_3" style:family="text">
      <style:text-properties fo:font-style="italic" style:font-style-asian="italic" style:font-style-complex="italic"/>
    </style:style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P27" style:family="paragraph" style:parent-style-name="Heading_20_1">
      <style:paragraph-properties fo:break-before="auto" style:writing-mode="lr-tb"/>
    </style:style>
    <style:style style:name="T27_1" style:family="text">
      <style:text-properties fo:font-style="italic" style:font-style-asian="italic" style:font-style-complex="italic"/>
    </style:style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P29" style:family="paragraph" style:parent-style-name="Standard">
      <style:paragraph-properties fo:break-before="auto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P37" style:family="paragraph" style:parent-style-name="Standard">
      <style:paragraph-properties fo:break-before="auto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P38" style:family="paragraph" style:parent-style-name="Heading_20_1">
      <style:paragraph-properties fo:break-before="auto" style:writing-mode="lr-tb"/>
    </style:style>
    <style:style style:name="T38_1" style:family="text">
      <style:text-properties fo:font-style="italic" style:font-style-asian="italic" style:font-style-complex="italic"/>
    </style:style>
    <style:style style:name="T38_2" style:family="text">
      <style:text-properties fo:font-style="italic" style:font-style-asian="italic" style:font-style-complex="italic"/>
    </style:style>
    <style:style style:name="T38_3" style:family="text">
      <style:text-properties fo:font-style="italic" style:font-style-asian="italic" style:font-style-complex="italic"/>
    </style:style>
    <style:style style:name="T38_4" style:family="text">
      <style:text-properties fo:font-style="italic" style:font-style-asian="italic" style:font-style-complex="italic"/>
    </style:style>
    <style:style style:name="T38_5" style:family="text"/>
    <style:style style:name="T38_6" style:family="text"/>
    <style:style style:name="T38_7" style:family="text"/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P41" style:family="paragraph" style:parent-style-name="Standard">
      <style:paragraph-properties fo:break-before="auto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P42" style:family="paragraph" style:parent-style-name="Standard">
      <style:paragraph-properties fo:break-before="auto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P43" style:family="paragraph" style:parent-style-name="Standard">
      <style:paragraph-properties fo:break-before="auto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P45" style:family="paragraph" style:parent-style-name="Standard">
      <style:paragraph-properties fo:break-before="auto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P57" style:family="paragraph" style:parent-style-name="Standard">
      <style:paragraph-properties fo:break-before="auto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P61" style:family="paragraph" style:parent-style-name="Standard">
      <style:paragraph-properties fo:break-before="auto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P62" style:family="paragraph" style:parent-style-name="Heading_20_1">
      <style:paragraph-properties fo:break-before="auto" style:writing-mode="lr-tb"/>
    </style:style>
    <style:style style:name="T62_1" style:family="text">
      <style:text-properties fo:font-style="italic" style:font-style-asian="italic" style:font-style-complex="italic"/>
    </style:style>
    <style:style style:name="T62_2" style:family="text">
      <style:text-properties fo:font-style="italic" style:font-style-asian="italic" style:font-style-complex="italic"/>
    </style:style>
    <style:style style:name="T62_3" style:family="text">
      <style:text-properties fo:font-style="italic" style:font-style-asian="italic" style:font-style-complex="italic"/>
    </style:style>
    <style:style style:name="T62_4" style:family="text">
      <style:text-properties fo:font-style="italic" style:font-style-asian="italic" style:font-style-complex="italic"/>
    </style:style>
    <style:style style:name="T62_5" style:family="text"/>
    <style:style style:name="T62_6" style:family="text"/>
    <style:style style:name="T62_7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P71" style:family="paragraph" style:parent-style-name="Standard">
      <style:paragraph-properties fo:break-before="auto" fo:margin-top="0cm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T76_3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T77_2" style:family="text"/>
    <style:style style:name="T77_3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T78_3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P85" style:family="paragraph" style:parent-style-name="Standard">
      <style:paragraph-properties fo:break-before="auto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P90" style:family="paragraph" style:parent-style-name="Standard">
      <style:paragraph-properties fo:break-before="auto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P92" style:family="paragraph" style:parent-style-name="Standard">
      <style:paragraph-properties fo:break-before="auto" fo:margin-top="0cm" fo:margin-bottom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P93" style:family="paragraph" style:parent-style-name="Standard">
      <style:paragraph-properties fo:break-before="auto" fo:text-indent="0cm" fo:margin-left="0cm" style:writing-mode="lr-tb"/>
    </style:style>
    <style:style style:name="P94" style:family="paragraph" style:parent-style-name="Heading_20_1">
      <style:paragraph-properties fo:break-before="auto" style:writing-mode="lr-tb"/>
    </style:style>
    <style:style style:name="T94_1" style:family="text">
      <style:text-properties fo:font-style="italic" style:font-style-asian="italic" style:font-style-complex="italic"/>
    </style:style>
    <style:style style:name="T94_2" style:family="text">
      <style:text-properties fo:font-style="italic" style:font-style-asian="italic" style:font-style-complex="italic"/>
    </style:style>
    <style:style style:name="T94_3" style:family="text">
      <style:text-properties fo:font-style="italic" style:font-style-asian="italic" style:font-style-complex="italic"/>
    </style:style>
    <style:style style:name="T94_4" style:family="text">
      <style:text-properties fo:font-style="italic" style:font-style-asian="italic" style:font-style-complex="italic"/>
    </style:style>
    <style:style style:name="T94_5" style:family="text">
      <style:text-properties fo:font-style="italic" style:font-style-asian="italic" style:font-style-complex="italic"/>
    </style:style>
    <style:style style:name="T94_6" style:family="text"/>
    <style:style style:name="T94_7" style:family="text"/>
    <style:style style:name="T94_8" style:family="text"/>
    <style:style style:name="P95" style:family="paragraph" style:parent-style-name="Standard">
      <style:paragraph-properties fo:break-before="auto" fo:margin-top="0cm" style:writing-mode="lr-tb"/>
    </style:style>
    <style:style style:name="T95_1" style:family="text"/>
    <style:style style:name="P96" style:family="paragraph" style:parent-style-name="Standard">
      <style:paragraph-properties fo:break-before="auto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P97" style:family="paragraph" style:parent-style-name="Standard">
      <style:paragraph-properties fo:break-before="auto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P98" style:family="paragraph" style:parent-style-name="Standard">
      <style:paragraph-properties fo:break-before="auto" fo:margin-top="0cm" style:writing-mode="lr-tb"/>
    </style:style>
    <style:style style:name="T98_1" style:family="text"/>
    <style:style style:name="P99" style:family="paragraph" style:parent-style-name="Standard">
      <style:paragraph-properties fo:break-before="auto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P100" style:family="paragraph" style:parent-style-name="Standard">
      <style:paragraph-properties fo:break-before="auto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P101" style:family="paragraph" style:parent-style-name="Standard">
      <style:paragraph-properties fo:break-before="auto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P102" style:family="paragraph" style:parent-style-name="Standard">
      <style:paragraph-properties fo:break-before="auto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P103" style:family="paragraph" style:parent-style-name="Standard">
      <style:paragraph-properties fo:break-before="auto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P104" style:family="paragraph" style:parent-style-name="Standard">
      <style:paragraph-properties fo:break-before="auto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P105" style:family="paragraph" style:parent-style-name="Standard">
      <style:paragraph-properties fo:break-before="auto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P106" style:family="paragraph" style:parent-style-name="Standard">
      <style:paragraph-properties fo:break-before="auto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P107" style:family="paragraph" style:parent-style-name="Standard">
      <style:paragraph-properties fo:break-before="auto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P108" style:family="paragraph" style:parent-style-name="Standard">
      <style:paragraph-properties fo:break-before="auto" fo:margin-top="0cm" fo:margin-bottom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P109" style:family="paragraph" style:parent-style-name="Heading_20_1">
      <style:paragraph-properties fo:break-before="auto" style:writing-mode="lr-tb"/>
    </style:style>
    <style:style style:name="T109_1" style:family="text">
      <style:text-properties fo:font-style="italic" style:font-style-asian="italic" style:font-style-complex="italic"/>
    </style:style>
    <style:style style:name="T109_2" style:family="text">
      <style:text-properties fo:font-style="italic" style:font-style-asian="italic" style:font-style-complex="italic"/>
    </style:style>
    <style:style style:name="T109_3" style:family="text">
      <style:text-properties fo:font-style="italic" style:font-style-asian="italic" style:font-style-complex="italic"/>
    </style:style>
    <style:style style:name="T109_4" style:family="text">
      <style:text-properties fo:font-style="italic" style:font-style-asian="italic" style:font-style-complex="italic"/>
    </style:style>
    <style:style style:name="T109_5" style:family="text">
      <style:text-properties fo:font-style="italic" style:font-style-asian="italic" style:font-style-complex="italic"/>
    </style:style>
    <style:style style:name="T109_6" style:family="text">
      <style:text-properties fo:font-style="italic" style:font-style-asian="italic" style:font-style-complex="italic"/>
    </style:style>
    <style:style style:name="T109_7" style:family="text">
      <style:text-properties fo:font-style="italic" style:font-style-asian="italic" style:font-style-complex="italic"/>
    </style:style>
    <style:style style:name="T109_8" style:family="text">
      <style:text-properties fo:font-style="italic" style:font-style-asian="italic" style:font-style-complex="italic"/>
    </style:style>
    <style:style style:name="T109_9" style:family="text">
      <style:text-properties fo:font-style="italic" style:font-style-asian="italic" style:font-style-complex="italic"/>
    </style:style>
    <style:style style:name="T109_10" style:family="text">
      <style:text-properties fo:font-style="italic" style:font-style-asian="italic" style:font-style-complex="italic"/>
    </style:style>
    <style:style style:name="T109_11" style:family="text">
      <style:text-properties fo:font-style="italic" style:font-style-asian="italic" style:font-style-complex="italic"/>
    </style:style>
    <style:style style:name="T109_12" style:family="text"/>
    <style:style style:name="T109_13" style:family="text"/>
    <style:style style:name="T109_14" style:family="text"/>
    <style:style style:name="P110" style:family="paragraph" style:parent-style-name="Standard">
      <style:paragraph-properties fo:break-before="auto" fo:margin-top="0cm" style:writing-mode="lr-tb"/>
    </style:style>
    <style:style style:name="T110_1" style:family="text"/>
    <style:style style:name="P111" style:family="paragraph" style:parent-style-name="Standard">
      <style:paragraph-properties fo:break-before="auto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P112" style:family="paragraph" style:parent-style-name="Standard">
      <style:paragraph-properties fo:break-before="auto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P113" style:family="paragraph" style:parent-style-name="Standard">
      <style:paragraph-properties fo:break-before="auto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P114" style:family="paragraph" style:parent-style-name="Standard">
      <style:paragraph-properties fo:break-before="auto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P115" style:family="paragraph" style:parent-style-name="Standard">
      <style:paragraph-properties fo:break-before="auto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P116" style:family="paragraph" style:parent-style-name="Standard">
      <style:paragraph-properties fo:break-before="auto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P117" style:family="paragraph" style:parent-style-name="Standard">
      <style:paragraph-properties fo:break-before="auto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P118" style:family="paragraph" style:parent-style-name="Standard">
      <style:paragraph-properties fo:break-before="auto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P119" style:family="paragraph" style:parent-style-name="Standard">
      <style:paragraph-properties fo:break-before="auto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P120" style:family="paragraph" style:parent-style-name="Standard">
      <style:paragraph-properties fo:break-before="auto" fo:margin-top="0cm" style:writing-mode="lr-tb"/>
    </style:style>
    <style:style style:name="T120_1" style:family="text"/>
    <style:style style:name="P121" style:family="paragraph" style:parent-style-name="Standard">
      <style:paragraph-properties fo:break-before="auto" fo:margin-top="0cm" style:writing-mode="lr-tb"/>
    </style:style>
    <style:style style:name="T121_1" style:family="text"/>
    <style:style style:name="T121_2" style:family="text"/>
    <style:style style:name="T121_3" style:family="text"/>
    <style:style style:name="P122" style:family="paragraph" style:parent-style-name="Standard">
      <style:paragraph-properties fo:break-before="auto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P123" style:family="paragraph" style:parent-style-name="Standard">
      <style:paragraph-properties fo:break-before="auto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P124" style:family="paragraph" style:parent-style-name="Standard">
      <style:paragraph-properties fo:break-before="auto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P125" style:family="paragraph" style:parent-style-name="Standard">
      <style:paragraph-properties fo:break-before="auto" fo:margin-top="0cm" style:writing-mode="lr-tb"/>
    </style:style>
    <style:style style:name="T125_1" style:family="text"/>
    <style:style style:name="T125_2" style:family="text"/>
    <style:style style:name="T125_3" style:family="text"/>
    <style:style style:name="P126" style:family="paragraph" style:parent-style-name="Standard">
      <style:paragraph-properties fo:break-before="auto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P127" style:family="paragraph" style:parent-style-name="Standard">
      <style:paragraph-properties fo:break-before="auto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P128" style:family="paragraph" style:parent-style-name="Standard">
      <style:paragraph-properties fo:break-before="auto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P129" style:family="paragraph" style:parent-style-name="Standard">
      <style:paragraph-properties fo:break-before="auto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P130" style:family="paragraph" style:parent-style-name="Standard">
      <style:paragraph-properties fo:break-before="auto" fo:margin-top="0cm" style:writing-mode="lr-tb"/>
    </style:style>
    <style:style style:name="T130_1" style:family="text"/>
    <style:style style:name="T130_2" style:family="text"/>
    <style:style style:name="T130_3" style:family="text"/>
    <style:style style:name="P131" style:family="paragraph" style:parent-style-name="Standard">
      <style:paragraph-properties fo:break-before="auto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P132" style:family="paragraph" style:parent-style-name="Standard">
      <style:paragraph-properties fo:break-before="auto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P133" style:family="paragraph" style:parent-style-name="Standard">
      <style:paragraph-properties fo:break-before="auto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P134" style:family="paragraph" style:parent-style-name="Standard">
      <style:paragraph-properties fo:break-before="auto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P135" style:family="paragraph" style:parent-style-name="Standard">
      <style:paragraph-properties fo:break-before="auto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P136" style:family="paragraph" style:parent-style-name="Standard">
      <style:paragraph-properties fo:break-before="auto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P137" style:family="paragraph" style:parent-style-name="Standard">
      <style:paragraph-properties fo:break-before="auto" fo:margin-top="0cm" fo:margin-bottom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P138" style:family="paragraph" style:parent-style-name="Heading_20_1">
      <style:paragraph-properties fo:break-before="auto" style:writing-mode="lr-tb"/>
    </style:style>
    <style:style style:name="T138_1" style:family="text">
      <style:text-properties fo:font-style="italic" style:font-style-asian="italic" style:font-style-complex="italic"/>
    </style:style>
    <style:style style:name="T138_2" style:family="text">
      <style:text-properties fo:font-style="italic" style:font-style-asian="italic" style:font-style-complex="italic"/>
    </style:style>
    <style:style style:name="T138_3" style:family="text">
      <style:text-properties fo:font-style="italic" style:font-style-asian="italic" style:font-style-complex="italic"/>
    </style:style>
    <style:style style:name="T138_4" style:family="text">
      <style:text-properties fo:font-style="italic" style:font-style-asian="italic" style:font-style-complex="italic"/>
    </style:style>
    <style:style style:name="T138_5" style:family="text">
      <style:text-properties fo:font-style="italic" style:font-style-asian="italic" style:font-style-complex="italic"/>
    </style:style>
    <style:style style:name="T138_6" style:family="text"/>
    <style:style style:name="T138_7" style:family="text"/>
    <style:style style:name="T138_8" style:family="text"/>
    <style:style style:name="P139" style:family="paragraph" style:parent-style-name="Standard">
      <style:paragraph-properties fo:break-before="auto" fo:margin-top="0cm" style:writing-mode="lr-tb"/>
    </style:style>
    <style:style style:name="T139_1" style:family="text"/>
    <style:style style:name="P140" style:family="paragraph" style:parent-style-name="Standard">
      <style:paragraph-properties fo:break-before="auto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P141" style:family="paragraph" style:parent-style-name="Standard">
      <style:paragraph-properties fo:break-before="auto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P142" style:family="paragraph" style:parent-style-name="Standard">
      <style:paragraph-properties fo:break-before="auto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P143" style:family="paragraph" style:parent-style-name="Standard">
      <style:paragraph-properties fo:break-before="auto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P144" style:family="paragraph" style:parent-style-name="Standard">
      <style:paragraph-properties fo:break-before="auto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P145" style:family="paragraph" style:parent-style-name="Standard">
      <style:paragraph-properties fo:break-before="auto" fo:margin-top="0cm" style:writing-mode="lr-tb"/>
    </style:style>
    <style:style style:name="T145_1" style:family="text"/>
    <style:style style:name="P146" style:family="paragraph" style:parent-style-name="Standard">
      <style:paragraph-properties fo:break-before="auto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P147" style:family="paragraph" style:parent-style-name="Standard">
      <style:paragraph-properties fo:break-before="auto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P148" style:family="paragraph" style:parent-style-name="Standard">
      <style:paragraph-properties fo:break-before="auto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P149" style:family="paragraph" style:parent-style-name="Standard">
      <style:paragraph-properties fo:break-before="auto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P150" style:family="paragraph" style:parent-style-name="Standard">
      <style:paragraph-properties fo:break-before="auto" fo:margin-top="0cm" style:writing-mode="lr-tb"/>
    </style:style>
    <style:style style:name="T150_1" style:family="text"/>
    <style:style style:name="T150_2" style:family="text"/>
    <style:style style:name="T150_3" style:family="text"/>
    <style:style style:name="P151" style:family="paragraph" style:parent-style-name="Standard">
      <style:paragraph-properties fo:break-before="auto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P152" style:family="paragraph" style:parent-style-name="Standard">
      <style:paragraph-properties fo:break-before="auto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P153" style:family="paragraph" style:parent-style-name="Standard">
      <style:paragraph-properties fo:break-before="auto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P154" style:family="paragraph" style:parent-style-name="Standard">
      <style:paragraph-properties fo:break-before="auto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P155" style:family="paragraph" style:parent-style-name="Standard">
      <style:paragraph-properties fo:break-before="auto" fo:margin-top="0cm" style:writing-mode="lr-tb"/>
    </style:style>
    <style:style style:name="T155_1" style:family="text"/>
    <style:style style:name="P156" style:family="paragraph" style:parent-style-name="Standard">
      <style:paragraph-properties fo:break-before="auto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P157" style:family="paragraph" style:parent-style-name="Standard">
      <style:paragraph-properties fo:break-before="auto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P158" style:family="paragraph" style:parent-style-name="Standard">
      <style:paragraph-properties fo:break-before="auto" fo:margin-top="0cm" style:writing-mode="lr-tb"/>
    </style:style>
    <style:style style:name="T158_1" style:family="text"/>
    <style:style style:name="T158_2" style:family="text"/>
    <style:style style:name="T158_3" style:family="text"/>
    <style:style style:name="P159" style:family="paragraph" style:parent-style-name="Standard">
      <style:paragraph-properties fo:break-before="auto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P160" style:family="paragraph" style:parent-style-name="Standard">
      <style:paragraph-properties fo:break-before="auto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P161" style:family="paragraph" style:parent-style-name="Standard">
      <style:paragraph-properties fo:break-before="auto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P162" style:family="paragraph" style:parent-style-name="Standard">
      <style:paragraph-properties fo:break-before="auto" fo:margin-top="0cm" fo:margin-bottom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P163" style:family="paragraph" style:parent-style-name="Standard">
      <style:paragraph-properties fo:break-before="auto" style:writing-mode="lr-tb"/>
    </style:style>
    <style:style style:name="P164" style:family="paragraph" style:parent-style-name="Heading_20_1">
      <style:paragraph-properties fo:break-before="auto" style:writing-mode="lr-tb"/>
    </style:style>
    <style:style style:name="T164_1" style:family="text">
      <style:text-properties fo:font-style="italic" style:font-style-asian="italic" style:font-style-complex="italic"/>
    </style:style>
    <style:style style:name="T164_2" style:family="text">
      <style:text-properties fo:font-style="italic" style:font-style-asian="italic" style:font-style-complex="italic"/>
    </style:style>
    <style:style style:name="T164_3" style:family="text">
      <style:text-properties fo:font-style="italic" style:font-style-asian="italic" style:font-style-complex="italic"/>
    </style:style>
    <style:style style:name="T164_4" style:family="text">
      <style:text-properties fo:font-style="italic" style:font-style-asian="italic" style:font-style-complex="italic"/>
    </style:style>
    <style:style style:name="T164_5" style:family="text"/>
    <style:style style:name="T164_6" style:family="text"/>
    <style:style style:name="T164_7" style:family="text"/>
    <style:style style:name="P165" style:family="paragraph" style:parent-style-name="Standard">
      <style:paragraph-properties fo:break-before="auto" fo:margin-top="0cm" style:writing-mode="lr-tb"/>
    </style:style>
    <style:style style:name="T165_1" style:family="text"/>
    <style:style style:name="T165_2" style:family="text"/>
    <style:style style:name="T165_3" style:family="text"/>
    <style:style style:name="P166" style:family="paragraph" style:parent-style-name="Standard">
      <style:paragraph-properties fo:break-before="auto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P167" style:family="paragraph" style:parent-style-name="Standard">
      <style:paragraph-properties fo:break-before="auto" fo:margin-top="0cm" style:writing-mode="lr-tb"/>
    </style:style>
    <style:style style:name="T167_1" style:family="text"/>
    <style:style style:name="T167_2" style:family="text"/>
    <style:style style:name="T167_3" style:family="text"/>
    <style:style style:name="P168" style:family="paragraph" style:parent-style-name="Standard">
      <style:paragraph-properties fo:break-before="auto" fo:margin-top="0cm" style:writing-mode="lr-tb"/>
    </style:style>
    <style:style style:name="T168_1" style:family="text"/>
    <style:style style:name="T168_2" style:family="text"/>
    <style:style style:name="T168_3" style:family="text"/>
    <style:style style:name="P169" style:family="paragraph" style:parent-style-name="Standard">
      <style:paragraph-properties fo:break-before="auto" fo:margin-top="0cm" style:writing-mode="lr-tb"/>
    </style:style>
    <style:style style:name="T169_1" style:family="text"/>
    <style:style style:name="T169_2" style:family="text"/>
    <style:style style:name="T169_3" style:family="text"/>
    <style:style style:name="P170" style:family="paragraph" style:parent-style-name="Standard">
      <style:paragraph-properties fo:break-before="auto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P171" style:family="paragraph" style:parent-style-name="Standard">
      <style:paragraph-properties fo:break-before="auto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P172" style:family="paragraph" style:parent-style-name="Standard">
      <style:paragraph-properties fo:break-before="auto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P173" style:family="paragraph" style:parent-style-name="Standard">
      <style:paragraph-properties fo:break-before="auto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P174" style:family="paragraph" style:parent-style-name="Standard">
      <style:paragraph-properties fo:break-before="auto" fo:margin-top="0cm" style:writing-mode="lr-tb"/>
    </style:style>
    <style:style style:name="T174_1" style:family="text"/>
    <style:style style:name="P175" style:family="paragraph" style:parent-style-name="Standard">
      <style:paragraph-properties fo:break-before="auto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P176" style:family="paragraph" style:parent-style-name="Standard">
      <style:paragraph-properties fo:break-before="auto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P177" style:family="paragraph" style:parent-style-name="Standard">
      <style:paragraph-properties fo:break-before="auto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P178" style:family="paragraph" style:parent-style-name="Standard">
      <style:paragraph-properties fo:break-before="auto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P179" style:family="paragraph" style:parent-style-name="Standard">
      <style:paragraph-properties fo:break-before="auto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P180" style:family="paragraph" style:parent-style-name="Standard">
      <style:paragraph-properties fo:break-before="auto" fo:margin-top="0cm" fo:margin-bottom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P181" style:family="paragraph" style:parent-style-name="Heading_20_1">
      <style:paragraph-properties fo:break-before="auto" style:writing-mode="lr-tb"/>
    </style:style>
    <style:style style:name="T181_1" style:family="text">
      <style:text-properties fo:font-style="italic" style:font-style-asian="italic" style:font-style-complex="italic"/>
    </style:style>
    <style:style style:name="T181_2" style:family="text">
      <style:text-properties fo:font-style="italic" style:font-style-asian="italic" style:font-style-complex="italic"/>
    </style:style>
    <style:style style:name="T181_3" style:family="text"/>
    <style:style style:name="T181_4" style:family="text"/>
    <style:style style:name="T181_5" style:family="text"/>
    <style:style style:name="P182" style:family="paragraph" style:parent-style-name="Standard">
      <style:paragraph-properties fo:break-before="auto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P183" style:family="paragraph" style:parent-style-name="Standard">
      <style:paragraph-properties fo:break-before="auto" fo:margin-top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P184" style:family="paragraph" style:parent-style-name="Standard">
      <style:paragraph-properties fo:break-before="auto" fo:margin-top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P185" style:family="paragraph" style:parent-style-name="Standard">
      <style:paragraph-properties fo:break-before="auto" fo:margin-top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P186" style:family="paragraph" style:parent-style-name="Standard">
      <style:paragraph-properties fo:break-before="auto" fo:margin-top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P187" style:family="paragraph" style:parent-style-name="Standard">
      <style:paragraph-properties fo:break-before="auto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P188" style:family="paragraph" style:parent-style-name="Standard">
      <style:paragraph-properties fo:break-before="auto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P189" style:family="paragraph" style:parent-style-name="Standard">
      <style:paragraph-properties fo:break-before="auto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P190" style:family="paragraph" style:parent-style-name="Standard">
      <style:paragraph-properties fo:break-before="auto" fo:margin-top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P191" style:family="paragraph" style:parent-style-name="Standard">
      <style:paragraph-properties fo:break-before="auto" fo:margin-top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/>
    <style:style style:name="T191_42" style:family="text"/>
    <style:style style:name="P192" style:family="paragraph" style:parent-style-name="Standard">
      <style:paragraph-properties fo:break-before="auto" fo:margin-top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P193" style:family="paragraph" style:parent-style-name="Standard">
      <style:paragraph-properties fo:break-before="auto" fo:margin-top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P194" style:family="paragraph" style:parent-style-name="Standard">
      <style:paragraph-properties fo:break-before="auto" fo:margin-top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P195" style:family="paragraph" style:parent-style-name="Standard">
      <style:paragraph-properties fo:break-before="auto" fo:margin-top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P196" style:family="paragraph" style:parent-style-name="Standard">
      <style:paragraph-properties fo:break-before="auto" fo:margin-top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P197" style:family="paragraph" style:parent-style-name="Standard">
      <style:paragraph-properties fo:break-before="auto" fo:margin-top="0cm" style:writing-mode="lr-tb"/>
    </style:style>
    <style:style style:name="T197_1" style:family="text"/>
    <style:style style:name="T197_2" style:family="text"/>
    <style:style style:name="T197_3" style:family="text"/>
    <style:style style:name="P198" style:family="paragraph" style:parent-style-name="Standard">
      <style:paragraph-properties fo:break-before="auto" fo:margin-top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P199" style:family="paragraph" style:parent-style-name="Standard">
      <style:paragraph-properties fo:break-before="auto" fo:margin-top="0cm" style:writing-mode="lr-tb"/>
    </style:style>
    <style:style style:name="T199_1" style:family="text"/>
    <style:style style:name="P200" style:family="paragraph" style:parent-style-name="Standard">
      <style:paragraph-properties fo:break-before="auto" fo:margin-top="0cm" style:writing-mode="lr-tb"/>
    </style:style>
    <style:style style:name="T200_1" style:family="text"/>
    <style:style style:name="P201" style:family="paragraph" style:parent-style-name="Standard">
      <style:paragraph-properties fo:break-before="auto" fo:margin-top="0cm" style:writing-mode="lr-tb"/>
    </style:style>
    <style:style style:name="T201_1" style:family="text"/>
    <style:style style:name="P202" style:family="paragraph" style:parent-style-name="Standard">
      <style:paragraph-properties fo:break-before="auto" fo:margin-top="0cm" style:writing-mode="lr-tb"/>
    </style:style>
    <style:style style:name="T202_1" style:family="text"/>
    <style:style style:name="P203" style:family="paragraph" style:parent-style-name="Standard">
      <style:paragraph-properties fo:break-before="auto" fo:margin-top="0cm" style:writing-mode="lr-tb"/>
    </style:style>
    <style:style style:name="T203_1" style:family="text"/>
    <style:style style:name="P204" style:family="paragraph" style:parent-style-name="Standard">
      <style:paragraph-properties fo:break-before="auto" fo:margin-top="0cm" style:writing-mode="lr-tb"/>
    </style:style>
    <style:style style:name="T204_1" style:family="text"/>
    <style:style style:name="P205" style:family="paragraph" style:parent-style-name="Standard">
      <style:paragraph-properties fo:break-before="auto" fo:margin-top="0cm" style:writing-mode="lr-tb"/>
    </style:style>
    <style:style style:name="T205_1" style:family="text"/>
    <style:style style:name="P206" style:family="paragraph" style:parent-style-name="Standard">
      <style:paragraph-properties fo:break-before="auto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P207" style:family="paragraph" style:parent-style-name="Standard">
      <style:paragraph-properties fo:break-before="auto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P208" style:family="paragraph" style:parent-style-name="Standard">
      <style:paragraph-properties fo:break-before="auto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>
      <style:text-properties fo:color="#1155cc" style:text-underline-style="solid" style:text-underline-color="font-color"/>
    </style:style>
    <style:style style:name="T208_9" style:family="text"/>
    <style:style style:name="T208_10" style:family="text">
      <style:text-properties fo:color="#1155cc" style:text-underline-style="solid" style:text-underline-color="font-color"/>
    </style:style>
    <style:style style:name="T208_11" style:family="text"/>
    <style:style style:name="T208_12" style:family="text">
      <style:text-properties fo:color="#1155cc" style:text-underline-style="solid" style:text-underline-color="font-color"/>
    </style:style>
    <style:style style:name="T208_13" style:family="text"/>
    <style:style style:name="T208_14" style:family="text">
      <style:text-properties fo:color="#1155cc" style:text-underline-style="solid" style:text-underline-color="font-color"/>
    </style:style>
    <style:style style:name="T208_15" style:family="text"/>
    <style:style style:name="T208_16" style:family="text">
      <style:text-properties fo:color="#1155cc" style:text-underline-style="solid" style:text-underline-color="font-color"/>
    </style:style>
    <style:style style:name="T208_17" style:family="text"/>
    <style:style style:name="T208_18" style:family="text">
      <style:text-properties fo:color="#1155cc" style:text-underline-style="solid" style:text-underline-color="font-color"/>
    </style:style>
    <style:style style:name="T208_19" style:family="text"/>
    <style:style style:name="T208_20" style:family="text">
      <style:text-properties fo:color="#1155cc" style:text-underline-style="solid" style:text-underline-color="font-color"/>
    </style:style>
    <style:style style:name="T208_21" style:family="text"/>
    <style:style style:name="T208_22" style:family="text">
      <style:text-properties fo:color="#1155cc" style:text-underline-style="solid" style:text-underline-color="font-color"/>
    </style:style>
    <style:style style:name="T208_23" style:family="text"/>
    <style:style style:name="T208_24" style:family="text">
      <style:text-properties fo:color="#1155cc" style:text-underline-style="solid" style:text-underline-color="font-color"/>
    </style:style>
    <style:style style:name="T208_25" style:family="text"/>
    <style:style style:name="T208_26" style:family="text">
      <style:text-properties fo:color="#1155cc" style:text-underline-style="solid" style:text-underline-color="font-color"/>
    </style:style>
    <style:style style:name="T208_27" style:family="text"/>
    <style:style style:name="T208_28" style:family="text">
      <style:text-properties fo:color="#1155cc" style:text-underline-style="solid" style:text-underline-color="font-color"/>
    </style:style>
    <style:style style:name="T208_29" style:family="text"/>
    <style:style style:name="T208_30" style:family="text">
      <style:text-properties fo:color="#1155cc" style:text-underline-style="solid" style:text-underline-color="font-color"/>
    </style:style>
    <style:style style:name="T208_31" style:family="text"/>
    <style:style style:name="T208_32" style:family="text">
      <style:text-properties fo:color="#1155cc" style:text-underline-style="solid" style:text-underline-color="font-color"/>
    </style:style>
    <style:style style:name="P209" style:family="paragraph" style:parent-style-name="Standard">
      <style:paragraph-properties fo:break-before="auto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P210" style:family="paragraph" style:parent-style-name="Standard">
      <style:paragraph-properties fo:break-before="auto" fo:margin-top="0cm" style:writing-mode="lr-tb"/>
    </style:style>
    <style:style style:name="T210_1" style:family="text"/>
    <style:style style:name="T210_2" style:family="text"/>
    <style:style style:name="T210_3" style:family="text"/>
    <style:style style:name="P211" style:family="paragraph" style:parent-style-name="Standard">
      <style:paragraph-properties fo:break-before="auto" fo:margin-top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P212" style:family="paragraph" style:parent-style-name="Standard">
      <style:paragraph-properties fo:break-before="auto" fo:margin-top="0cm" fo:margin-bottom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P213" style:family="paragraph" style:parent-style-name="Heading_20_1">
      <style:paragraph-properties fo:break-before="auto" style:writing-mode="lr-tb"/>
    </style:style>
    <style:style style:name="T213_1" style:family="text">
      <style:text-properties fo:font-style="italic" style:font-style-asian="italic" style:font-style-complex="italic"/>
    </style:style>
    <style:style style:name="T213_2" style:family="text">
      <style:text-properties fo:font-style="italic" style:font-style-asian="italic" style:font-style-complex="italic"/>
    </style:style>
    <style:style style:name="T213_3" style:family="text">
      <style:text-properties fo:font-style="italic" style:font-style-asian="italic" style:font-style-complex="italic"/>
    </style:style>
    <style:style style:name="T213_4" style:family="text">
      <style:text-properties fo:font-style="italic" style:font-style-asian="italic" style:font-style-complex="italic"/>
    </style:style>
    <style:style style:name="T213_5" style:family="text">
      <style:text-properties fo:font-style="italic" style:font-style-asian="italic" style:font-style-complex="italic"/>
    </style:style>
    <style:style style:name="T213_6" style:family="text">
      <style:text-properties fo:font-style="italic" style:font-style-asian="italic" style:font-style-complex="italic"/>
    </style:style>
    <style:style style:name="T213_7" style:family="text">
      <style:text-properties fo:font-style="italic" style:font-style-asian="italic" style:font-style-complex="italic"/>
    </style:style>
    <style:style style:name="T213_8" style:family="text"/>
    <style:style style:name="T213_9" style:family="text"/>
    <style:style style:name="T213_10" style:family="text"/>
    <style:style style:name="P214" style:family="paragraph" style:parent-style-name="Standard">
      <style:paragraph-properties fo:break-before="auto" fo:margin-top="0cm" style:writing-mode="lr-tb"/>
    </style:style>
    <style:style style:name="T214_1" style:family="text"/>
    <style:style style:name="P215" style:family="paragraph" style:parent-style-name="Standard">
      <style:paragraph-properties fo:break-before="auto" fo:margin-top="0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P216" style:family="paragraph" style:parent-style-name="Standard">
      <style:paragraph-properties fo:break-before="auto" fo:margin-top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P217" style:family="paragraph" style:parent-style-name="Standard">
      <style:paragraph-properties fo:break-before="auto" fo:margin-top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P218" style:family="paragraph" style:parent-style-name="Standard">
      <style:paragraph-properties fo:break-before="auto" fo:margin-top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P219" style:family="paragraph" style:parent-style-name="Standard">
      <style:paragraph-properties fo:break-before="auto" fo:margin-top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P220" style:family="paragraph" style:parent-style-name="Standard">
      <style:paragraph-properties fo:break-before="auto" fo:margin-top="0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P221" style:family="paragraph" style:parent-style-name="Standard">
      <style:paragraph-properties fo:break-before="auto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P222" style:family="paragraph" style:parent-style-name="Standard">
      <style:paragraph-properties fo:break-before="auto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P223" style:family="paragraph" style:parent-style-name="Standard">
      <style:paragraph-properties fo:break-before="auto" fo:margin-top="0cm" style:writing-mode="lr-tb"/>
    </style:style>
    <style:style style:name="T223_1" style:family="text"/>
    <style:style style:name="T223_2" style:family="text"/>
    <style:style style:name="T223_3" style:family="text"/>
    <style:style style:name="P224" style:family="paragraph" style:parent-style-name="Standard">
      <style:paragraph-properties fo:break-before="auto" fo:margin-top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P225" style:family="paragraph" style:parent-style-name="Standard">
      <style:paragraph-properties fo:break-before="auto" fo:margin-top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P226" style:family="paragraph" style:parent-style-name="Standard">
      <style:paragraph-properties fo:break-before="auto" fo:margin-top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P227" style:family="paragraph" style:parent-style-name="Standard">
      <style:paragraph-properties fo:break-before="auto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P228" style:family="paragraph" style:parent-style-name="Standard">
      <style:paragraph-properties fo:break-before="auto" fo:margin-top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P229" style:family="paragraph" style:parent-style-name="Standard">
      <style:paragraph-properties fo:break-before="auto" fo:margin-top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P230" style:family="paragraph" style:parent-style-name="Standard">
      <style:paragraph-properties fo:break-before="auto" fo:margin-top="0cm" style:writing-mode="lr-tb"/>
    </style:style>
    <style:style style:name="T230_1" style:family="text"/>
    <style:style style:name="P231" style:family="paragraph" style:parent-style-name="Standard">
      <style:paragraph-properties fo:break-before="auto" fo:margin-top="0cm" style:writing-mode="lr-tb"/>
    </style:style>
    <style:style style:name="T231_1" style:family="text"/>
    <style:style style:name="T231_2" style:family="text"/>
    <style:style style:name="P232" style:family="paragraph" style:parent-style-name="Standard">
      <style:paragraph-properties fo:break-before="auto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P233" style:family="paragraph" style:parent-style-name="Standard">
      <style:paragraph-properties fo:break-before="auto" fo:margin-top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P234" style:family="paragraph" style:parent-style-name="Standard">
      <style:paragraph-properties fo:break-before="auto" fo:margin-top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P235" style:family="paragraph" style:parent-style-name="Standard">
      <style:paragraph-properties fo:break-before="auto" fo:margin-top="0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T235_26" style:family="text"/>
    <style:style style:name="T235_27" style:family="text"/>
    <style:style style:name="T235_28" style:family="text"/>
    <style:style style:name="T235_29" style:family="text"/>
    <style:style style:name="P236" style:family="paragraph" style:parent-style-name="Standard">
      <style:paragraph-properties fo:break-before="auto" fo:margin-top="0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P237" style:family="paragraph" style:parent-style-name="Standard">
      <style:paragraph-properties fo:break-before="auto" fo:margin-top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P238" style:family="paragraph" style:parent-style-name="Standard">
      <style:paragraph-properties fo:break-before="auto" fo:margin-top="0cm" style:writing-mode="lr-tb"/>
    </style:style>
    <style:style style:name="T238_1" style:family="text"/>
    <style:style style:name="P239" style:family="paragraph" style:parent-style-name="Standard">
      <style:paragraph-properties fo:break-before="auto" fo:margin-top="0cm" style:writing-mode="lr-tb"/>
    </style:style>
    <style:style style:name="T239_1" style:family="text"/>
    <style:style style:name="T239_2" style:family="text"/>
    <style:style style:name="T239_3" style:family="text"/>
    <style:style style:name="P240" style:family="paragraph" style:parent-style-name="Standard">
      <style:paragraph-properties fo:break-before="auto" fo:margin-top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P241" style:family="paragraph" style:parent-style-name="Standard">
      <style:paragraph-properties fo:break-before="auto" fo:margin-top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P242" style:family="paragraph" style:parent-style-name="Standard">
      <style:paragraph-properties fo:break-before="auto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P243" style:family="paragraph" style:parent-style-name="Standard">
      <style:paragraph-properties fo:break-before="auto" fo:margin-top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P244" style:family="paragraph" style:parent-style-name="Standard">
      <style:paragraph-properties fo:break-before="auto" fo:margin-top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P245" style:family="paragraph" style:parent-style-name="Standard">
      <style:paragraph-properties fo:break-before="auto" fo:margin-top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P246" style:family="paragraph" style:parent-style-name="Standard">
      <style:paragraph-properties fo:break-before="auto" fo:margin-top="0cm" style:writing-mode="lr-tb"/>
    </style:style>
    <style:style style:name="T246_1" style:family="text"/>
    <style:style style:name="P247" style:family="paragraph" style:parent-style-name="Standard">
      <style:paragraph-properties fo:break-before="auto" fo:margin-top="0cm" style:writing-mode="lr-tb"/>
    </style:style>
    <style:style style:name="T247_1" style:family="text"/>
    <style:style style:name="P248" style:family="paragraph" style:parent-style-name="Standard">
      <style:paragraph-properties fo:break-before="auto" fo:margin-top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P249" style:family="paragraph" style:parent-style-name="Standard">
      <style:paragraph-properties fo:break-before="auto" fo:margin-top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P250" style:family="paragraph" style:parent-style-name="Standard">
      <style:paragraph-properties fo:break-before="auto" fo:margin-top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P251" style:family="paragraph" style:parent-style-name="Standard">
      <style:paragraph-properties fo:break-before="auto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P252" style:family="paragraph" style:parent-style-name="Standard">
      <style:paragraph-properties fo:break-before="auto" fo:margin-top="0cm" style:writing-mode="lr-tb"/>
    </style:style>
    <style:style style:name="T252_1" style:family="text"/>
    <style:style style:name="P253" style:family="paragraph" style:parent-style-name="Standard">
      <style:paragraph-properties fo:break-before="auto" fo:margin-top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P254" style:family="paragraph" style:parent-style-name="Standard">
      <style:paragraph-properties fo:break-before="auto" fo:margin-top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P255" style:family="paragraph" style:parent-style-name="Standard">
      <style:paragraph-properties fo:break-before="auto" fo:margin-top="0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P256" style:family="paragraph" style:parent-style-name="Standard">
      <style:paragraph-properties fo:break-before="auto" fo:margin-top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P257" style:family="paragraph" style:parent-style-name="Standard">
      <style:paragraph-properties fo:break-before="auto" fo:margin-top="0cm" style:writing-mode="lr-tb"/>
    </style:style>
    <style:style style:name="T257_1" style:family="text"/>
    <style:style style:name="P258" style:family="paragraph" style:parent-style-name="Standard">
      <style:paragraph-properties fo:break-before="auto" fo:margin-top="0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P259" style:family="paragraph" style:parent-style-name="Standard">
      <style:paragraph-properties fo:break-before="auto" fo:margin-top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P260" style:family="paragraph" style:parent-style-name="Standard">
      <style:paragraph-properties fo:break-before="auto" fo:margin-top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P261" style:family="paragraph" style:parent-style-name="Standard">
      <style:paragraph-properties fo:break-before="auto" fo:margin-top="0cm" style:writing-mode="lr-tb"/>
    </style:style>
    <style:style style:name="T261_1" style:family="text"/>
    <style:style style:name="T261_2" style:family="text"/>
    <style:style style:name="T261_3" style:family="text"/>
    <style:style style:name="P262" style:family="paragraph" style:parent-style-name="Standard">
      <style:paragraph-properties fo:break-before="auto" fo:margin-top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P263" style:family="paragraph" style:parent-style-name="Standard">
      <style:paragraph-properties fo:break-before="auto" fo:margin-top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P264" style:family="paragraph" style:parent-style-name="Standard">
      <style:paragraph-properties fo:break-before="auto" fo:margin-top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P265" style:family="paragraph" style:parent-style-name="Standard">
      <style:paragraph-properties fo:break-before="auto" fo:margin-top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P266" style:family="paragraph" style:parent-style-name="Standard">
      <style:paragraph-properties fo:break-before="auto" fo:margin-top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P267" style:family="paragraph" style:parent-style-name="Standard">
      <style:paragraph-properties fo:break-before="auto" fo:margin-top="0cm" style:writing-mode="lr-tb"/>
    </style:style>
    <style:style style:name="T267_1" style:family="text"/>
    <style:style style:name="P268" style:family="paragraph" style:parent-style-name="Standard">
      <style:paragraph-properties fo:break-before="auto" fo:margin-top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P269" style:family="paragraph" style:parent-style-name="Standard">
      <style:paragraph-properties fo:break-before="auto" fo:margin-top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P270" style:family="paragraph" style:parent-style-name="Standard">
      <style:paragraph-properties fo:break-before="auto" fo:margin-top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P271" style:family="paragraph" style:parent-style-name="Standard">
      <style:paragraph-properties fo:break-before="auto" fo:margin-top="0cm" style:writing-mode="lr-tb"/>
    </style:style>
    <style:style style:name="T271_1" style:family="text"/>
    <style:style style:name="P272" style:family="paragraph" style:parent-style-name="Standard">
      <style:paragraph-properties fo:break-before="auto" fo:margin-top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P273" style:family="paragraph" style:parent-style-name="Standard">
      <style:paragraph-properties fo:break-before="auto" fo:margin-top="0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P274" style:family="paragraph" style:parent-style-name="Heading_20_1">
      <style:paragraph-properties fo:break-before="auto" fo:margin-top="0.847cm" fo:margin-bottom="0.212cm" style:writing-mode="lr-tb"/>
    </style:style>
    <style:style style:name="T274_1" style:family="text">
      <style:text-properties fo:font-style="italic" style:font-style-asian="italic" style:font-style-complex="italic"/>
    </style:style>
    <style:style style:name="T274_2" style:family="text">
      <style:text-properties fo:font-style="italic" style:font-style-asian="italic" style:font-style-complex="italic"/>
    </style:style>
    <style:style style:name="T274_3" style:family="text"/>
    <style:style style:name="T274_4" style:family="text"/>
    <style:style style:name="T274_5" style:family="text"/>
    <style:style style:name="P275" style:family="paragraph" style:parent-style-name="Standard">
      <style:paragraph-properties fo:break-before="auto" fo:margin-top="0cm" style:writing-mode="lr-tb"/>
    </style:style>
    <style:style style:name="T275_1" style:family="text"/>
    <style:style style:name="P276" style:family="paragraph" style:parent-style-name="Standard">
      <style:paragraph-properties fo:break-before="auto" fo:margin-top="0cm" style:writing-mode="lr-tb"/>
    </style:style>
    <style:style style:name="T276_1" style:family="text"/>
    <style:style style:name="P277" style:family="paragraph" style:parent-style-name="Standard">
      <style:paragraph-properties fo:break-before="auto" fo:margin-top="0cm" style:writing-mode="lr-tb"/>
    </style:style>
    <style:style style:name="T277_1" style:family="text"/>
    <style:style style:name="P278" style:family="paragraph" style:parent-style-name="Standard">
      <style:paragraph-properties fo:break-before="auto" fo:margin-top="0cm" style:writing-mode="lr-tb"/>
    </style:style>
    <style:style style:name="T278_1" style:family="text"/>
    <style:style style:name="T278_2" style:family="text"/>
    <style:style style:name="T278_3" style:family="text"/>
    <style:style style:name="P279" style:family="paragraph" style:parent-style-name="Standard">
      <style:paragraph-properties fo:break-before="auto" fo:margin-top="0cm" style:writing-mode="lr-tb"/>
    </style:style>
    <style:style style:name="T279_1" style:family="text"/>
    <style:style style:name="T279_2" style:family="text"/>
    <style:style style:name="T279_3" style:family="text"/>
    <style:style style:name="P280" style:family="paragraph" style:parent-style-name="Standard">
      <style:paragraph-properties fo:break-before="auto" fo:margin-top="0cm" style:writing-mode="lr-tb"/>
    </style:style>
    <style:style style:name="T280_1" style:family="text"/>
    <style:style style:name="T280_2" style:family="text"/>
    <style:style style:name="T280_3" style:family="text"/>
    <style:style style:name="P281" style:family="paragraph" style:parent-style-name="Standard">
      <style:paragraph-properties fo:break-before="auto" fo:margin-top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P282" style:family="paragraph" style:parent-style-name="Standard">
      <style:paragraph-properties fo:break-before="auto" fo:margin-top="0cm" style:writing-mode="lr-tb"/>
    </style:style>
    <style:style style:name="T282_1" style:family="text"/>
    <style:style style:name="P283" style:family="paragraph" style:parent-style-name="Standard">
      <style:paragraph-properties fo:break-before="auto" fo:margin-top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P284" style:family="paragraph" style:parent-style-name="Standard">
      <style:paragraph-properties fo:break-before="auto" fo:margin-top="0cm" style:writing-mode="lr-tb"/>
    </style:style>
    <style:style style:name="T284_1" style:family="text"/>
    <style:style style:name="T284_2" style:family="text"/>
    <style:style style:name="T284_3" style:family="text"/>
    <style:style style:name="P285" style:family="paragraph" style:parent-style-name="Standard">
      <style:paragraph-properties fo:break-before="auto" fo:margin-top="0cm" style:writing-mode="lr-tb"/>
    </style:style>
    <style:style style:name="T285_1" style:family="text"/>
    <style:style style:name="T285_2" style:family="text"/>
    <style:style style:name="T285_3" style:family="text"/>
    <style:style style:name="P286" style:family="paragraph" style:parent-style-name="Standard">
      <style:paragraph-properties fo:break-before="auto" fo:margin-top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P287" style:family="paragraph" style:parent-style-name="Standard">
      <style:paragraph-properties fo:break-before="auto" fo:margin-top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P288" style:family="paragraph" style:parent-style-name="Standard">
      <style:paragraph-properties fo:break-before="auto" fo:margin-top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P289" style:family="paragraph" style:parent-style-name="Standard">
      <style:paragraph-properties fo:break-before="auto" fo:margin-top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P290" style:family="paragraph" style:parent-style-name="Standard">
      <style:paragraph-properties fo:break-before="auto" fo:margin-top="0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P291" style:family="paragraph" style:parent-style-name="Standard">
      <style:paragraph-properties fo:break-before="auto" fo:margin-top="0cm" style:writing-mode="lr-tb"/>
    </style:style>
    <style:style style:name="T291_1" style:family="text"/>
    <style:style style:name="P292" style:family="paragraph" style:parent-style-name="Standard">
      <style:paragraph-properties fo:break-before="auto" fo:margin-top="0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P293" style:family="paragraph" style:parent-style-name="Standard">
      <style:paragraph-properties fo:break-before="auto" fo:margin-top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P294" style:family="paragraph" style:parent-style-name="Standard">
      <style:paragraph-properties fo:break-before="auto" fo:margin-top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P295" style:family="paragraph" style:parent-style-name="Standard">
      <style:paragraph-properties fo:break-before="auto" fo:margin-top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P296" style:family="paragraph" style:parent-style-name="Standard">
      <style:paragraph-properties fo:break-before="auto" fo:margin-top="0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T296_21" style:family="text"/>
    <style:style style:name="T296_22" style:family="text"/>
    <style:style style:name="T296_23" style:family="text"/>
    <style:style style:name="P297" style:family="paragraph" style:parent-style-name="Standard">
      <style:paragraph-properties fo:break-before="auto" fo:margin-top="0cm" style:writing-mode="lr-tb"/>
    </style:style>
    <style:style style:name="T297_1" style:family="text"/>
    <style:style style:name="P298" style:family="paragraph" style:parent-style-name="Standard">
      <style:paragraph-properties fo:break-before="auto" fo:margin-top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P299" style:family="paragraph" style:parent-style-name="Standard">
      <style:paragraph-properties fo:break-before="auto" fo:margin-top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P300" style:family="paragraph" style:parent-style-name="Standard">
      <style:paragraph-properties fo:break-before="auto" fo:margin-top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T300_28" style:family="text"/>
    <style:style style:name="T300_29" style:family="text"/>
    <style:style style:name="T300_30" style:family="text"/>
    <style:style style:name="T300_31" style:family="text"/>
    <style:style style:name="T300_32" style:family="text"/>
    <style:style style:name="T300_33" style:family="text"/>
    <style:style style:name="P301" style:family="paragraph" style:parent-style-name="Standard">
      <style:paragraph-properties fo:break-before="auto" fo:margin-top="0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P302" style:family="paragraph" style:parent-style-name="Standard">
      <style:paragraph-properties fo:break-before="auto" fo:margin-top="0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P303" style:family="paragraph" style:parent-style-name="Standard">
      <style:paragraph-properties fo:break-before="auto" fo:margin-top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P304" style:family="paragraph" style:parent-style-name="Standard">
      <style:paragraph-properties fo:break-before="auto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T304_37" style:family="text"/>
    <style:style style:name="T304_38" style:family="text"/>
    <style:style style:name="T304_39" style:family="text"/>
    <style:style style:name="T304_40" style:family="text"/>
    <style:style style:name="T304_41" style:family="text"/>
    <style:style style:name="T304_42" style:family="text"/>
    <style:style style:name="T304_43" style:family="text"/>
    <style:style style:name="T304_44" style:family="text"/>
    <style:style style:name="T304_45" style:family="text"/>
    <style:style style:name="P305" style:family="paragraph" style:parent-style-name="Standard">
      <style:paragraph-properties fo:break-before="auto" fo:margin-top="0cm" style:writing-mode="lr-tb"/>
    </style:style>
    <style:style style:name="T305_1" style:family="text"/>
    <style:style style:name="T305_2" style:family="text"/>
    <style:style style:name="T305_3" style:family="text"/>
    <style:style style:name="P306" style:family="paragraph" style:parent-style-name="Standard">
      <style:paragraph-properties fo:break-before="auto" fo:margin-top="0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P307" style:family="paragraph" style:parent-style-name="Standard">
      <style:paragraph-properties fo:break-before="auto" fo:margin-top="0cm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T307_23" style:family="text"/>
    <style:style style:name="T307_24" style:family="text"/>
    <style:style style:name="T307_25" style:family="text"/>
    <style:style style:name="T307_26" style:family="text"/>
    <style:style style:name="P308" style:family="paragraph" style:parent-style-name="Standard">
      <style:paragraph-properties fo:break-before="auto" fo:margin-top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P309" style:family="paragraph" style:parent-style-name="Standard">
      <style:paragraph-properties fo:break-before="auto" fo:margin-top="0cm" style:writing-mode="lr-tb"/>
    </style:style>
    <style:style style:name="T309_1" style:family="text"/>
    <style:style style:name="P310" style:family="paragraph" style:parent-style-name="Standard">
      <style:paragraph-properties fo:break-before="auto" fo:margin-top="0cm" style:writing-mode="lr-tb"/>
    </style:style>
    <style:style style:name="T310_1" style:family="text"/>
    <style:style style:name="T310_2" style:family="text"/>
    <style:style style:name="T310_3" style:family="text"/>
    <style:style style:name="P311" style:family="paragraph" style:parent-style-name="Standard">
      <style:paragraph-properties fo:break-before="auto" fo:margin-top="0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P312" style:family="paragraph" style:parent-style-name="Standard">
      <style:paragraph-properties fo:break-before="auto" fo:margin-top="0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P313" style:family="paragraph" style:parent-style-name="Standard">
      <style:paragraph-properties fo:break-before="auto" fo:margin-top="0cm" style:writing-mode="lr-tb"/>
    </style:style>
    <style:style style:name="T313_1" style:family="text"/>
    <style:style style:name="T313_2" style:family="text"/>
    <style:style style:name="T313_3" style:family="text"/>
    <style:style style:name="P314" style:family="paragraph" style:parent-style-name="Standard">
      <style:paragraph-properties fo:break-before="auto" fo:margin-top="0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P315" style:family="paragraph" style:parent-style-name="Standard">
      <style:paragraph-properties fo:break-before="auto" fo:margin-top="0cm" style:writing-mode="lr-tb"/>
    </style:style>
    <style:style style:name="T315_1" style:family="text"/>
    <style:style style:name="T315_2" style:family="text"/>
    <style:style style:name="T315_3" style:family="text"/>
    <style:style style:name="P316" style:family="paragraph" style:parent-style-name="Standard">
      <style:paragraph-properties fo:break-before="auto" fo:margin-top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P317" style:family="paragraph" style:parent-style-name="Standard">
      <style:paragraph-properties fo:break-before="auto" fo:margin-top="0cm" fo:margin-bottom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P318" style:family="paragraph" style:parent-style-name="Standard">
      <style:paragraph-properties fo:break-before="auto" style:writing-mode="lr-tb"/>
    </style:style>
    <style:style style:name="P319" style:family="paragraph" style:parent-style-name="Heading_20_1">
      <style:paragraph-properties fo:break-before="auto" fo:margin-top="0.847cm" fo:margin-bottom="0.212cm" style:writing-mode="lr-tb"/>
    </style:style>
    <style:style style:name="T319_1" style:family="text">
      <style:text-properties fo:font-style="italic" style:font-style-asian="italic" style:font-style-complex="italic"/>
    </style:style>
    <style:style style:name="T319_2" style:family="text"/>
    <style:style style:name="T319_3" style:family="text"/>
    <style:style style:name="T319_4" style:family="text"/>
    <style:style style:name="P320" style:family="paragraph" style:parent-style-name="Standard">
      <style:paragraph-properties fo:break-before="auto" fo:margin-top="0cm" style:writing-mode="lr-tb"/>
    </style:style>
    <style:style style:name="T320_1" style:family="text"/>
    <style:style style:name="P321" style:family="paragraph" style:parent-style-name="Standard">
      <style:paragraph-properties fo:break-before="auto" fo:margin-top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P322" style:family="paragraph" style:parent-style-name="Standard">
      <style:paragraph-properties fo:break-before="auto" fo:margin-top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T322_33" style:family="text"/>
    <style:style style:name="T322_34" style:family="text"/>
    <style:style style:name="T322_35" style:family="text"/>
    <style:style style:name="T322_36" style:family="text"/>
    <style:style style:name="T322_37" style:family="text"/>
    <style:style style:name="P323" style:family="paragraph" style:parent-style-name="Standard">
      <style:paragraph-properties fo:break-before="auto" fo:margin-top="0cm" style:writing-mode="lr-tb"/>
    </style:style>
    <style:style style:name="T323_1" style:family="text"/>
    <style:style style:name="P324" style:family="paragraph" style:parent-style-name="Standard">
      <style:paragraph-properties fo:break-before="auto" fo:margin-top="0cm" style:writing-mode="lr-tb"/>
    </style:style>
    <style:style style:name="T324_1" style:family="text"/>
    <style:style style:name="P325" style:family="paragraph" style:parent-style-name="Standard">
      <style:paragraph-properties fo:break-before="auto" fo:margin-top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P326" style:family="paragraph" style:parent-style-name="Standard">
      <style:paragraph-properties fo:break-before="auto" fo:margin-top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P327" style:family="paragraph" style:parent-style-name="Standard">
      <style:paragraph-properties fo:break-before="auto" fo:margin-top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P328" style:family="paragraph" style:parent-style-name="Standard">
      <style:paragraph-properties fo:break-before="auto" fo:margin-top="0cm" style:writing-mode="lr-tb"/>
    </style:style>
    <style:style style:name="T328_1" style:family="text"/>
    <style:style style:name="P329" style:family="paragraph" style:parent-style-name="Standard">
      <style:paragraph-properties fo:break-before="auto" fo:margin-top="0cm" style:writing-mode="lr-tb"/>
    </style:style>
    <style:style style:name="T329_1" style:family="text"/>
    <style:style style:name="T329_2" style:family="text"/>
    <style:style style:name="T329_3" style:family="text"/>
    <style:style style:name="P330" style:family="paragraph" style:parent-style-name="Standard">
      <style:paragraph-properties fo:break-before="auto" fo:margin-top="0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T330_33" style:family="text"/>
    <style:style style:name="T330_34" style:family="text"/>
    <style:style style:name="T330_35" style:family="text"/>
    <style:style style:name="T330_36" style:family="text"/>
    <style:style style:name="T330_37" style:family="text"/>
    <style:style style:name="T330_38" style:family="text"/>
    <style:style style:name="T330_39" style:family="text"/>
    <style:style style:name="T330_40" style:family="text"/>
    <style:style style:name="T330_41" style:family="text"/>
    <style:style style:name="T330_42" style:family="text"/>
    <style:style style:name="T330_43" style:family="text"/>
    <style:style style:name="T330_44" style:family="text"/>
    <style:style style:name="T330_45" style:family="text"/>
    <style:style style:name="T330_46" style:family="text"/>
    <style:style style:name="T330_47" style:family="text"/>
    <style:style style:name="T330_48" style:family="text"/>
    <style:style style:name="T330_49" style:family="text"/>
    <style:style style:name="T330_50" style:family="text"/>
    <style:style style:name="T330_51" style:family="text"/>
    <style:style style:name="T330_52" style:family="text"/>
    <style:style style:name="T330_53" style:family="text"/>
    <style:style style:name="T330_54" style:family="text"/>
    <style:style style:name="T330_55" style:family="text"/>
    <style:style style:name="T330_56" style:family="text"/>
    <style:style style:name="P331" style:family="paragraph" style:parent-style-name="Standard">
      <style:paragraph-properties fo:break-before="auto" fo:margin-top="0cm" style:writing-mode="lr-tb"/>
    </style:style>
    <style:style style:name="T331_1" style:family="text"/>
    <style:style style:name="T331_2" style:family="text"/>
    <style:style style:name="T331_3" style:family="text"/>
    <style:style style:name="P332" style:family="paragraph" style:parent-style-name="Standard">
      <style:paragraph-properties fo:break-before="auto" fo:margin-top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T332_21" style:family="text"/>
    <style:style style:name="T332_22" style:family="text"/>
    <style:style style:name="T332_23" style:family="text"/>
    <style:style style:name="T332_24" style:family="text"/>
    <style:style style:name="T332_25" style:family="text"/>
    <style:style style:name="T332_26" style:family="text"/>
    <style:style style:name="T332_27" style:family="text"/>
    <style:style style:name="T332_28" style:family="text"/>
    <style:style style:name="T332_29" style:family="text"/>
    <style:style style:name="T332_30" style:family="text"/>
    <style:style style:name="T332_31" style:family="text"/>
    <style:style style:name="T332_32" style:family="text"/>
    <style:style style:name="T332_33" style:family="text"/>
    <style:style style:name="T332_34" style:family="text"/>
    <style:style style:name="P333" style:family="paragraph" style:parent-style-name="Standard">
      <style:paragraph-properties fo:break-before="auto" fo:margin-top="0cm" style:writing-mode="lr-tb"/>
    </style:style>
    <style:style style:name="T333_1" style:family="text"/>
    <style:style style:name="P334" style:family="paragraph" style:parent-style-name="Standard">
      <style:paragraph-properties fo:break-before="auto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P335" style:family="paragraph" style:parent-style-name="Standard">
      <style:paragraph-properties fo:break-before="auto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P336" style:family="paragraph" style:parent-style-name="Standard">
      <style:paragraph-properties fo:break-before="auto" fo:margin-top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P337" style:family="paragraph" style:parent-style-name="Heading_20_1">
      <style:paragraph-properties fo:break-before="auto" fo:margin-top="0.847cm" fo:margin-bottom="0.212cm" style:writing-mode="lr-tb"/>
    </style:style>
    <style:style style:name="T337_1" style:family="text">
      <style:text-properties fo:font-style="italic" style:font-style-asian="italic" style:font-style-complex="italic"/>
    </style:style>
    <style:style style:name="T337_2" style:family="text">
      <style:text-properties fo:font-style="italic" style:font-style-asian="italic" style:font-style-complex="italic"/>
    </style:style>
    <style:style style:name="T337_3" style:family="text">
      <style:text-properties fo:font-style="italic" style:font-style-asian="italic" style:font-style-complex="italic"/>
    </style:style>
    <style:style style:name="T337_4" style:family="text">
      <style:text-properties fo:font-style="italic" style:font-style-asian="italic" style:font-style-complex="italic"/>
    </style:style>
    <style:style style:name="T337_5" style:family="text">
      <style:text-properties fo:font-style="italic" style:font-style-asian="italic" style:font-style-complex="italic"/>
    </style:style>
    <style:style style:name="T337_6" style:family="text">
      <style:text-properties fo:font-style="italic" style:font-style-asian="italic" style:font-style-complex="italic"/>
    </style:style>
    <style:style style:name="T337_7" style:family="text">
      <style:text-properties fo:font-style="italic" style:font-style-asian="italic" style:font-style-complex="italic"/>
    </style:style>
    <style:style style:name="T337_8" style:family="text">
      <style:text-properties fo:font-style="italic" style:font-style-asian="italic" style:font-style-complex="italic"/>
    </style:style>
    <style:style style:name="T337_9" style:family="text">
      <style:text-properties fo:font-style="italic" style:font-style-asian="italic" style:font-style-complex="italic"/>
    </style:style>
    <style:style style:name="T337_10" style:family="text">
      <style:text-properties fo:font-style="italic" style:font-style-asian="italic" style:font-style-complex="italic"/>
    </style:style>
    <style:style style:name="T337_11" style:family="text">
      <style:text-properties fo:font-style="italic" style:font-style-asian="italic" style:font-style-complex="italic"/>
    </style:style>
    <style:style style:name="T337_12" style:family="text">
      <style:text-properties fo:font-style="italic" style:font-style-asian="italic" style:font-style-complex="italic"/>
    </style:style>
    <style:style style:name="T337_13" style:family="text">
      <style:text-properties fo:font-style="italic" style:font-style-asian="italic" style:font-style-complex="italic"/>
    </style:style>
    <style:style style:name="T337_14" style:family="text"/>
    <style:style style:name="T337_15" style:family="text"/>
    <style:style style:name="T337_16" style:family="text"/>
    <style:style style:name="P338" style:family="paragraph" style:parent-style-name="Standard">
      <style:paragraph-properties fo:break-before="auto" fo:margin-top="0cm" style:writing-mode="lr-tb"/>
    </style:style>
    <style:style style:name="T338_1" style:family="text"/>
    <style:style style:name="P339" style:family="paragraph" style:parent-style-name="Standard">
      <style:paragraph-properties fo:break-before="auto" fo:margin-top="0cm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T339_13" style:family="text"/>
    <style:style style:name="T339_14" style:family="text"/>
    <style:style style:name="T339_15" style:family="text"/>
    <style:style style:name="T339_16" style:family="text"/>
    <style:style style:name="T339_17" style:family="text"/>
    <style:style style:name="T339_18" style:family="text"/>
    <style:style style:name="T339_19" style:family="text"/>
    <style:style style:name="T339_20" style:family="text"/>
    <style:style style:name="T339_21" style:family="text"/>
    <style:style style:name="T339_22" style:family="text"/>
    <style:style style:name="T339_23" style:family="text"/>
    <style:style style:name="T339_24" style:family="text"/>
    <style:style style:name="T339_25" style:family="text"/>
    <style:style style:name="T339_26" style:family="text"/>
    <style:style style:name="T339_27" style:family="text"/>
    <style:style style:name="T339_28" style:family="text"/>
    <style:style style:name="T339_29" style:family="text"/>
    <style:style style:name="T339_30" style:family="text"/>
    <style:style style:name="T339_31" style:family="text"/>
    <style:style style:name="P340" style:family="paragraph" style:parent-style-name="Standard">
      <style:paragraph-properties fo:break-before="auto" fo:margin-top="0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P341" style:family="paragraph" style:parent-style-name="Standard">
      <style:paragraph-properties fo:break-before="auto" fo:margin-top="0cm" style:writing-mode="lr-tb"/>
    </style:style>
    <style:style style:name="T341_1" style:family="text"/>
    <style:style style:name="P342" style:family="paragraph" style:parent-style-name="Standard">
      <style:paragraph-properties fo:break-before="auto" fo:margin-top="0cm" style:writing-mode="lr-tb"/>
    </style:style>
    <style:style style:name="T342_1" style:family="text"/>
    <style:style style:name="T342_2" style:family="text"/>
    <style:style style:name="T342_3" style:family="text"/>
    <style:style style:name="P343" style:family="paragraph" style:parent-style-name="Standard">
      <style:paragraph-properties fo:break-before="auto" fo:margin-top="0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T343_19" style:family="text"/>
    <style:style style:name="T343_20" style:family="text"/>
    <style:style style:name="T343_21" style:family="text"/>
    <style:style style:name="T343_22" style:family="text"/>
    <style:style style:name="T343_23" style:family="text"/>
    <style:style style:name="T343_24" style:family="text"/>
    <style:style style:name="T343_25" style:family="text"/>
    <style:style style:name="T343_26" style:family="text"/>
    <style:style style:name="T343_27" style:family="text"/>
    <style:style style:name="T343_28" style:family="text"/>
    <style:style style:name="T343_29" style:family="text"/>
    <style:style style:name="T343_30" style:family="text"/>
    <style:style style:name="T343_31" style:family="text"/>
    <style:style style:name="P344" style:family="paragraph" style:parent-style-name="Standard">
      <style:paragraph-properties fo:break-before="auto" fo:margin-top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P345" style:family="paragraph" style:parent-style-name="Standard">
      <style:paragraph-properties fo:break-before="auto" fo:margin-top="0cm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P346" style:family="paragraph" style:parent-style-name="Standard">
      <style:paragraph-properties fo:break-before="auto" fo:margin-top="0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P347" style:family="paragraph" style:parent-style-name="Standard">
      <style:paragraph-properties fo:break-before="auto" fo:margin-top="0cm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T347_32" style:family="text"/>
    <style:style style:name="T347_33" style:family="text"/>
    <style:style style:name="T347_34" style:family="text"/>
    <style:style style:name="T347_35" style:family="text"/>
    <style:style style:name="T347_36" style:family="text"/>
    <style:style style:name="T347_37" style:family="text"/>
    <style:style style:name="T347_38" style:family="text"/>
    <style:style style:name="T347_39" style:family="text"/>
    <style:style style:name="T347_40" style:family="text"/>
    <style:style style:name="T347_41" style:family="text"/>
    <style:style style:name="T347_42" style:family="text"/>
    <style:style style:name="T347_43" style:family="text"/>
    <style:style style:name="T347_44" style:family="text"/>
    <style:style style:name="T347_45" style:family="text"/>
    <style:style style:name="P348" style:family="paragraph" style:parent-style-name="Standard">
      <style:paragraph-properties fo:break-before="auto" fo:margin-top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T348_41" style:family="text"/>
    <style:style style:name="T348_42" style:family="text"/>
    <style:style style:name="T348_43" style:family="text"/>
    <style:style style:name="T348_44" style:family="text"/>
    <style:style style:name="T348_45" style:family="text"/>
    <style:style style:name="T348_46" style:family="text"/>
    <style:style style:name="T348_47" style:family="text"/>
    <style:style style:name="T348_48" style:family="text"/>
    <style:style style:name="T348_49" style:family="text"/>
    <style:style style:name="T348_50" style:family="text"/>
    <style:style style:name="T348_51" style:family="text"/>
    <style:style style:name="T348_52" style:family="text"/>
    <style:style style:name="T348_53" style:family="text"/>
    <style:style style:name="T348_54" style:family="text"/>
    <style:style style:name="T348_55" style:family="text"/>
    <style:style style:name="T348_56" style:family="text"/>
    <style:style style:name="T348_57" style:family="text"/>
    <style:style style:name="P349" style:family="paragraph" style:parent-style-name="Standard">
      <style:paragraph-properties fo:break-before="auto" fo:margin-top="0cm" style:writing-mode="lr-tb"/>
    </style:style>
    <style:style style:name="T349_1" style:family="text"/>
    <style:style style:name="P350" style:family="paragraph" style:parent-style-name="Standard">
      <style:paragraph-properties fo:break-before="auto" fo:margin-top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P351" style:family="paragraph" style:parent-style-name="Standard">
      <style:paragraph-properties fo:break-before="auto" fo:margin-top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T351_27" style:family="text"/>
    <style:style style:name="T351_28" style:family="text"/>
    <style:style style:name="T351_29" style:family="text"/>
    <style:style style:name="T351_30" style:family="text"/>
    <style:style style:name="T351_31" style:family="text"/>
    <style:style style:name="T351_32" style:family="text"/>
    <style:style style:name="T351_33" style:family="text"/>
    <style:style style:name="T351_34" style:family="text"/>
    <style:style style:name="T351_35" style:family="text"/>
    <style:style style:name="T351_36" style:family="text"/>
    <style:style style:name="T351_37" style:family="text"/>
    <style:style style:name="T351_38" style:family="text"/>
    <style:style style:name="T351_39" style:family="text"/>
    <style:style style:name="T351_40" style:family="text"/>
    <style:style style:name="T351_41" style:family="text"/>
    <style:style style:name="T351_42" style:family="text"/>
    <style:style style:name="T351_43" style:family="text"/>
    <style:style style:name="T351_44" style:family="text"/>
    <style:style style:name="T351_45" style:family="text"/>
    <style:style style:name="T351_46" style:family="text"/>
    <style:style style:name="T351_47" style:family="text"/>
    <style:style style:name="T351_48" style:family="text"/>
    <style:style style:name="T351_49" style:family="text"/>
    <style:style style:name="T351_50" style:family="text"/>
    <style:style style:name="T351_51" style:family="text"/>
    <style:style style:name="T351_52" style:family="text"/>
    <style:style style:name="T351_53" style:family="text"/>
    <style:style style:name="T351_54" style:family="text"/>
    <style:style style:name="T351_55" style:family="text"/>
    <style:style style:name="T351_56" style:family="text"/>
    <style:style style:name="T351_57" style:family="text"/>
    <style:style style:name="T351_58" style:family="text"/>
    <style:style style:name="P352" style:family="paragraph" style:parent-style-name="Standard">
      <style:paragraph-properties fo:break-before="auto" fo:margin-top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/>
    <style:style style:name="T352_32" style:family="text"/>
    <style:style style:name="T352_33" style:family="text"/>
    <style:style style:name="T352_34" style:family="text"/>
    <style:style style:name="T352_35" style:family="text"/>
    <style:style style:name="T352_36" style:family="text"/>
    <style:style style:name="T352_37" style:family="text"/>
    <style:style style:name="T352_38" style:family="text"/>
    <style:style style:name="T352_39" style:family="text"/>
    <style:style style:name="T352_40" style:family="text"/>
    <style:style style:name="T352_41" style:family="text"/>
    <style:style style:name="P353" style:family="paragraph" style:parent-style-name="Standard">
      <style:paragraph-properties fo:break-before="auto" fo:margin-top="0cm" style:writing-mode="lr-tb"/>
    </style:style>
    <style:style style:name="T353_1" style:family="text"/>
    <style:style style:name="P354" style:family="paragraph" style:parent-style-name="Standard">
      <style:paragraph-properties fo:break-before="auto" fo:margin-top="0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P355" style:family="paragraph" style:parent-style-name="Standard">
      <style:paragraph-properties fo:break-before="auto" fo:margin-top="0cm" fo:margin-bottom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/>
    <style:style style:name="T355_30" style:family="text"/>
    <style:style style:name="T355_31" style:family="text"/>
    <style:style style:name="T355_32" style:family="text"/>
    <style:style style:name="T355_33" style:family="text"/>
    <style:style style:name="P356" style:family="paragraph" style:parent-style-name="Standard">
      <style:paragraph-properties fo:break-before="auto" style:writing-mode="lr-tb"/>
    </style:style>
    <style:style style:name="T356_1" style:family="tex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356_2" style:family="tex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356_3" style:family="tex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356_4" style:family="tex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356_5" style:family="text">
      <style:text-properties fo:font-size="18pt" style:font-size-asian="18pt" style:font-size-complex="18pt" fo:font-weight="bold" style:font-weight-asian="bold" style:font-weight-complex="bold"/>
    </style:style>
    <style:style style:name="T356_6" style:family="text">
      <style:text-properties fo:font-size="18pt" style:font-size-asian="18pt" style:font-size-complex="18pt" fo:font-weight="bold" style:font-weight-asian="bold" style:font-weight-complex="bold"/>
    </style:style>
    <style:style style:name="T356_7" style:family="text">
      <style:text-properties fo:font-size="18pt" style:font-size-asian="18pt" style:font-size-complex="18pt" fo:font-weight="bold" style:font-weight-asian="bold" style:font-weight-complex="bold"/>
    </style:style>
    <style:style style:name="P357" style:family="paragraph" style:parent-style-name="Standard">
      <style:paragraph-properties fo:break-before="auto" fo:margin-top="0cm" style:writing-mode="lr-tb"/>
    </style:style>
    <style:style style:name="T357_1" style:family="text"/>
    <style:style style:name="P358" style:family="paragraph" style:parent-style-name="Standard">
      <style:paragraph-properties fo:break-before="auto" fo:margin-top="0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P359" style:family="paragraph" style:parent-style-name="Standard">
      <style:paragraph-properties fo:break-before="auto" fo:margin-top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P360" style:family="paragraph" style:parent-style-name="Standard">
      <style:paragraph-properties fo:break-before="auto" fo:margin-top="0cm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T360_21" style:family="text"/>
    <style:style style:name="T360_22" style:family="text"/>
    <style:style style:name="T360_23" style:family="text"/>
    <style:style style:name="T360_24" style:family="text"/>
    <style:style style:name="T360_25" style:family="text"/>
    <style:style style:name="P361" style:family="paragraph" style:parent-style-name="Standard">
      <style:paragraph-properties fo:break-before="auto" fo:margin-top="0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P362" style:family="paragraph" style:parent-style-name="Standard">
      <style:paragraph-properties fo:break-before="auto" fo:margin-top="0cm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P363" style:family="paragraph" style:parent-style-name="Standard">
      <style:paragraph-properties fo:break-before="auto" fo:margin-top="0cm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P364" style:family="paragraph" style:parent-style-name="Standard">
      <style:paragraph-properties fo:break-before="auto" fo:margin-top="0cm" style:writing-mode="lr-tb"/>
    </style:style>
    <style:style style:name="T364_1" style:family="text"/>
    <style:style style:name="P365" style:family="paragraph" style:parent-style-name="Standard">
      <style:paragraph-properties fo:break-before="auto" fo:margin-top="0cm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P366" style:family="paragraph" style:parent-style-name="Standard">
      <style:paragraph-properties fo:break-before="auto" fo:margin-top="0cm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T366_8" style:family="text"/>
    <style:style style:name="T366_9" style:family="text"/>
    <style:style style:name="T366_10" style:family="text"/>
    <style:style style:name="T366_11" style:family="text"/>
    <style:style style:name="T366_12" style:family="text"/>
    <style:style style:name="T366_13" style:family="text"/>
    <style:style style:name="T366_14" style:family="text"/>
    <style:style style:name="T366_15" style:family="text"/>
    <style:style style:name="T366_16" style:family="text"/>
    <style:style style:name="T366_17" style:family="text"/>
    <style:style style:name="P367" style:family="paragraph" style:parent-style-name="Standard">
      <style:paragraph-properties fo:break-before="auto" fo:margin-top="0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P368" style:family="paragraph" style:parent-style-name="Standard">
      <style:paragraph-properties fo:break-before="auto" fo:margin-top="0cm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P369" style:family="paragraph" style:parent-style-name="Standard">
      <style:paragraph-properties fo:break-before="auto" fo:margin-top="0cm" style:writing-mode="lr-tb"/>
    </style:style>
    <style:style style:name="T369_1" style:family="text"/>
    <style:style style:name="P370" style:family="paragraph" style:parent-style-name="Standard">
      <style:paragraph-properties fo:break-before="auto" fo:margin-top="0cm" style:writing-mode="lr-tb"/>
    </style:style>
    <style:style style:name="T370_1" style:family="text"/>
    <style:style style:name="T370_2" style:family="text"/>
    <style:style style:name="T370_3" style:family="text"/>
    <style:style style:name="P371" style:family="paragraph" style:parent-style-name="Standard">
      <style:paragraph-properties fo:break-before="auto" fo:margin-top="0cm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P372" style:family="paragraph" style:parent-style-name="Standard">
      <style:paragraph-properties fo:break-before="auto" fo:margin-top="0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P373" style:family="paragraph" style:parent-style-name="Standard">
      <style:paragraph-properties fo:break-before="auto" fo:margin-top="0cm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P374" style:family="paragraph" style:parent-style-name="Standard">
      <style:paragraph-properties fo:break-before="auto" fo:margin-top="0cm" fo:margin-bottom="0cm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P375" style:family="paragraph" style:parent-style-name="Heading_20_1">
      <style:paragraph-properties fo:break-before="auto" style:writing-mode="lr-tb"/>
    </style:style>
    <style:style style:name="T375_1" style:family="text">
      <style:text-properties fo:font-style="italic" style:font-style-asian="italic" style:font-style-complex="italic"/>
    </style:style>
    <style:style style:name="T375_2" style:family="text">
      <style:text-properties fo:font-style="italic" style:font-style-asian="italic" style:font-style-complex="italic"/>
    </style:style>
    <style:style style:name="T375_3" style:family="text">
      <style:text-properties fo:font-style="italic" style:font-style-asian="italic" style:font-style-complex="italic"/>
    </style:style>
    <style:style style:name="T375_4" style:family="text">
      <style:text-properties fo:font-style="italic" style:font-style-asian="italic" style:font-style-complex="italic"/>
    </style:style>
    <style:style style:name="T375_5" style:family="text"/>
    <style:style style:name="T375_6" style:family="text"/>
    <style:style style:name="T375_7" style:family="text"/>
    <style:style style:name="P376" style:family="paragraph" style:parent-style-name="Standard">
      <style:paragraph-properties fo:break-before="auto" fo:margin-top="0cm" style:writing-mode="lr-tb"/>
    </style:style>
    <style:style style:name="T376_1" style:family="text"/>
    <style:style style:name="T376_2" style:family="text"/>
    <style:style style:name="T376_3" style:family="text"/>
    <style:style style:name="P377" style:family="paragraph" style:parent-style-name="Standard">
      <style:paragraph-properties fo:break-before="auto" fo:margin-top="0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T377_21" style:family="text"/>
    <style:style style:name="T377_22" style:family="text"/>
    <style:style style:name="T377_23" style:family="text"/>
    <style:style style:name="P378" style:family="paragraph" style:parent-style-name="Standard">
      <style:paragraph-properties fo:break-before="auto" fo:margin-top="0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P379" style:family="paragraph" style:parent-style-name="Standard">
      <style:paragraph-properties fo:break-before="auto" fo:margin-top="0cm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T379_19" style:family="text"/>
    <style:style style:name="P380" style:family="paragraph" style:parent-style-name="Standard">
      <style:paragraph-properties fo:break-before="auto" fo:margin-top="0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T380_18" style:family="text"/>
    <style:style style:name="T380_19" style:family="text"/>
    <style:style style:name="T380_20" style:family="text"/>
    <style:style style:name="P381" style:family="paragraph" style:parent-style-name="Standard">
      <style:paragraph-properties fo:break-before="auto" fo:margin-top="0cm" style:writing-mode="lr-tb"/>
    </style:style>
    <style:style style:name="T381_1" style:family="text"/>
    <style:style style:name="P382" style:family="paragraph" style:parent-style-name="Standard">
      <style:paragraph-properties fo:break-before="auto" fo:margin-top="0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P383" style:family="paragraph" style:parent-style-name="Standard">
      <style:paragraph-properties fo:break-before="auto" fo:margin-top="0cm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P384" style:family="paragraph" style:parent-style-name="Standard">
      <style:paragraph-properties fo:break-before="auto" fo:margin-top="0cm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T384_20" style:family="text"/>
    <style:style style:name="T384_21" style:family="text"/>
    <style:style style:name="T384_22" style:family="text"/>
    <style:style style:name="T384_23" style:family="text"/>
    <style:style style:name="T384_24" style:family="text"/>
    <style:style style:name="T384_25" style:family="text"/>
    <style:style style:name="T384_26" style:family="text"/>
    <style:style style:name="T384_27" style:family="text"/>
    <style:style style:name="P385" style:family="paragraph" style:parent-style-name="Standard">
      <style:paragraph-properties fo:break-before="auto" fo:margin-top="0cm" style:writing-mode="lr-tb"/>
    </style:style>
    <style:style style:name="T385_1" style:family="text"/>
    <style:style style:name="P386" style:family="paragraph" style:parent-style-name="Standard">
      <style:paragraph-properties fo:break-before="auto" fo:margin-top="0cm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T386_18" style:family="text"/>
    <style:style style:name="T386_19" style:family="text"/>
    <style:style style:name="T386_20" style:family="text"/>
    <style:style style:name="T386_21" style:family="text"/>
    <style:style style:name="T386_22" style:family="text"/>
    <style:style style:name="T386_23" style:family="text"/>
    <style:style style:name="P387" style:family="paragraph" style:parent-style-name="Standard">
      <style:paragraph-properties fo:break-before="auto" fo:margin-top="0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P388" style:family="paragraph" style:parent-style-name="Standard">
      <style:paragraph-properties fo:break-before="auto" fo:margin-top="0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T388_23" style:family="text"/>
    <style:style style:name="T388_24" style:family="text"/>
    <style:style style:name="T388_25" style:family="text"/>
    <style:style style:name="P389" style:family="paragraph" style:parent-style-name="Standard">
      <style:paragraph-properties fo:break-before="auto" fo:margin-top="0cm" fo:margin-bottom="0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T389_15" style:family="text"/>
    <style:style style:name="T389_16" style:family="text"/>
    <style:style style:name="T389_17" style:family="text"/>
    <style:style style:name="T389_18" style:family="text"/>
    <style:style style:name="T389_19" style:family="text"/>
    <style:style style:name="T389_20" style:family="text"/>
    <style:style style:name="T389_21" style:family="text"/>
    <style:style style:name="P390" style:family="paragraph" style:parent-style-name="Heading_20_1">
      <style:paragraph-properties fo:break-before="auto" style:writing-mode="lr-tb"/>
    </style:style>
    <style:style style:name="T390_1" style:family="text">
      <style:text-properties fo:font-style="italic" style:font-style-asian="italic" style:font-style-complex="italic"/>
    </style:style>
    <style:style style:name="T390_2" style:family="text">
      <style:text-properties fo:font-style="italic" style:font-style-asian="italic" style:font-style-complex="italic"/>
    </style:style>
    <style:style style:name="T390_3" style:family="text"/>
    <style:style style:name="T390_4" style:family="text"/>
    <style:style style:name="T390_5" style:family="text"/>
    <style:style style:name="P391" style:family="paragraph" style:parent-style-name="Standard">
      <style:paragraph-properties fo:break-before="auto" fo:margin-top="0cm" style:writing-mode="lr-tb"/>
    </style:style>
    <style:style style:name="T391_1" style:family="text"/>
    <style:style style:name="T391_2" style:family="text"/>
    <style:style style:name="T391_3" style:family="text"/>
    <style:style style:name="P392" style:family="paragraph" style:parent-style-name="Standard">
      <style:paragraph-properties fo:break-before="auto" fo:margin-top="0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P393" style:family="paragraph" style:parent-style-name="Standard">
      <style:paragraph-properties fo:break-before="auto" fo:margin-top="0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P394" style:family="paragraph" style:parent-style-name="Standard">
      <style:paragraph-properties fo:break-before="auto" fo:margin-top="0cm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P395" style:family="paragraph" style:parent-style-name="Standard">
      <style:paragraph-properties fo:break-before="auto" fo:margin-top="0cm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P396" style:family="paragraph" style:parent-style-name="Standard">
      <style:paragraph-properties fo:break-before="auto" fo:margin-top="0cm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T396_17" style:family="text"/>
    <style:style style:name="T396_18" style:family="text"/>
    <style:style style:name="T396_19" style:family="text"/>
    <style:style style:name="T396_20" style:family="text"/>
    <style:style style:name="T396_21" style:family="text"/>
    <style:style style:name="P397" style:family="paragraph" style:parent-style-name="Standard">
      <style:paragraph-properties fo:break-before="auto" fo:margin-top="0cm" style:writing-mode="lr-tb"/>
    </style:style>
    <style:style style:name="T397_1" style:family="text"/>
    <style:style style:name="T397_2" style:family="text"/>
    <style:style style:name="T397_3" style:family="text"/>
    <style:style style:name="P398" style:family="paragraph" style:parent-style-name="Standard">
      <style:paragraph-properties fo:break-before="auto" fo:margin-top="0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P399" style:family="paragraph" style:parent-style-name="Standard">
      <style:paragraph-properties fo:break-before="auto" fo:margin-top="0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T399_6" style:family="text"/>
    <style:style style:name="T399_7" style:family="text"/>
    <style:style style:name="P400" style:family="paragraph" style:parent-style-name="Standard">
      <style:paragraph-properties fo:break-before="auto" fo:margin-top="0cm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P401" style:family="paragraph" style:parent-style-name="Standard">
      <style:paragraph-properties fo:break-before="auto" fo:margin-top="0cm" style:writing-mode="lr-tb"/>
    </style:style>
    <style:style style:name="T401_1" style:family="text"/>
    <style:style style:name="T401_2" style:family="text"/>
    <style:style style:name="T401_3" style:family="text"/>
    <style:style style:name="P402" style:family="paragraph" style:parent-style-name="Standard">
      <style:paragraph-properties fo:break-before="auto" fo:margin-top="0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P403" style:family="paragraph" style:parent-style-name="Standard">
      <style:paragraph-properties fo:break-before="auto" fo:margin-top="0cm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P404" style:family="paragraph" style:parent-style-name="Standard">
      <style:paragraph-properties fo:break-before="auto" fo:margin-top="0cm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P405" style:family="paragraph" style:parent-style-name="Standard">
      <style:paragraph-properties fo:break-before="auto" fo:margin-top="0cm" style:writing-mode="lr-tb"/>
    </style:style>
    <style:style style:name="T405_1" style:family="text"/>
    <style:style style:name="T405_2" style:family="text"/>
    <style:style style:name="T405_3" style:family="text"/>
    <style:style style:name="P406" style:family="paragraph" style:parent-style-name="Standard">
      <style:paragraph-properties fo:break-before="auto" fo:margin-top="0cm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P407" style:family="paragraph" style:parent-style-name="Standard">
      <style:paragraph-properties fo:break-before="auto" fo:margin-top="0cm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P408" style:family="paragraph" style:parent-style-name="Standard">
      <style:paragraph-properties fo:break-before="auto" fo:margin-top="0cm" style:writing-mode="lr-tb"/>
    </style:style>
    <style:style style:name="T408_1" style:family="text"/>
    <style:style style:name="T408_2" style:family="text"/>
    <style:style style:name="T408_3" style:family="text"/>
    <style:style style:name="P409" style:family="paragraph" style:parent-style-name="Standard">
      <style:paragraph-properties fo:break-before="auto" fo:margin-top="0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P410" style:family="paragraph" style:parent-style-name="Standard">
      <style:paragraph-properties fo:break-before="auto" fo:margin-top="0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  <style:style style:name="T410_23" style:family="text"/>
    <style:style style:name="T410_24" style:family="text"/>
    <style:style style:name="T410_25" style:family="text"/>
    <style:style style:name="T410_26" style:family="text"/>
    <style:style style:name="P411" style:family="paragraph" style:parent-style-name="Standard">
      <style:paragraph-properties fo:break-before="auto" fo:margin-top="0cm" style:writing-mode="lr-tb"/>
    </style:style>
    <style:style style:name="T411_1" style:family="text"/>
    <style:style style:name="P412" style:family="paragraph" style:parent-style-name="Standard">
      <style:paragraph-properties fo:break-before="auto" fo:margin-top="0cm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P413" style:family="paragraph" style:parent-style-name="Standard">
      <style:paragraph-properties fo:break-before="auto" fo:margin-top="0cm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P414" style:family="paragraph" style:parent-style-name="Standard">
      <style:paragraph-properties fo:break-before="auto" fo:margin-top="0cm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T414_20" style:family="text"/>
    <style:style style:name="T414_21" style:family="text"/>
    <style:style style:name="T414_22" style:family="text"/>
    <style:style style:name="T414_23" style:family="text"/>
    <style:style style:name="P415" style:family="paragraph" style:parent-style-name="Standard">
      <style:paragraph-properties fo:break-before="auto" fo:margin-top="0cm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P416" style:family="paragraph" style:parent-style-name="Standard">
      <style:paragraph-properties fo:break-before="auto" fo:margin-top="0cm" style:writing-mode="lr-tb"/>
    </style:style>
    <style:style style:name="T416_1" style:family="text"/>
    <style:style style:name="T416_2" style:family="text"/>
    <style:style style:name="T416_3" style:family="text"/>
    <style:style style:name="P417" style:family="paragraph" style:parent-style-name="Standard">
      <style:paragraph-properties fo:break-before="auto" fo:margin-top="0cm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T417_20" style:family="text"/>
    <style:style style:name="T417_21" style:family="text"/>
    <style:style style:name="T417_22" style:family="text"/>
    <style:style style:name="T417_23" style:family="text"/>
    <style:style style:name="T417_24" style:family="text"/>
    <style:style style:name="T417_25" style:family="text"/>
    <style:style style:name="T417_26" style:family="text"/>
    <style:style style:name="T417_27" style:family="text"/>
    <style:style style:name="T417_28" style:family="text"/>
    <style:style style:name="T417_29" style:family="text"/>
    <style:style style:name="T417_30" style:family="text"/>
    <style:style style:name="T417_31" style:family="text"/>
    <style:style style:name="T417_32" style:family="text"/>
    <style:style style:name="P418" style:family="paragraph" style:parent-style-name="Standard">
      <style:paragraph-properties fo:break-before="auto" fo:margin-top="0cm" fo:margin-bottom="0cm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T418_13" style:family="text"/>
    <style:style style:name="T418_14" style:family="text"/>
    <style:style style:name="T418_15" style:family="text"/>
    <style:style style:name="T418_16" style:family="text"/>
    <style:style style:name="T418_17" style:family="text"/>
    <style:style style:name="T418_18" style:family="text"/>
    <style:style style:name="T418_19" style:family="text"/>
    <style:style style:name="T418_20" style:family="text"/>
    <style:style style:name="T418_21" style:family="text"/>
    <style:style style:name="T418_22" style:family="text"/>
    <style:style style:name="T418_23" style:family="text"/>
    <style:style style:name="T418_24" style:family="text"/>
    <style:style style:name="T418_25" style:family="text"/>
    <style:style style:name="T418_26" style:family="text"/>
    <style:style style:name="T418_27" style:family="text"/>
    <style:style style:name="T418_28" style:family="text"/>
    <style:style style:name="P419" style:family="paragraph" style:parent-style-name="Heading_20_1">
      <style:paragraph-properties fo:break-before="auto" style:writing-mode="lr-tb"/>
    </style:style>
    <style:style style:name="T419_1" style:family="text">
      <style:text-properties fo:font-style="italic" style:font-style-asian="italic" style:font-style-complex="italic"/>
    </style:style>
    <style:style style:name="T419_2" style:family="text">
      <style:text-properties fo:font-style="italic" style:font-style-asian="italic" style:font-style-complex="italic"/>
    </style:style>
    <style:style style:name="T419_3" style:family="text">
      <style:text-properties fo:font-style="italic" style:font-style-asian="italic" style:font-style-complex="italic"/>
    </style:style>
    <style:style style:name="T419_4" style:family="text">
      <style:text-properties fo:font-style="italic" style:font-style-asian="italic" style:font-style-complex="italic"/>
    </style:style>
    <style:style style:name="T419_5" style:family="text">
      <style:text-properties fo:font-style="italic" style:font-style-asian="italic" style:font-style-complex="italic"/>
    </style:style>
    <style:style style:name="T419_6" style:family="text"/>
    <style:style style:name="T419_7" style:family="text"/>
    <style:style style:name="T419_8" style:family="text"/>
    <style:style style:name="P420" style:family="paragraph" style:parent-style-name="Standard">
      <style:paragraph-properties fo:break-before="auto" fo:margin-top="0cm" style:writing-mode="lr-tb"/>
    </style:style>
    <style:style style:name="T420_1" style:family="text"/>
    <style:style style:name="T420_2" style:family="text"/>
    <style:style style:name="T420_3" style:family="text"/>
    <style:style style:name="P421" style:family="paragraph" style:parent-style-name="Standard">
      <style:paragraph-properties fo:break-before="auto" fo:margin-top="0cm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P422" style:family="paragraph" style:parent-style-name="Standard">
      <style:paragraph-properties fo:break-before="auto" fo:margin-top="0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P423" style:family="paragraph" style:parent-style-name="Standard">
      <style:paragraph-properties fo:break-before="auto" fo:margin-top="0cm" style:writing-mode="lr-tb"/>
    </style:style>
    <style:style style:name="T423_1" style:family="text"/>
    <style:style style:name="T423_2" style:family="text"/>
    <style:style style:name="T423_3" style:family="text"/>
    <style:style style:name="P424" style:family="paragraph" style:parent-style-name="Standard">
      <style:paragraph-properties fo:break-before="auto" fo:margin-top="0cm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P425" style:family="paragraph" style:parent-style-name="Standard">
      <style:paragraph-properties fo:break-before="auto" fo:margin-top="0cm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T425_14" style:family="text"/>
    <style:style style:name="T425_15" style:family="text"/>
    <style:style style:name="T425_16" style:family="text"/>
    <style:style style:name="T425_17" style:family="text"/>
    <style:style style:name="T425_18" style:family="text"/>
    <style:style style:name="T425_19" style:family="text"/>
    <style:style style:name="T425_20" style:family="text"/>
    <style:style style:name="T425_21" style:family="text"/>
    <style:style style:name="T425_22" style:family="text"/>
    <style:style style:name="T425_23" style:family="text"/>
    <style:style style:name="T425_24" style:family="text"/>
    <style:style style:name="T425_25" style:family="text"/>
    <style:style style:name="T425_26" style:family="text"/>
    <style:style style:name="T425_27" style:family="text"/>
    <style:style style:name="T425_28" style:family="text"/>
    <style:style style:name="T425_29" style:family="text"/>
    <style:style style:name="P426" style:family="paragraph" style:parent-style-name="Standard">
      <style:paragraph-properties fo:break-before="auto" fo:margin-top="0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T426_13" style:family="text"/>
    <style:style style:name="T426_14" style:family="text"/>
    <style:style style:name="T426_15" style:family="text"/>
    <style:style style:name="T426_16" style:family="text"/>
    <style:style style:name="T426_17" style:family="text"/>
    <style:style style:name="T426_18" style:family="text"/>
    <style:style style:name="T426_19" style:family="text"/>
    <style:style style:name="T426_20" style:family="text"/>
    <style:style style:name="T426_21" style:family="text"/>
    <style:style style:name="T426_22" style:family="text"/>
    <style:style style:name="T426_23" style:family="text"/>
    <style:style style:name="T426_24" style:family="text"/>
    <style:style style:name="T426_25" style:family="text"/>
    <style:style style:name="P427" style:family="paragraph" style:parent-style-name="Standard">
      <style:paragraph-properties fo:break-before="auto" fo:margin-top="0cm" style:writing-mode="lr-tb"/>
    </style:style>
    <style:style style:name="T427_1" style:family="text"/>
    <style:style style:name="T427_2" style:family="text"/>
    <style:style style:name="T427_3" style:family="text"/>
    <style:style style:name="P428" style:family="paragraph" style:parent-style-name="Standard">
      <style:paragraph-properties fo:break-before="auto" fo:margin-top="0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T428_21" style:family="text"/>
    <style:style style:name="T428_22" style:family="text"/>
    <style:style style:name="T428_23" style:family="text"/>
    <style:style style:name="T428_24" style:family="text"/>
    <style:style style:name="T428_25" style:family="text"/>
    <style:style style:name="T428_26" style:family="text"/>
    <style:style style:name="T428_27" style:family="text"/>
    <style:style style:name="P429" style:family="paragraph" style:parent-style-name="Standard">
      <style:paragraph-properties fo:break-before="auto" fo:margin-top="0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P430" style:family="paragraph" style:parent-style-name="Standard">
      <style:paragraph-properties fo:break-before="auto" fo:margin-top="0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P431" style:family="paragraph" style:parent-style-name="Standard">
      <style:paragraph-properties fo:break-before="auto" fo:margin-top="0cm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P432" style:family="paragraph" style:parent-style-name="Standard">
      <style:paragraph-properties fo:break-before="auto" fo:margin-top="0cm" style:writing-mode="lr-tb"/>
    </style:style>
    <style:style style:name="T432_1" style:family="text"/>
    <style:style style:name="P433" style:family="paragraph" style:parent-style-name="Standard">
      <style:paragraph-properties fo:break-before="auto" fo:margin-top="0cm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P434" style:family="paragraph" style:parent-style-name="Standard">
      <style:paragraph-properties fo:break-before="auto" fo:margin-top="0cm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P435" style:family="paragraph" style:parent-style-name="Standard">
      <style:paragraph-properties fo:break-before="auto" fo:margin-top="0cm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T435_20" style:family="text"/>
    <style:style style:name="T435_21" style:family="text"/>
    <style:style style:name="T435_22" style:family="text"/>
    <style:style style:name="T435_23" style:family="text"/>
    <style:style style:name="P436" style:family="paragraph" style:parent-style-name="Standard">
      <style:paragraph-properties fo:break-before="auto" fo:margin-top="0cm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T436_8" style:family="text"/>
    <style:style style:name="T436_9" style:family="text"/>
    <style:style style:name="T436_10" style:family="text"/>
    <style:style style:name="T436_11" style:family="text"/>
    <style:style style:name="T436_12" style:family="text"/>
    <style:style style:name="T436_13" style:family="text"/>
    <style:style style:name="T436_14" style:family="text"/>
    <style:style style:name="T436_15" style:family="text"/>
    <style:style style:name="T436_16" style:family="text"/>
    <style:style style:name="T436_17" style:family="text"/>
    <style:style style:name="T436_18" style:family="text"/>
    <style:style style:name="T436_19" style:family="text"/>
    <style:style style:name="T436_20" style:family="text"/>
    <style:style style:name="T436_21" style:family="text"/>
    <style:style style:name="P437" style:family="paragraph" style:parent-style-name="Standard">
      <style:paragraph-properties fo:break-before="auto" fo:margin-top="0cm" style:writing-mode="lr-tb"/>
    </style:style>
    <style:style style:name="T437_1" style:family="text"/>
    <style:style style:name="P438" style:family="paragraph" style:parent-style-name="Standard">
      <style:paragraph-properties fo:break-before="auto" fo:margin-top="0cm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T438_21" style:family="text"/>
    <style:style style:name="P439" style:family="paragraph" style:parent-style-name="Standard">
      <style:paragraph-properties fo:break-before="auto" fo:margin-top="0cm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T439_21" style:family="text"/>
    <style:style style:name="T439_22" style:family="text"/>
    <style:style style:name="T439_23" style:family="text"/>
    <style:style style:name="T439_24" style:family="text"/>
    <style:style style:name="T439_25" style:family="text"/>
    <style:style style:name="T439_26" style:family="text"/>
    <style:style style:name="T439_27" style:family="text"/>
    <style:style style:name="T439_28" style:family="text"/>
    <style:style style:name="T439_29" style:family="text"/>
    <style:style style:name="T439_30" style:family="text"/>
    <style:style style:name="T439_31" style:family="text"/>
    <style:style style:name="T439_32" style:family="text"/>
    <style:style style:name="T439_33" style:family="text"/>
    <style:style style:name="T439_34" style:family="text"/>
    <style:style style:name="T439_35" style:family="text"/>
    <style:style style:name="T439_36" style:family="text"/>
    <style:style style:name="T439_37" style:family="text"/>
    <style:style style:name="T439_38" style:family="text"/>
    <style:style style:name="T439_39" style:family="text"/>
    <style:style style:name="T439_40" style:family="text"/>
    <style:style style:name="T439_41" style:family="text"/>
    <style:style style:name="T439_42" style:family="text"/>
    <style:style style:name="T439_43" style:family="text"/>
    <style:style style:name="T439_44" style:family="text"/>
    <style:style style:name="T439_45" style:family="text"/>
    <style:style style:name="T439_46" style:family="text"/>
    <style:style style:name="T439_47" style:family="text"/>
    <style:style style:name="T439_48" style:family="text"/>
    <style:style style:name="T439_49" style:family="text"/>
    <style:style style:name="T439_50" style:family="text"/>
    <style:style style:name="P440" style:family="paragraph" style:parent-style-name="Standard">
      <style:paragraph-properties fo:break-before="auto" fo:margin-top="0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P441" style:family="paragraph" style:parent-style-name="Standard">
      <style:paragraph-properties fo:break-before="auto" fo:margin-top="0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T441_16" style:family="text"/>
    <style:style style:name="T441_17" style:family="text"/>
    <style:style style:name="T441_18" style:family="text"/>
    <style:style style:name="T441_19" style:family="text"/>
    <style:style style:name="T441_20" style:family="text"/>
    <style:style style:name="T441_21" style:family="text"/>
    <style:style style:name="T441_22" style:family="text"/>
    <style:style style:name="T441_23" style:family="text"/>
    <style:style style:name="T441_24" style:family="text"/>
    <style:style style:name="T441_25" style:family="text"/>
    <style:style style:name="T441_26" style:family="text"/>
    <style:style style:name="P442" style:family="paragraph" style:parent-style-name="Standard">
      <style:paragraph-properties fo:break-before="auto" fo:margin-top="0cm" fo:margin-bottom="0cm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T442_17" style:family="text"/>
    <style:style style:name="T442_18" style:family="text"/>
    <style:style style:name="P443" style:family="paragraph" style:parent-style-name="Heading_20_1">
      <style:paragraph-properties fo:break-before="auto" style:writing-mode="lr-tb"/>
    </style:style>
    <style:style style:name="T443_1" style:family="text">
      <style:text-properties fo:font-style="italic" style:font-style-asian="italic" style:font-style-complex="italic"/>
    </style:style>
    <style:style style:name="T443_2" style:family="text">
      <style:text-properties fo:font-style="italic" style:font-style-asian="italic" style:font-style-complex="italic"/>
    </style:style>
    <style:style style:name="T443_3" style:family="text">
      <style:text-properties fo:font-style="italic" style:font-style-asian="italic" style:font-style-complex="italic"/>
    </style:style>
    <style:style style:name="T443_4" style:family="text">
      <style:text-properties fo:font-style="italic" style:font-style-asian="italic" style:font-style-complex="italic"/>
    </style:style>
    <style:style style:name="T443_5" style:family="text"/>
    <style:style style:name="T443_6" style:family="text"/>
    <style:style style:name="T443_7" style:family="text"/>
    <style:style style:name="P444" style:family="paragraph" style:parent-style-name="Standard">
      <style:paragraph-properties fo:break-before="auto" fo:margin-top="0cm" style:writing-mode="lr-tb"/>
    </style:style>
    <style:style style:name="T444_1" style:family="text"/>
    <style:style style:name="T444_2" style:family="text"/>
    <style:style style:name="T444_3" style:family="text"/>
    <style:style style:name="P445" style:family="paragraph" style:parent-style-name="Standard">
      <style:paragraph-properties fo:break-before="auto" fo:margin-top="0cm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P446" style:family="paragraph" style:parent-style-name="Standard">
      <style:paragraph-properties fo:break-before="auto" fo:margin-top="0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P447" style:family="paragraph" style:parent-style-name="Standard">
      <style:paragraph-properties fo:break-before="auto" fo:margin-top="0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P448" style:family="paragraph" style:parent-style-name="Standard">
      <style:paragraph-properties fo:break-before="auto" fo:margin-top="0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P449" style:family="paragraph" style:parent-style-name="Standard">
      <style:paragraph-properties fo:break-before="auto" fo:margin-top="0cm" style:writing-mode="lr-tb"/>
    </style:style>
    <style:style style:name="T449_1" style:family="text"/>
    <style:style style:name="P450" style:family="paragraph" style:parent-style-name="Standard">
      <style:paragraph-properties fo:break-before="auto" fo:margin-top="0cm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P451" style:family="paragraph" style:parent-style-name="Standard">
      <style:paragraph-properties fo:break-before="auto" fo:margin-top="0cm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P452" style:family="paragraph" style:parent-style-name="Standard">
      <style:paragraph-properties fo:break-before="auto" fo:margin-top="0cm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T452_21" style:family="text"/>
    <style:style style:name="T452_22" style:family="text"/>
    <style:style style:name="T452_23" style:family="text"/>
    <style:style style:name="T452_24" style:family="text"/>
    <style:style style:name="T452_25" style:family="text"/>
    <style:style style:name="T452_26" style:family="text"/>
    <style:style style:name="T452_27" style:family="text"/>
    <style:style style:name="T452_28" style:family="text"/>
    <style:style style:name="T452_29" style:family="text"/>
    <style:style style:name="T452_30" style:family="text"/>
    <style:style style:name="T452_31" style:family="text"/>
    <style:style style:name="T452_32" style:family="text"/>
    <style:style style:name="T452_33" style:family="text"/>
    <style:style style:name="P453" style:family="paragraph" style:parent-style-name="Standard">
      <style:paragraph-properties fo:break-before="auto" fo:margin-top="0cm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T453_17" style:family="text"/>
    <style:style style:name="T453_18" style:family="text"/>
    <style:style style:name="T453_19" style:family="text"/>
    <style:style style:name="P454" style:family="paragraph" style:parent-style-name="Standard">
      <style:paragraph-properties fo:break-before="auto" fo:margin-top="0cm" style:writing-mode="lr-tb"/>
    </style:style>
    <style:style style:name="T454_1" style:family="text"/>
    <style:style style:name="P455" style:family="paragraph" style:parent-style-name="Standard">
      <style:paragraph-properties fo:break-before="auto" fo:margin-top="0cm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T455_15" style:family="text"/>
    <style:style style:name="T455_16" style:family="text"/>
    <style:style style:name="T455_17" style:family="text"/>
    <style:style style:name="T455_18" style:family="text"/>
    <style:style style:name="T455_19" style:family="text"/>
    <style:style style:name="P456" style:family="paragraph" style:parent-style-name="Standard">
      <style:paragraph-properties fo:break-before="auto" fo:margin-top="0cm" style:writing-mode="lr-tb"/>
    </style:style>
    <style:style style:name="T456_1" style:family="text"/>
    <style:style style:name="P457" style:family="paragraph" style:parent-style-name="Standard">
      <style:paragraph-properties fo:break-before="auto" fo:margin-top="0cm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P458" style:family="paragraph" style:parent-style-name="Standard">
      <style:paragraph-properties fo:break-before="auto" fo:margin-top="0cm" style:writing-mode="lr-tb"/>
    </style:style>
    <style:style style:name="T458_1" style:family="text"/>
    <style:style style:name="P459" style:family="paragraph" style:parent-style-name="Standard">
      <style:paragraph-properties fo:break-before="auto" fo:margin-top="0cm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P460" style:family="paragraph" style:parent-style-name="Standard">
      <style:paragraph-properties fo:break-before="auto" fo:margin-top="0cm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P461" style:family="paragraph" style:parent-style-name="Standard">
      <style:paragraph-properties fo:break-before="auto" fo:margin-top="0cm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P462" style:family="paragraph" style:parent-style-name="Standard">
      <style:paragraph-properties fo:break-before="auto" fo:margin-top="0cm" style:writing-mode="lr-tb"/>
    </style:style>
    <style:style style:name="T462_1" style:family="text"/>
    <style:style style:name="P463" style:family="paragraph" style:parent-style-name="Standard">
      <style:paragraph-properties fo:break-before="auto" fo:margin-top="0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P464" style:family="paragraph" style:parent-style-name="Standard">
      <style:paragraph-properties fo:break-before="auto" fo:margin-top="0cm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P465" style:family="paragraph" style:parent-style-name="Standard">
      <style:paragraph-properties fo:break-before="auto" fo:margin-top="0cm" fo:margin-bottom="0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P466" style:family="paragraph" style:parent-style-name="Heading_20_1">
      <style:paragraph-properties fo:break-before="auto" style:writing-mode="lr-tb"/>
    </style:style>
    <style:style style:name="T466_1" style:family="text">
      <style:text-properties fo:font-style="italic" style:font-style-asian="italic" style:font-style-complex="italic"/>
    </style:style>
    <style:style style:name="T466_2" style:family="text">
      <style:text-properties fo:font-style="italic" style:font-style-asian="italic" style:font-style-complex="italic"/>
    </style:style>
    <style:style style:name="T466_3" style:family="text"/>
    <style:style style:name="T466_4" style:family="text"/>
    <style:style style:name="T466_5" style:family="text"/>
    <style:style style:name="P467" style:family="paragraph" style:parent-style-name="Standard">
      <style:paragraph-properties fo:break-before="auto" fo:margin-top="0cm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P468" style:family="paragraph" style:parent-style-name="Standard">
      <style:paragraph-properties fo:break-before="auto" fo:margin-top="0cm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T468_15" style:family="text"/>
    <style:style style:name="T468_16" style:family="text"/>
    <style:style style:name="T468_17" style:family="text"/>
    <style:style style:name="T468_18" style:family="text"/>
    <style:style style:name="T468_19" style:family="text"/>
    <style:style style:name="P469" style:family="paragraph" style:parent-style-name="Standard">
      <style:paragraph-properties fo:break-before="auto" fo:margin-top="0cm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T469_15" style:family="text"/>
    <style:style style:name="T469_16" style:family="text"/>
    <style:style style:name="T469_17" style:family="text"/>
    <style:style style:name="T469_18" style:family="text"/>
    <style:style style:name="T469_19" style:family="text"/>
    <style:style style:name="P470" style:family="paragraph" style:parent-style-name="Standard">
      <style:paragraph-properties fo:break-before="auto" fo:margin-top="0cm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T470_17" style:family="text"/>
    <style:style style:name="T470_18" style:family="text"/>
    <style:style style:name="T470_19" style:family="text"/>
    <style:style style:name="P471" style:family="paragraph" style:parent-style-name="Standard">
      <style:paragraph-properties fo:break-before="auto" fo:margin-top="0cm" style:writing-mode="lr-tb"/>
    </style:style>
    <style:style style:name="T471_1" style:family="text"/>
    <style:style style:name="P472" style:family="paragraph" style:parent-style-name="Standard">
      <style:paragraph-properties fo:break-before="auto" fo:margin-top="0cm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P473" style:family="paragraph" style:parent-style-name="Standard">
      <style:paragraph-properties fo:break-before="auto" fo:margin-top="0cm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P474" style:family="paragraph" style:parent-style-name="Standard">
      <style:paragraph-properties fo:break-before="auto" fo:margin-top="0cm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T474_14" style:family="text"/>
    <style:style style:name="T474_15" style:family="text"/>
    <style:style style:name="P475" style:family="paragraph" style:parent-style-name="Standard">
      <style:paragraph-properties fo:break-before="auto" fo:margin-top="0cm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P476" style:family="paragraph" style:parent-style-name="Standard">
      <style:paragraph-properties fo:break-before="auto" fo:margin-top="0cm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P477" style:family="paragraph" style:parent-style-name="Standard">
      <style:paragraph-properties fo:break-before="auto" fo:margin-top="0cm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P478" style:family="paragraph" style:parent-style-name="Standard">
      <style:paragraph-properties fo:break-before="auto" fo:margin-top="0cm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/>
    <style:style style:name="T478_14" style:family="text"/>
    <style:style style:name="T478_15" style:family="text"/>
    <style:style style:name="T478_16" style:family="text"/>
    <style:style style:name="T478_17" style:family="text"/>
    <style:style style:name="T478_18" style:family="text"/>
    <style:style style:name="T478_19" style:family="text"/>
    <style:style style:name="P479" style:family="paragraph" style:parent-style-name="Standard">
      <style:paragraph-properties fo:break-before="auto" fo:margin-top="0cm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T479_13" style:family="text"/>
    <style:style style:name="T479_14" style:family="text"/>
    <style:style style:name="T479_15" style:family="text"/>
    <style:style style:name="T479_16" style:family="text"/>
    <style:style style:name="T479_17" style:family="text"/>
    <style:style style:name="T479_18" style:family="text"/>
    <style:style style:name="T479_19" style:family="text"/>
    <style:style style:name="P480" style:family="paragraph" style:parent-style-name="Standard">
      <style:paragraph-properties fo:break-before="auto" fo:margin-top="0cm" style:writing-mode="lr-tb"/>
    </style:style>
    <style:style style:name="T480_1" style:family="text"/>
    <style:style style:name="T480_2" style:family="text"/>
    <style:style style:name="T480_3" style:family="text"/>
    <style:style style:name="P481" style:family="paragraph" style:parent-style-name="Standard">
      <style:paragraph-properties fo:break-before="auto" fo:margin-top="0cm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P482" style:family="paragraph" style:parent-style-name="Standard">
      <style:paragraph-properties fo:break-before="auto" fo:margin-top="0cm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P483" style:family="paragraph" style:parent-style-name="Standard">
      <style:paragraph-properties fo:break-before="auto" fo:margin-top="0cm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T483_13" style:family="text"/>
    <style:style style:name="T483_14" style:family="text"/>
    <style:style style:name="T483_15" style:family="text"/>
    <style:style style:name="T483_16" style:family="text"/>
    <style:style style:name="T483_17" style:family="text"/>
    <style:style style:name="T483_18" style:family="text"/>
    <style:style style:name="T483_19" style:family="text"/>
    <style:style style:name="P484" style:family="paragraph" style:parent-style-name="Standard">
      <style:paragraph-properties fo:break-before="auto" fo:margin-top="0cm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P485" style:family="paragraph" style:parent-style-name="Standard">
      <style:paragraph-properties fo:break-before="auto" fo:margin-top="0cm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T485_8" style:family="text"/>
    <style:style style:name="T485_9" style:family="text"/>
    <style:style style:name="T485_10" style:family="text"/>
    <style:style style:name="T485_11" style:family="text"/>
    <style:style style:name="P486" style:family="paragraph" style:parent-style-name="Standard">
      <style:paragraph-properties fo:break-before="auto" fo:margin-top="0cm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P487" style:family="paragraph" style:parent-style-name="Standard">
      <style:paragraph-properties fo:break-before="auto" fo:margin-top="0cm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P488" style:family="paragraph" style:parent-style-name="Standard">
      <style:paragraph-properties fo:break-before="auto" fo:margin-top="0cm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P489" style:family="paragraph" style:parent-style-name="Standard">
      <style:paragraph-properties fo:break-before="auto" fo:margin-top="0cm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T489_11" style:family="text"/>
    <style:style style:name="T489_12" style:family="text"/>
    <style:style style:name="T489_13" style:family="text"/>
    <style:style style:name="T489_14" style:family="text"/>
    <style:style style:name="T489_15" style:family="text"/>
    <style:style style:name="T489_16" style:family="text"/>
    <style:style style:name="T489_17" style:family="text"/>
    <style:style style:name="T489_18" style:family="text"/>
    <style:style style:name="T489_19" style:family="text"/>
    <style:style style:name="T489_20" style:family="text"/>
    <style:style style:name="T489_21" style:family="text"/>
    <style:style style:name="T489_22" style:family="text"/>
    <style:style style:name="T489_23" style:family="text"/>
    <style:style style:name="P490" style:family="paragraph" style:parent-style-name="Standard">
      <style:paragraph-properties fo:break-before="auto" fo:margin-top="0cm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T490_11" style:family="text"/>
    <style:style style:name="T490_12" style:family="text"/>
    <style:style style:name="T490_13" style:family="text"/>
    <style:style style:name="T490_14" style:family="text"/>
    <style:style style:name="T490_15" style:family="text"/>
    <style:style style:name="T490_16" style:family="text"/>
    <style:style style:name="T490_17" style:family="text"/>
    <style:style style:name="T490_18" style:family="text"/>
    <style:style style:name="T490_19" style:family="text"/>
    <style:style style:name="T490_20" style:family="text"/>
    <style:style style:name="T490_21" style:family="text"/>
    <style:style style:name="P491" style:family="paragraph" style:parent-style-name="Standard">
      <style:paragraph-properties fo:break-before="auto" fo:margin-top="0cm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P492" style:family="paragraph" style:parent-style-name="Standard">
      <style:paragraph-properties fo:break-before="auto" fo:margin-top="0cm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T492_16" style:family="text"/>
    <style:style style:name="T492_17" style:family="text"/>
    <style:style style:name="T492_18" style:family="text"/>
    <style:style style:name="T492_19" style:family="text"/>
    <style:style style:name="T492_20" style:family="text"/>
    <style:style style:name="T492_21" style:family="text"/>
    <style:style style:name="P493" style:family="paragraph" style:parent-style-name="Standard">
      <style:paragraph-properties fo:break-before="auto" fo:margin-top="0cm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P494" style:family="paragraph" style:parent-style-name="Standard">
      <style:paragraph-properties fo:break-before="auto" fo:margin-top="0cm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T494_10" style:family="text"/>
    <style:style style:name="T494_11" style:family="text"/>
    <style:style style:name="T494_12" style:family="text"/>
    <style:style style:name="T494_13" style:family="text"/>
    <style:style style:name="P495" style:family="paragraph" style:parent-style-name="Standard">
      <style:paragraph-properties fo:break-before="auto" fo:margin-top="0cm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T495_11" style:family="text"/>
    <style:style style:name="T495_12" style:family="text"/>
    <style:style style:name="T495_13" style:family="text"/>
    <style:style style:name="T495_14" style:family="text"/>
    <style:style style:name="T495_15" style:family="text"/>
    <style:style style:name="P496" style:family="paragraph" style:parent-style-name="Standard">
      <style:paragraph-properties fo:break-before="auto" fo:margin-top="0cm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T496_18" style:family="text"/>
    <style:style style:name="T496_19" style:family="text"/>
    <style:style style:name="T496_20" style:family="text"/>
    <style:style style:name="T496_21" style:family="text"/>
    <style:style style:name="T496_22" style:family="text"/>
    <style:style style:name="T496_23" style:family="text"/>
    <style:style style:name="P497" style:family="paragraph" style:parent-style-name="Standard">
      <style:paragraph-properties fo:break-before="auto" fo:margin-top="0cm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T497_10" style:family="text"/>
    <style:style style:name="T497_11" style:family="text"/>
    <style:style style:name="T497_12" style:family="text"/>
    <style:style style:name="T497_13" style:family="text"/>
    <style:style style:name="T497_14" style:family="text"/>
    <style:style style:name="T497_15" style:family="text"/>
    <style:style style:name="T497_16" style:family="text"/>
    <style:style style:name="T497_17" style:family="text"/>
    <style:style style:name="T497_18" style:family="text"/>
    <style:style style:name="T497_19" style:family="text"/>
    <style:style style:name="T497_20" style:family="text"/>
    <style:style style:name="T497_21" style:family="text"/>
    <style:style style:name="T497_22" style:family="text"/>
    <style:style style:name="T497_23" style:family="text"/>
    <style:style style:name="T497_24" style:family="text"/>
    <style:style style:name="T497_25" style:family="text"/>
    <style:style style:name="P498" style:family="paragraph" style:parent-style-name="Standard">
      <style:paragraph-properties fo:break-before="auto" fo:margin-top="0cm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T498_13" style:family="text"/>
    <style:style style:name="T498_14" style:family="text"/>
    <style:style style:name="T498_15" style:family="text"/>
    <style:style style:name="P499" style:family="paragraph" style:parent-style-name="Standard">
      <style:paragraph-properties fo:break-before="auto" fo:margin-top="0cm" style:writing-mode="lr-tb"/>
    </style:style>
    <style:style style:name="T499_1" style:family="text"/>
    <style:style style:name="P500" style:family="paragraph" style:parent-style-name="Standard">
      <style:paragraph-properties fo:break-before="auto" fo:margin-top="0cm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T500_13" style:family="text"/>
    <style:style style:name="T500_14" style:family="text"/>
    <style:style style:name="T500_15" style:family="text"/>
    <style:style style:name="P501" style:family="paragraph" style:parent-style-name="Standard">
      <style:paragraph-properties fo:break-before="auto" fo:margin-top="0cm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T501_9" style:family="text"/>
    <style:style style:name="T501_10" style:family="text"/>
    <style:style style:name="T501_11" style:family="text"/>
    <style:style style:name="T501_12" style:family="text"/>
    <style:style style:name="T501_13" style:family="text"/>
    <style:style style:name="T501_14" style:family="text"/>
    <style:style style:name="T501_15" style:family="text"/>
    <style:style style:name="T501_16" style:family="text"/>
    <style:style style:name="T501_17" style:family="text"/>
    <style:style style:name="T501_18" style:family="text"/>
    <style:style style:name="T501_19" style:family="text"/>
    <style:style style:name="T501_20" style:family="text"/>
    <style:style style:name="T501_21" style:family="text"/>
    <style:style style:name="P502" style:family="paragraph" style:parent-style-name="Standard">
      <style:paragraph-properties fo:break-before="auto" fo:margin-top="0cm" style:writing-mode="lr-tb"/>
    </style:style>
    <style:style style:name="T502_1" style:family="text"/>
    <style:style style:name="P503" style:family="paragraph" style:parent-style-name="Standard">
      <style:paragraph-properties fo:break-before="auto" fo:margin-top="0cm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T503_13" style:family="text"/>
    <style:style style:name="T503_14" style:family="text"/>
    <style:style style:name="T503_15" style:family="text"/>
    <style:style style:name="T503_16" style:family="text"/>
    <style:style style:name="T503_17" style:family="text"/>
    <style:style style:name="T503_18" style:family="text"/>
    <style:style style:name="T503_19" style:family="text"/>
    <style:style style:name="P504" style:family="paragraph" style:parent-style-name="Standard">
      <style:paragraph-properties fo:break-before="auto" fo:margin-top="0cm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P505" style:family="paragraph" style:parent-style-name="Standard">
      <style:paragraph-properties fo:break-before="auto" fo:margin-top="0cm" fo:margin-bottom="0cm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T505_11" style:family="text"/>
    <style:style style:name="T505_12" style:family="text"/>
    <style:style style:name="T505_13" style:family="text"/>
    <style:style style:name="P506" style:family="paragraph" style:parent-style-name="Heading_20_1">
      <style:paragraph-properties fo:break-before="auto" style:writing-mode="lr-tb"/>
    </style:style>
    <style:style style:name="T506_1" style:family="text">
      <style:text-properties fo:font-style="italic" style:font-style-asian="italic" style:font-style-complex="italic"/>
    </style:style>
    <style:style style:name="T506_2" style:family="text">
      <style:text-properties fo:font-style="italic" style:font-style-asian="italic" style:font-style-complex="italic"/>
    </style:style>
    <style:style style:name="T506_3" style:family="text">
      <style:text-properties fo:font-style="italic" style:font-style-asian="italic" style:font-style-complex="italic"/>
    </style:style>
    <style:style style:name="T506_4" style:family="text">
      <style:text-properties fo:font-style="italic" style:font-style-asian="italic" style:font-style-complex="italic"/>
    </style:style>
    <style:style style:name="T506_5" style:family="text"/>
    <style:style style:name="T506_6" style:family="text"/>
    <style:style style:name="T506_7" style:family="text"/>
    <style:style style:name="P507" style:family="paragraph" style:parent-style-name="Standard">
      <style:paragraph-properties fo:break-before="auto" fo:margin-top="0cm" style:writing-mode="lr-tb"/>
    </style:style>
    <style:style style:name="T507_1" style:family="text"/>
    <style:style style:name="T507_2" style:family="text"/>
    <style:style style:name="T507_3" style:family="text"/>
    <style:style style:name="P508" style:family="paragraph" style:parent-style-name="Standard">
      <style:paragraph-properties fo:break-before="auto" fo:margin-top="0cm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T508_13" style:family="text"/>
    <style:style style:name="T508_14" style:family="text"/>
    <style:style style:name="T508_15" style:family="text"/>
    <style:style style:name="T508_16" style:family="text"/>
    <style:style style:name="T508_17" style:family="text"/>
    <style:style style:name="T508_18" style:family="text"/>
    <style:style style:name="T508_19" style:family="text"/>
    <style:style style:name="T508_20" style:family="text"/>
    <style:style style:name="T508_21" style:family="text"/>
    <style:style style:name="P509" style:family="paragraph" style:parent-style-name="Standard">
      <style:paragraph-properties fo:break-before="auto" fo:margin-top="0cm" style:writing-mode="lr-tb"/>
    </style:style>
    <style:style style:name="T509_1" style:family="text"/>
    <style:style style:name="P510" style:family="paragraph" style:parent-style-name="Standard">
      <style:paragraph-properties fo:break-before="auto" fo:margin-top="0cm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T510_15" style:family="text"/>
    <style:style style:name="P511" style:family="paragraph" style:parent-style-name="Standard">
      <style:paragraph-properties fo:break-before="auto" fo:margin-top="0cm" style:writing-mode="lr-tb"/>
    </style:style>
    <style:style style:name="T511_1" style:family="text"/>
    <style:style style:name="P512" style:family="paragraph" style:parent-style-name="Standard">
      <style:paragraph-properties fo:break-before="auto" fo:margin-top="0cm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T512_15" style:family="text"/>
    <style:style style:name="P513" style:family="paragraph" style:parent-style-name="Standard">
      <style:paragraph-properties fo:break-before="auto" fo:margin-top="0cm" style:writing-mode="lr-tb"/>
    </style:style>
    <style:style style:name="T513_1" style:family="text"/>
    <style:style style:name="P514" style:family="paragraph" style:parent-style-name="Standard">
      <style:paragraph-properties fo:break-before="auto" fo:margin-top="0cm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T514_13" style:family="text"/>
    <style:style style:name="T514_14" style:family="text"/>
    <style:style style:name="T514_15" style:family="text"/>
    <style:style style:name="T514_16" style:family="text"/>
    <style:style style:name="T514_17" style:family="text"/>
    <style:style style:name="T514_18" style:family="text"/>
    <style:style style:name="T514_19" style:family="text"/>
    <style:style style:name="T514_20" style:family="text"/>
    <style:style style:name="T514_21" style:family="text"/>
    <style:style style:name="T514_22" style:family="text"/>
    <style:style style:name="T514_23" style:family="text"/>
    <style:style style:name="T514_24" style:family="text"/>
    <style:style style:name="T514_25" style:family="text"/>
    <style:style style:name="P515" style:family="paragraph" style:parent-style-name="Standard">
      <style:paragraph-properties fo:break-before="auto" fo:margin-top="0cm" style:writing-mode="lr-tb"/>
    </style:style>
    <style:style style:name="T515_1" style:family="text"/>
    <style:style style:name="P516" style:family="paragraph" style:parent-style-name="Standard">
      <style:paragraph-properties fo:break-before="auto" fo:margin-top="0cm" style:writing-mode="lr-tb"/>
    </style:style>
    <style:style style:name="T516_1" style:family="text"/>
    <style:style style:name="T516_2" style:family="text"/>
    <style:style style:name="T516_3" style:family="text"/>
    <style:style style:name="P517" style:family="paragraph" style:parent-style-name="Standard">
      <style:paragraph-properties fo:break-before="auto" fo:margin-top="0cm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P518" style:family="paragraph" style:parent-style-name="Standard">
      <style:paragraph-properties fo:break-before="auto" fo:margin-top="0cm" style:writing-mode="lr-tb"/>
    </style:style>
    <style:style style:name="T518_1" style:family="text"/>
    <style:style style:name="T518_2" style:family="text"/>
    <style:style style:name="T518_3" style:family="text"/>
    <style:style style:name="P519" style:family="paragraph" style:parent-style-name="Standard">
      <style:paragraph-properties fo:break-before="auto" fo:margin-top="0cm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P520" style:family="paragraph" style:parent-style-name="Standard">
      <style:paragraph-properties fo:break-before="auto" fo:margin-top="0cm" style:writing-mode="lr-tb"/>
    </style:style>
    <style:style style:name="T520_1" style:family="text"/>
    <style:style style:name="P521" style:family="paragraph" style:parent-style-name="Standard">
      <style:paragraph-properties fo:break-before="auto" fo:margin-top="0cm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P522" style:family="paragraph" style:parent-style-name="Standard">
      <style:paragraph-properties fo:break-before="auto" fo:margin-top="0cm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T522_17" style:family="text"/>
    <style:style style:name="T522_18" style:family="text"/>
    <style:style style:name="T522_19" style:family="text"/>
    <style:style style:name="T522_20" style:family="text"/>
    <style:style style:name="T522_21" style:family="text"/>
    <style:style style:name="T522_22" style:family="text"/>
    <style:style style:name="T522_23" style:family="text"/>
    <style:style style:name="T522_24" style:family="text"/>
    <style:style style:name="T522_25" style:family="text"/>
    <style:style style:name="T522_26" style:family="text"/>
    <style:style style:name="T522_27" style:family="text"/>
    <style:style style:name="T522_28" style:family="text"/>
    <style:style style:name="T522_29" style:family="text"/>
    <style:style style:name="T522_30" style:family="text"/>
    <style:style style:name="T522_31" style:family="text"/>
    <style:style style:name="T522_32" style:family="text"/>
    <style:style style:name="T522_33" style:family="text"/>
    <style:style style:name="T522_34" style:family="text"/>
    <style:style style:name="T522_35" style:family="text"/>
    <style:style style:name="T522_36" style:family="text"/>
    <style:style style:name="P523" style:family="paragraph" style:parent-style-name="Standard">
      <style:paragraph-properties fo:break-before="auto" fo:margin-top="0cm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T523_10" style:family="text"/>
    <style:style style:name="T523_11" style:family="text"/>
    <style:style style:name="T523_12" style:family="text"/>
    <style:style style:name="P524" style:family="paragraph" style:parent-style-name="Standard">
      <style:paragraph-properties fo:break-before="auto" fo:margin-top="0cm" style:writing-mode="lr-tb"/>
    </style:style>
    <style:style style:name="T524_1" style:family="text"/>
    <style:style style:name="P525" style:family="paragraph" style:parent-style-name="Standard">
      <style:paragraph-properties fo:break-before="auto" fo:margin-top="0cm" style:writing-mode="lr-tb"/>
    </style:style>
    <style:style style:name="T525_1" style:family="text"/>
    <style:style style:name="P526" style:family="paragraph" style:parent-style-name="Standard">
      <style:paragraph-properties fo:break-before="auto" fo:margin-top="0cm" style:writing-mode="lr-tb"/>
    </style:style>
    <style:style style:name="T526_1" style:family="text"/>
    <style:style style:name="P527" style:family="paragraph" style:parent-style-name="Standard">
      <style:paragraph-properties fo:break-before="auto" fo:margin-top="0cm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P528" style:family="paragraph" style:parent-style-name="Standard">
      <style:paragraph-properties fo:break-before="auto" fo:margin-top="0cm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T528_7" style:family="text"/>
    <style:style style:name="T528_8" style:family="text"/>
    <style:style style:name="T528_9" style:family="text"/>
    <style:style style:name="T528_10" style:family="text"/>
    <style:style style:name="T528_11" style:family="text"/>
    <style:style style:name="T528_12" style:family="text"/>
    <style:style style:name="T528_13" style:family="text"/>
    <style:style style:name="T528_14" style:family="text"/>
    <style:style style:name="T528_15" style:family="text"/>
    <style:style style:name="T528_16" style:family="text"/>
    <style:style style:name="T528_17" style:family="text"/>
    <style:style style:name="T528_18" style:family="text"/>
    <style:style style:name="T528_19" style:family="text"/>
    <style:style style:name="T528_20" style:family="text"/>
    <style:style style:name="T528_21" style:family="text"/>
    <style:style style:name="T528_22" style:family="text"/>
    <style:style style:name="T528_23" style:family="text"/>
    <style:style style:name="T528_24" style:family="text"/>
    <style:style style:name="T528_25" style:family="text"/>
    <style:style style:name="T528_26" style:family="text"/>
    <style:style style:name="P529" style:family="paragraph" style:parent-style-name="Standard">
      <style:paragraph-properties fo:break-before="auto" fo:margin-top="0cm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T529_17" style:family="text"/>
    <style:style style:name="T529_18" style:family="text"/>
    <style:style style:name="T529_19" style:family="text"/>
    <style:style style:name="T529_20" style:family="text"/>
    <style:style style:name="T529_21" style:family="text"/>
    <style:style style:name="T529_22" style:family="text"/>
    <style:style style:name="T529_23" style:family="text"/>
    <style:style style:name="T529_24" style:family="text"/>
    <style:style style:name="T529_25" style:family="text"/>
    <style:style style:name="T529_26" style:family="text"/>
    <style:style style:name="T529_27" style:family="text"/>
    <style:style style:name="T529_28" style:family="text"/>
    <style:style style:name="T529_29" style:family="text"/>
    <style:style style:name="T529_30" style:family="text"/>
    <style:style style:name="T529_31" style:family="text"/>
    <style:style style:name="T529_32" style:family="text"/>
    <style:style style:name="T529_33" style:family="text"/>
    <style:style style:name="T529_34" style:family="text"/>
    <style:style style:name="T529_35" style:family="text"/>
    <style:style style:name="T529_36" style:family="text"/>
    <style:style style:name="T529_37" style:family="text"/>
    <style:style style:name="T529_38" style:family="text"/>
    <style:style style:name="T529_39" style:family="text"/>
    <style:style style:name="T529_40" style:family="text"/>
    <style:style style:name="T529_41" style:family="text"/>
    <style:style style:name="T529_42" style:family="text"/>
    <style:style style:name="T529_43" style:family="text"/>
    <style:style style:name="T529_44" style:family="text"/>
    <style:style style:name="T529_45" style:family="text"/>
    <style:style style:name="T529_46" style:family="text"/>
    <style:style style:name="T529_47" style:family="text"/>
    <style:style style:name="T529_48" style:family="text"/>
    <style:style style:name="T529_49" style:family="text"/>
    <style:style style:name="T529_50" style:family="text"/>
    <style:style style:name="T529_51" style:family="text"/>
    <style:style style:name="T529_52" style:family="text"/>
    <style:style style:name="T529_53" style:family="text"/>
    <style:style style:name="T529_54" style:family="text"/>
    <style:style style:name="P530" style:family="paragraph" style:parent-style-name="Standard">
      <style:paragraph-properties fo:break-before="auto" fo:margin-top="0cm" fo:margin-bottom="0cm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T530_13" style:family="text"/>
    <style:style style:name="T530_14" style:family="text"/>
    <style:style style:name="T530_15" style:family="text"/>
    <style:style style:name="T530_16" style:family="text"/>
    <style:style style:name="T530_17" style:family="text"/>
    <style:style style:name="T530_18" style:family="text"/>
    <style:style style:name="T530_19" style:family="text"/>
    <style:style style:name="T530_20" style:family="text"/>
    <style:style style:name="T530_21" style:family="text"/>
    <style:style style:name="T530_22" style:family="text"/>
    <style:style style:name="T530_23" style:family="text"/>
    <style:style style:name="T530_24" style:family="text"/>
    <style:style style:name="T530_25" style:family="text"/>
    <style:style style:name="T530_26" style:family="text"/>
    <style:style style:name="T530_27" style:family="text"/>
    <style:style style:name="T530_28" style:family="text"/>
    <style:style style:name="T530_29" style:family="text"/>
    <style:style style:name="T530_30" style:family="text"/>
    <style:style style:name="T530_31" style:family="text"/>
    <style:style style:name="P531" style:family="paragraph" style:parent-style-name="Heading_20_1">
      <style:paragraph-properties fo:break-before="auto" style:writing-mode="lr-tb"/>
    </style:style>
    <style:style style:name="T531_1" style:family="text">
      <style:text-properties fo:font-style="italic" style:font-style-asian="italic" style:font-style-complex="italic"/>
    </style:style>
    <style:style style:name="T531_2" style:family="text">
      <style:text-properties fo:font-style="italic" style:font-style-asian="italic" style:font-style-complex="italic"/>
    </style:style>
    <style:style style:name="T531_3" style:family="text"/>
    <style:style style:name="T531_4" style:family="text"/>
    <style:style style:name="T531_5" style:family="text"/>
    <style:style style:name="P532" style:family="paragraph" style:parent-style-name="Standard">
      <style:paragraph-properties fo:break-before="auto" fo:margin-top="0cm" style:writing-mode="lr-tb"/>
    </style:style>
    <style:style style:name="T532_1" style:family="text"/>
    <style:style style:name="P533" style:family="paragraph" style:parent-style-name="Standard">
      <style:paragraph-properties fo:break-before="auto" fo:margin-top="0cm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T533_10" style:family="text"/>
    <style:style style:name="T533_11" style:family="text"/>
    <style:style style:name="T533_12" style:family="text"/>
    <style:style style:name="T533_13" style:family="text"/>
    <style:style style:name="T533_14" style:family="text"/>
    <style:style style:name="T533_15" style:family="text"/>
    <style:style style:name="T533_16" style:family="text"/>
    <style:style style:name="T533_17" style:family="text"/>
    <style:style style:name="T533_18" style:family="text"/>
    <style:style style:name="T533_19" style:family="text"/>
    <style:style style:name="T533_20" style:family="text"/>
    <style:style style:name="T533_21" style:family="text"/>
    <style:style style:name="T533_22" style:family="text"/>
    <style:style style:name="T533_23" style:family="text"/>
    <style:style style:name="P534" style:family="paragraph" style:parent-style-name="Standard">
      <style:paragraph-properties fo:break-before="auto" fo:margin-top="0cm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T534_19" style:family="text"/>
    <style:style style:name="T534_20" style:family="text"/>
    <style:style style:name="T534_21" style:family="text"/>
    <style:style style:name="T534_22" style:family="text"/>
    <style:style style:name="T534_23" style:family="text"/>
    <style:style style:name="T534_24" style:family="text"/>
    <style:style style:name="T534_25" style:family="text"/>
    <style:style style:name="T534_26" style:family="text"/>
    <style:style style:name="T534_27" style:family="text"/>
    <style:style style:name="T534_28" style:family="text"/>
    <style:style style:name="T534_29" style:family="text"/>
    <style:style style:name="T534_30" style:family="text"/>
    <style:style style:name="T534_31" style:family="text"/>
    <style:style style:name="T534_32" style:family="text"/>
    <style:style style:name="T534_33" style:family="text"/>
    <style:style style:name="T534_34" style:family="text"/>
    <style:style style:name="T534_35" style:family="text"/>
    <style:style style:name="T534_36" style:family="text"/>
    <style:style style:name="T534_37" style:family="text"/>
    <style:style style:name="T534_38" style:family="text"/>
    <style:style style:name="T534_39" style:family="text"/>
    <style:style style:name="T534_40" style:family="text"/>
    <style:style style:name="T534_41" style:family="text"/>
    <style:style style:name="T534_42" style:family="text"/>
    <style:style style:name="T534_43" style:family="text"/>
    <style:style style:name="T534_44" style:family="text"/>
    <style:style style:name="T534_45" style:family="text"/>
    <style:style style:name="T534_46" style:family="text"/>
    <style:style style:name="T534_47" style:family="text"/>
    <style:style style:name="T534_48" style:family="text"/>
    <style:style style:name="T534_49" style:family="text"/>
    <style:style style:name="P535" style:family="paragraph" style:parent-style-name="Standard">
      <style:paragraph-properties fo:break-before="auto" fo:margin-top="0cm" style:writing-mode="lr-tb"/>
    </style:style>
    <style:style style:name="T535_1" style:family="text"/>
    <style:style style:name="T535_2" style:family="text"/>
    <style:style style:name="T535_3" style:family="text"/>
    <style:style style:name="P536" style:family="paragraph" style:parent-style-name="Standard">
      <style:paragraph-properties fo:break-before="auto" fo:margin-top="0cm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T536_14" style:family="text"/>
    <style:style style:name="T536_15" style:family="text"/>
    <style:style style:name="T536_16" style:family="text"/>
    <style:style style:name="T536_17" style:family="text"/>
    <style:style style:name="P537" style:family="paragraph" style:parent-style-name="Standard">
      <style:paragraph-properties fo:break-before="auto" fo:margin-top="0cm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T537_10" style:family="text"/>
    <style:style style:name="T537_11" style:family="text"/>
    <style:style style:name="T537_12" style:family="text"/>
    <style:style style:name="T537_13" style:family="text"/>
    <style:style style:name="T537_14" style:family="text"/>
    <style:style style:name="T537_15" style:family="text"/>
    <style:style style:name="T537_16" style:family="text"/>
    <style:style style:name="T537_17" style:family="text"/>
    <style:style style:name="T537_18" style:family="text"/>
    <style:style style:name="T537_19" style:family="text"/>
    <style:style style:name="T537_20" style:family="text"/>
    <style:style style:name="T537_21" style:family="text"/>
    <style:style style:name="T537_22" style:family="text"/>
    <style:style style:name="T537_23" style:family="text"/>
    <style:style style:name="T537_24" style:family="text"/>
    <style:style style:name="T537_25" style:family="text"/>
    <style:style style:name="P538" style:family="paragraph" style:parent-style-name="Standard">
      <style:paragraph-properties fo:break-before="auto" fo:margin-top="0cm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T538_12" style:family="text"/>
    <style:style style:name="T538_13" style:family="text"/>
    <style:style style:name="T538_14" style:family="text"/>
    <style:style style:name="T538_15" style:family="text"/>
    <style:style style:name="T538_16" style:family="text"/>
    <style:style style:name="T538_17" style:family="text"/>
    <style:style style:name="T538_18" style:family="text"/>
    <style:style style:name="T538_19" style:family="text"/>
    <style:style style:name="T538_20" style:family="text"/>
    <style:style style:name="T538_21" style:family="text"/>
    <style:style style:name="T538_22" style:family="text"/>
    <style:style style:name="T538_23" style:family="text"/>
    <style:style style:name="T538_24" style:family="text"/>
    <style:style style:name="T538_25" style:family="text"/>
    <style:style style:name="T538_26" style:family="text"/>
    <style:style style:name="T538_27" style:family="text"/>
    <style:style style:name="T538_28" style:family="text"/>
    <style:style style:name="T538_29" style:family="text"/>
    <style:style style:name="T538_30" style:family="text"/>
    <style:style style:name="T538_31" style:family="text"/>
    <style:style style:name="T538_32" style:family="text"/>
    <style:style style:name="T538_33" style:family="text"/>
    <style:style style:name="T538_34" style:family="text"/>
    <style:style style:name="T538_35" style:family="text"/>
    <style:style style:name="T538_36" style:family="text"/>
    <style:style style:name="T538_37" style:family="text"/>
    <style:style style:name="T538_38" style:family="text"/>
    <style:style style:name="T538_39" style:family="text"/>
    <style:style style:name="T538_40" style:family="text"/>
    <style:style style:name="T538_41" style:family="text"/>
    <style:style style:name="T538_42" style:family="text"/>
    <style:style style:name="T538_43" style:family="text"/>
    <style:style style:name="T538_44" style:family="text"/>
    <style:style style:name="T538_45" style:family="text"/>
    <style:style style:name="T538_46" style:family="text"/>
    <style:style style:name="T538_47" style:family="text"/>
    <style:style style:name="T538_48" style:family="text"/>
    <style:style style:name="P539" style:family="paragraph" style:parent-style-name="Standard">
      <style:paragraph-properties fo:break-before="auto" fo:margin-top="0cm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T539_10" style:family="text"/>
    <style:style style:name="T539_11" style:family="text"/>
    <style:style style:name="T539_12" style:family="text"/>
    <style:style style:name="T539_13" style:family="text"/>
    <style:style style:name="T539_14" style:family="text"/>
    <style:style style:name="T539_15" style:family="text"/>
    <style:style style:name="T539_16" style:family="text"/>
    <style:style style:name="T539_17" style:family="text"/>
    <style:style style:name="T539_18" style:family="text"/>
    <style:style style:name="T539_19" style:family="text"/>
    <style:style style:name="T539_20" style:family="text"/>
    <style:style style:name="T539_21" style:family="text"/>
    <style:style style:name="T539_22" style:family="text"/>
    <style:style style:name="T539_23" style:family="text"/>
    <style:style style:name="T539_24" style:family="text"/>
    <style:style style:name="T539_25" style:family="text"/>
    <style:style style:name="T539_26" style:family="text"/>
    <style:style style:name="T539_27" style:family="text"/>
    <style:style style:name="T539_28" style:family="text"/>
    <style:style style:name="T539_29" style:family="text"/>
    <style:style style:name="T539_30" style:family="text"/>
    <style:style style:name="T539_31" style:family="text"/>
    <style:style style:name="T539_32" style:family="text"/>
    <style:style style:name="T539_33" style:family="text"/>
    <style:style style:name="T539_34" style:family="text"/>
    <style:style style:name="T539_35" style:family="text"/>
    <style:style style:name="T539_36" style:family="text"/>
    <style:style style:name="T539_37" style:family="text"/>
    <style:style style:name="T539_38" style:family="text"/>
    <style:style style:name="T539_39" style:family="text"/>
    <style:style style:name="T539_40" style:family="text"/>
    <style:style style:name="T539_41" style:family="text"/>
    <style:style style:name="T539_42" style:family="text"/>
    <style:style style:name="T539_43" style:family="text"/>
    <style:style style:name="T539_44" style:family="text"/>
    <style:style style:name="T539_45" style:family="text"/>
    <style:style style:name="T539_46" style:family="text"/>
    <style:style style:name="P540" style:family="paragraph" style:parent-style-name="Standard">
      <style:paragraph-properties fo:break-before="auto" fo:margin-top="0cm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T540_13" style:family="text"/>
    <style:style style:name="T540_14" style:family="text"/>
    <style:style style:name="T540_15" style:family="text"/>
    <style:style style:name="T540_16" style:family="text"/>
    <style:style style:name="T540_17" style:family="text"/>
    <style:style style:name="T540_18" style:family="text"/>
    <style:style style:name="T540_19" style:family="text"/>
    <style:style style:name="T540_20" style:family="text"/>
    <style:style style:name="T540_21" style:family="text"/>
    <style:style style:name="T540_22" style:family="text"/>
    <style:style style:name="T540_23" style:family="text"/>
    <style:style style:name="T540_24" style:family="text"/>
    <style:style style:name="T540_25" style:family="text"/>
    <style:style style:name="T540_26" style:family="text"/>
    <style:style style:name="T540_27" style:family="text"/>
    <style:style style:name="T540_28" style:family="text"/>
    <style:style style:name="T540_29" style:family="text"/>
    <style:style style:name="T540_30" style:family="text"/>
    <style:style style:name="T540_31" style:family="text"/>
    <style:style style:name="T540_32" style:family="text"/>
    <style:style style:name="T540_33" style:family="text"/>
    <style:style style:name="T540_34" style:family="text"/>
    <style:style style:name="T540_35" style:family="text"/>
    <style:style style:name="P541" style:family="paragraph" style:parent-style-name="Standard">
      <style:paragraph-properties fo:break-before="auto" fo:margin-top="0cm" style:writing-mode="lr-tb"/>
    </style:style>
    <style:style style:name="T541_1" style:family="text"/>
    <style:style style:name="P542" style:family="paragraph" style:parent-style-name="Standard">
      <style:paragraph-properties fo:break-before="auto" fo:margin-top="0cm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P543" style:family="paragraph" style:parent-style-name="Standard">
      <style:paragraph-properties fo:break-before="auto" fo:margin-top="0cm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T543_6" style:family="text"/>
    <style:style style:name="T543_7" style:family="text"/>
    <style:style style:name="T543_8" style:family="text"/>
    <style:style style:name="T543_9" style:family="text"/>
    <style:style style:name="T543_10" style:family="text"/>
    <style:style style:name="T543_11" style:family="text"/>
    <style:style style:name="T543_12" style:family="text"/>
    <style:style style:name="T543_13" style:family="text"/>
    <style:style style:name="T543_14" style:family="text"/>
    <style:style style:name="T543_15" style:family="text"/>
    <style:style style:name="T543_16" style:family="text"/>
    <style:style style:name="T543_17" style:family="text"/>
    <style:style style:name="T543_18" style:family="text"/>
    <style:style style:name="T543_19" style:family="text"/>
    <style:style style:name="T543_20" style:family="text"/>
    <style:style style:name="T543_21" style:family="text"/>
    <style:style style:name="T543_22" style:family="text"/>
    <style:style style:name="T543_23" style:family="text"/>
    <style:style style:name="T543_24" style:family="text"/>
    <style:style style:name="T543_25" style:family="text"/>
    <style:style style:name="T543_26" style:family="text"/>
    <style:style style:name="T543_27" style:family="text"/>
    <style:style style:name="T543_28" style:family="text"/>
    <style:style style:name="T543_29" style:family="text"/>
    <style:style style:name="T543_30" style:family="text"/>
    <style:style style:name="T543_31" style:family="text"/>
    <style:style style:name="T543_32" style:family="text"/>
    <style:style style:name="T543_33" style:family="text"/>
    <style:style style:name="T543_34" style:family="text"/>
    <style:style style:name="P544" style:family="paragraph" style:parent-style-name="Standard">
      <style:paragraph-properties fo:break-before="auto" fo:margin-top="0cm" style:writing-mode="lr-tb"/>
    </style:style>
    <style:style style:name="T544_1" style:family="text"/>
    <style:style style:name="P545" style:family="paragraph" style:parent-style-name="Standard">
      <style:paragraph-properties fo:break-before="auto" fo:margin-top="0cm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T545_13" style:family="text"/>
    <style:style style:name="T545_14" style:family="text"/>
    <style:style style:name="T545_15" style:family="text"/>
    <style:style style:name="T545_16" style:family="text"/>
    <style:style style:name="T545_17" style:family="text"/>
    <style:style style:name="T545_18" style:family="text"/>
    <style:style style:name="T545_19" style:family="text"/>
    <style:style style:name="T545_20" style:family="text"/>
    <style:style style:name="T545_21" style:family="text"/>
    <style:style style:name="P546" style:family="paragraph" style:parent-style-name="Standard">
      <style:paragraph-properties fo:break-before="auto" fo:margin-top="0cm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P547" style:family="paragraph" style:parent-style-name="Standard">
      <style:paragraph-properties fo:break-before="auto" fo:margin-top="0cm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T547_9" style:family="text"/>
    <style:style style:name="P548" style:family="paragraph" style:parent-style-name="Standard">
      <style:paragraph-properties fo:break-before="auto" fo:margin-top="0cm" fo:margin-bottom="0cm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T548_16" style:family="text"/>
    <style:style style:name="T548_17" style:family="text"/>
    <style:style style:name="T548_18" style:family="text"/>
    <style:style style:name="T548_19" style:family="text"/>
    <style:style style:name="T548_20" style:family="text"/>
    <style:style style:name="T548_21" style:family="text"/>
    <style:style style:name="T548_22" style:family="text"/>
    <style:style style:name="T548_23" style:family="text"/>
    <style:style style:name="T548_24" style:family="text"/>
    <style:style style:name="T548_25" style:family="text"/>
    <style:style style:name="T548_26" style:family="text"/>
    <style:style style:name="T548_27" style:family="text"/>
    <style:style style:name="T548_28" style:family="text"/>
    <style:style style:name="P549" style:family="paragraph" style:parent-style-name="Heading_20_1">
      <style:paragraph-properties fo:break-before="auto" style:writing-mode="lr-tb"/>
    </style:style>
    <style:style style:name="T549_1" style:family="text">
      <style:text-properties fo:font-style="italic" style:font-style-asian="italic" style:font-style-complex="italic"/>
    </style:style>
    <style:style style:name="T549_2" style:family="text"/>
    <style:style style:name="T549_3" style:family="text"/>
    <style:style style:name="T549_4" style:family="text"/>
    <style:style style:name="P550" style:family="paragraph" style:parent-style-name="Standard">
      <style:paragraph-properties fo:break-before="auto" fo:margin-top="0cm" style:writing-mode="lr-tb"/>
    </style:style>
    <style:style style:name="T550_1" style:family="text"/>
    <style:style style:name="P551" style:family="paragraph" style:parent-style-name="Standard">
      <style:paragraph-properties fo:break-before="auto" fo:margin-top="0cm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T551_5" style:family="text"/>
    <style:style style:name="T551_6" style:family="text"/>
    <style:style style:name="T551_7" style:family="text"/>
    <style:style style:name="T551_8" style:family="text"/>
    <style:style style:name="T551_9" style:family="text"/>
    <style:style style:name="T551_10" style:family="text"/>
    <style:style style:name="T551_11" style:family="text"/>
    <style:style style:name="P552" style:family="paragraph" style:parent-style-name="Standard">
      <style:paragraph-properties fo:break-before="auto" fo:margin-top="0cm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T552_12" style:family="text"/>
    <style:style style:name="T552_13" style:family="text"/>
    <style:style style:name="P553" style:family="paragraph" style:parent-style-name="Standard">
      <style:paragraph-properties fo:break-before="auto" fo:margin-top="0cm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T553_9" style:family="text"/>
    <style:style style:name="T553_10" style:family="text"/>
    <style:style style:name="T553_11" style:family="text"/>
    <style:style style:name="P554" style:family="paragraph" style:parent-style-name="Standard">
      <style:paragraph-properties fo:break-before="auto" fo:margin-top="0cm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/>
    <style:style style:name="T554_6" style:family="text"/>
    <style:style style:name="T554_7" style:family="text"/>
    <style:style style:name="T554_8" style:family="text"/>
    <style:style style:name="T554_9" style:family="text"/>
    <style:style style:name="T554_10" style:family="text"/>
    <style:style style:name="T554_11" style:family="text"/>
    <style:style style:name="T554_12" style:family="text"/>
    <style:style style:name="T554_13" style:family="text"/>
    <style:style style:name="P555" style:family="paragraph" style:parent-style-name="Standard">
      <style:paragraph-properties fo:break-before="auto" fo:margin-top="0cm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T555_9" style:family="text"/>
    <style:style style:name="T555_10" style:family="text"/>
    <style:style style:name="T555_11" style:family="text"/>
    <style:style style:name="T555_12" style:family="text"/>
    <style:style style:name="T555_13" style:family="text"/>
    <style:style style:name="T555_14" style:family="text"/>
    <style:style style:name="T555_15" style:family="text"/>
    <style:style style:name="T555_16" style:family="text"/>
    <style:style style:name="T555_17" style:family="text"/>
    <style:style style:name="T555_18" style:family="text"/>
    <style:style style:name="T555_19" style:family="text"/>
    <style:style style:name="T555_20" style:family="text"/>
    <style:style style:name="T555_21" style:family="text"/>
    <style:style style:name="T555_22" style:family="text"/>
    <style:style style:name="T555_23" style:family="text"/>
    <style:style style:name="T555_24" style:family="text"/>
    <style:style style:name="T555_25" style:family="text"/>
    <style:style style:name="T555_26" style:family="text"/>
    <style:style style:name="T555_27" style:family="text"/>
    <style:style style:name="T555_28" style:family="text"/>
    <style:style style:name="T555_29" style:family="text"/>
    <style:style style:name="T555_30" style:family="text"/>
    <style:style style:name="T555_31" style:family="text"/>
    <style:style style:name="T555_32" style:family="text"/>
    <style:style style:name="T555_33" style:family="text"/>
    <style:style style:name="T555_34" style:family="text"/>
    <style:style style:name="T555_35" style:family="text"/>
    <style:style style:name="T555_36" style:family="text"/>
    <style:style style:name="T555_37" style:family="text"/>
    <style:style style:name="T555_38" style:family="text"/>
    <style:style style:name="T555_39" style:family="text"/>
    <style:style style:name="P556" style:family="paragraph" style:parent-style-name="Standard">
      <style:paragraph-properties fo:break-before="auto" fo:margin-top="0cm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T556_15" style:family="text"/>
    <style:style style:name="T556_16" style:family="text"/>
    <style:style style:name="T556_17" style:family="text"/>
    <style:style style:name="T556_18" style:family="text"/>
    <style:style style:name="T556_19" style:family="text"/>
    <style:style style:name="T556_20" style:family="text"/>
    <style:style style:name="T556_21" style:family="text">
      <style:text-properties fo:font-style="italic" style:font-style-asian="italic" style:font-style-complex="italic"/>
    </style:style>
    <style:style style:name="T556_22" style:family="text"/>
    <style:style style:name="T556_23" style:family="text"/>
    <style:style style:name="T556_24" style:family="text"/>
    <style:style style:name="T556_25" style:family="text"/>
    <style:style style:name="T556_26" style:family="text"/>
    <style:style style:name="T556_27" style:family="text"/>
    <style:style style:name="P557" style:family="paragraph" style:parent-style-name="Standard">
      <style:paragraph-properties fo:break-before="auto" fo:margin-top="0cm" style:writing-mode="lr-tb"/>
    </style:style>
    <style:style style:name="T557_1" style:family="text"/>
    <style:style style:name="T557_2" style:family="text"/>
    <style:style style:name="P558" style:family="paragraph" style:parent-style-name="Standard">
      <style:paragraph-properties fo:break-before="auto" fo:margin-top="0cm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P559" style:family="paragraph" style:parent-style-name="Standard">
      <style:paragraph-properties fo:break-before="auto" fo:margin-top="0cm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T559_11" style:family="text"/>
    <style:style style:name="T559_12" style:family="text"/>
    <style:style style:name="T559_13" style:family="text"/>
    <style:style style:name="T559_14" style:family="text"/>
    <style:style style:name="T559_15" style:family="text"/>
    <style:style style:name="T559_16" style:family="text"/>
    <style:style style:name="T559_17" style:family="text"/>
    <style:style style:name="T559_18" style:family="text"/>
    <style:style style:name="T559_19" style:family="text"/>
    <style:style style:name="T559_20" style:family="text"/>
    <style:style style:name="T559_21" style:family="text"/>
    <style:style style:name="T559_22" style:family="text"/>
    <style:style style:name="T559_23" style:family="text"/>
    <style:style style:name="T559_24" style:family="text"/>
    <style:style style:name="T559_25" style:family="text"/>
    <style:style style:name="T559_26" style:family="text"/>
    <style:style style:name="T559_27" style:family="text"/>
    <style:style style:name="T559_28" style:family="text"/>
    <style:style style:name="T559_29" style:family="text"/>
    <style:style style:name="T559_30" style:family="text"/>
    <style:style style:name="T559_31" style:family="text"/>
    <style:style style:name="T559_32" style:family="text"/>
    <style:style style:name="T559_33" style:family="text"/>
    <style:style style:name="T559_34" style:family="text"/>
    <style:style style:name="T559_35" style:family="text"/>
    <style:style style:name="T559_36" style:family="text"/>
    <style:style style:name="T559_37" style:family="text"/>
    <style:style style:name="T559_38" style:family="text"/>
    <style:style style:name="T559_39" style:family="text"/>
    <style:style style:name="P560" style:family="paragraph" style:parent-style-name="Standard">
      <style:paragraph-properties fo:break-before="auto" fo:margin-top="0cm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T560_6" style:family="text"/>
    <style:style style:name="T560_7" style:family="text"/>
    <style:style style:name="T560_8" style:family="text"/>
    <style:style style:name="T560_9" style:family="text"/>
    <style:style style:name="T560_10" style:family="text"/>
    <style:style style:name="T560_11" style:family="text"/>
    <style:style style:name="T560_12" style:family="text"/>
    <style:style style:name="T560_13" style:family="text"/>
    <style:style style:name="T560_14" style:family="text"/>
    <style:style style:name="T560_15" style:family="text"/>
    <style:style style:name="T560_16" style:family="text"/>
    <style:style style:name="T560_17" style:family="text"/>
    <style:style style:name="T560_18" style:family="text"/>
    <style:style style:name="T560_19" style:family="text"/>
    <style:style style:name="T560_20" style:family="text"/>
    <style:style style:name="T560_21" style:family="text"/>
    <style:style style:name="T560_22" style:family="text"/>
    <style:style style:name="T560_23" style:family="text"/>
    <style:style style:name="T560_24" style:family="text"/>
    <style:style style:name="T560_25" style:family="text"/>
    <style:style style:name="T560_26" style:family="text"/>
    <style:style style:name="T560_27" style:family="text"/>
    <style:style style:name="T560_28" style:family="text"/>
    <style:style style:name="T560_29" style:family="text"/>
    <style:style style:name="T560_30" style:family="text"/>
    <style:style style:name="T560_31" style:family="text"/>
    <style:style style:name="T560_32" style:family="text"/>
    <style:style style:name="T560_33" style:family="text"/>
    <style:style style:name="T560_34" style:family="text"/>
    <style:style style:name="T560_35" style:family="text"/>
    <style:style style:name="T560_36" style:family="text"/>
    <style:style style:name="T560_37" style:family="text"/>
    <style:style style:name="T560_38" style:family="text"/>
    <style:style style:name="T560_39" style:family="text"/>
    <style:style style:name="T560_40" style:family="text"/>
    <style:style style:name="T560_41" style:family="text"/>
    <style:style style:name="P561" style:family="paragraph" style:parent-style-name="Standard">
      <style:paragraph-properties fo:break-before="auto" fo:margin-top="0cm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T561_7" style:family="text"/>
    <style:style style:name="T561_8" style:family="text"/>
    <style:style style:name="T561_9" style:family="text"/>
    <style:style style:name="T561_10" style:family="text"/>
    <style:style style:name="T561_11" style:family="text"/>
    <style:style style:name="T561_12" style:family="text"/>
    <style:style style:name="T561_13" style:family="text"/>
    <style:style style:name="T561_14" style:family="text"/>
    <style:style style:name="T561_15" style:family="text"/>
    <style:style style:name="T561_16" style:family="text"/>
    <style:style style:name="T561_17" style:family="text"/>
    <style:style style:name="T561_18" style:family="text"/>
    <style:style style:name="T561_19" style:family="text"/>
    <style:style style:name="T561_20" style:family="text"/>
    <style:style style:name="T561_21" style:family="text"/>
    <style:style style:name="P562" style:family="paragraph" style:parent-style-name="Standard">
      <style:paragraph-properties fo:break-before="auto" fo:margin-top="0cm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/>
    <style:style style:name="T562_6" style:family="text"/>
    <style:style style:name="T562_7" style:family="text"/>
    <style:style style:name="T562_8" style:family="text"/>
    <style:style style:name="T562_9" style:family="text"/>
    <style:style style:name="T562_10" style:family="text"/>
    <style:style style:name="T562_11" style:family="text"/>
    <style:style style:name="T562_12" style:family="text"/>
    <style:style style:name="T562_13" style:family="text"/>
    <style:style style:name="T562_14" style:family="text"/>
    <style:style style:name="T562_15" style:family="text"/>
    <style:style style:name="T562_16" style:family="text"/>
    <style:style style:name="T562_17" style:family="text"/>
    <style:style style:name="T562_18" style:family="text"/>
    <style:style style:name="T562_19" style:family="text"/>
    <style:style style:name="T562_20" style:family="text"/>
    <style:style style:name="T562_21" style:family="text"/>
    <style:style style:name="T562_22" style:family="text"/>
    <style:style style:name="T562_23" style:family="text"/>
    <style:style style:name="T562_24" style:family="text"/>
    <style:style style:name="T562_25" style:family="text"/>
    <style:style style:name="T562_26" style:family="text"/>
    <style:style style:name="T562_27" style:family="text"/>
    <style:style style:name="T562_28" style:family="text"/>
    <style:style style:name="T562_29" style:family="text"/>
    <style:style style:name="T562_30" style:family="text"/>
    <style:style style:name="T562_31" style:family="text"/>
    <style:style style:name="T562_32" style:family="text"/>
    <style:style style:name="T562_33" style:family="text"/>
    <style:style style:name="T562_34" style:family="text"/>
    <style:style style:name="P563" style:family="paragraph" style:parent-style-name="Standard">
      <style:paragraph-properties fo:break-before="auto" fo:margin-top="0cm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T563_5" style:family="text"/>
    <style:style style:name="T563_6" style:family="text"/>
    <style:style style:name="T563_7" style:family="text"/>
    <style:style style:name="T563_8" style:family="text"/>
    <style:style style:name="T563_9" style:family="text"/>
    <style:style style:name="T563_10" style:family="text"/>
    <style:style style:name="T563_11" style:family="text"/>
    <style:style style:name="T563_12" style:family="text"/>
    <style:style style:name="T563_13" style:family="text"/>
    <style:style style:name="T563_14" style:family="text"/>
    <style:style style:name="T563_15" style:family="text"/>
    <style:style style:name="T563_16" style:family="text"/>
    <style:style style:name="T563_17" style:family="text"/>
    <style:style style:name="P564" style:family="paragraph" style:parent-style-name="Standard">
      <style:paragraph-properties fo:break-before="auto" fo:margin-top="0cm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T564_8" style:family="text"/>
    <style:style style:name="T564_9" style:family="text"/>
    <style:style style:name="T564_10" style:family="text"/>
    <style:style style:name="T564_11" style:family="text"/>
    <style:style style:name="T564_12" style:family="text"/>
    <style:style style:name="T564_13" style:family="text"/>
    <style:style style:name="T564_14" style:family="text"/>
    <style:style style:name="T564_15" style:family="text"/>
    <style:style style:name="T564_16" style:family="text"/>
    <style:style style:name="T564_17" style:family="text"/>
    <style:style style:name="T564_18" style:family="text"/>
    <style:style style:name="T564_19" style:family="text"/>
    <style:style style:name="T564_20" style:family="text"/>
    <style:style style:name="T564_21" style:family="text"/>
    <style:style style:name="T564_22" style:family="text"/>
    <style:style style:name="T564_23" style:family="text"/>
    <style:style style:name="T564_24" style:family="text"/>
    <style:style style:name="T564_25" style:family="text"/>
    <style:style style:name="P565" style:family="paragraph" style:parent-style-name="Standard">
      <style:paragraph-properties fo:break-before="auto" fo:margin-top="0cm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T565_9" style:family="text"/>
    <style:style style:name="P566" style:family="paragraph" style:parent-style-name="Standard">
      <style:paragraph-properties fo:break-before="auto" fo:margin-top="0cm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T566_9" style:family="text"/>
    <style:style style:name="T566_10" style:family="text"/>
    <style:style style:name="T566_11" style:family="text"/>
    <style:style style:name="T566_12" style:family="text"/>
    <style:style style:name="T566_13" style:family="text"/>
    <style:style style:name="T566_14" style:family="text"/>
    <style:style style:name="T566_15" style:family="text"/>
    <style:style style:name="T566_16" style:family="text"/>
    <style:style style:name="T566_17" style:family="text"/>
    <style:style style:name="T566_18" style:family="text"/>
    <style:style style:name="T566_19" style:family="text"/>
    <style:style style:name="P567" style:family="paragraph" style:parent-style-name="Standard">
      <style:paragraph-properties fo:break-before="auto" fo:margin-top="0cm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T567_7" style:family="text"/>
    <style:style style:name="T567_8" style:family="text"/>
    <style:style style:name="T567_9" style:family="text"/>
    <style:style style:name="T567_10" style:family="text"/>
    <style:style style:name="T567_11" style:family="text"/>
    <style:style style:name="T567_12" style:family="text"/>
    <style:style style:name="P568" style:family="paragraph" style:parent-style-name="Standard">
      <style:paragraph-properties fo:break-before="auto" fo:margin-top="0cm" fo:margin-bottom="0cm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T568_9" style:family="text"/>
    <style:style style:name="T568_10" style:family="text"/>
    <style:style style:name="T568_11" style:family="text"/>
    <style:style style:name="T568_12" style:family="text"/>
    <style:style style:name="P569" style:family="paragraph" style:parent-style-name="Heading_20_1">
      <style:paragraph-properties fo:break-before="auto" style:writing-mode="lr-tb"/>
    </style:style>
    <style:style style:name="T569_1" style:family="text">
      <style:text-properties fo:font-style="italic" style:font-style-asian="italic" style:font-style-complex="italic"/>
    </style:style>
    <style:style style:name="T569_2" style:family="text">
      <style:text-properties fo:font-style="italic" style:font-style-asian="italic" style:font-style-complex="italic"/>
    </style:style>
    <style:style style:name="T569_3" style:family="text">
      <style:text-properties fo:font-style="italic" style:font-style-asian="italic" style:font-style-complex="italic"/>
    </style:style>
    <style:style style:name="T569_4" style:family="text">
      <style:text-properties fo:font-style="italic" style:font-style-asian="italic" style:font-style-complex="italic"/>
    </style:style>
    <style:style style:name="T569_5" style:family="text">
      <style:text-properties fo:font-style="italic" style:font-style-asian="italic" style:font-style-complex="italic"/>
    </style:style>
    <style:style style:name="T569_6" style:family="text"/>
    <style:style style:name="T569_7" style:family="text"/>
    <style:style style:name="T569_8" style:family="text"/>
    <style:style style:name="P570" style:family="paragraph" style:parent-style-name="Standard">
      <style:paragraph-properties fo:break-before="auto" fo:margin-top="0cm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T570_9" style:family="text"/>
    <style:style style:name="T570_10" style:family="text"/>
    <style:style style:name="T570_11" style:family="text"/>
    <style:style style:name="T570_12" style:family="text"/>
    <style:style style:name="T570_13" style:family="text"/>
    <style:style style:name="T570_14" style:family="text"/>
    <style:style style:name="T570_15" style:family="text"/>
    <style:style style:name="T570_16" style:family="text"/>
    <style:style style:name="T570_17" style:family="text"/>
    <style:style style:name="T570_18" style:family="text"/>
    <style:style style:name="T570_19" style:family="text"/>
    <style:style style:name="T570_20" style:family="text"/>
    <style:style style:name="T570_21" style:family="text"/>
    <style:style style:name="T570_22" style:family="text"/>
    <style:style style:name="T570_23" style:family="text"/>
    <style:style style:name="P571" style:family="paragraph" style:parent-style-name="Standard">
      <style:paragraph-properties fo:break-before="auto" fo:margin-top="0cm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T571_7" style:family="text"/>
    <style:style style:name="T571_8" style:family="text"/>
    <style:style style:name="T571_9" style:family="text"/>
    <style:style style:name="T571_10" style:family="text"/>
    <style:style style:name="T571_11" style:family="text"/>
    <style:style style:name="T571_12" style:family="text"/>
    <style:style style:name="T571_13" style:family="text"/>
    <style:style style:name="T571_14" style:family="text"/>
    <style:style style:name="T571_15" style:family="text"/>
    <style:style style:name="T571_16" style:family="text"/>
    <style:style style:name="T571_17" style:family="text"/>
    <style:style style:name="T571_18" style:family="text"/>
    <style:style style:name="T571_19" style:family="text"/>
    <style:style style:name="P572" style:family="paragraph" style:parent-style-name="Standard">
      <style:paragraph-properties fo:break-before="auto" fo:margin-top="0cm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T572_11" style:family="text"/>
    <style:style style:name="T572_12" style:family="text"/>
    <style:style style:name="T572_13" style:family="text"/>
    <style:style style:name="T572_14" style:family="text"/>
    <style:style style:name="T572_15" style:family="text"/>
    <style:style style:name="T572_16" style:family="text"/>
    <style:style style:name="T572_17" style:family="text"/>
    <style:style style:name="T572_18" style:family="text"/>
    <style:style style:name="T572_19" style:family="text"/>
    <style:style style:name="T572_20" style:family="text"/>
    <style:style style:name="T572_21" style:family="text"/>
    <style:style style:name="T572_22" style:family="text"/>
    <style:style style:name="T572_23" style:family="text"/>
    <style:style style:name="T572_24" style:family="text"/>
    <style:style style:name="T572_25" style:family="text"/>
    <style:style style:name="T572_26" style:family="text"/>
    <style:style style:name="T572_27" style:family="text"/>
    <style:style style:name="T572_28" style:family="text"/>
    <style:style style:name="T572_29" style:family="text"/>
    <style:style style:name="T572_30" style:family="text"/>
    <style:style style:name="T572_31" style:family="text"/>
    <style:style style:name="T572_32" style:family="text"/>
    <style:style style:name="T572_33" style:family="text"/>
    <style:style style:name="T572_34" style:family="text"/>
    <style:style style:name="T572_35" style:family="text"/>
    <style:style style:name="T572_36" style:family="text"/>
    <style:style style:name="T572_37" style:family="text"/>
    <style:style style:name="T572_38" style:family="text"/>
    <style:style style:name="T572_39" style:family="text"/>
    <style:style style:name="T572_40" style:family="text"/>
    <style:style style:name="T572_41" style:family="text"/>
    <style:style style:name="T572_42" style:family="text"/>
    <style:style style:name="T572_43" style:family="text"/>
    <style:style style:name="T572_44" style:family="text"/>
    <style:style style:name="T572_45" style:family="text"/>
    <style:style style:name="T572_46" style:family="text"/>
    <style:style style:name="T572_47" style:family="text"/>
    <style:style style:name="T572_48" style:family="text"/>
    <style:style style:name="T572_49" style:family="text"/>
    <style:style style:name="T572_50" style:family="text"/>
    <style:style style:name="T572_51" style:family="text"/>
    <style:style style:name="T572_52" style:family="text"/>
    <style:style style:name="T572_53" style:family="text"/>
    <style:style style:name="T572_54" style:family="text"/>
    <style:style style:name="T572_55" style:family="text"/>
    <style:style style:name="T572_56" style:family="text"/>
    <style:style style:name="T572_57" style:family="text"/>
    <style:style style:name="P573" style:family="paragraph" style:parent-style-name="Standard">
      <style:paragraph-properties fo:break-before="auto" fo:margin-top="0cm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T573_9" style:family="text"/>
    <style:style style:name="T573_10" style:family="text"/>
    <style:style style:name="T573_11" style:family="text"/>
    <style:style style:name="T573_12" style:family="text"/>
    <style:style style:name="T573_13" style:family="text"/>
    <style:style style:name="T573_14" style:family="text"/>
    <style:style style:name="T573_15" style:family="text"/>
    <style:style style:name="T573_16" style:family="text"/>
    <style:style style:name="T573_17" style:family="text"/>
    <style:style style:name="T573_18" style:family="text"/>
    <style:style style:name="T573_19" style:family="text"/>
    <style:style style:name="T573_20" style:family="text"/>
    <style:style style:name="T573_21" style:family="text"/>
    <style:style style:name="T573_22" style:family="text"/>
    <style:style style:name="T573_23" style:family="text"/>
    <style:style style:name="T573_24" style:family="text"/>
    <style:style style:name="T573_25" style:family="text"/>
    <style:style style:name="T573_26" style:family="text"/>
    <style:style style:name="T573_27" style:family="text"/>
    <style:style style:name="T573_28" style:family="text"/>
    <style:style style:name="T573_29" style:family="text"/>
    <style:style style:name="T573_30" style:family="text"/>
    <style:style style:name="T573_31" style:family="text"/>
    <style:style style:name="T573_32" style:family="text"/>
    <style:style style:name="T573_33" style:family="text"/>
    <style:style style:name="T573_34" style:family="text"/>
    <style:style style:name="T573_35" style:family="text"/>
    <style:style style:name="T573_36" style:family="text"/>
    <style:style style:name="T573_37" style:family="text"/>
    <style:style style:name="T573_38" style:family="text"/>
    <style:style style:name="T573_39" style:family="text"/>
    <style:style style:name="T573_40" style:family="text"/>
    <style:style style:name="T573_41" style:family="text"/>
    <style:style style:name="T573_42" style:family="text"/>
    <style:style style:name="T573_43" style:family="text"/>
    <style:style style:name="T573_44" style:family="text"/>
    <style:style style:name="T573_45" style:family="text"/>
    <style:style style:name="P574" style:family="paragraph" style:parent-style-name="Standard">
      <style:paragraph-properties fo:break-before="auto" fo:margin-top="0cm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T574_14" style:family="text"/>
    <style:style style:name="T574_15" style:family="text"/>
    <style:style style:name="T574_16" style:family="text"/>
    <style:style style:name="T574_17" style:family="text"/>
    <style:style style:name="T574_18" style:family="text"/>
    <style:style style:name="T574_19" style:family="text"/>
    <style:style style:name="T574_20" style:family="text"/>
    <style:style style:name="T574_21" style:family="text"/>
    <style:style style:name="T574_22" style:family="text"/>
    <style:style style:name="T574_23" style:family="text"/>
    <style:style style:name="T574_24" style:family="text"/>
    <style:style style:name="T574_25" style:family="text"/>
    <style:style style:name="T574_26" style:family="text"/>
    <style:style style:name="T574_27" style:family="text"/>
    <style:style style:name="P575" style:family="paragraph" style:parent-style-name="Standard">
      <style:paragraph-properties fo:break-before="auto" fo:margin-top="0cm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T575_9" style:family="text"/>
    <style:style style:name="T575_10" style:family="text"/>
    <style:style style:name="T575_11" style:family="text"/>
    <style:style style:name="T575_12" style:family="text"/>
    <style:style style:name="T575_13" style:family="text"/>
    <style:style style:name="T575_14" style:family="text"/>
    <style:style style:name="T575_15" style:family="text"/>
    <style:style style:name="T575_16" style:family="text"/>
    <style:style style:name="T575_17" style:family="text"/>
    <style:style style:name="T575_18" style:family="text"/>
    <style:style style:name="T575_19" style:family="text"/>
    <style:style style:name="T575_20" style:family="text"/>
    <style:style style:name="T575_21" style:family="text"/>
    <style:style style:name="T575_22" style:family="text"/>
    <style:style style:name="T575_23" style:family="text"/>
    <style:style style:name="T575_24" style:family="text"/>
    <style:style style:name="T575_25" style:family="text"/>
    <style:style style:name="T575_26" style:family="text"/>
    <style:style style:name="T575_27" style:family="text"/>
    <style:style style:name="T575_28" style:family="text"/>
    <style:style style:name="T575_29" style:family="text"/>
    <style:style style:name="T575_30" style:family="text"/>
    <style:style style:name="T575_31" style:family="text"/>
    <style:style style:name="T575_32" style:family="text"/>
    <style:style style:name="T575_33" style:family="text"/>
    <style:style style:name="T575_34" style:family="text"/>
    <style:style style:name="T575_35" style:family="text"/>
    <style:style style:name="T575_36" style:family="text"/>
    <style:style style:name="T575_37" style:family="text"/>
    <style:style style:name="P576" style:family="paragraph" style:parent-style-name="Standard">
      <style:paragraph-properties fo:break-before="auto" fo:margin-top="0cm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T576_9" style:family="text"/>
    <style:style style:name="T576_10" style:family="text"/>
    <style:style style:name="T576_11" style:family="text"/>
    <style:style style:name="T576_12" style:family="text"/>
    <style:style style:name="T576_13" style:family="text"/>
    <style:style style:name="T576_14" style:family="text"/>
    <style:style style:name="T576_15" style:family="text"/>
    <style:style style:name="T576_16" style:family="text"/>
    <style:style style:name="T576_17" style:family="text"/>
    <style:style style:name="T576_18" style:family="text"/>
    <style:style style:name="T576_19" style:family="text"/>
    <style:style style:name="T576_20" style:family="text"/>
    <style:style style:name="T576_21" style:family="text"/>
    <style:style style:name="T576_22" style:family="text"/>
    <style:style style:name="T576_23" style:family="text"/>
    <style:style style:name="T576_24" style:family="text"/>
    <style:style style:name="T576_25" style:family="text"/>
    <style:style style:name="T576_26" style:family="text"/>
    <style:style style:name="T576_27" style:family="text"/>
    <style:style style:name="T576_28" style:family="text"/>
    <style:style style:name="T576_29" style:family="text"/>
    <style:style style:name="T576_30" style:family="text"/>
    <style:style style:name="T576_31" style:family="text"/>
    <style:style style:name="T576_32" style:family="text"/>
    <style:style style:name="T576_33" style:family="text"/>
    <style:style style:name="T576_34" style:family="text"/>
    <style:style style:name="T576_35" style:family="text"/>
    <style:style style:name="T576_36" style:family="text"/>
    <style:style style:name="T576_37" style:family="text"/>
    <style:style style:name="T576_38" style:family="text"/>
    <style:style style:name="T576_39" style:family="text"/>
    <style:style style:name="T576_40" style:family="text"/>
    <style:style style:name="T576_41" style:family="text"/>
    <style:style style:name="T576_42" style:family="text"/>
    <style:style style:name="T576_43" style:family="text"/>
    <style:style style:name="P577" style:family="paragraph" style:parent-style-name="Standard">
      <style:paragraph-properties fo:break-before="auto" fo:margin-top="0cm" style:writing-mode="lr-tb"/>
    </style:style>
    <style:style style:name="T577_1" style:family="text"/>
    <style:style style:name="T577_2" style:family="text"/>
    <style:style style:name="T577_3" style:family="text"/>
    <style:style style:name="T577_4" style:family="text"/>
    <style:style style:name="T577_5" style:family="text"/>
    <style:style style:name="T577_6" style:family="text"/>
    <style:style style:name="T577_7" style:family="text"/>
    <style:style style:name="T577_8" style:family="text"/>
    <style:style style:name="T577_9" style:family="text"/>
    <style:style style:name="T577_10" style:family="text"/>
    <style:style style:name="T577_11" style:family="text"/>
    <style:style style:name="T577_12" style:family="text"/>
    <style:style style:name="T577_13" style:family="text"/>
    <style:style style:name="T577_14" style:family="text"/>
    <style:style style:name="T577_15" style:family="text"/>
    <style:style style:name="T577_16" style:family="text"/>
    <style:style style:name="T577_17" style:family="text"/>
    <style:style style:name="T577_18" style:family="text"/>
    <style:style style:name="T577_19" style:family="text"/>
    <style:style style:name="T577_20" style:family="text"/>
    <style:style style:name="T577_21" style:family="text"/>
    <style:style style:name="T577_22" style:family="text"/>
    <style:style style:name="T577_23" style:family="text"/>
    <style:style style:name="T577_24" style:family="text"/>
    <style:style style:name="T577_25" style:family="text"/>
    <style:style style:name="T577_26" style:family="text"/>
    <style:style style:name="T577_27" style:family="text"/>
    <style:style style:name="T577_28" style:family="text"/>
    <style:style style:name="T577_29" style:family="text"/>
    <style:style style:name="T577_30" style:family="text"/>
    <style:style style:name="T577_31" style:family="text"/>
    <style:style style:name="T577_32" style:family="text"/>
    <style:style style:name="T577_33" style:family="text"/>
    <style:style style:name="T577_34" style:family="text"/>
    <style:style style:name="T577_35" style:family="text"/>
    <style:style style:name="T577_36" style:family="text"/>
    <style:style style:name="T577_37" style:family="text"/>
    <style:style style:name="T577_38" style:family="text"/>
    <style:style style:name="T577_39" style:family="text"/>
    <style:style style:name="T577_40" style:family="text"/>
    <style:style style:name="T577_41" style:family="text"/>
    <style:style style:name="T577_42" style:family="text"/>
    <style:style style:name="T577_43" style:family="text"/>
    <style:style style:name="T577_44" style:family="text"/>
    <style:style style:name="T577_45" style:family="text"/>
    <style:style style:name="T577_46" style:family="text"/>
    <style:style style:name="T577_47" style:family="text"/>
    <style:style style:name="T577_48" style:family="text"/>
    <style:style style:name="T577_49" style:family="text"/>
    <style:style style:name="T577_50" style:family="text"/>
    <style:style style:name="T577_51" style:family="text"/>
    <style:style style:name="T577_52" style:family="text"/>
    <style:style style:name="T577_53" style:family="text"/>
    <style:style style:name="P578" style:family="paragraph" style:parent-style-name="Standard">
      <style:paragraph-properties fo:break-before="auto" fo:margin-top="0cm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T578_8" style:family="text"/>
    <style:style style:name="T578_9" style:family="text"/>
    <style:style style:name="T578_10" style:family="text"/>
    <style:style style:name="T578_11" style:family="text"/>
    <style:style style:name="T578_12" style:family="text"/>
    <style:style style:name="T578_13" style:family="text"/>
    <style:style style:name="T578_14" style:family="text"/>
    <style:style style:name="T578_15" style:family="text"/>
    <style:style style:name="T578_16" style:family="text"/>
    <style:style style:name="T578_17" style:family="text"/>
    <style:style style:name="T578_18" style:family="text"/>
    <style:style style:name="T578_19" style:family="text"/>
    <style:style style:name="T578_20" style:family="text"/>
    <style:style style:name="T578_21" style:family="text"/>
    <style:style style:name="T578_22" style:family="text"/>
    <style:style style:name="T578_23" style:family="text"/>
    <style:style style:name="T578_24" style:family="text"/>
    <style:style style:name="T578_25" style:family="text"/>
    <style:style style:name="T578_26" style:family="text"/>
    <style:style style:name="T578_27" style:family="text"/>
    <style:style style:name="T578_28" style:family="text"/>
    <style:style style:name="T578_29" style:family="text"/>
    <style:style style:name="T578_30" style:family="text"/>
    <style:style style:name="T578_31" style:family="text"/>
    <style:style style:name="P579" style:family="paragraph" style:parent-style-name="Standard">
      <style:paragraph-properties fo:break-before="auto" fo:margin-top="0cm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T579_9" style:family="text"/>
    <style:style style:name="T579_10" style:family="text"/>
    <style:style style:name="T579_11" style:family="text"/>
    <style:style style:name="T579_12" style:family="text"/>
    <style:style style:name="T579_13" style:family="text"/>
    <style:style style:name="T579_14" style:family="text"/>
    <style:style style:name="T579_15" style:family="text"/>
    <style:style style:name="T579_16" style:family="text"/>
    <style:style style:name="T579_17" style:family="text"/>
    <style:style style:name="T579_18" style:family="text"/>
    <style:style style:name="T579_19" style:family="text"/>
    <style:style style:name="T579_20" style:family="text"/>
    <style:style style:name="T579_21" style:family="text"/>
    <style:style style:name="T579_22" style:family="text"/>
    <style:style style:name="T579_23" style:family="text"/>
    <style:style style:name="T579_24" style:family="text"/>
    <style:style style:name="T579_25" style:family="text"/>
    <style:style style:name="P580" style:family="paragraph" style:parent-style-name="Standard">
      <style:paragraph-properties fo:break-before="auto" fo:margin-top="0cm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T580_6" style:family="text"/>
    <style:style style:name="T580_7" style:family="text"/>
    <style:style style:name="T580_8" style:family="text"/>
    <style:style style:name="T580_9" style:family="text"/>
    <style:style style:name="T580_10" style:family="text"/>
    <style:style style:name="T580_11" style:family="text"/>
    <style:style style:name="T580_12" style:family="text"/>
    <style:style style:name="T580_13" style:family="text"/>
    <style:style style:name="T580_14" style:family="text"/>
    <style:style style:name="T580_15" style:family="text"/>
    <style:style style:name="T580_16" style:family="text"/>
    <style:style style:name="T580_17" style:family="text"/>
    <style:style style:name="T580_18" style:family="text"/>
    <style:style style:name="T580_19" style:family="text"/>
    <style:style style:name="T580_20" style:family="text"/>
    <style:style style:name="T580_21" style:family="text"/>
    <style:style style:name="T580_22" style:family="text"/>
    <style:style style:name="T580_23" style:family="text"/>
    <style:style style:name="T580_24" style:family="text"/>
    <style:style style:name="T580_25" style:family="text"/>
    <style:style style:name="T580_26" style:family="text"/>
    <style:style style:name="T580_27" style:family="text"/>
    <style:style style:name="T580_28" style:family="text"/>
    <style:style style:name="T580_29" style:family="text"/>
    <style:style style:name="T580_30" style:family="text"/>
    <style:style style:name="T580_31" style:family="text"/>
    <style:style style:name="T580_32" style:family="text"/>
    <style:style style:name="T580_33" style:family="text"/>
    <style:style style:name="T580_34" style:family="text"/>
    <style:style style:name="T580_35" style:family="text"/>
    <style:style style:name="P581" style:family="paragraph" style:parent-style-name="Standard">
      <style:paragraph-properties fo:break-before="auto" fo:margin-top="0cm" fo:margin-bottom="0cm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T581_10" style:family="text"/>
    <style:style style:name="T581_11" style:family="text"/>
    <style:style style:name="T581_12" style:family="text"/>
    <style:style style:name="T581_13" style:family="text"/>
    <style:style style:name="T581_14" style:family="text"/>
    <style:style style:name="T581_15" style:family="text"/>
    <style:style style:name="T581_16" style:family="text"/>
    <style:style style:name="T581_17" style:family="text"/>
    <style:style style:name="T581_18" style:family="text"/>
    <style:style style:name="T581_19" style:family="text"/>
    <style:style style:name="T581_20" style:family="text"/>
    <style:style style:name="T581_21" style:family="text"/>
    <style:style style:name="T581_22" style:family="text"/>
    <style:style style:name="T581_23" style:family="text"/>
    <style:style style:name="T581_24" style:family="text"/>
    <style:style style:name="T581_25" style:family="text"/>
    <style:style style:name="T581_26" style:family="text"/>
    <style:style style:name="T581_27" style:family="text"/>
    <style:style style:name="T581_28" style:family="text"/>
    <style:style style:name="T581_29" style:family="text"/>
    <style:style style:name="P582" style:family="paragraph" style:parent-style-name="Heading_20_1">
      <style:paragraph-properties fo:break-before="auto" style:writing-mode="lr-tb"/>
    </style:style>
    <style:style style:name="T582_1" style:family="text">
      <style:text-properties fo:font-style="italic" style:font-style-asian="italic" style:font-style-complex="italic"/>
    </style:style>
    <style:style style:name="T582_2" style:family="text">
      <style:text-properties fo:font-style="italic" style:font-style-asian="italic" style:font-style-complex="italic"/>
    </style:style>
    <style:style style:name="T582_3" style:family="text">
      <style:text-properties fo:font-style="italic" style:font-style-asian="italic" style:font-style-complex="italic"/>
    </style:style>
    <style:style style:name="T582_4" style:family="text">
      <style:text-properties fo:font-style="italic" style:font-style-asian="italic" style:font-style-complex="italic"/>
    </style:style>
    <style:style style:name="T582_5" style:family="text">
      <style:text-properties fo:font-style="italic" style:font-style-asian="italic" style:font-style-complex="italic"/>
    </style:style>
    <style:style style:name="T582_6" style:family="text"/>
    <style:style style:name="T582_7" style:family="text"/>
    <style:style style:name="T582_8" style:family="text"/>
    <style:style style:name="P583" style:family="paragraph" style:parent-style-name="Standard">
      <style:paragraph-properties fo:break-before="auto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T583_9" style:family="text"/>
    <style:style style:name="T583_10" style:family="text"/>
    <style:style style:name="T583_11" style:family="text"/>
    <style:style style:name="T583_12" style:family="text"/>
    <style:style style:name="T583_13" style:family="text"/>
    <style:style style:name="T583_14" style:family="text"/>
    <style:style style:name="T583_15" style:family="text"/>
    <style:style style:name="T583_16" style:family="text"/>
    <style:style style:name="T583_17" style:family="text"/>
    <style:style style:name="T583_18" style:family="text"/>
    <style:style style:name="T583_19" style:family="text"/>
    <style:style style:name="T583_20" style:family="text"/>
    <style:style style:name="T583_21" style:family="text"/>
    <style:style style:name="T583_22" style:family="text"/>
    <style:style style:name="T583_23" style:family="text"/>
    <style:style style:name="T583_24" style:family="text"/>
    <style:style style:name="T583_25" style:family="text"/>
    <style:style style:name="T583_26" style:family="text"/>
    <style:style style:name="T583_27" style:family="text"/>
    <style:style style:name="T583_28" style:family="text"/>
    <style:style style:name="P584" style:family="paragraph" style:parent-style-name="Standard">
      <style:paragraph-properties fo:break-before="auto" fo:margin-top="0cm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T584_6" style:family="text"/>
    <style:style style:name="T584_7" style:family="text"/>
    <style:style style:name="T584_8" style:family="text"/>
    <style:style style:name="T584_9" style:family="text"/>
    <style:style style:name="T584_10" style:family="text"/>
    <style:style style:name="T584_11" style:family="text"/>
    <style:style style:name="T584_12" style:family="text"/>
    <style:style style:name="T584_13" style:family="text"/>
    <style:style style:name="T584_14" style:family="text"/>
    <style:style style:name="T584_15" style:family="text"/>
    <style:style style:name="T584_16" style:family="text"/>
    <style:style style:name="T584_17" style:family="text"/>
    <style:style style:name="T584_18" style:family="text"/>
    <style:style style:name="T584_19" style:family="text"/>
    <style:style style:name="T584_20" style:family="text"/>
    <style:style style:name="T584_21" style:family="text"/>
    <style:style style:name="T584_22" style:family="text"/>
    <style:style style:name="T584_23" style:family="text"/>
    <style:style style:name="P585" style:family="paragraph" style:parent-style-name="Standard">
      <style:paragraph-properties fo:break-before="auto" fo:margin-top="0cm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T585_9" style:family="text"/>
    <style:style style:name="T585_10" style:family="text"/>
    <style:style style:name="T585_11" style:family="text"/>
    <style:style style:name="T585_12" style:family="text"/>
    <style:style style:name="T585_13" style:family="text"/>
    <style:style style:name="T585_14" style:family="text"/>
    <style:style style:name="T585_15" style:family="text"/>
    <style:style style:name="T585_16" style:family="text"/>
    <style:style style:name="T585_17" style:family="text"/>
    <style:style style:name="T585_18" style:family="text"/>
    <style:style style:name="T585_19" style:family="text"/>
    <style:style style:name="T585_20" style:family="text"/>
    <style:style style:name="T585_21" style:family="text"/>
    <style:style style:name="T585_22" style:family="text"/>
    <style:style style:name="T585_23" style:family="text"/>
    <style:style style:name="P586" style:family="paragraph" style:parent-style-name="Standard">
      <style:paragraph-properties fo:break-before="auto" fo:margin-top="0cm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T586_11" style:family="text"/>
    <style:style style:name="T586_12" style:family="text"/>
    <style:style style:name="T586_13" style:family="text"/>
    <style:style style:name="T586_14" style:family="text"/>
    <style:style style:name="T586_15" style:family="text"/>
    <style:style style:name="T586_16" style:family="text"/>
    <style:style style:name="T586_17" style:family="text"/>
    <style:style style:name="T586_18" style:family="text"/>
    <style:style style:name="T586_19" style:family="text"/>
    <style:style style:name="T586_20" style:family="text"/>
    <style:style style:name="T586_21" style:family="text"/>
    <style:style style:name="T586_22" style:family="text"/>
    <style:style style:name="T586_23" style:family="text"/>
    <style:style style:name="T586_24" style:family="text"/>
    <style:style style:name="T586_25" style:family="text"/>
    <style:style style:name="T586_26" style:family="text"/>
    <style:style style:name="T586_27" style:family="text"/>
    <style:style style:name="P587" style:family="paragraph" style:parent-style-name="Standard">
      <style:paragraph-properties fo:break-before="auto" fo:margin-top="0cm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T587_10" style:family="text"/>
    <style:style style:name="T587_11" style:family="text"/>
    <style:style style:name="T587_12" style:family="text"/>
    <style:style style:name="T587_13" style:family="text"/>
    <style:style style:name="T587_14" style:family="text"/>
    <style:style style:name="T587_15" style:family="text"/>
    <style:style style:name="T587_16" style:family="text"/>
    <style:style style:name="T587_17" style:family="text"/>
    <style:style style:name="T587_18" style:family="text"/>
    <style:style style:name="T587_19" style:family="text"/>
    <style:style style:name="T587_20" style:family="text"/>
    <style:style style:name="T587_21" style:family="text"/>
    <style:style style:name="T587_22" style:family="text"/>
    <style:style style:name="T587_23" style:family="text"/>
    <style:style style:name="T587_24" style:family="text"/>
    <style:style style:name="T587_25" style:family="text"/>
    <style:style style:name="T587_26" style:family="text"/>
    <style:style style:name="T587_27" style:family="text"/>
    <style:style style:name="T587_28" style:family="text"/>
    <style:style style:name="T587_29" style:family="text"/>
    <style:style style:name="T587_30" style:family="text"/>
    <style:style style:name="T587_31" style:family="text"/>
    <style:style style:name="T587_32" style:family="text"/>
    <style:style style:name="T587_33" style:family="text"/>
    <style:style style:name="T587_34" style:family="text"/>
    <style:style style:name="T587_35" style:family="text"/>
    <style:style style:name="T587_36" style:family="text"/>
    <style:style style:name="T587_37" style:family="text"/>
    <style:style style:name="T587_38" style:family="text"/>
    <style:style style:name="T587_39" style:family="text"/>
    <style:style style:name="T587_40" style:family="text"/>
    <style:style style:name="T587_41" style:family="text"/>
    <style:style style:name="T587_42" style:family="text"/>
    <style:style style:name="T587_43" style:family="text"/>
    <style:style style:name="T587_44" style:family="text"/>
    <style:style style:name="T587_45" style:family="text"/>
    <style:style style:name="T587_46" style:family="text"/>
    <style:style style:name="T587_47" style:family="text"/>
    <style:style style:name="T587_48" style:family="text"/>
    <style:style style:name="T587_49" style:family="text"/>
    <style:style style:name="T587_50" style:family="text"/>
    <style:style style:name="T587_51" style:family="text"/>
    <style:style style:name="T587_52" style:family="text"/>
    <style:style style:name="T587_53" style:family="text"/>
    <style:style style:name="T587_54" style:family="text"/>
    <style:style style:name="P588" style:family="paragraph" style:parent-style-name="Standard">
      <style:paragraph-properties fo:break-before="auto" fo:margin-top="0cm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T588_11" style:family="text"/>
    <style:style style:name="P589" style:family="paragraph" style:parent-style-name="Standard">
      <style:paragraph-properties fo:break-before="auto" fo:margin-top="0cm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T589_8" style:family="text"/>
    <style:style style:name="T589_9" style:family="text"/>
    <style:style style:name="T589_10" style:family="text"/>
    <style:style style:name="T589_11" style:family="text"/>
    <style:style style:name="T589_12" style:family="text"/>
    <style:style style:name="T589_13" style:family="text"/>
    <style:style style:name="T589_14" style:family="text"/>
    <style:style style:name="T589_15" style:family="text"/>
    <style:style style:name="T589_16" style:family="text"/>
    <style:style style:name="T589_17" style:family="text"/>
    <style:style style:name="T589_18" style:family="text"/>
    <style:style style:name="T589_19" style:family="text"/>
    <style:style style:name="T589_20" style:family="text"/>
    <style:style style:name="T589_21" style:family="text"/>
    <style:style style:name="T589_22" style:family="text"/>
    <style:style style:name="T589_23" style:family="text"/>
    <style:style style:name="T589_24" style:family="text"/>
    <style:style style:name="T589_25" style:family="text"/>
    <style:style style:name="T589_26" style:family="text"/>
    <style:style style:name="T589_27" style:family="text"/>
    <style:style style:name="T589_28" style:family="text"/>
    <style:style style:name="T589_29" style:family="text"/>
    <style:style style:name="T589_30" style:family="text"/>
    <style:style style:name="T589_31" style:family="text"/>
    <style:style style:name="T589_32" style:family="text"/>
    <style:style style:name="T589_33" style:family="text"/>
    <style:style style:name="T589_34" style:family="text"/>
    <style:style style:name="T589_35" style:family="text"/>
    <style:style style:name="T589_36" style:family="text"/>
    <style:style style:name="T589_37" style:family="text"/>
    <style:style style:name="T589_38" style:family="text"/>
    <style:style style:name="T589_39" style:family="text"/>
    <style:style style:name="T589_40" style:family="text"/>
    <style:style style:name="T589_41" style:family="text"/>
    <style:style style:name="T589_42" style:family="text"/>
    <style:style style:name="T589_43" style:family="text"/>
    <style:style style:name="P590" style:family="paragraph" style:parent-style-name="Standard">
      <style:paragraph-properties fo:break-before="auto" fo:margin-top="0cm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T590_12" style:family="text"/>
    <style:style style:name="T590_13" style:family="text"/>
    <style:style style:name="T590_14" style:family="text"/>
    <style:style style:name="T590_15" style:family="text"/>
    <style:style style:name="T590_16" style:family="text"/>
    <style:style style:name="T590_17" style:family="text"/>
    <style:style style:name="T590_18" style:family="text"/>
    <style:style style:name="T590_19" style:family="text"/>
    <style:style style:name="T590_20" style:family="text"/>
    <style:style style:name="T590_21" style:family="text"/>
    <style:style style:name="T590_22" style:family="text"/>
    <style:style style:name="T590_23" style:family="text"/>
    <style:style style:name="T590_24" style:family="text"/>
    <style:style style:name="T590_25" style:family="text"/>
    <style:style style:name="T590_26" style:family="text"/>
    <style:style style:name="T590_27" style:family="text"/>
    <style:style style:name="T590_28" style:family="text"/>
    <style:style style:name="T590_29" style:family="text"/>
    <style:style style:name="T590_30" style:family="text"/>
    <style:style style:name="T590_31" style:family="text"/>
    <style:style style:name="T590_32" style:family="text"/>
    <style:style style:name="T590_33" style:family="text"/>
    <style:style style:name="T590_34" style:family="text"/>
    <style:style style:name="T590_35" style:family="text"/>
    <style:style style:name="T590_36" style:family="text"/>
    <style:style style:name="T590_37" style:family="text"/>
    <style:style style:name="P591" style:family="paragraph" style:parent-style-name="Standard">
      <style:paragraph-properties fo:break-before="auto" fo:margin-top="0cm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P592" style:family="paragraph" style:parent-style-name="Standard">
      <style:paragraph-properties fo:break-before="auto" fo:margin-top="0cm" fo:margin-bottom="0cm" style:writing-mode="lr-tb"/>
    </style:style>
    <style:style style:name="T592_1" style:family="text"/>
    <style:style style:name="T592_2" style:family="text"/>
    <style:style style:name="T592_3" style:family="text"/>
    <style:style style:name="T592_4" style:family="text"/>
    <style:style style:name="T592_5" style:family="text"/>
    <style:style style:name="T592_6" style:family="text"/>
    <style:style style:name="T592_7" style:family="text"/>
    <style:style style:name="T592_8" style:family="text"/>
    <style:style style:name="T592_9" style:family="text"/>
    <style:style style:name="T592_10" style:family="text"/>
    <style:style style:name="T592_11" style:family="text"/>
    <style:style style:name="T592_12" style:family="text"/>
    <style:style style:name="T592_13" style:family="text"/>
    <style:style style:name="T592_14" style:family="text"/>
    <style:style style:name="T592_15" style:family="text"/>
    <style:style style:name="T592_16" style:family="text"/>
    <style:style style:name="T592_17" style:family="text"/>
    <style:style style:name="T592_18" style:family="text"/>
    <style:style style:name="T592_19" style:family="text"/>
    <style:style style:name="T592_20" style:family="text"/>
    <style:style style:name="T592_21" style:family="text"/>
    <style:style style:name="T592_22" style:family="text"/>
    <style:style style:name="T592_23" style:family="text"/>
    <style:style style:name="T592_24" style:family="text"/>
    <style:style style:name="T592_25" style:family="text"/>
    <style:style style:name="T592_26" style:family="text"/>
    <style:style style:name="T592_27" style:family="text"/>
    <style:style style:name="T592_28" style:family="text"/>
    <style:style style:name="T592_29" style:family="text"/>
    <style:style style:name="T592_30" style:family="text"/>
    <style:style style:name="T592_31" style:family="text"/>
    <style:style style:name="T592_32" style:family="text"/>
    <style:style style:name="T592_33" style:family="text"/>
    <style:style style:name="T592_34" style:family="text"/>
    <style:style style:name="T592_35" style:family="text"/>
    <style:style style:name="T592_36" style:family="text"/>
    <style:style style:name="T592_37" style:family="text"/>
    <style:style style:name="T592_38" style:family="text"/>
    <style:style style:name="T592_39" style:family="text"/>
    <style:style style:name="T592_40" style:family="text"/>
    <style:style style:name="T592_41" style:family="text"/>
    <style:style style:name="T592_42" style:family="text"/>
    <style:style style:name="T592_43" style:family="text"/>
    <style:style style:name="T592_44" style:family="text"/>
    <style:style style:name="T592_45" style:family="text"/>
    <style:style style:name="T592_46" style:family="text"/>
    <style:style style:name="T592_47" style:family="text"/>
  </office:automatic-styles>
  <office:body>
    <office:text>
      <text:p text:style-name="P1"><text:bookmark-start text:name="h.jbxqilc55bqi"/><text:bookmark-end text:name="h.jbxqilc55bqi"/><text:span text:style-name="T1_1">FOSSopolis</text:span><text:span text:style-name="T1_2">:<text:s/>2</text:span><text:span text:style-name="T1_3">D</text:span><text:span text:style-name="T1_4"><text:s/></text:span><text:span text:style-name="T1_5">RPGs</text:span></text:p>
      <text:p text:style-name="P2"><text:span text:style-name="T2_1">In</text:span><text:span text:style-name="T2_2"><text:s/></text:span><text:span text:style-name="T2_3">the</text:span><text:span text:style-name="T2_4"><text:s/></text:span><text:span text:style-name="T2_5">sections</text:span><text:span text:style-name="T2_6"><text:s/></text:span><text:span text:style-name="T2_7">below</text:span><text:span text:style-name="T2_8">,<text:s/></text:span><text:span text:style-name="T2_9">list</text:span><text:span text:style-name="T2_10"><text:s/></text:span><text:span text:style-name="T2_11">the</text:span><text:span text:style-name="T2_12"><text:s/></text:span><text:span text:style-name="T2_13">best</text:span><text:span text:style-name="T2_14"><text:s/></text:span><text:span text:style-name="T2_15">parts</text:span><text:span text:style-name="T2_16"><text:s/></text:span><text:span text:style-name="T2_17">of</text:span><text:span text:style-name="T2_18"><text:s/></text:span><text:span text:style-name="T2_19">your</text:span><text:span text:style-name="T2_20"><text:s/></text:span><text:span text:style-name="T2_21">game</text:span><text:span text:style-name="T2_22">-</text:span><text:span text:style-name="T2_23">playing</text:span><text:span text:style-name="T2_24"><text:s/></text:span><text:span text:style-name="T2_25">experience</text:span><text:span text:style-name="T2_26">.<text:s/></text:span><text:span text:style-name="T2_27">Write</text:span><text:span text:style-name="T2_28"><text:s/></text:span><text:span text:style-name="T2_29">information</text:span><text:span text:style-name="T2_30"><text:s/></text:span><text:span text:style-name="T2_31">about</text:span><text:span text:style-name="T2_32"><text:s/></text:span><text:span text:style-name="T2_33">mechanics</text:span><text:span text:style-name="T2_34"><text:s/></text:span><text:span text:style-name="T2_35">without</text:span><text:span text:style-name="T2_36"><text:s/></text:span><text:span text:style-name="T2_37">being</text:span><text:span text:style-name="T2_38"><text:s/></text:span><text:span text:style-name="T2_39">specific</text:span><text:span text:style-name="T2_40"><text:s/></text:span><text:span text:style-name="T2_41">to</text:span><text:span text:style-name="T2_42"><text:s/></text:span><text:span text:style-name="T2_43">the</text:span><text:span text:style-name="T2_44"><text:s/></text:span><text:span text:style-name="T2_45">game</text:span><text:span text:style-name="T2_46">.</text:span><text:span text:style-name="T2_47"><text:s/></text:span><text:span text:style-name="T2_48">Ask</text:span><text:span text:style-name="T2_49"><text:s/></text:span><text:span text:style-name="T2_50">what</text:span><text:span text:style-name="T2_51"><text:s/></text:span><text:span text:style-name="T2_52">makes</text:span><text:span text:style-name="T2_53"><text:s/></text:span><text:span text:style-name="T2_54">each</text:span><text:span text:style-name="T2_55"><text:s/></text:span><text:span text:style-name="T2_56">game</text:span><text:span text:style-name="T2_57"><text:s/></text:span><text:span text:style-name="T2_58">a</text:span><text:span text:style-name="T2_59"><text:s/></text:span><text:span text:style-name="T2_60">game</text:span><text:span text:style-name="T2_61">.<text:s/></text:span><text:span text:style-name="T2_62">Think</text:span><text:span text:style-name="T2_63"><text:s/></text:span><text:span text:style-name="T2_64">about</text:span><text:span text:style-name="T2_65"><text:s/></text:span><text:span text:style-name="T2_66">the</text:span><text:span text:style-name="T2_67"><text:s/></text:span><text:span text:style-name="T2_68">tools</text:span><text:span text:style-name="T2_69"><text:s/></text:span><text:span text:style-name="T2_70">the</text:span><text:span text:style-name="T2_71"><text:s/></text:span><text:span text:style-name="T2_72">player</text:span><text:span text:style-name="T2_73"><text:s/></text:span><text:span text:style-name="T2_74">must</text:span><text:span text:style-name="T2_75"><text:s/></text:span><text:span text:style-name="T2_76">use</text:span><text:span text:style-name="T2_77"><text:s/></text:span><text:span text:style-name="T2_78">to</text:span><text:span text:style-name="T2_79"><text:s/></text:span><text:span text:style-name="T2_80">reach</text:span><text:span text:style-name="T2_81"><text:s/></text:span><text:span text:style-name="T2_82">the</text:span><text:span text:style-name="T2_83"><text:s/></text:span><text:span text:style-name="T2_84">goal</text:span><text:span text:style-name="T2_85">(</text:span><text:span text:style-name="T2_86">s</text:span><text:span text:style-name="T2_87">).<text:s/></text:span><text:span text:style-name="T2_88">For</text:span><text:span text:style-name="T2_89"><text:s/></text:span><text:span text:style-name="T2_90">science</text:span><text:span text:style-name="T2_91">!</text:span></text:p>
      <text:p text:style-name="P3"/>
      <text:p text:style-name="P4"><text:span text:style-name="T4_1">We</text:span><text:span text:style-name="T4_2"><text:s/></text:span><text:span text:style-name="T4_3">also</text:span><text:span text:style-name="T4_4"><text:s/></text:span><text:span text:style-name="T4_5">included</text:span><text:span text:style-name="T4_6"><text:s/></text:span><text:span text:style-name="T4_7">some</text:span><text:span text:style-name="T4_8"><text:s/>3</text:span><text:span text:style-name="T4_9">D</text:span><text:span text:style-name="T4_10"><text:s/></text:span><text:span text:style-name="T4_11">games</text:span><text:span text:style-name="T4_12"><text:s/></text:span><text:span text:style-name="T4_13">that</text:span><text:span text:style-name="T4_14"><text:s/></text:span><text:span text:style-name="T4_15">have</text:span><text:span text:style-name="T4_16"><text:s/></text:span><text:span text:style-name="T4_17">popular</text:span><text:span text:style-name="T4_18"><text:s/></text:span><text:span text:style-name="T4_19">mechanics</text:span><text:span text:style-name="T4_20">.</text:span></text:p>
      <text:h text:style-name="P5" text:outline-level="10"><text:bookmark-start text:name="h.ks2peevroacv"/><text:bookmark-end text:name="h.ks2peevroacv"/><text:span text:style-name="T5_1">NetHack</text:span><text:span text:style-name="T5_2"><text:s/>(</text:span><text:span text:style-name="T5_3">oddshocks</text:span><text:span text:style-name="T5_4">)</text:span></text:h>
      <text:list text:style-name="LS1" xml:id="list0">
        <text:list-item>
          <text:p text:style-name="P6"><text:span text:style-name="T6_1">Player</text:span><text:span text:style-name="T6_2"><text:s/></text:span><text:span text:style-name="T6_3">given</text:span><text:span text:style-name="T6_4"><text:s/></text:span><text:span text:style-name="T6_5">goal</text:span><text:span text:style-name="T6_6"><text:s/></text:span><text:span text:style-name="T6_7">at</text:span><text:span text:style-name="T6_8"><text:s/></text:span><text:span text:style-name="T6_9">start</text:span><text:span text:style-name="T6_10"><text:s/></text:span><text:span text:style-name="T6_11">of</text:span><text:span text:style-name="T6_12"><text:s/></text:span><text:span text:style-name="T6_13">game</text:span><text:span text:style-name="T6_14">,<text:s/></text:span><text:span text:style-name="T6_15">remains</text:span><text:span text:style-name="T6_16"><text:s/></text:span><text:span text:style-name="T6_17">the</text:span><text:span text:style-name="T6_18"><text:s/></text:span><text:span text:style-name="T6_19">main</text:span><text:span text:style-name="T6_20"><text:s/></text:span><text:span text:style-name="T6_21">goal</text:span><text:span text:style-name="T6_22"><text:s/></text:span><text:span text:style-name="T6_23">for</text:span><text:span text:style-name="T6_24"><text:s/></text:span><text:span text:style-name="T6_25">the</text:span><text:span text:style-name="T6_26"><text:s/></text:span><text:span text:style-name="T6_27">entire</text:span><text:span text:style-name="T6_28"><text:s/></text:span><text:span text:style-name="T6_29">game</text:span></text:p>
          <text:list>
            <text:list-item>
              <text:p text:style-name="P7"><text:span text:style-name="T7_1">Goal</text:span><text:span text:style-name="T7_2">:<text:s/></text:span><text:span text:style-name="T7_3">Retrieve</text:span><text:span text:style-name="T7_4"><text:s/></text:span><text:span text:style-name="T7_5">heavily</text:span><text:span text:style-name="T7_6"><text:s/></text:span><text:span text:style-name="T7_7">guarded</text:span><text:span text:style-name="T7_8"><text:s/></text:span><text:span text:style-name="T7_9">artifact</text:span></text:p>
            </text:list-item>
          </text:list>
        </text:list-item>
        <text:list-item>
          <text:p text:style-name="P8"><text:span text:style-name="T8_1">Player</text:span><text:span text:style-name="T8_2"><text:s/></text:span><text:span text:style-name="T8_3">improves</text:span><text:span text:style-name="T8_4"><text:s/></text:span><text:span text:style-name="T8_5">character</text:span><text:span text:style-name="T8_6"><text:s/></text:span><text:span text:style-name="T8_7">with</text:span><text:span text:style-name="T8_8"><text:s/></text:span><text:span text:style-name="T8_9">training</text:span><text:span text:style-name="T8_10"><text:s/></text:span><text:span text:style-name="T8_11">and</text:span><text:span text:style-name="T8_12"><text:s/></text:span><text:span text:style-name="T8_13">loot</text:span><text:span text:style-name="T8_14"><text:s/></text:span><text:span text:style-name="T8_15">in</text:span><text:span text:style-name="T8_16"><text:s/></text:span><text:span text:style-name="T8_17">order</text:span><text:span text:style-name="T8_18"><text:s/></text:span><text:span text:style-name="T8_19">to</text:span><text:span text:style-name="T8_20"><text:s/></text:span><text:span text:style-name="T8_21">advance</text:span><text:span text:style-name="T8_22"><text:s/></text:span><text:span text:style-name="T8_23">to</text:span><text:span text:style-name="T8_24"><text:s/></text:span><text:span text:style-name="T8_25">deeper</text:span><text:span text:style-name="T8_26"><text:s/></text:span><text:span text:style-name="T8_27">levels</text:span></text:p>
        </text:list-item>
        <text:list-item>
          <text:p text:style-name="P9"><text:span text:style-name="T9_1">Player</text:span><text:span text:style-name="T9_2"><text:s/></text:span><text:span text:style-name="T9_3">struggles</text:span><text:span text:style-name="T9_4"><text:s/></text:span><text:span text:style-name="T9_5">with</text:span><text:span text:style-name="T9_6"><text:s/></text:span><text:span text:style-name="T9_7">varying</text:span><text:span text:style-name="T9_8"><text:s/></text:span><text:span text:style-name="T9_9">obstacles</text:span><text:span text:style-name="T9_10"><text:s/></text:span><text:span text:style-name="T9_11">which</text:span><text:span text:style-name="T9_12"><text:s/></text:span><text:span text:style-name="T9_13">require</text:span><text:span text:style-name="T9_14"><text:s/></text:span><text:span text:style-name="T9_15">different</text:span><text:span text:style-name="T9_16"><text:s/></text:span><text:span text:style-name="T9_17">solutions</text:span></text:p>
        </text:list-item>
        <text:list-item>
          <text:p text:style-name="P10"><text:span text:style-name="T10_1">Player</text:span><text:span text:style-name="T10_2"><text:s/></text:span><text:span text:style-name="T10_3">is</text:span><text:span text:style-name="T10_4"><text:s/></text:span><text:span text:style-name="T10_5">given</text:span><text:span text:style-name="T10_6"><text:s/></text:span><text:span text:style-name="T10_7">only</text:span><text:span text:style-name="T10_8"><text:s/></text:span><text:span text:style-name="T10_9">his</text:span><text:span text:style-name="T10_10"><text:s/></text:span><text:span text:style-name="T10_11">goal</text:span><text:span text:style-name="T10_12">;<text:s/></text:span><text:span text:style-name="T10_13">the</text:span><text:span text:style-name="T10_14"><text:s/></text:span><text:span text:style-name="T10_15">game</text:span><text:span text:style-name="T10_16"><text:s/></text:span><text:span text:style-name="T10_17">is</text:span><text:span text:style-name="T10_18"><text:s/></text:span><text:span text:style-name="T10_19">not</text:span><text:span text:style-name="T10_20"><text:s/></text:span><text:span text:style-name="T10_21">explained</text:span><text:span text:style-name="T10_22"><text:s/></text:span><text:span text:style-name="T10_23">in</text:span><text:span text:style-name="T10_24"><text:s/></text:span><text:span text:style-name="T10_25">any</text:span><text:span text:style-name="T10_26"><text:s/></text:span><text:span text:style-name="T10_27">way</text:span><text:span text:style-name="T10_28"><text:s/></text:span><text:span text:style-name="T10_29">and</text:span><text:span text:style-name="T10_30"><text:s/></text:span><text:span text:style-name="T10_31">the</text:span><text:span text:style-name="T10_32"><text:s/></text:span><text:span text:style-name="T10_33">player</text:span><text:span text:style-name="T10_34"><text:s/></text:span><text:span text:style-name="T10_35">must</text:span><text:span text:style-name="T10_36"><text:s/></text:span><text:span text:style-name="T10_37">discover</text:span><text:span text:style-name="T10_38"><text:s/></text:span><text:span text:style-name="T10_39">its</text:span><text:span text:style-name="T10_40"><text:s/></text:span><text:span text:style-name="T10_41">rules</text:span><text:span text:style-name="T10_42"><text:s/>(</text:span><text:span text:style-name="T10_43">through</text:span><text:span text:style-name="T10_44"><text:s/></text:span><text:span text:style-name="T10_45">death</text:span><text:span text:style-name="T10_46">)</text:span></text:p>
        </text:list-item>
      </text:list>
      <text:h text:style-name="P11" text:outline-level="10"><text:bookmark-start text:name="h.2skmn9uzymd5"/><text:bookmark-end text:name="h.2skmn9uzymd5"/><text:span text:style-name="T11_1">Kingdom</text:span><text:span text:style-name="T11_2"><text:s/></text:span><text:span text:style-name="T11_3">of</text:span><text:span text:style-name="T11_4"><text:s/></text:span><text:span text:style-name="T11_5">Loathing</text:span><text:span text:style-name="T11_6"><text:s/>(</text:span><text:span text:style-name="T11_7">oddshocks</text:span><text:span text:style-name="T11_8">)</text:span></text:h>
      <text:list text:style-name="LS2" xml:id="list5">
        <text:list-item>
          <text:p text:style-name="P12"><text:span text:style-name="T12_1">Player</text:span><text:span text:style-name="T12_2"><text:s/></text:span><text:span text:style-name="T12_3">is</text:span><text:span text:style-name="T12_4"><text:s/></text:span><text:span text:style-name="T12_5">given</text:span><text:span text:style-name="T12_6"><text:s/></text:span><text:span text:style-name="T12_7">main</text:span><text:span text:style-name="T12_8"><text:s/></text:span><text:span text:style-name="T12_9">goal</text:span><text:span text:style-name="T12_10">,<text:s/></text:span><text:span text:style-name="T12_11">but</text:span><text:span text:style-name="T12_12"><text:s/></text:span><text:span text:style-name="T12_13">side</text:span><text:span text:style-name="T12_14">-</text:span><text:span text:style-name="T12_15">quests</text:span><text:span text:style-name="T12_16"><text:s/></text:span><text:span text:style-name="T12_17">and</text:span><text:span text:style-name="T12_18"><text:s/></text:span><text:span text:style-name="T12_19">other</text:span><text:span text:style-name="T12_20"><text:s/></text:span><text:span text:style-name="T12_21">opportunities</text:span><text:span text:style-name="T12_22"><text:s/></text:span><text:span text:style-name="T12_23">are</text:span><text:span text:style-name="T12_24"><text:s/></text:span><text:span text:style-name="T12_25">abundant</text:span><text:span text:style-name="T12_26">,<text:s/></text:span><text:span text:style-name="T12_27">and</text:span><text:span text:style-name="T12_28"><text:s/></text:span><text:span text:style-name="T12_29">the</text:span><text:span text:style-name="T12_30"><text:s/></text:span><text:span text:style-name="T12_31">game</text:span><text:span text:style-name="T12_32"><text:s/></text:span><text:span text:style-name="T12_33">is</text:span><text:span text:style-name="T12_34"><text:s/></text:span><text:span text:style-name="T12_35">free</text:span><text:span text:style-name="T12_36">-</text:span><text:span text:style-name="T12_37">roam</text:span></text:p>
        </text:list-item>
        <text:list-item>
          <text:p text:style-name="P13"><text:span text:style-name="T13_1">Player</text:span><text:span text:style-name="T13_2"><text:s/></text:span><text:span text:style-name="T13_3">improves</text:span><text:span text:style-name="T13_4"><text:s/></text:span><text:span text:style-name="T13_5">character</text:span><text:span text:style-name="T13_6"><text:s/></text:span><text:span text:style-name="T13_7">through</text:span><text:span text:style-name="T13_8"><text:s/></text:span><text:span text:style-name="T13_9">adventures</text:span><text:span text:style-name="T13_10">,<text:s/></text:span><text:span text:style-name="T13_11">which</text:span><text:span text:style-name="T13_12"><text:s/></text:span><text:span text:style-name="T13_13">yield</text:span><text:span text:style-name="T13_14"><text:s/></text:span><text:span text:style-name="T13_15">character</text:span><text:span text:style-name="T13_16"><text:s/></text:span><text:span text:style-name="T13_17">improvement</text:span><text:span text:style-name="T13_18"><text:s/></text:span><text:span text:style-name="T13_19">and</text:span><text:span text:style-name="T13_20"><text:s/></text:span><text:span text:style-name="T13_21">items</text:span><text:span text:style-name="T13_22"><text:s/></text:span><text:span text:style-name="T13_23">which</text:span><text:span text:style-name="T13_24"><text:s/></text:span><text:span text:style-name="T13_25">can</text:span><text:span text:style-name="T13_26"><text:s/></text:span><text:span text:style-name="T13_27">be</text:span><text:span text:style-name="T13_28"><text:s/></text:span><text:span text:style-name="T13_29">used</text:span><text:span text:style-name="T13_30"><text:s/></text:span><text:span text:style-name="T13_31">to</text:span><text:span text:style-name="T13_32"><text:s/></text:span><text:span text:style-name="T13_33">further</text:span><text:span text:style-name="T13_34"><text:s/></text:span><text:span text:style-name="T13_35">improve</text:span><text:span text:style-name="T13_36"><text:s/></text:span><text:span text:style-name="T13_37">the</text:span><text:span text:style-name="T13_38"><text:s/></text:span><text:span text:style-name="T13_39">character</text:span></text:p>
        </text:list-item>
        <text:list-item>
          <text:p text:style-name="P14"><text:span text:style-name="T14_1">Player</text:span><text:span text:style-name="T14_2"><text:s/></text:span><text:span text:style-name="T14_3">selects</text:span><text:span text:style-name="T14_4"><text:s/></text:span><text:span text:style-name="T14_5">a</text:span><text:span text:style-name="T14_6"><text:s/></text:span><text:span text:style-name="T14_7">location</text:span><text:span text:style-name="T14_8"><text:s/></text:span><text:span text:style-name="T14_9">to</text:span><text:span text:style-name="T14_10"><text:s/></text:span><text:span text:style-name="T14_11">adventure</text:span><text:span text:style-name="T14_12"><text:s/></text:span><text:span text:style-name="T14_13">in</text:span><text:span text:style-name="T14_14">,<text:s/></text:span><text:span text:style-name="T14_15">which</text:span><text:span text:style-name="T14_16"><text:s/></text:span><text:span text:style-name="T14_17">randomly</text:span><text:span text:style-name="T14_18"><text:s/></text:span><text:span text:style-name="T14_19">gives</text:span><text:span text:style-name="T14_20"><text:s/></text:span><text:span text:style-name="T14_21">the</text:span><text:span text:style-name="T14_22"><text:s/></text:span><text:span text:style-name="T14_23">player</text:span><text:span text:style-name="T14_24"><text:s/></text:span><text:span text:style-name="T14_25">a</text:span><text:span text:style-name="T14_26"><text:s/></text:span><text:span text:style-name="T14_27">combat</text:span><text:span text:style-name="T14_28"><text:s/></text:span><text:span text:style-name="T14_29">or</text:span><text:span text:style-name="T14_30"><text:s/></text:span><text:span text:style-name="T14_31">non</text:span><text:span text:style-name="T14_32">-</text:span><text:span text:style-name="T14_33">combat</text:span><text:span text:style-name="T14_34"><text:s/></text:span><text:span text:style-name="T14_35">adventure</text:span></text:p>
          <text:list>
            <text:list-item>
              <text:p text:style-name="P15"><text:span text:style-name="T15_1">Combat</text:span><text:span text:style-name="T15_2"><text:s/></text:span><text:span text:style-name="T15_3">involves</text:span><text:span text:style-name="T15_4"><text:s/></text:span><text:span text:style-name="T15_5">turn</text:span><text:span text:style-name="T15_6">-</text:span><text:span text:style-name="T15_7">based</text:span><text:span text:style-name="T15_8"><text:s/></text:span><text:span text:style-name="T15_9">fighting</text:span><text:span text:style-name="T15_10"><text:s/></text:span><text:span text:style-name="T15_11">based</text:span><text:span text:style-name="T15_12"><text:s/></text:span><text:span text:style-name="T15_13">on</text:span><text:span text:style-name="T15_14"><text:s/></text:span><text:span text:style-name="T15_15">attacking</text:span><text:span text:style-name="T15_16">,<text:s/></text:span><text:span text:style-name="T15_17">special</text:span><text:span text:style-name="T15_18"><text:s/></text:span><text:span text:style-name="T15_19">powers</text:span><text:span text:style-name="T15_20">,<text:s/></text:span><text:span text:style-name="T15_21">use</text:span><text:span text:style-name="T15_22"><text:s/></text:span><text:span text:style-name="T15_23">of</text:span><text:span text:style-name="T15_24"><text:s/></text:span><text:span text:style-name="T15_25">combat</text:span><text:span text:style-name="T15_26"><text:s/></text:span><text:span text:style-name="T15_27">items</text:span><text:span text:style-name="T15_28">,<text:s/></text:span><text:span text:style-name="T15_29">and</text:span><text:span text:style-name="T15_30"><text:s/></text:span><text:span text:style-name="T15_31">running</text:span><text:span text:style-name="T15_32"><text:s/></text:span><text:span text:style-name="T15_33">away</text:span></text:p>
            </text:list-item>
            <text:list-item>
              <text:p text:style-name="P16"><text:span text:style-name="T16_1">Non</text:span><text:span text:style-name="T16_2">-</text:span><text:span text:style-name="T16_3">combat</text:span><text:span text:style-name="T16_4"><text:s/></text:span><text:span text:style-name="T16_5">adventures</text:span><text:span text:style-name="T16_6"><text:s/></text:span><text:span text:style-name="T16_7">could</text:span><text:span text:style-name="T16_8"><text:s/></text:span><text:span text:style-name="T16_9">give</text:span><text:span text:style-name="T16_10"><text:s/></text:span><text:span text:style-name="T16_11">the</text:span><text:span text:style-name="T16_12"><text:s/></text:span><text:span text:style-name="T16_13">player</text:span><text:span text:style-name="T16_14"><text:s/></text:span><text:span text:style-name="T16_15">rewards</text:span><text:span text:style-name="T16_16">,<text:s/></text:span><text:span text:style-name="T16_17">penalties</text:span><text:span text:style-name="T16_18">,<text:s/></text:span><text:span text:style-name="T16_19">advance</text:span><text:span text:style-name="T16_20"><text:s/></text:span><text:span text:style-name="T16_21">a</text:span><text:span text:style-name="T16_22"><text:s/></text:span><text:span text:style-name="T16_23">plotline</text:span><text:span text:style-name="T16_24">,<text:s/></text:span><text:span text:style-name="T16_25">or</text:span><text:span text:style-name="T16_26"><text:s/></text:span><text:span text:style-name="T16_27">a</text:span><text:span text:style-name="T16_28"><text:s/></text:span><text:span text:style-name="T16_29">choice</text:span><text:span text:style-name="T16_30"><text:s/></text:span><text:span text:style-name="T16_31">which</text:span><text:span text:style-name="T16_32"><text:s/></text:span><text:span text:style-name="T16_33">leads</text:span><text:span text:style-name="T16_34"><text:s/></text:span><text:span text:style-name="T16_35">to</text:span><text:span text:style-name="T16_36"><text:s/></text:span><text:span text:style-name="T16_37">one</text:span><text:span text:style-name="T16_38"><text:s/></text:span><text:span text:style-name="T16_39">of</text:span><text:span text:style-name="T16_40"><text:s/></text:span><text:span text:style-name="T16_41">these</text:span></text:p>
            </text:list-item>
          </text:list>
        </text:list-item>
      </text:list>
      <text:p text:style-name="P17"/>
      <text:h text:style-name="P18" text:outline-level="10"><text:bookmark-start text:name="h.b9d7lq2x50lg"/><text:bookmark-end text:name="h.b9d7lq2x50lg"/><text:span text:style-name="T18_1">Chrono</text:span><text:span text:style-name="T18_2"><text:s/></text:span><text:span text:style-name="T18_3">Trigger</text:span><text:span text:style-name="T18_4"><text:s/>(</text:span><text:span text:style-name="T18_5">AJ</text:span><text:span text:style-name="T18_6">)</text:span></text:h>
      <text:list text:style-name="LS3" xml:id="list10">
        <text:list-item>
          <text:p text:style-name="P19"><text:span text:style-name="T19_1">Player</text:span><text:span text:style-name="T19_2"><text:s/></text:span><text:span text:style-name="T19_3">controls</text:span><text:span text:style-name="T19_4"><text:s/>3<text:s/></text:span><text:span text:style-name="T19_5">characters</text:span><text:span text:style-name="T19_6">,<text:s/></text:span><text:span text:style-name="T19_7">each</text:span><text:span text:style-name="T19_8"><text:s/></text:span><text:span text:style-name="T19_9">with</text:span><text:span text:style-name="T19_10"><text:s/></text:span><text:span text:style-name="T19_11">a</text:span><text:span text:style-name="T19_12"><text:s/></text:span><text:span text:style-name="T19_13">separate</text:span><text:span text:style-name="T19_14"><text:s/></text:span><text:span text:style-name="T19_15">timer</text:span><text:span text:style-name="T19_16">,<text:s/></text:span><text:span text:style-name="T19_17">when</text:span><text:span text:style-name="T19_18"><text:s/></text:span><text:span text:style-name="T19_19">timer</text:span><text:span text:style-name="T19_20"><text:s/></text:span><text:span text:style-name="T19_21">is</text:span><text:span text:style-name="T19_22"><text:s/></text:span><text:span text:style-name="T19_23">filled</text:span><text:span text:style-name="T19_24">,<text:s/></text:span><text:span text:style-name="T19_25">character</text:span><text:span text:style-name="T19_26"><text:s/></text:span><text:span text:style-name="T19_27">can</text:span><text:span text:style-name="T19_28"><text:s/></text:span><text:span text:style-name="T19_29">perform</text:span><text:span text:style-name="T19_30"><text:s/></text:span><text:span text:style-name="T19_31">an</text:span><text:span text:style-name="T19_32"><text:s/></text:span><text:span text:style-name="T19_33">action</text:span></text:p>
        </text:list-item>
        <text:list-item>
          <text:p text:style-name="P20"><text:span text:style-name="T20_1">Player</text:span><text:span text:style-name="T20_2"><text:s/></text:span><text:span text:style-name="T20_3">loses</text:span><text:span text:style-name="T20_4"><text:s/></text:span><text:span text:style-name="T20_5">the</text:span><text:span text:style-name="T20_6"><text:s/></text:span><text:span text:style-name="T20_7">game</text:span><text:span text:style-name="T20_8"><text:s/></text:span><text:span text:style-name="T20_9">when</text:span><text:span text:style-name="T20_10"><text:s/></text:span><text:span text:style-name="T20_11">all</text:span><text:span text:style-name="T20_12"><text:s/></text:span><text:span text:style-name="T20_13">character</text:span><text:span text:style-name="T20_14"><text:s/></text:span><text:span text:style-name="T20_15">health</text:span><text:span text:style-name="T20_16"><text:s/></text:span><text:span text:style-name="T20_17">reaches</text:span><text:span text:style-name="T20_18"><text:s/>0</text:span></text:p>
        </text:list-item>
        <text:list-item>
          <text:p text:style-name="P21"><text:span text:style-name="T21_1">Player</text:span><text:span text:style-name="T21_2"><text:s/></text:span><text:span text:style-name="T21_3">is</text:span><text:span text:style-name="T21_4"><text:s/></text:span><text:span text:style-name="T21_5">given</text:span><text:span text:style-name="T21_6"><text:s/></text:span><text:span text:style-name="T21_7">his</text:span><text:span text:style-name="T21_8"><text:s/></text:span><text:span text:style-name="T21_9">goal</text:span><text:span text:style-name="T21_10"><text:s/></text:span><text:span text:style-name="T21_11">by</text:span><text:span text:style-name="T21_12"><text:s/></text:span><text:span text:style-name="T21_13">the</text:span><text:span text:style-name="T21_14"><text:s/></text:span><text:span text:style-name="T21_15">game</text:span><text:span text:style-name="T21_16">,<text:s/></text:span><text:span text:style-name="T21_17">which</text:span><text:span text:style-name="T21_18"><text:s/></text:span><text:span text:style-name="T21_19">changes</text:span><text:span text:style-name="T21_20"><text:s/></text:span><text:span text:style-name="T21_21">often</text:span></text:p>
        </text:list-item>
        <text:list-item>
          <text:p text:style-name="P22"><text:span text:style-name="T22_1">Character</text:span><text:span text:style-name="T22_2"><text:s/></text:span><text:span text:style-name="T22_3">has</text:span><text:span text:style-name="T22_4"><text:s/>3<text:s/></text:span><text:span text:style-name="T22_5">types</text:span><text:span text:style-name="T22_6"><text:s/></text:span><text:span text:style-name="T22_7">of</text:span><text:span text:style-name="T22_8"><text:s/></text:span><text:span text:style-name="T22_9">attacks</text:span><text:span text:style-name="T22_10">:<text:s/></text:span><text:span text:style-name="T22_11">Physical</text:span><text:span text:style-name="T22_12">,<text:s/></text:span><text:span text:style-name="T22_13">Tech</text:span><text:span text:style-name="T22_14">,<text:s/></text:span><text:span text:style-name="T22_15">Magic</text:span></text:p>
          <text:list>
            <text:list-item>
              <text:p text:style-name="P23"><text:span text:style-name="T23_1">Physical</text:span><text:span text:style-name="T23_2">:</text:span><text:span text:style-name="T23_3">Basic</text:span><text:span text:style-name="T23_4"><text:s/></text:span><text:span text:style-name="T23_5">attack</text:span><text:span text:style-name="T23_6">,<text:s/></text:span><text:span text:style-name="T23_7">character</text:span><text:span text:style-name="T23_8"><text:s/></text:span><text:span text:style-name="T23_9">uses</text:span><text:span text:style-name="T23_10"><text:s/></text:span><text:span text:style-name="T23_11">weapon</text:span></text:p>
            </text:list-item>
            <text:list-item>
              <text:p text:style-name="P24"><text:span text:style-name="T24_1">Tech</text:span><text:span text:style-name="T24_2">:<text:s/></text:span><text:span text:style-name="T24_3">Character</text:span><text:span text:style-name="T24_4"><text:s/></text:span><text:span text:style-name="T24_5">uses</text:span><text:span text:style-name="T24_6"><text:s/></text:span><text:span text:style-name="T24_7">a</text:span><text:span text:style-name="T24_8"><text:s/></text:span><text:span text:style-name="T24_9">special</text:span><text:span text:style-name="T24_10"><text:s/></text:span><text:span text:style-name="T24_11">ability</text:span><text:span text:style-name="T24_12">,<text:s/></text:span><text:span text:style-name="T24_13">can</text:span><text:span text:style-name="T24_14"><text:s/></text:span><text:span text:style-name="T24_15">be</text:span><text:span text:style-name="T24_16"><text:s/></text:span><text:span text:style-name="T24_17">combined</text:span><text:span text:style-name="T24_18"><text:s/></text:span><text:span text:style-name="T24_19">with</text:span><text:span text:style-name="T24_20"><text:s/></text:span><text:span text:style-name="T24_21">up</text:span><text:span text:style-name="T24_22"><text:s/></text:span><text:span text:style-name="T24_23">to</text:span><text:span text:style-name="T24_24"><text:s/>2<text:s/></text:span><text:span text:style-name="T24_25">other</text:span><text:span text:style-name="T24_26"><text:s/></text:span><text:span text:style-name="T24_27">character</text:span><text:span text:style-name="T24_28"><text:s/></text:span><text:span text:style-name="T24_29">Techs</text:span><text:span text:style-name="T24_30">/</text:span><text:span text:style-name="T24_31">Magic</text:span></text:p>
            </text:list-item>
            <text:list-item>
              <text:p text:style-name="P25"><text:span text:style-name="T25_1">Magic</text:span><text:span text:style-name="T25_2">:<text:s/></text:span><text:span text:style-name="T25_3">Powerful</text:span><text:span text:style-name="T25_4"><text:s/></text:span><text:span text:style-name="T25_5">elemental</text:span><text:span text:style-name="T25_6"><text:s/></text:span><text:span text:style-name="T25_7">attacks</text:span><text:span text:style-name="T25_8">,<text:s/></text:span><text:span text:style-name="T25_9">follow</text:span><text:span text:style-name="T25_10"><text:s/></text:span><text:span text:style-name="T25_11">a</text:span><text:span text:style-name="T25_12"><text:s/></text:span><text:span text:style-name="T25_13">Rock</text:span><text:span text:style-name="T25_14">,<text:s/></text:span><text:span text:style-name="T25_15">Paper</text:span><text:span text:style-name="T25_16">,<text:s/></text:span><text:span text:style-name="T25_17">Scissors</text:span><text:span text:style-name="T25_18"><text:s/></text:span><text:span text:style-name="T25_19">pattern</text:span></text:p>
            </text:list-item>
          </text:list>
        </text:list-item>
        <text:list-item>
          <text:p text:style-name="P26"><text:span text:style-name="T26_1">Storyline</text:span><text:span text:style-name="T26_2"><text:s/></text:span><text:span text:style-name="T26_3">splits</text:span><text:span text:style-name="T26_4"><text:s/></text:span><text:span text:style-name="T26_5">to</text:span><text:span text:style-name="T26_6"><text:s/></text:span><text:span text:style-name="T26_7">have</text:span><text:span text:style-name="T26_8"><text:s/></text:span><text:span text:style-name="T26_9">multiple</text:span><text:span text:style-name="T26_10"><text:s/></text:span><text:span text:style-name="T26_11">endings</text:span><text:span text:style-name="T26_12"><text:s/></text:span><text:span text:style-name="T26_13">based</text:span><text:span text:style-name="T26_14"><text:s/></text:span><text:span text:style-name="T26_15">on</text:span><text:span text:style-name="T26_16"><text:s/></text:span><text:span text:style-name="T26_17">character</text:span><text:span text:style-name="T26_18">’</text:span><text:span text:style-name="T26_19">s</text:span><text:span text:style-name="T26_20"><text:s/></text:span><text:span text:style-name="T26_21">choices</text:span><text:span text:style-name="T26_22"><text:s/></text:span><text:span text:style-name="T26_23">in</text:span><text:span text:style-name="T26_24"><text:s/></text:span><text:span text:style-name="T26_25">the</text:span><text:span text:style-name="T26_26"><text:s/></text:span><text:span text:style-name="T26_27">game</text:span></text:p>
        </text:list-item>
      </text:list>
      <text:h text:style-name="P27" text:outline-level="10"><text:bookmark-start text:name="h.yf3hhh3tq9al"/><text:bookmark-end text:name="h.yf3hhh3tq9al"/><text:span text:style-name="T27_1">Pokemon</text:span><text:span text:style-name="T27_2"><text:s/>(</text:span><text:span text:style-name="T27_3">oddshocks</text:span><text:span text:style-name="T27_4">)</text:span></text:h>
      <text:list text:style-name="LS4" xml:id="list18">
        <text:list-item>
          <text:p text:style-name="P28"><text:span text:style-name="T28_1">Player</text:span><text:span text:style-name="T28_2"><text:s/></text:span><text:span text:style-name="T28_3">given</text:span><text:span text:style-name="T28_4"><text:s/></text:span><text:span text:style-name="T28_5">two</text:span><text:span text:style-name="T28_6"><text:s/></text:span><text:span text:style-name="T28_7">separate</text:span><text:span text:style-name="T28_8"><text:s/></text:span><text:span text:style-name="T28_9">goals</text:span><text:span text:style-name="T28_10"><text:s/></text:span><text:span text:style-name="T28_11">at</text:span><text:span text:style-name="T28_12"><text:s/></text:span><text:span text:style-name="T28_13">start</text:span><text:span text:style-name="T28_14"><text:s/></text:span><text:span text:style-name="T28_15">of</text:span><text:span text:style-name="T28_16"><text:s/></text:span><text:span text:style-name="T28_17">game</text:span></text:p>
          <text:list>
            <text:list-item>
              <text:p text:style-name="P29"><text:span text:style-name="T29_1">Immediate</text:span><text:span text:style-name="T29_2"><text:s/></text:span><text:span text:style-name="T29_3">goal</text:span><text:span text:style-name="T29_4">:<text:s/></text:span><text:span text:style-name="T29_5">Complete</text:span><text:span text:style-name="T29_6"><text:s/></text:span><text:span text:style-name="T29_7">varying</text:span><text:span text:style-name="T29_8"><text:s/></text:span><text:span text:style-name="T29_9">series</text:span><text:span text:style-name="T29_10"><text:s/></text:span><text:span text:style-name="T29_11">of</text:span><text:span text:style-name="T29_12"><text:s/></text:span><text:span text:style-name="T29_13">challenges</text:span></text:p>
            </text:list-item>
            <text:list-item>
              <text:p text:style-name="P30"><text:span text:style-name="T30_1">Long</text:span><text:span text:style-name="T30_2">-</text:span><text:span text:style-name="T30_3">term</text:span><text:span text:style-name="T30_4"><text:s/></text:span><text:span text:style-name="T30_5">goal</text:span><text:span text:style-name="T30_6">:<text:s/></text:span><text:span text:style-name="T30_7">Collect</text:span><text:span text:style-name="T30_8"><text:s/></text:span><text:span text:style-name="T30_9">all</text:span><text:span text:style-name="T30_10"><text:s/></text:span><text:span text:style-name="T30_11">types</text:span><text:span text:style-name="T30_12"><text:s/></text:span><text:span text:style-name="T30_13">of</text:span><text:span text:style-name="T30_14"><text:s/>“</text:span><text:span text:style-name="T30_15">power</text:span><text:span text:style-name="T30_16">-</text:span><text:span text:style-name="T30_17">ups</text:span><text:span text:style-name="T30_18">”/”</text:span><text:span text:style-name="T30_19">tools</text:span><text:span text:style-name="T30_20">”<text:s/>(</text:span><text:span text:style-name="T30_21">the</text:span><text:span text:style-name="T30_22"><text:s/></text:span><text:span text:style-name="T30_23">creatures</text:span><text:span text:style-name="T30_24">)</text:span></text:p>
            </text:list-item>
            <text:list-item>
              <text:p text:style-name="P31"><text:span text:style-name="T31_1">Included</text:span><text:span text:style-name="T31_2"><text:s/></text:span><text:span text:style-name="T31_3">endgame</text:span><text:span text:style-name="T31_4">:<text:s/></text:span><text:span text:style-name="T31_5">Exploration</text:span><text:span text:style-name="T31_6">,<text:s/></text:span><text:span text:style-name="T31_7">challenges</text:span><text:span text:style-name="T31_8">,<text:s/></text:span><text:span text:style-name="T31_9">contests</text:span><text:span text:style-name="T31_10">,<text:s/></text:span><text:span text:style-name="T31_11">more</text:span><text:span text:style-name="T31_12"><text:s/></text:span><text:span text:style-name="T31_13">power</text:span></text:p>
            </text:list-item>
          </text:list>
        </text:list-item>
        <text:list-item>
          <text:p text:style-name="P32"><text:span text:style-name="T32_1">“</text:span><text:span text:style-name="T32_2">Distributed</text:span><text:span text:style-name="T32_3">”<text:s/></text:span><text:span text:style-name="T32_4">RPG</text:span><text:span text:style-name="T32_5"><text:s/>--<text:s/></text:span><text:span text:style-name="T32_6">player</text:span><text:span text:style-name="T32_7"><text:s/></text:span><text:span text:style-name="T32_8">advances</text:span><text:span text:style-name="T32_9"><text:s/></text:span><text:span text:style-name="T32_10">collected</text:span><text:span text:style-name="T32_11"><text:s/></text:span><text:span text:style-name="T32_12">creatures</text:span><text:span text:style-name="T32_13"><text:s/></text:span><text:span text:style-name="T32_14">rather</text:span><text:span text:style-name="T32_15"><text:s/></text:span><text:span text:style-name="T32_16">than</text:span><text:span text:style-name="T32_17"><text:s/></text:span><text:span text:style-name="T32_18">himself</text:span></text:p>
        </text:list-item>
        <text:list-item>
          <text:p text:style-name="P33"><text:span text:style-name="T33_1">Improve</text:span><text:span text:style-name="T33_2"><text:s/></text:span><text:span text:style-name="T33_3">creatures</text:span><text:span text:style-name="T33_4"><text:s/></text:span><text:span text:style-name="T33_5">through</text:span><text:span text:style-name="T33_6"><text:s/></text:span><text:span text:style-name="T33_7">combat</text:span></text:p>
          <text:list>
            <text:list-item>
              <text:p text:style-name="P34"><text:span text:style-name="T34_1">Unlock</text:span><text:span text:style-name="T34_2"><text:s/></text:span><text:span text:style-name="T34_3">new</text:span><text:span text:style-name="T34_4"><text:s/></text:span><text:span text:style-name="T34_5">abilities</text:span><text:span text:style-name="T34_6"><text:s/></text:span><text:span text:style-name="T34_7">through</text:span><text:span text:style-name="T34_8"><text:s/></text:span><text:span text:style-name="T34_9">improvement</text:span></text:p>
            </text:list-item>
            <text:list-item>
              <text:p text:style-name="P35"><text:span text:style-name="T35_1">Only</text:span><text:span text:style-name="T35_2"><text:s/></text:span><text:span text:style-name="T35_3">can</text:span><text:span text:style-name="T35_4"><text:s/></text:span><text:span text:style-name="T35_5">know</text:span><text:span text:style-name="T35_6"><text:s/>4<text:s/></text:span><text:span text:style-name="T35_7">abilities</text:span><text:span text:style-name="T35_8"><text:s/></text:span><text:span text:style-name="T35_9">per</text:span><text:span text:style-name="T35_10"><text:s/></text:span><text:span text:style-name="T35_11">creature</text:span><text:span text:style-name="T35_12"><text:s/></text:span><text:span text:style-name="T35_13">at</text:span><text:span text:style-name="T35_14"><text:s/></text:span><text:span text:style-name="T35_15">a</text:span><text:span text:style-name="T35_16"><text:s/></text:span><text:span text:style-name="T35_17">time</text:span></text:p>
            </text:list-item>
          </text:list>
        </text:list-item>
        <text:list-item>
          <text:p text:style-name="P36"><text:span text:style-name="T36_1">Elements</text:span><text:span text:style-name="T36_2"><text:s/></text:span><text:span text:style-name="T36_3">of</text:span><text:span text:style-name="T36_4"><text:s/></text:span><text:span text:style-name="T36_5">attacks</text:span><text:span text:style-name="T36_6"><text:s/></text:span><text:span text:style-name="T36_7">and</text:span><text:span text:style-name="T36_8"><text:s/></text:span><text:span text:style-name="T36_9">are</text:span><text:span text:style-name="T36_10"><text:s/></text:span><text:span text:style-name="T36_11">resistant</text:span><text:span text:style-name="T36_12"><text:s/></text:span><text:span text:style-name="T36_13">and</text:span><text:span text:style-name="T36_14"><text:s/></text:span><text:span text:style-name="T36_15">weak</text:span><text:span text:style-name="T36_16"><text:s/></text:span><text:span text:style-name="T36_17">to</text:span><text:span text:style-name="T36_18"><text:s/></text:span><text:span text:style-name="T36_19">other</text:span><text:span text:style-name="T36_20"><text:s/></text:span><text:span text:style-name="T36_21">elements</text:span></text:p>
        </text:list-item>
      </text:list>
      <text:list text:style-name="LS5" xml:id="list27">
        <text:list-item>
          <text:p text:style-name="P37"><text:span text:style-name="T37_1">Real</text:span><text:span text:style-name="T37_2">-</text:span><text:span text:style-name="T37_3">time</text:span><text:span text:style-name="T37_4"><text:s/></text:span><text:span text:style-name="T37_5">exploration</text:span><text:span text:style-name="T37_6">,<text:s/></text:span><text:span text:style-name="T37_7">turn</text:span><text:span text:style-name="T37_8">-</text:span><text:span text:style-name="T37_9">based</text:span><text:span text:style-name="T37_10"><text:s/></text:span><text:span text:style-name="T37_11">combat</text:span></text:p>
        </text:list-item>
      </text:list>
      <text:h text:style-name="P38" text:outline-level="10"><text:bookmark-start text:name="h.e0in47889mqf"/><text:bookmark-end text:name="h.e0in47889mqf"/><text:span text:style-name="T38_1">Final</text:span><text:span text:style-name="T38_2"><text:s/></text:span><text:span text:style-name="T38_3">Fantasy</text:span><text:span text:style-name="T38_4"><text:s/>10</text:span><text:span text:style-name="T38_5"><text:s/>(</text:span><text:span text:style-name="T38_6">AJ</text:span><text:span text:style-name="T38_7">)</text:span></text:h>
      <text:list text:style-name="LS6" xml:id="list28">
        <text:list-item>
          <text:p text:style-name="P39"><text:span text:style-name="T39_1">Sphere</text:span><text:span text:style-name="T39_2"><text:s/></text:span><text:span text:style-name="T39_3">Grid</text:span><text:span text:style-name="T39_4"><text:s/></text:span><text:span text:style-name="T39_5">system</text:span><text:span text:style-name="T39_6"><text:s/></text:span><text:span text:style-name="T39_7">for</text:span><text:span text:style-name="T39_8"><text:s/></text:span><text:span text:style-name="T39_9">leveling</text:span><text:span text:style-name="T39_10"><text:s/></text:span><text:span text:style-name="T39_11">characters</text:span></text:p>
          <text:list>
            <text:list-item>
              <text:p text:style-name="P40"><text:span text:style-name="T40_1">characters</text:span><text:span text:style-name="T40_2"><text:s/></text:span><text:span text:style-name="T40_3">gain</text:span><text:span text:style-name="T40_4"><text:s/></text:span><text:span text:style-name="T40_5">Action</text:span><text:span text:style-name="T40_6"><text:s/></text:span><text:span text:style-name="T40_7">Points</text:span><text:span text:style-name="T40_8"><text:s/>(</text:span><text:span text:style-name="T40_9">AP</text:span><text:span text:style-name="T40_10">)<text:s/></text:span><text:span text:style-name="T40_11">in</text:span><text:span text:style-name="T40_12"><text:s/></text:span><text:span text:style-name="T40_13">victorious</text:span><text:span text:style-name="T40_14"><text:s/></text:span><text:span text:style-name="T40_15">battle</text:span><text:span text:style-name="T40_16"><text:s/></text:span><text:span text:style-name="T40_17">along</text:span><text:span text:style-name="T40_18"><text:s/></text:span><text:span text:style-name="T40_19">with</text:span><text:span text:style-name="T40_20"><text:s/></text:span><text:span text:style-name="T40_21">different</text:span><text:span text:style-name="T40_22"><text:s/></text:span><text:span text:style-name="T40_23">sphere</text:span><text:span text:style-name="T40_24"><text:s/></text:span><text:span text:style-name="T40_25">types</text:span></text:p>
            </text:list-item>
            <text:list-item>
              <text:p text:style-name="P41"><text:span text:style-name="T41_1">AP</text:span><text:span text:style-name="T41_2"><text:s/></text:span><text:span text:style-name="T41_3">and</text:span><text:span text:style-name="T41_4"><text:s/></text:span><text:span text:style-name="T41_5">spheres</text:span><text:span text:style-name="T41_6"><text:s/></text:span><text:span text:style-name="T41_7">are</text:span><text:span text:style-name="T41_8"><text:s/></text:span><text:span text:style-name="T41_9">used</text:span><text:span text:style-name="T41_10"><text:s/></text:span><text:span text:style-name="T41_11">to</text:span><text:span text:style-name="T41_12"><text:s/></text:span><text:span text:style-name="T41_13">move</text:span><text:span text:style-name="T41_14"><text:s/></text:span><text:span text:style-name="T41_15">around</text:span><text:span text:style-name="T41_16"><text:s/></text:span><text:span text:style-name="T41_17">the</text:span><text:span text:style-name="T41_18"><text:s/></text:span><text:span text:style-name="T41_19">grid</text:span><text:span text:style-name="T41_20"><text:s/></text:span><text:span text:style-name="T41_21">and</text:span><text:span text:style-name="T41_22"><text:s/></text:span><text:span text:style-name="T41_23">unlock</text:span><text:span text:style-name="T41_24"><text:s/></text:span><text:span text:style-name="T41_25">new</text:span><text:span text:style-name="T41_26"><text:s/></text:span><text:span text:style-name="T41_27">abilities</text:span><text:span text:style-name="T41_28">,<text:s/></text:span><text:span text:style-name="T41_29">stat</text:span><text:span text:style-name="T41_30"><text:s/></text:span><text:span text:style-name="T41_31">increases</text:span><text:span text:style-name="T41_32">,<text:s/></text:span><text:span text:style-name="T41_33">respectively</text:span></text:p>
            </text:list-item>
            <text:list-item>
              <text:p text:style-name="P42"><text:span text:style-name="T42_1">Sphere</text:span><text:span text:style-name="T42_2"><text:s/></text:span><text:span text:style-name="T42_3">Grid</text:span><text:span text:style-name="T42_4"><text:s/></text:span><text:span text:style-name="T42_5">lets</text:span><text:span text:style-name="T42_6"><text:s/></text:span><text:span text:style-name="T42_7">players</text:span><text:span text:style-name="T42_8"><text:s/></text:span><text:span text:style-name="T42_9">map</text:span><text:span text:style-name="T42_10"><text:s/></text:span><text:span text:style-name="T42_11">out</text:span><text:span text:style-name="T42_12"><text:s/></text:span><text:span text:style-name="T42_13">character</text:span><text:span text:style-name="T42_14"><text:s/></text:span><text:span text:style-name="T42_15">abilities</text:span><text:span text:style-name="T42_16"><text:s/></text:span><text:span text:style-name="T42_17">and</text:span><text:span text:style-name="T42_18"><text:s/></text:span><text:span text:style-name="T42_19">uses</text:span><text:span text:style-name="T42_20"><text:s/></text:span><text:span text:style-name="T42_21">in</text:span><text:span text:style-name="T42_22"><text:s/></text:span><text:span text:style-name="T42_23">battle</text:span><text:span text:style-name="T42_24"><text:s/></text:span><text:span text:style-name="T42_25">as</text:span><text:span text:style-name="T42_26"><text:s/></text:span><text:span text:style-name="T42_27">opposed</text:span><text:span text:style-name="T42_28"><text:s/></text:span><text:span text:style-name="T42_29">to</text:span><text:span text:style-name="T42_30"><text:s/></text:span><text:span text:style-name="T42_31">having</text:span><text:span text:style-name="T42_32"><text:s/></text:span><text:span text:style-name="T42_33">them</text:span><text:span text:style-name="T42_34"><text:s/></text:span><text:span text:style-name="T42_35">laid</text:span><text:span text:style-name="T42_36"><text:s/></text:span><text:span text:style-name="T42_37">out</text:span><text:span text:style-name="T42_38"><text:s/></text:span><text:span text:style-name="T42_39">by</text:span><text:span text:style-name="T42_40"><text:s/></text:span><text:span text:style-name="T42_41">the</text:span><text:span text:style-name="T42_42"><text:s/></text:span><text:span text:style-name="T42_43">game</text:span></text:p>
            </text:list-item>
          </text:list>
        </text:list-item>
        <text:list-item>
          <text:p text:style-name="P43"><text:span text:style-name="T43_1">Conditional</text:span><text:span text:style-name="T43_2"><text:s/></text:span><text:span text:style-name="T43_3">Turn</text:span><text:span text:style-name="T43_4">-</text:span><text:span text:style-name="T43_5">Based</text:span><text:span text:style-name="T43_6"><text:s/></text:span><text:span text:style-name="T43_7">Battle</text:span><text:span text:style-name="T43_8"><text:s/></text:span><text:span text:style-name="T43_9">System</text:span></text:p>
          <text:list>
            <text:list-item>
              <text:p text:style-name="P44"><text:span text:style-name="T44_1">more</text:span><text:span text:style-name="T44_2"><text:s/></text:span><text:span text:style-name="T44_3">complicated</text:span><text:span text:style-name="T44_4"><text:s/></text:span><text:span text:style-name="T44_5">form</text:span><text:span text:style-name="T44_6"><text:s/></text:span><text:span text:style-name="T44_7">of</text:span><text:span text:style-name="T44_8"><text:s/></text:span><text:span text:style-name="T44_9">turn</text:span><text:span text:style-name="T44_10"><text:s/></text:span><text:span text:style-name="T44_11">based</text:span><text:span text:style-name="T44_12"><text:s/></text:span><text:span text:style-name="T44_13">battle</text:span><text:span text:style-name="T44_14"><text:s/></text:span><text:span text:style-name="T44_15">systems</text:span></text:p>
            </text:list-item>
            <text:list-item>
              <text:p text:style-name="P45"><text:span text:style-name="T45_1">characters</text:span><text:span text:style-name="T45_2"><text:s/></text:span><text:span text:style-name="T45_3">with</text:span><text:span text:style-name="T45_4"><text:s/></text:span><text:span text:style-name="T45_5">higher</text:span><text:span text:style-name="T45_6"><text:s/></text:span><text:span text:style-name="T45_7">speed</text:span><text:span text:style-name="T45_8"><text:s/></text:span><text:span text:style-name="T45_9">take</text:span><text:span text:style-name="T45_10"><text:s/></text:span><text:span text:style-name="T45_11">more</text:span><text:span text:style-name="T45_12"><text:s/></text:span><text:span text:style-name="T45_13">turns</text:span><text:span text:style-name="T45_14"><text:s/></text:span><text:span text:style-name="T45_15">than</text:span><text:span text:style-name="T45_16"><text:s/></text:span><text:span text:style-name="T45_17">slower</text:span><text:span text:style-name="T45_18"><text:s/></text:span><text:span text:style-name="T45_19">players</text:span><text:span text:style-name="T45_20">,<text:s/></text:span><text:span text:style-name="T45_21">making</text:span><text:span text:style-name="T45_22"><text:s/></text:span><text:span text:style-name="T45_23">this</text:span><text:span text:style-name="T45_24"><text:s/></text:span><text:span text:style-name="T45_25">system</text:span><text:span text:style-name="T45_26"><text:s/></text:span><text:span text:style-name="T45_27">not</text:span><text:span text:style-name="T45_28"><text:s/></text:span><text:span text:style-name="T45_29">have</text:span><text:span text:style-name="T45_30"><text:s/></text:span><text:span text:style-name="T45_31">an</text:span><text:span text:style-name="T45_32"><text:s/></text:span><text:span text:style-name="T45_33">order</text:span><text:span text:style-name="T45_34"><text:s/></text:span><text:span text:style-name="T45_35">of</text:span><text:span text:style-name="T45_36"><text:s/></text:span><text:span text:style-name="T45_37">turns</text:span></text:p>
            </text:list-item>
            <text:list-item>
              <text:p text:style-name="P46"><text:span text:style-name="T46_1">Unlike</text:span><text:span text:style-name="T46_2"><text:s/></text:span><text:span text:style-name="T46_3">an</text:span><text:span text:style-name="T46_4"><text:s/></text:span><text:span text:style-name="T46_5">Active</text:span><text:span text:style-name="T46_6"><text:s/></text:span><text:span text:style-name="T46_7">Time</text:span><text:span text:style-name="T46_8"><text:s/></text:span><text:span text:style-name="T46_9">Battle</text:span><text:span text:style-name="T46_10"><text:s/></text:span><text:span text:style-name="T46_11">System</text:span><text:span text:style-name="T46_12">,<text:s/></text:span><text:span text:style-name="T46_13">when</text:span><text:span text:style-name="T46_14"><text:s/></text:span><text:span text:style-name="T46_15">a</text:span><text:span text:style-name="T46_16"><text:s/></text:span><text:span text:style-name="T46_17">character</text:span><text:span text:style-name="T46_18"><text:s/></text:span><text:span text:style-name="T46_19">turn</text:span><text:span text:style-name="T46_20"><text:s/></text:span><text:span text:style-name="T46_21">begins</text:span><text:span text:style-name="T46_22"><text:s/></text:span><text:span text:style-name="T46_23">that</text:span><text:span text:style-name="T46_24"><text:s/></text:span><text:span text:style-name="T46_25">the</text:span><text:span text:style-name="T46_26"><text:s/></text:span><text:span text:style-name="T46_27">player</text:span><text:span text:style-name="T46_28"><text:s/></text:span><text:span text:style-name="T46_29">controls</text:span><text:span text:style-name="T46_30">,<text:s/></text:span><text:span text:style-name="T46_31">all</text:span><text:span text:style-name="T46_32"><text:s/></text:span><text:span text:style-name="T46_33">time</text:span><text:span text:style-name="T46_34"><text:s/></text:span><text:span text:style-name="T46_35">stops</text:span><text:span text:style-name="T46_36"><text:s/></text:span><text:span text:style-name="T46_37">and</text:span><text:span text:style-name="T46_38"><text:s/></text:span><text:span text:style-name="T46_39">the</text:span><text:span text:style-name="T46_40"><text:s/></text:span><text:span text:style-name="T46_41">player</text:span><text:span text:style-name="T46_42"><text:s/></text:span><text:span text:style-name="T46_43">can</text:span><text:span text:style-name="T46_44"><text:s/></text:span><text:span text:style-name="T46_45">take</text:span><text:span text:style-name="T46_46"><text:s/></text:span><text:span text:style-name="T46_47">their</text:span><text:span text:style-name="T46_48"><text:s/></text:span><text:span text:style-name="T46_49">time</text:span><text:span text:style-name="T46_50"><text:s/></text:span><text:span text:style-name="T46_51">choosing</text:span><text:span text:style-name="T46_52"><text:s/></text:span><text:span text:style-name="T46_53">their</text:span><text:span text:style-name="T46_54"><text:s/></text:span><text:span text:style-name="T46_55">character</text:span><text:span text:style-name="T46_56">’</text:span><text:span text:style-name="T46_57">s</text:span><text:span text:style-name="T46_58"><text:s/></text:span><text:span text:style-name="T46_59">actions</text:span></text:p>
            </text:list-item>
          </text:list>
        </text:list-item>
        <text:list-item>
          <text:p text:style-name="P47"><text:span text:style-name="T47_1">Field</text:span><text:span text:style-name="T47_2"><text:s/></text:span><text:span text:style-name="T47_3">Map</text:span></text:p>
          <text:list>
            <text:list-item>
              <text:p text:style-name="P48"><text:span text:style-name="T48_1">Unlike</text:span><text:span text:style-name="T48_2"><text:s/></text:span><text:span text:style-name="T48_3">most</text:span><text:span text:style-name="T48_4"><text:s/></text:span><text:span text:style-name="T48_5">FF</text:span><text:span text:style-name="T48_6"><text:s/></text:span><text:span text:style-name="T48_7">games</text:span><text:span text:style-name="T48_8">,<text:s/></text:span><text:span text:style-name="T48_9">which</text:span><text:span text:style-name="T48_10"><text:s/></text:span><text:span text:style-name="T48_11">have</text:span><text:span text:style-name="T48_12"><text:s/></text:span><text:span text:style-name="T48_13">an</text:span><text:span text:style-name="T48_14"><text:s/></text:span><text:span text:style-name="T48_15">overworld</text:span><text:span text:style-name="T48_16"><text:s/></text:span><text:span text:style-name="T48_17">map</text:span><text:span text:style-name="T48_18"><text:s/></text:span><text:span text:style-name="T48_19">that</text:span><text:span text:style-name="T48_20"><text:s/></text:span><text:span text:style-name="T48_21">character</text:span><text:span text:style-name="T48_22"><text:s/></text:span><text:span text:style-name="T48_23">traverse</text:span><text:span text:style-name="T48_24"><text:s/></text:span><text:span text:style-name="T48_25">through</text:span><text:span text:style-name="T48_26">,<text:s/></text:span><text:span text:style-name="T48_27">getting</text:span><text:span text:style-name="T48_28"><text:s/></text:span><text:span text:style-name="T48_29">into</text:span><text:span text:style-name="T48_30"><text:s/></text:span><text:span text:style-name="T48_31">random</text:span><text:span text:style-name="T48_32"><text:s/></text:span><text:span text:style-name="T48_33">battles</text:span><text:span text:style-name="T48_34"><text:s/></text:span><text:span text:style-name="T48_35">with</text:span><text:span text:style-name="T48_36"><text:s/></text:span><text:span text:style-name="T48_37">enemies</text:span><text:span text:style-name="T48_38">,<text:s/></text:span><text:span text:style-name="T48_39">FF</text:span><text:span text:style-name="T48_40">10<text:s/></text:span><text:span text:style-name="T48_41">has</text:span><text:span text:style-name="T48_42"><text:s/></text:span><text:span text:style-name="T48_43">all</text:span><text:span text:style-name="T48_44"><text:s/></text:span><text:span text:style-name="T48_45">locations</text:span><text:span text:style-name="T48_46"><text:s/></text:span><text:span text:style-name="T48_47">connected</text:span><text:span text:style-name="T48_48"><text:s/></text:span><text:span text:style-name="T48_49">in</text:span><text:span text:style-name="T48_50"><text:s/></text:span><text:span text:style-name="T48_51">a</text:span><text:span text:style-name="T48_52"><text:s/></text:span><text:span text:style-name="T48_53">single</text:span><text:span text:style-name="T48_54"><text:s/></text:span><text:span text:style-name="T48_55">path</text:span><text:span text:style-name="T48_56">,<text:s/></text:span><text:span text:style-name="T48_57">making</text:span><text:span text:style-name="T48_58"><text:s/></text:span><text:span text:style-name="T48_59">for</text:span><text:span text:style-name="T48_60"><text:s/></text:span><text:span text:style-name="T48_61">a</text:span><text:span text:style-name="T48_62"><text:s/></text:span><text:span text:style-name="T48_63">more</text:span><text:span text:style-name="T48_64"><text:s/></text:span><text:span text:style-name="T48_65">linear</text:span><text:span text:style-name="T48_66"><text:s/></text:span><text:span text:style-name="T48_67">experience</text:span></text:p>
            </text:list-item>
          </text:list>
        </text:list-item>
        <text:list-item>
          <text:p text:style-name="P49"><text:span text:style-name="T49_1">Overdrive</text:span></text:p>
          <text:list>
            <text:list-item>
              <text:p text:style-name="P50"><text:span text:style-name="T50_1">Each</text:span><text:span text:style-name="T50_2"><text:s/></text:span><text:span text:style-name="T50_3">character</text:span><text:span text:style-name="T50_4"><text:s/></text:span><text:span text:style-name="T50_5">has</text:span><text:span text:style-name="T50_6"><text:s/></text:span><text:span text:style-name="T50_7">a</text:span><text:span text:style-name="T50_8"><text:s/></text:span><text:span text:style-name="T50_9">bar</text:span><text:span text:style-name="T50_10"><text:s/></text:span><text:span text:style-name="T50_11">that</text:span><text:span text:style-name="T50_12"><text:s/></text:span><text:span text:style-name="T50_13">is</text:span><text:span text:style-name="T50_14"><text:s/></text:span><text:span text:style-name="T50_15">increased</text:span><text:span text:style-name="T50_16"><text:s/></text:span><text:span text:style-name="T50_17">by</text:span><text:span text:style-name="T50_18"><text:s/></text:span><text:span text:style-name="T50_19">damage</text:span><text:span text:style-name="T50_20"><text:s/></text:span><text:span text:style-name="T50_21">taken</text:span><text:span text:style-name="T50_22"><text:s/></text:span><text:span text:style-name="T50_23">and</text:span><text:span text:style-name="T50_24"><text:s/></text:span><text:span text:style-name="T50_25">status</text:span><text:span text:style-name="T50_26"><text:s/></text:span><text:span text:style-name="T50_27">effects</text:span><text:span text:style-name="T50_28"><text:s/></text:span><text:span text:style-name="T50_29">given</text:span><text:span text:style-name="T50_30"><text:s/></text:span><text:span text:style-name="T50_31">to</text:span><text:span text:style-name="T50_32"><text:s/></text:span><text:span text:style-name="T50_33">the</text:span><text:span text:style-name="T50_34"><text:s/></text:span><text:span text:style-name="T50_35">player</text:span><text:span text:style-name="T50_36">’</text:span><text:span text:style-name="T50_37">s</text:span><text:span text:style-name="T50_38"><text:s/></text:span><text:span text:style-name="T50_39">character</text:span><text:span text:style-name="T50_40">.</text:span></text:p>
            </text:list-item>
            <text:list-item>
              <text:p text:style-name="P51"><text:span text:style-name="T51_1">Once</text:span><text:span text:style-name="T51_2"><text:s/></text:span><text:span text:style-name="T51_3">the</text:span><text:span text:style-name="T51_4"><text:s/></text:span><text:span text:style-name="T51_5">bar</text:span><text:span text:style-name="T51_6"><text:s/></text:span><text:span text:style-name="T51_7">is</text:span><text:span text:style-name="T51_8"><text:s/></text:span><text:span text:style-name="T51_9">full</text:span><text:span text:style-name="T51_10">,<text:s/></text:span><text:span text:style-name="T51_11">the</text:span><text:span text:style-name="T51_12"><text:s/></text:span><text:span text:style-name="T51_13">character</text:span><text:span text:style-name="T51_14"><text:s/></text:span><text:span text:style-name="T51_15">can</text:span><text:span text:style-name="T51_16"><text:s/></text:span><text:span text:style-name="T51_17">perform</text:span><text:span text:style-name="T51_18"><text:s/></text:span><text:span text:style-name="T51_19">special</text:span><text:span text:style-name="T51_20"><text:s/></text:span><text:span text:style-name="T51_21">attacks</text:span><text:span text:style-name="T51_22"><text:s/></text:span><text:span text:style-name="T51_23">and</text:span><text:span text:style-name="T51_24"><text:s/></text:span><text:span text:style-name="T51_25">abilities</text:span><text:span text:style-name="T51_26"><text:s/></text:span><text:span text:style-name="T51_27">that</text:span><text:span text:style-name="T51_28"><text:s/></text:span><text:span text:style-name="T51_29">usually</text:span><text:span text:style-name="T51_30"><text:s/></text:span><text:span text:style-name="T51_31">have</text:span><text:span text:style-name="T51_32"><text:s/></text:span><text:span text:style-name="T51_33">a</text:span><text:span text:style-name="T51_34"><text:s/></text:span><text:span text:style-name="T51_35">button</text:span><text:span text:style-name="T51_36"><text:s/></text:span><text:span text:style-name="T51_37">combination</text:span><text:span text:style-name="T51_38"><text:s/></text:span><text:span text:style-name="T51_39">as</text:span><text:span text:style-name="T51_40"><text:s/></text:span><text:span text:style-name="T51_41">combos</text:span><text:span text:style-name="T51_42"><text:s/></text:span><text:span text:style-name="T51_43">in</text:span><text:span text:style-name="T51_44"><text:s/></text:span><text:span text:style-name="T51_45">fighting</text:span><text:span text:style-name="T51_46"><text:s/></text:span><text:span text:style-name="T51_47">games</text:span><text:span text:style-name="T51_48"><text:s/></text:span><text:span text:style-name="T51_49">do</text:span><text:span text:style-name="T51_50">.</text:span></text:p>
            </text:list-item>
          </text:list>
        </text:list-item>
        <text:list-item>
          <text:p text:style-name="P52"><text:span text:style-name="T52_1">Summons</text:span></text:p>
          <text:list>
            <text:list-item>
              <text:p text:style-name="P53"><text:span text:style-name="T53_1">Summons</text:span><text:span text:style-name="T53_2"><text:s/></text:span><text:span text:style-name="T53_3">are</text:span><text:span text:style-name="T53_4"><text:s/></text:span><text:span text:style-name="T53_5">creatures</text:span><text:span text:style-name="T53_6"><text:s/></text:span><text:span text:style-name="T53_7">that</text:span><text:span text:style-name="T53_8"><text:s/></text:span><text:span text:style-name="T53_9">a</text:span><text:span text:style-name="T53_10"><text:s/></text:span><text:span text:style-name="T53_11">character</text:span><text:span text:style-name="T53_12"><text:s/>(</text:span><text:span text:style-name="T53_13">only</text:span><text:span text:style-name="T53_14"><text:s/></text:span><text:span text:style-name="T53_15">one</text:span><text:span text:style-name="T53_16">)<text:s/></text:span><text:span text:style-name="T53_17">can</text:span><text:span text:style-name="T53_18"><text:s/></text:span><text:span text:style-name="T53_19">bring</text:span><text:span text:style-name="T53_20"><text:s/></text:span><text:span text:style-name="T53_21">into</text:span><text:span text:style-name="T53_22"><text:s/></text:span><text:span text:style-name="T53_23">a</text:span><text:span text:style-name="T53_24"><text:s/></text:span><text:span text:style-name="T53_25">battle</text:span><text:span text:style-name="T53_26"><text:s/></text:span><text:span text:style-name="T53_27">to</text:span><text:span text:style-name="T53_28"><text:s/></text:span><text:span text:style-name="T53_29">fight</text:span><text:span text:style-name="T53_30"><text:s/></text:span><text:span text:style-name="T53_31">for</text:span><text:span text:style-name="T53_32"><text:s/></text:span><text:span text:style-name="T53_33">the</text:span><text:span text:style-name="T53_34"><text:s/></text:span><text:span text:style-name="T53_35">player</text:span></text:p>
            </text:list-item>
            <text:list-item>
              <text:p text:style-name="P54"><text:span text:style-name="T54_1">Summons</text:span><text:span text:style-name="T54_2"><text:s/></text:span><text:span text:style-name="T54_3">take</text:span><text:span text:style-name="T54_4"><text:s/></text:span><text:span text:style-name="T54_5">the</text:span><text:span text:style-name="T54_6"><text:s/></text:span><text:span text:style-name="T54_7">place</text:span><text:span text:style-name="T54_8"><text:s/></text:span><text:span text:style-name="T54_9">of</text:span><text:span text:style-name="T54_10"><text:s/></text:span><text:span text:style-name="T54_11">the</text:span><text:span text:style-name="T54_12"><text:s/></text:span><text:span text:style-name="T54_13">party</text:span><text:span text:style-name="T54_14"><text:s/></text:span><text:span text:style-name="T54_15">and</text:span><text:span text:style-name="T54_16"><text:s/></text:span><text:span text:style-name="T54_17">fight</text:span><text:span text:style-name="T54_18"><text:s/></text:span><text:span text:style-name="T54_19">for</text:span><text:span text:style-name="T54_20"><text:s/></text:span><text:span text:style-name="T54_21">them</text:span><text:span text:style-name="T54_22"><text:s/></text:span><text:span text:style-name="T54_23">until</text:span><text:span text:style-name="T54_24"><text:s/></text:span><text:span text:style-name="T54_25">they</text:span><text:span text:style-name="T54_26"><text:s/></text:span><text:span text:style-name="T54_27">or</text:span><text:span text:style-name="T54_28"><text:s/></text:span><text:span text:style-name="T54_29">the</text:span><text:span text:style-name="T54_30"><text:s/></text:span><text:span text:style-name="T54_31">enemies</text:span><text:span text:style-name="T54_32"><text:s/></text:span><text:span text:style-name="T54_33">are</text:span><text:span text:style-name="T54_34"><text:s/></text:span><text:span text:style-name="T54_35">defeated</text:span></text:p>
            </text:list-item>
            <text:list-item>
              <text:p text:style-name="P55"><text:span text:style-name="T55_1">Summons</text:span><text:span text:style-name="T55_2"><text:s/></text:span><text:span text:style-name="T55_3">have</text:span><text:span text:style-name="T55_4"><text:s/></text:span><text:span text:style-name="T55_5">all</text:span><text:span text:style-name="T55_6"><text:s/></text:span><text:span text:style-name="T55_7">the</text:span><text:span text:style-name="T55_8"><text:s/></text:span><text:span text:style-name="T55_9">same</text:span><text:span text:style-name="T55_10"><text:s/></text:span><text:span text:style-name="T55_11">abilities</text:span><text:span text:style-name="T55_12"><text:s/></text:span><text:span text:style-name="T55_13">and</text:span><text:span text:style-name="T55_14"><text:s/></text:span><text:span text:style-name="T55_15">stats</text:span><text:span text:style-name="T55_16"><text:s/></text:span><text:span text:style-name="T55_17">as</text:span><text:span text:style-name="T55_18"><text:s/></text:span><text:span text:style-name="T55_19">characters</text:span><text:span text:style-name="T55_20"><text:s/>(</text:span><text:span text:style-name="T55_21">spped</text:span><text:span text:style-name="T55_22">,<text:s/></text:span><text:span text:style-name="T55_23">overdrive</text:span><text:span text:style-name="T55_24">,<text:s/></text:span><text:span text:style-name="T55_25">health</text:span><text:span text:style-name="T55_26">,<text:s/></text:span><text:span text:style-name="T55_27">etc</text:span><text:span text:style-name="T55_28">)</text:span></text:p>
            </text:list-item>
            <text:list-item>
              <text:p text:style-name="P56"><text:span text:style-name="T56_1">Summons</text:span><text:span text:style-name="T56_2"><text:s/></text:span><text:span text:style-name="T56_3">cannot</text:span><text:span text:style-name="T56_4"><text:s/></text:span><text:span text:style-name="T56_5">summon</text:span><text:span text:style-name="T56_6"><text:s/></text:span><text:span text:style-name="T56_7">other</text:span><text:span text:style-name="T56_8"><text:s/></text:span><text:span text:style-name="T56_9">Summons</text:span></text:p>
            </text:list-item>
          </text:list>
        </text:list-item>
        <text:list-item>
          <text:p text:style-name="P57"><text:span text:style-name="T57_1">Weapon</text:span><text:span text:style-name="T57_2">/</text:span><text:span text:style-name="T57_3">Armor</text:span><text:span text:style-name="T57_4"><text:s/></text:span><text:span text:style-name="T57_5">Customization</text:span></text:p>
          <text:list>
            <text:list-item>
              <text:p text:style-name="P58"><text:span text:style-name="T58_1">ability</text:span><text:span text:style-name="T58_2"><text:s/></text:span><text:span text:style-name="T58_3">slots</text:span><text:span text:style-name="T58_4"><text:s/></text:span><text:span text:style-name="T58_5">in</text:span><text:span text:style-name="T58_6"><text:s/></text:span><text:span text:style-name="T58_7">weapons</text:span><text:span text:style-name="T58_8"><text:s/></text:span><text:span text:style-name="T58_9">and</text:span><text:span text:style-name="T58_10"><text:s/></text:span><text:span text:style-name="T58_11">armor</text:span><text:span text:style-name="T58_12"><text:s/></text:span><text:span text:style-name="T58_13">can</text:span><text:span text:style-name="T58_14"><text:s/></text:span><text:span text:style-name="T58_15">be</text:span><text:span text:style-name="T58_16"><text:s/></text:span><text:span text:style-name="T58_17">filled</text:span><text:span text:style-name="T58_18"><text:s/></text:span><text:span text:style-name="T58_19">with</text:span><text:span text:style-name="T58_20"><text:s/></text:span><text:span text:style-name="T58_21">items</text:span><text:span text:style-name="T58_22"><text:s/></text:span><text:span text:style-name="T58_23">to</text:span><text:span text:style-name="T58_24"><text:s/></text:span><text:span text:style-name="T58_25">increase</text:span><text:span text:style-name="T58_26"><text:s/></text:span><text:span text:style-name="T58_27">various</text:span><text:span text:style-name="T58_28"><text:s/></text:span><text:span text:style-name="T58_29">stats</text:span><text:span text:style-name="T58_30"><text:s/></text:span><text:span text:style-name="T58_31">or</text:span><text:span text:style-name="T58_32"><text:s/></text:span><text:span text:style-name="T58_33">incur</text:span><text:span text:style-name="T58_34"><text:s/></text:span><text:span text:style-name="T58_35">a</text:span><text:span text:style-name="T58_36"><text:s/></text:span><text:span text:style-name="T58_37">certain</text:span><text:span text:style-name="T58_38"><text:s/></text:span><text:span text:style-name="T58_39">damage</text:span><text:span text:style-name="T58_40"><text:s/></text:span><text:span text:style-name="T58_41">to</text:span><text:span text:style-name="T58_42"><text:s/></text:span><text:span text:style-name="T58_43">enemies</text:span></text:p>
            </text:list-item>
          </text:list>
        </text:list-item>
        <text:list-item>
          <text:p text:style-name="P59"><text:span text:style-name="T59_1">Learning</text:span><text:span text:style-name="T59_2"><text:s/></text:span><text:span text:style-name="T59_3">a</text:span><text:span text:style-name="T59_4"><text:s/></text:span><text:span text:style-name="T59_5">Language</text:span></text:p>
          <text:list>
            <text:list-item>
              <text:p text:style-name="P60"><text:span text:style-name="T60_1">Throughout</text:span><text:span text:style-name="T60_2"><text:s/></text:span><text:span text:style-name="T60_3">the</text:span><text:span text:style-name="T60_4"><text:s/></text:span><text:span text:style-name="T60_5">game</text:span><text:span text:style-name="T60_6">,<text:s/></text:span><text:span text:style-name="T60_7">the</text:span><text:span text:style-name="T60_8"><text:s/></text:span><text:span text:style-name="T60_9">player</text:span><text:span text:style-name="T60_10"><text:s/></text:span><text:span text:style-name="T60_11">is</text:span><text:span text:style-name="T60_12"><text:s/></text:span><text:span text:style-name="T60_13">bombarded</text:span><text:span text:style-name="T60_14"><text:s/></text:span><text:span text:style-name="T60_15">with</text:span><text:span text:style-name="T60_16"><text:s/></text:span><text:span text:style-name="T60_17">characters</text:span><text:span text:style-name="T60_18"><text:s/></text:span><text:span text:style-name="T60_19">that</text:span><text:span text:style-name="T60_20"><text:s/></text:span><text:span text:style-name="T60_21">do</text:span><text:span text:style-name="T60_22"><text:s/></text:span><text:span text:style-name="T60_23">not</text:span><text:span text:style-name="T60_24"><text:s/></text:span><text:span text:style-name="T60_25">speak</text:span><text:span text:style-name="T60_26"><text:s/></text:span><text:span text:style-name="T60_27">his</text:span><text:span text:style-name="T60_28">/</text:span><text:span text:style-name="T60_29">her</text:span><text:span text:style-name="T60_30"><text:s/></text:span><text:span text:style-name="T60_31">language</text:span></text:p>
            </text:list-item>
            <text:list-item>
              <text:p text:style-name="P61"><text:span text:style-name="T61_1">The</text:span><text:span text:style-name="T61_2"><text:s/></text:span><text:span text:style-name="T61_3">only</text:span><text:span text:style-name="T61_4"><text:s/></text:span><text:span text:style-name="T61_5">way</text:span><text:span text:style-name="T61_6"><text:s/></text:span><text:span text:style-name="T61_7">to</text:span><text:span text:style-name="T61_8"><text:s/></text:span><text:span text:style-name="T61_9">understand</text:span><text:span text:style-name="T61_10"><text:s/></text:span><text:span text:style-name="T61_11">them</text:span><text:span text:style-name="T61_12"><text:s/></text:span><text:span text:style-name="T61_13">is</text:span><text:span text:style-name="T61_14"><text:s/></text:span><text:span text:style-name="T61_15">to</text:span><text:span text:style-name="T61_16"><text:s/></text:span><text:span text:style-name="T61_17">find</text:span><text:span text:style-name="T61_18"><text:s/></text:span><text:span text:style-name="T61_19">books</text:span><text:span text:style-name="T61_20"><text:s/></text:span><text:span text:style-name="T61_21">scattered</text:span><text:span text:style-name="T61_22"><text:s/></text:span><text:span text:style-name="T61_23">throughout</text:span><text:span text:style-name="T61_24"><text:s/></text:span><text:span text:style-name="T61_25">the</text:span><text:span text:style-name="T61_26"><text:s/></text:span><text:span text:style-name="T61_27">game</text:span><text:span text:style-name="T61_28"><text:s/></text:span><text:span text:style-name="T61_29">to</text:span><text:span text:style-name="T61_30"><text:s/></text:span><text:span text:style-name="T61_31">unlock</text:span><text:span text:style-name="T61_32"><text:s/></text:span><text:span text:style-name="T61_33">parts</text:span><text:span text:style-name="T61_34"><text:s/></text:span><text:span text:style-name="T61_35">of</text:span><text:span text:style-name="T61_36"><text:s/></text:span><text:span text:style-name="T61_37">the</text:span><text:span text:style-name="T61_38"><text:s/></text:span><text:span text:style-name="T61_39">language</text:span></text:p>
            </text:list-item>
          </text:list>
        </text:list-item>
      </text:list>
      <text:h text:style-name="P62" text:outline-level="10"><text:bookmark-start text:name="h.69swsf7o68ak"/><text:bookmark-end text:name="h.69swsf7o68ak"/><text:span text:style-name="T62_1">Final</text:span><text:span text:style-name="T62_2"><text:s/></text:span><text:span text:style-name="T62_3">Fantasy</text:span><text:span text:style-name="T62_4"><text:s/>1</text:span><text:span text:style-name="T62_5"><text:s/>(</text:span><text:span text:style-name="T62_6">Piper</text:span><text:span text:style-name="T62_7">)</text:span></text:h>
      <text:list text:style-name="LS7" xml:id="list51">
        <text:list-item>
          <text:p text:style-name="P63"><text:span text:style-name="T63_1">World</text:span></text:p>
          <text:list>
            <text:list-item>
              <text:p text:style-name="P64"><text:span text:style-name="T64_1">Top</text:span><text:span text:style-name="T64_2"><text:s/></text:span><text:span text:style-name="T64_3">down</text:span><text:span text:style-name="T64_4"><text:s/>2</text:span><text:span text:style-name="T64_5">D</text:span><text:span text:style-name="T64_6"><text:s/></text:span><text:span text:style-name="T64_7">movement</text:span></text:p>
            </text:list-item>
            <text:list-item>
              <text:p text:style-name="P65"><text:span text:style-name="T65_1">Player</text:span><text:span text:style-name="T65_2"><text:s/></text:span><text:span text:style-name="T65_3">quests</text:span><text:span text:style-name="T65_4"><text:s/></text:span><text:span text:style-name="T65_5">from</text:span><text:span text:style-name="T65_6"><text:s/></text:span><text:span text:style-name="T65_7">town</text:span><text:span text:style-name="T65_8"><text:s/></text:span><text:span text:style-name="T65_9">to</text:span><text:span text:style-name="T65_10"><text:s/></text:span><text:span text:style-name="T65_11">town</text:span><text:span text:style-name="T65_12"><text:s/></text:span><text:span text:style-name="T65_13">defeating</text:span><text:span text:style-name="T65_14"><text:s/></text:span><text:span text:style-name="T65_15">monsters</text:span><text:span text:style-name="T65_16"><text:s/></text:span><text:span text:style-name="T65_17">and</text:span><text:span text:style-name="T65_18"><text:s/></text:span><text:span text:style-name="T65_19">trying</text:span><text:span text:style-name="T65_20"><text:s/></text:span><text:span text:style-name="T65_21">to</text:span><text:span text:style-name="T65_22"><text:s/></text:span><text:span text:style-name="T65_23">save</text:span><text:span text:style-name="T65_24"><text:s/></text:span><text:span text:style-name="T65_25">the</text:span><text:span text:style-name="T65_26"><text:s/></text:span><text:span text:style-name="T65_27">world</text:span></text:p>
            </text:list-item>
            <text:list-item>
              <text:p text:style-name="P66"><text:span text:style-name="T66_1">Player</text:span><text:span text:style-name="T66_2"><text:s/></text:span><text:span text:style-name="T66_3">controls</text:span><text:span text:style-name="T66_4"><text:s/></text:span><text:span text:style-name="T66_5">a</text:span><text:span text:style-name="T66_6"><text:s/></text:span><text:span text:style-name="T66_7">party</text:span><text:span text:style-name="T66_8"><text:s/></text:span><text:span text:style-name="T66_9">of</text:span><text:span text:style-name="T66_10"><text:s/>4<text:s/></text:span><text:span text:style-name="T66_11">different</text:span><text:span text:style-name="T66_12"><text:s/></text:span><text:span text:style-name="T66_13">characters</text:span></text:p>
            </text:list-item>
          </text:list>
          <text:list text:style-name="LS8" xml:id="list55">
            <text:list-item>
              <text:p text:style-name="P67"><text:span text:style-name="T67_1">Each</text:span><text:span text:style-name="T67_2"><text:s/></text:span><text:span text:style-name="T67_3">character</text:span><text:span text:style-name="T67_4"><text:s/></text:span><text:span text:style-name="T67_5">is</text:span><text:span text:style-name="T67_6"><text:s/></text:span><text:span text:style-name="T67_7">a</text:span><text:span text:style-name="T67_8"><text:s/></text:span><text:span text:style-name="T67_9">different</text:span><text:span text:style-name="T67_10"><text:s/></text:span><text:span text:style-name="T67_11">class</text:span></text:p>
              <text:list>
                <text:list-item>
                  <text:p text:style-name="P68"><text:span text:style-name="T68_1">As</text:span><text:span text:style-name="T68_2"><text:s/></text:span><text:span text:style-name="T68_3">the</text:span><text:span text:style-name="T68_4"><text:s/></text:span><text:span text:style-name="T68_5">game</text:span><text:span text:style-name="T68_6"><text:s/></text:span><text:span text:style-name="T68_7">progresses</text:span><text:span text:style-name="T68_8">,<text:s/></text:span><text:span text:style-name="T68_9">each</text:span><text:span text:style-name="T68_10"><text:s/></text:span><text:span text:style-name="T68_11">character</text:span><text:span text:style-name="T68_12"><text:s/></text:span><text:span text:style-name="T68_13">changes</text:span><text:span text:style-name="T68_14"><text:s/></text:span><text:span text:style-name="T68_15">class</text:span></text:p>
                  <text:list>
                    <text:list-item>
                      <text:p text:style-name="P69"><text:span text:style-name="T69_1">Some</text:span><text:span text:style-name="T69_2"><text:s/></text:span><text:span text:style-name="T69_3">new</text:span><text:span text:style-name="T69_4"><text:s/></text:span><text:span text:style-name="T69_5">classes</text:span><text:span text:style-name="T69_6"><text:s/></text:span><text:span text:style-name="T69_7">gain</text:span><text:span text:style-name="T69_8"><text:s/></text:span><text:span text:style-name="T69_9">abilities</text:span><text:span text:style-name="T69_10"><text:s/></text:span><text:span text:style-name="T69_11">that</text:span><text:span text:style-name="T69_12"><text:s/></text:span><text:span text:style-name="T69_13">weren</text:span><text:span text:style-name="T69_14">’</text:span><text:span text:style-name="T69_15">t</text:span><text:span text:style-name="T69_16"><text:s/></text:span><text:span text:style-name="T69_17">available</text:span><text:span text:style-name="T69_18"><text:s/></text:span><text:span text:style-name="T69_19">before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S9" xml:id="list58">
        <text:list-item>
          <text:p text:style-name="P70"><text:span text:style-name="T70_1">Four</text:span><text:span text:style-name="T70_2"><text:s/></text:span><text:span text:style-name="T70_3">basic</text:span><text:span text:style-name="T70_4"><text:s/></text:span><text:span text:style-name="T70_5">game</text:span><text:span text:style-name="T70_6"><text:s/></text:span><text:span text:style-name="T70_7">modes</text:span></text:p>
          <text:list>
            <text:list-item>
              <text:p text:style-name="P71"><text:span text:style-name="T71_1">Overworld</text:span><text:span text:style-name="T71_2"><text:s/></text:span><text:span text:style-name="T71_3">map</text:span></text:p>
              <text:list>
                <text:list-item>
                  <text:p text:style-name="P72"><text:span text:style-name="T72_1">Used</text:span><text:span text:style-name="T72_2"><text:s/></text:span><text:span text:style-name="T72_3">to</text:span><text:span text:style-name="T72_4"><text:s/></text:span><text:span text:style-name="T72_5">direct</text:span><text:span text:style-name="T72_6"><text:s/></text:span><text:span text:style-name="T72_7">character</text:span><text:span text:style-name="T72_8"><text:s/></text:span><text:span text:style-name="T72_9">to</text:span><text:span text:style-name="T72_10"><text:s/></text:span><text:span text:style-name="T72_11">specific</text:span><text:span text:style-name="T72_12"><text:s/></text:span><text:span text:style-name="T72_13">locations</text:span><text:span text:style-name="T72_14"><text:s/></text:span><text:span text:style-name="T72_15">throughout</text:span><text:span text:style-name="T72_16"><text:s/></text:span><text:span text:style-name="T72_17">the</text:span><text:span text:style-name="T72_18"><text:s/></text:span><text:span text:style-name="T72_19">game</text:span></text:p>
                </text:list-item>
                <text:list-item>
                  <text:p text:style-name="P73"><text:span text:style-name="T73_1">Random</text:span><text:span text:style-name="T73_2"><text:s/></text:span><text:span text:style-name="T73_3">enemy</text:span><text:span text:style-name="T73_4"><text:s/></text:span><text:span text:style-name="T73_5">encounters</text:span><text:span text:style-name="T73_6"><text:s/></text:span><text:span text:style-name="T73_7">exist</text:span><text:span text:style-name="T73_8"><text:s/></text:span><text:span text:style-name="T73_9">in</text:span><text:span text:style-name="T73_10"><text:s/></text:span><text:span text:style-name="T73_11">this</text:span><text:span text:style-name="T73_12"><text:s/></text:span><text:span text:style-name="T73_13">mode</text:span></text:p>
                </text:list-item>
              </text:list>
            </text:list-item>
            <text:list-item>
              <text:p text:style-name="P74"><text:span text:style-name="T74_1">Town</text:span><text:span text:style-name="T74_2"><text:s/></text:span><text:span text:style-name="T74_3">and</text:span><text:span text:style-name="T74_4"><text:s/></text:span><text:span text:style-name="T74_5">dungeon</text:span><text:span text:style-name="T74_6"><text:s/></text:span><text:span text:style-name="T74_7">maps</text:span></text:p>
              <text:list>
                <text:list-item>
                  <text:p text:style-name="P75"><text:span text:style-name="T75_1">Dungeons</text:span><text:span text:style-name="T75_2"><text:s/></text:span><text:span text:style-name="T75_3">contain</text:span><text:span text:style-name="T75_4"><text:s/></text:span><text:span text:style-name="T75_5">rare</text:span><text:span text:style-name="T75_6"><text:s/></text:span><text:span text:style-name="T75_7">items</text:span><text:span text:style-name="T75_8"><text:s/></text:span><text:span text:style-name="T75_9">that</text:span><text:span text:style-name="T75_10"><text:s/></text:span><text:span text:style-name="T75_11">cannot</text:span><text:span text:style-name="T75_12"><text:s/></text:span><text:span text:style-name="T75_13">be</text:span><text:span text:style-name="T75_14"><text:s/></text:span><text:span text:style-name="T75_15">purchased</text:span><text:span text:style-name="T75_16"><text:s/></text:span><text:span text:style-name="T75_17">at</text:span><text:span text:style-name="T75_18"><text:s/></text:span><text:span text:style-name="T75_19">stores</text:span></text:p>
                </text:list-item>
              </text:list>
            </text:list-item>
            <text:list-item>
              <text:p text:style-name="P76"><text:span text:style-name="T76_1">Battle</text:span><text:span text:style-name="T76_2"><text:s/></text:span><text:span text:style-name="T76_3">Screen</text:span></text:p>
              <text:list>
                <text:list-item>
                  <text:p text:style-name="P77"><text:span text:style-name="T77_1">See</text:span><text:span text:style-name="T77_2"><text:s/></text:span><text:span text:style-name="T77_3">Combat</text:span></text:p>
                </text:list-item>
              </text:list>
            </text:list-item>
            <text:list-item>
              <text:p text:style-name="P78"><text:span text:style-name="T78_1">Menu</text:span><text:span text:style-name="T78_2"><text:s/></text:span><text:span text:style-name="T78_3">screens</text:span></text:p>
              <text:list>
                <text:list-item>
                  <text:p text:style-name="P79"><text:span text:style-name="T79_1">Allows</text:span><text:span text:style-name="T79_2"><text:s/></text:span><text:span text:style-name="T79_3">player</text:span><text:span text:style-name="T79_4"><text:s/></text:span><text:span text:style-name="T79_5">to</text:span><text:span text:style-name="T79_6"><text:s/></text:span><text:span text:style-name="T79_7">keep</text:span><text:span text:style-name="T79_8"><text:s/></text:span><text:span text:style-name="T79_9">track</text:span><text:span text:style-name="T79_10"><text:s/></text:span><text:span text:style-name="T79_11">of</text:span><text:span text:style-name="T79_12"><text:s/></text:span><text:span text:style-name="T79_13">experience</text:span><text:span text:style-name="T79_14"><text:s/></text:span><text:span text:style-name="T79_15">points</text:span><text:span text:style-name="T79_16"><text:s/></text:span><text:span text:style-name="T79_17">and</text:span><text:span text:style-name="T79_18"><text:s/></text:span><text:span text:style-name="T79_19">levels</text:span></text:p>
                </text:list-item>
                <text:list-item>
                  <text:p text:style-name="P80"><text:span text:style-name="T80_1">Allows</text:span><text:span text:style-name="T80_2"><text:s/></text:span><text:span text:style-name="T80_3">player</text:span><text:span text:style-name="T80_4"><text:s/></text:span><text:span text:style-name="T80_5">to</text:span><text:span text:style-name="T80_6"><text:s/></text:span><text:span text:style-name="T80_7">equip</text:span><text:span text:style-name="T80_8"><text:s/></text:span><text:span text:style-name="T80_9">different</text:span><text:span text:style-name="T80_10"><text:s/></text:span><text:span text:style-name="T80_11">items</text:span><text:span text:style-name="T80_12"><text:s/></text:span><text:span text:style-name="T80_13">to</text:span><text:span text:style-name="T80_14"><text:s/></text:span><text:span text:style-name="T80_15">different</text:span><text:span text:style-name="T80_16"><text:s/></text:span><text:span text:style-name="T80_17">members</text:span><text:span text:style-name="T80_18"><text:s/></text:span><text:span text:style-name="T80_19">of</text:span><text:span text:style-name="T80_20"><text:s/></text:span><text:span text:style-name="T80_21">the</text:span><text:span text:style-name="T80_22"><text:s/></text:span><text:span text:style-name="T80_23">party</text:span></text:p>
                </text:list-item>
              </text:list>
            </text:list-item>
          </text:list>
        </text:list-item>
        <text:list-item>
          <text:p text:style-name="P81"><text:span text:style-name="T81_1">Combat</text:span></text:p>
          <text:list>
            <text:list-item>
              <text:p text:style-name="P82"><text:span text:style-name="T82_1">As</text:span><text:span text:style-name="T82_2"><text:s/></text:span><text:span text:style-name="T82_3">opposed</text:span><text:span text:style-name="T82_4"><text:s/></text:span><text:span text:style-name="T82_5">to</text:span><text:span text:style-name="T82_6"><text:s/></text:span><text:span text:style-name="T82_7">previous</text:span><text:span text:style-name="T82_8"><text:s/>1</text:span><text:span text:style-name="T82_9">st</text:span><text:span text:style-name="T82_10"><text:s/></text:span><text:span text:style-name="T82_11">Person</text:span><text:span text:style-name="T82_12"><text:s/></text:span><text:span text:style-name="T82_13">views</text:span><text:span text:style-name="T82_14">,<text:s/></text:span><text:span text:style-name="T82_15">FF</text:span><text:span text:style-name="T82_16"><text:s/></text:span><text:span text:style-name="T82_17">shows</text:span><text:span text:style-name="T82_18"><text:s/></text:span><text:span text:style-name="T82_19">party</text:span><text:span text:style-name="T82_20"><text:s/></text:span><text:span text:style-name="T82_21">members</text:span><text:span text:style-name="T82_22"><text:s/></text:span><text:span text:style-name="T82_23">on</text:span><text:span text:style-name="T82_24"><text:s/></text:span><text:span text:style-name="T82_25">the</text:span><text:span text:style-name="T82_26"><text:s/></text:span><text:span text:style-name="T82_27">right</text:span><text:span text:style-name="T82_28"><text:s/></text:span><text:span text:style-name="T82_29">side</text:span><text:span text:style-name="T82_30"><text:s/></text:span><text:span text:style-name="T82_31">of</text:span><text:span text:style-name="T82_32"><text:s/></text:span><text:span text:style-name="T82_33">the</text:span><text:span text:style-name="T82_34"><text:s/></text:span><text:span text:style-name="T82_35">screen</text:span><text:span text:style-name="T82_36"><text:s/></text:span><text:span text:style-name="T82_37">and</text:span><text:span text:style-name="T82_38"><text:s/></text:span><text:span text:style-name="T82_39">enemies</text:span><text:span text:style-name="T82_40"><text:s/></text:span><text:span text:style-name="T82_41">on</text:span><text:span text:style-name="T82_42"><text:s/></text:span><text:span text:style-name="T82_43">the</text:span><text:span text:style-name="T82_44"><text:s/></text:span><text:span text:style-name="T82_45">left</text:span><text:span text:style-name="T82_46"><text:s/></text:span><text:span text:style-name="T82_47">side</text:span></text:p>
              <text:list>
                <text:list-item>
                  <text:p text:style-name="P83"><text:span text:style-name="T83_1">Characters</text:span><text:span text:style-name="T83_2"><text:s/></text:span><text:span text:style-name="T83_3">level</text:span><text:span text:style-name="T83_4"><text:s/></text:span><text:span text:style-name="T83_5">up</text:span><text:span text:style-name="T83_6"><text:s/></text:span><text:span text:style-name="T83_7">and</text:span><text:span text:style-name="T83_8"><text:s/></text:span><text:span text:style-name="T83_9">get</text:span><text:span text:style-name="T83_10"><text:s/></text:span><text:span text:style-name="T83_11">stronger</text:span></text:p>
                </text:list-item>
                <text:list-item>
                  <text:p text:style-name="P84"><text:span text:style-name="T84_1">Player</text:span><text:span text:style-name="T84_2"><text:s/></text:span><text:span text:style-name="T84_3">can</text:span><text:span text:style-name="T84_4"><text:s/></text:span><text:span text:style-name="T84_5">either</text:span><text:span text:style-name="T84_6"><text:s/></text:span><text:span text:style-name="T84_7">Fight</text:span><text:span text:style-name="T84_8">,<text:s/></text:span><text:span text:style-name="T84_9">Use</text:span><text:span text:style-name="T84_10"><text:s/></text:span><text:span text:style-name="T84_11">Item</text:span><text:span text:style-name="T84_12">,<text:s/></text:span><text:span text:style-name="T84_13">Magic</text:span><text:span text:style-name="T84_14">,<text:s/></text:span><text:span text:style-name="T84_15">Drink</text:span><text:span text:style-name="T84_16">,<text:s/></text:span><text:span text:style-name="T84_17">or</text:span><text:span text:style-name="T84_18"><text:s/></text:span><text:span text:style-name="T84_19">Run</text:span></text:p>
                  <text:list>
                    <text:list-item>
                      <text:p text:style-name="P85"><text:span text:style-name="T85_1">Earn</text:span><text:span text:style-name="T85_2"><text:s/></text:span><text:span text:style-name="T85_3">experience</text:span><text:span text:style-name="T85_4"><text:s/></text:span><text:span text:style-name="T85_5">for</text:span><text:span text:style-name="T85_6"><text:s/></text:span><text:span text:style-name="T85_7">defeating</text:span><text:span text:style-name="T85_8"><text:s/></text:span><text:span text:style-name="T85_9">monsters</text:span></text:p>
                    </text:list-item>
                    <text:list-item>
                      <text:p text:style-name="P86"><text:span text:style-name="T86_1">Earn</text:span><text:span text:style-name="T86_2"><text:s/></text:span><text:span text:style-name="T86_3">Gold</text:span><text:span text:style-name="T86_4"><text:s/></text:span><text:span text:style-name="T86_5">for</text:span><text:span text:style-name="T86_6"><text:s/></text:span><text:span text:style-name="T86_7">defeating</text:span><text:span text:style-name="T86_8"><text:s/></text:span><text:span text:style-name="T86_9">monsters</text:span></text:p>
                    </text:list-item>
                  </text:list>
                </text:list-item>
              </text:list>
              <text:list text:style-name="LS8" xml:id="list75">
                <text:list-item>
                  <text:p text:style-name="P87"><text:span text:style-name="T87_1">Battles</text:span><text:span text:style-name="T87_2"><text:s/></text:span><text:span text:style-name="T87_3">end</text:span><text:span text:style-name="T87_4"><text:s/></text:span><text:span text:style-name="T87_5">with</text:span><text:span text:style-name="T87_6"><text:s/></text:span><text:span text:style-name="T87_7">all</text:span><text:span text:style-name="T87_8"><text:s/></text:span><text:span text:style-name="T87_9">monsters</text:span><text:span text:style-name="T87_10"><text:s/></text:span><text:span text:style-name="T87_11">die</text:span><text:span text:style-name="T87_12">,<text:s/></text:span><text:span text:style-name="T87_13">flee</text:span><text:span text:style-name="T87_14">,<text:s/></text:span><text:span text:style-name="T87_15">or</text:span><text:span text:style-name="T87_16"><text:s/></text:span><text:span text:style-name="T87_17">all</text:span><text:span text:style-name="T87_18"><text:s/></text:span><text:span text:style-name="T87_19">party</text:span><text:span text:style-name="T87_20"><text:s/></text:span><text:span text:style-name="T87_21">members</text:span><text:span text:style-name="T87_22"><text:s/></text:span><text:span text:style-name="T87_23">die</text:span></text:p>
                  <text:list>
                    <text:list-item>
                      <text:p text:style-name="P88"><text:span text:style-name="T88_1">If</text:span><text:span text:style-name="T88_2"><text:s/></text:span><text:span text:style-name="T88_3">all</text:span><text:span text:style-name="T88_4"><text:s/></text:span><text:span text:style-name="T88_5">party</text:span><text:span text:style-name="T88_6"><text:s/></text:span><text:span text:style-name="T88_7">members</text:span><text:span text:style-name="T88_8"><text:s/></text:span><text:span text:style-name="T88_9">die</text:span><text:span text:style-name="T88_10">,<text:s/></text:span><text:span text:style-name="T88_11">then</text:span><text:span text:style-name="T88_12"><text:s/></text:span><text:span text:style-name="T88_13">it</text:span><text:span text:style-name="T88_14">’</text:span><text:span text:style-name="T88_15">s</text:span><text:span text:style-name="T88_16"><text:s/></text:span><text:span text:style-name="T88_17">Game</text:span><text:span text:style-name="T88_18"><text:s/></text:span><text:span text:style-name="T88_19">Over</text:span></text:p>
                    </text:list-item>
                  </text:list>
                </text:list-item>
                <text:list-item>
                  <text:p text:style-name="P89"><text:span text:style-name="T89_1">Magic</text:span><text:span text:style-name="T89_2"><text:s/></text:span><text:span text:style-name="T89_3">is</text:span><text:span text:style-name="T89_4"><text:s/></text:span><text:span text:style-name="T89_5">divided</text:span><text:span text:style-name="T89_6"><text:s/></text:span><text:span text:style-name="T89_7">into</text:span><text:span text:style-name="T89_8"><text:s/></text:span><text:span text:style-name="T89_9">two</text:span><text:span text:style-name="T89_10"><text:s/></text:span><text:span text:style-name="T89_11">representations</text:span></text:p>
                  <text:list>
                    <text:list-item>
                      <text:p text:style-name="P90"><text:span text:style-name="T90_1">White</text:span><text:span text:style-name="T90_2"><text:s/></text:span><text:span text:style-name="T90_3">magic</text:span><text:span text:style-name="T90_4"><text:s/></text:span><text:span text:style-name="T90_5">is</text:span><text:span text:style-name="T90_6"><text:s/></text:span><text:span text:style-name="T90_7">used</text:span><text:span text:style-name="T90_8"><text:s/></text:span><text:span text:style-name="T90_9">for</text:span><text:span text:style-name="T90_10"><text:s/></text:span><text:span text:style-name="T90_11">defense</text:span><text:span text:style-name="T90_12"><text:s/></text:span><text:span text:style-name="T90_13">and</text:span><text:span text:style-name="T90_14"><text:s/></text:span><text:span text:style-name="T90_15">healing</text:span></text:p>
                    </text:list-item>
                    <text:list-item>
                      <text:p text:style-name="P91"><text:span text:style-name="T91_1">Black</text:span><text:span text:style-name="T91_2"><text:s/></text:span><text:span text:style-name="T91_3">magic</text:span><text:span text:style-name="T91_4"><text:s/></text:span><text:span text:style-name="T91_5">is</text:span><text:span text:style-name="T91_6"><text:s/></text:span><text:span text:style-name="T91_7">powerful</text:span><text:span text:style-name="T91_8"><text:s/></text:span><text:span text:style-name="T91_9">and</text:span><text:span text:style-name="T91_10"><text:s/></text:span><text:span text:style-name="T91_11">used</text:span><text:span text:style-name="T91_12"><text:s/></text:span><text:span text:style-name="T91_13">to</text:span><text:span text:style-name="T91_14"><text:s/></text:span><text:span text:style-name="T91_15">harm</text:span><text:span text:style-name="T91_16"><text:s/></text:span><text:span text:style-name="T91_17">enemies</text:span></text:p>
                    </text:list-item>
                    <text:list-item>
                      <text:p text:style-name="P92"><text:span text:style-name="T92_1">Class</text:span><text:span text:style-name="T92_2"><text:s/></text:span><text:span text:style-name="T92_3">and</text:span><text:span text:style-name="T92_4"><text:s/></text:span><text:span text:style-name="T92_5">class</text:span><text:span text:style-name="T92_6"><text:s/></text:span><text:span text:style-name="T92_7">level</text:span><text:span text:style-name="T92_8"><text:s/></text:span><text:span text:style-name="T92_9">determine</text:span><text:span text:style-name="T92_10"><text:s/></text:span><text:span text:style-name="T92_11">how</text:span><text:span text:style-name="T92_12"><text:s/></text:span><text:span text:style-name="T92_13">much</text:span><text:span text:style-name="T92_14"><text:s/></text:span><text:span text:style-name="T92_15">magic</text:span><text:span text:style-name="T92_16"><text:s/></text:span><text:span text:style-name="T92_17">that</text:span><text:span text:style-name="T92_18"><text:s/></text:span><text:span text:style-name="T92_19">characters</text:span><text:span text:style-name="T92_20"><text:s/></text:span><text:span text:style-name="T92_21">can</text:span><text:span text:style-name="T92_22"><text:s/></text:span><text:span text:style-name="T92_23">use</text:span><text:span text:style-name="T92_24">,<text:s/></text:span><text:span text:style-name="T92_25">and</text:span><text:span text:style-name="T92_26"><text:s/></text:span><text:span text:style-name="T92_27">what</text:span><text:span text:style-name="T92_28"><text:s/></text:span><text:span text:style-name="T92_29">kind</text:span><text:span text:style-name="T92_30"><text:s/></text:span><text:span text:style-name="T92_31">of</text:span><text:span text:style-name="T92_32"><text:s/></text:span><text:span text:style-name="T92_33">magic</text:span><text:span text:style-name="T92_34"><text:s/></text:span><text:span text:style-name="T92_35">they</text:span><text:span text:style-name="T92_36"><text:s/></text:span><text:span text:style-name="T92_37">can</text:span><text:span text:style-name="T92_38"><text:s/></text:span><text:span text:style-name="T92_39">us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h text:style-name="P94" text:outline-level="10"><text:bookmark-start text:name="h.9ehoegvz709a"/><text:bookmark-end text:name="h.9ehoegvz709a"/><text:span text:style-name="T94_1">Super</text:span><text:span text:style-name="T94_2"><text:s/></text:span><text:span text:style-name="T94_3">Mario</text:span><text:span text:style-name="T94_4"><text:s/></text:span><text:span text:style-name="T94_5">RPG</text:span><text:span text:style-name="T94_6"><text:s/>(</text:span><text:span text:style-name="T94_7">Piper</text:span><text:span text:style-name="T94_8">)</text:span></text:h>
      <text:list text:style-name="LS10" xml:id="list81">
        <text:list-item>
          <text:p text:style-name="P95"><text:span text:style-name="T95_1">World</text:span></text:p>
          <text:list>
            <text:list-item>
              <text:p text:style-name="P96"><text:span text:style-name="T96_1">Adventuring</text:span><text:span text:style-name="T96_2"><text:s/></text:span><text:span text:style-name="T96_3">around</text:span><text:span text:style-name="T96_4"><text:s/></text:span><text:span text:style-name="T96_5">an</text:span><text:span text:style-name="T96_6"><text:s/></text:span><text:span text:style-name="T96_7">overworld</text:span><text:span text:style-name="T96_8"><text:s/></text:span><text:span text:style-name="T96_9">is</text:span><text:span text:style-name="T96_10"><text:s/></text:span><text:span text:style-name="T96_11">one</text:span><text:span text:style-name="T96_12"><text:s/></text:span><text:span text:style-name="T96_13">of</text:span><text:span text:style-name="T96_14"><text:s/></text:span><text:span text:style-name="T96_15">the</text:span><text:span text:style-name="T96_16"><text:s/></text:span><text:span text:style-name="T96_17">sections</text:span><text:span text:style-name="T96_18"><text:s/></text:span><text:span text:style-name="T96_19">of</text:span><text:span text:style-name="T96_20"><text:s/></text:span><text:span text:style-name="T96_21">the</text:span><text:span text:style-name="T96_22"><text:s/></text:span><text:span text:style-name="T96_23">game</text:span></text:p>
            </text:list-item>
            <text:list-item>
              <text:p text:style-name="P97"><text:span text:style-name="T97_1">Character</text:span><text:span text:style-name="T97_2"><text:s/></text:span><text:span text:style-name="T97_3">travels</text:span><text:span text:style-name="T97_4"><text:s/></text:span><text:span text:style-name="T97_5">around</text:span><text:span text:style-name="T97_6"><text:s/></text:span><text:span text:style-name="T97_7">world</text:span><text:span text:style-name="T97_8"><text:s/></text:span><text:span text:style-name="T97_9">trying</text:span><text:span text:style-name="T97_10"><text:s/></text:span><text:span text:style-name="T97_11">to</text:span><text:span text:style-name="T97_12"><text:s/></text:span><text:span text:style-name="T97_13">recover</text:span><text:span text:style-name="T97_14"><text:s/></text:span><text:span text:style-name="T97_15">star</text:span><text:span text:style-name="T97_16"><text:s/></text:span><text:span text:style-name="T97_17">pieces</text:span></text:p>
            </text:list-item>
          </text:list>
        </text:list-item>
      </text:list>
      <text:list text:style-name="LS11" xml:id="list84">
        <text:list-item>
          <text:p text:style-name="P98"><text:span text:style-name="T98_1">Combat</text:span></text:p>
          <text:list>
            <text:list-item>
              <text:p text:style-name="P99"><text:span text:style-name="T99_1">Turn</text:span><text:span text:style-name="T99_2">-</text:span><text:span text:style-name="T99_3">based</text:span><text:span text:style-name="T99_4"><text:s/></text:span><text:span text:style-name="T99_5">monster</text:span><text:span text:style-name="T99_6"><text:s/></text:span><text:span text:style-name="T99_7">battles</text:span></text:p>
            </text:list-item>
            <text:list-item>
              <text:p text:style-name="P100"><text:span text:style-name="T100_1">Battle</text:span><text:span text:style-name="T100_2"><text:s/></text:span><text:span text:style-name="T100_3">ensues</text:span><text:span text:style-name="T100_4"><text:s/></text:span><text:span text:style-name="T100_5">only</text:span><text:span text:style-name="T100_6"><text:s/></text:span><text:span text:style-name="T100_7">if</text:span><text:span text:style-name="T100_8"><text:s/></text:span><text:span text:style-name="T100_9">Mario</text:span><text:span text:style-name="T100_10"><text:s/></text:span><text:span text:style-name="T100_11">comes</text:span><text:span text:style-name="T100_12"><text:s/></text:span><text:span text:style-name="T100_13">in</text:span><text:span text:style-name="T100_14"><text:s/></text:span><text:span text:style-name="T100_15">contact</text:span><text:span text:style-name="T100_16"><text:s/></text:span><text:span text:style-name="T100_17">with</text:span><text:span text:style-name="T100_18"><text:s/></text:span><text:span text:style-name="T100_19">enemy</text:span></text:p>
            </text:list-item>
            <text:list-item>
              <text:p text:style-name="P101"><text:span text:style-name="T101_1">Gains</text:span><text:span text:style-name="T101_2"><text:s/></text:span><text:span text:style-name="T101_3">a</text:span><text:span text:style-name="T101_4"><text:s/></text:span><text:span text:style-name="T101_5">party</text:span><text:span text:style-name="T101_6"><text:s/></text:span><text:span text:style-name="T101_7">of</text:span><text:span text:style-name="T101_8"><text:s/>5<text:s/></text:span><text:span text:style-name="T101_9">characters</text:span><text:span text:style-name="T101_10"><text:s/></text:span><text:span text:style-name="T101_11">throughout</text:span><text:span text:style-name="T101_12"><text:s/></text:span><text:span text:style-name="T101_13">the</text:span><text:span text:style-name="T101_14"><text:s/></text:span><text:span text:style-name="T101_15">journey</text:span></text:p>
              <text:list>
                <text:list-item>
                  <text:p text:style-name="P102"><text:span text:style-name="T102_1">Each</text:span><text:span text:style-name="T102_2"><text:s/></text:span><text:span text:style-name="T102_3">character</text:span><text:span text:style-name="T102_4"><text:s/></text:span><text:span text:style-name="T102_5">has</text:span><text:span text:style-name="T102_6"><text:s/></text:span><text:span text:style-name="T102_7">unique</text:span><text:span text:style-name="T102_8"><text:s/></text:span><text:span text:style-name="T102_9">attacks</text:span><text:span text:style-name="T102_10"><text:s/></text:span><text:span text:style-name="T102_11">and</text:span><text:span text:style-name="T102_12"><text:s/></text:span><text:span text:style-name="T102_13">abilities</text:span></text:p>
                  <text:list>
                    <text:list-item>
                      <text:p text:style-name="P103"><text:span text:style-name="T103_1">Some</text:span><text:span text:style-name="T103_2"><text:s/></text:span><text:span text:style-name="T103_3">characters</text:span><text:span text:style-name="T103_4"><text:s/></text:span><text:span text:style-name="T103_5">are</text:span><text:span text:style-name="T103_6"><text:s/></text:span><text:span text:style-name="T103_7">geared</text:span><text:span text:style-name="T103_8"><text:s/></text:span><text:span text:style-name="T103_9">towards</text:span><text:span text:style-name="T103_10"><text:s/></text:span><text:span text:style-name="T103_11">healing</text:span></text:p>
                    </text:list-item>
                    <text:list-item>
                      <text:p text:style-name="P104"><text:span text:style-name="T104_1">Others</text:span><text:span text:style-name="T104_2"><text:s/></text:span><text:span text:style-name="T104_3">have</text:span><text:span text:style-name="T104_4"><text:s/></text:span><text:span text:style-name="T104_5">high</text:span><text:span text:style-name="T104_6"><text:s/></text:span><text:span text:style-name="T104_7">physical</text:span><text:span text:style-name="T104_8"><text:s/></text:span><text:span text:style-name="T104_9">attack</text:span></text:p>
                    </text:list-item>
                  </text:list>
                </text:list-item>
                <text:list-item>
                  <text:p text:style-name="P105"><text:span text:style-name="T105_1">Only</text:span><text:span text:style-name="T105_2"><text:s/>3<text:s/></text:span><text:span text:style-name="T105_3">characters</text:span><text:span text:style-name="T105_4"><text:s/></text:span><text:span text:style-name="T105_5">can</text:span><text:span text:style-name="T105_6"><text:s/></text:span><text:span text:style-name="T105_7">be</text:span><text:span text:style-name="T105_8"><text:s/></text:span><text:span text:style-name="T105_9">used</text:span><text:span text:style-name="T105_10"><text:s/></text:span><text:span text:style-name="T105_11">in</text:span><text:span text:style-name="T105_12"><text:s/></text:span><text:span text:style-name="T105_13">battle</text:span><text:span text:style-name="T105_14"><text:s/></text:span><text:span text:style-name="T105_15">at</text:span><text:span text:style-name="T105_16"><text:s/></text:span><text:span text:style-name="T105_17">any</text:span><text:span text:style-name="T105_18"><text:s/></text:span><text:span text:style-name="T105_19">given</text:span><text:span text:style-name="T105_20"><text:s/></text:span><text:span text:style-name="T105_21">time</text:span></text:p>
                </text:list-item>
              </text:list>
            </text:list-item>
            <text:list-item>
              <text:p text:style-name="P106"><text:span text:style-name="T106_1">Action</text:span><text:span text:style-name="T106_2"><text:s/></text:span><text:span text:style-name="T106_3">command</text:span><text:span text:style-name="T106_4"><text:s/></text:span><text:span text:style-name="T106_5">system</text:span></text:p>
              <text:list>
                <text:list-item>
                  <text:p text:style-name="P107"><text:span text:style-name="T107_1">Timed</text:span><text:span text:style-name="T107_2"><text:s/></text:span><text:span text:style-name="T107_3">button</text:span><text:span text:style-name="T107_4"><text:s/></text:span><text:span text:style-name="T107_5">press</text:span><text:span text:style-name="T107_6"><text:s/></text:span><text:span text:style-name="T107_7">boosts</text:span><text:span text:style-name="T107_8"><text:s/></text:span><text:span text:style-name="T107_9">a</text:span><text:span text:style-name="T107_10"><text:s/></text:span><text:span text:style-name="T107_11">certain</text:span><text:span text:style-name="T107_12"><text:s/></text:span><text:span text:style-name="T107_13">attack</text:span></text:p>
                </text:list-item>
                <text:list-item>
                  <text:p text:style-name="P108"><text:span text:style-name="T108_1">One</text:span><text:span text:style-name="T108_2"><text:s/></text:span><text:span text:style-name="T108_3">of</text:span><text:span text:style-name="T108_4"><text:s/></text:span><text:span text:style-name="T108_5">the</text:span><text:span text:style-name="T108_6"><text:s/></text:span><text:span text:style-name="T108_7">most</text:span><text:span text:style-name="T108_8"><text:s/></text:span><text:span text:style-name="T108_9">innovative</text:span><text:span text:style-name="T108_10"><text:s/></text:span><text:span text:style-name="T108_11">features</text:span><text:span text:style-name="T108_12"><text:s/></text:span><text:span text:style-name="T108_13">of</text:span><text:span text:style-name="T108_14"><text:s/></text:span><text:span text:style-name="T108_15">the</text:span><text:span text:style-name="T108_16"><text:s/></text:span><text:span text:style-name="T108_17">game</text:span></text:p>
                </text:list-item>
              </text:list>
            </text:list-item>
          </text:list>
        </text:list-item>
      </text:list>
      <text:h text:style-name="P109" text:outline-level="10"><text:bookmark-start text:name="h.7vmvx2ld4ait"/><text:bookmark-end text:name="h.7vmvx2ld4ait"/><text:span text:style-name="T109_1">Legend</text:span><text:span text:style-name="T109_2"><text:s/></text:span><text:span text:style-name="T109_3">of</text:span><text:span text:style-name="T109_4"><text:s/></text:span><text:span text:style-name="T109_5">Zelda</text:span><text:span text:style-name="T109_6">:<text:s/></text:span><text:span text:style-name="T109_7">Ocarina</text:span><text:span text:style-name="T109_8"><text:s/></text:span><text:span text:style-name="T109_9">of</text:span><text:span text:style-name="T109_10"><text:s/></text:span><text:span text:style-name="T109_11">Time</text:span><text:span text:style-name="T109_12"><text:s/>(</text:span><text:span text:style-name="T109_13">Piper</text:span><text:span text:style-name="T109_14">)</text:span></text:h>
      <text:list text:style-name="LS12" xml:id="list95">
        <text:list-item>
          <text:p text:style-name="P110"><text:span text:style-name="T110_1">World</text:span></text:p>
          <text:list>
            <text:list-item>
              <text:p text:style-name="P111"><text:span text:style-name="T111_1">Large</text:span><text:span text:style-name="T111_2"><text:s/></text:span><text:span text:style-name="T111_3">open</text:span><text:span text:style-name="T111_4"><text:s/></text:span><text:span text:style-name="T111_5">world</text:span></text:p>
            </text:list-item>
            <text:list-item>
              <text:p text:style-name="P112"><text:span text:style-name="T112_1">Day</text:span><text:span text:style-name="T112_2"><text:s/></text:span><text:span text:style-name="T112_3">Night</text:span><text:span text:style-name="T112_4"><text:s/></text:span><text:span text:style-name="T112_5">cycle</text:span></text:p>
            </text:list-item>
            <text:list-item>
              <text:p text:style-name="P113"><text:span text:style-name="T113_1">Link</text:span><text:span text:style-name="T113_2"><text:s/></text:span><text:span text:style-name="T113_3">travels</text:span><text:span text:style-name="T113_4"><text:s/></text:span><text:span text:style-name="T113_5">around</text:span><text:span text:style-name="T113_6"><text:s/></text:span><text:span text:style-name="T113_7">Hyrule</text:span><text:span text:style-name="T113_8"><text:s/></text:span><text:span text:style-name="T113_9">searching</text:span><text:span text:style-name="T113_10"><text:s/></text:span><text:span text:style-name="T113_11">for</text:span><text:span text:style-name="T113_12"><text:s/></text:span><text:span text:style-name="T113_13">the</text:span><text:span text:style-name="T113_14"><text:s/></text:span><text:span text:style-name="T113_15">pieces</text:span><text:span text:style-name="T113_16"><text:s/></text:span><text:span text:style-name="T113_17">of</text:span><text:span text:style-name="T113_18"><text:s/></text:span><text:span text:style-name="T113_19">the</text:span><text:span text:style-name="T113_20"><text:s/></text:span><text:span text:style-name="T113_21">tri</text:span><text:span text:style-name="T113_22">-</text:span><text:span text:style-name="T113_23">force</text:span><text:span text:style-name="T113_24"><text:s/></text:span><text:span text:style-name="T113_25">and</text:span><text:span text:style-name="T113_26"><text:s/></text:span><text:span text:style-name="T113_27">battling</text:span><text:span text:style-name="T113_28"><text:s/></text:span><text:span text:style-name="T113_29">enemies</text:span></text:p>
            </text:list-item>
            <text:list-item>
              <text:p text:style-name="P114"><text:span text:style-name="T114_1">World</text:span><text:span text:style-name="T114_2"><text:s/></text:span><text:span text:style-name="T114_3">divided</text:span><text:span text:style-name="T114_4"><text:s/></text:span><text:span text:style-name="T114_5">into</text:span><text:span text:style-name="T114_6"><text:s/></text:span><text:span text:style-name="T114_7">different</text:span><text:span text:style-name="T114_8"><text:s/></text:span><text:span text:style-name="T114_9">regions</text:span></text:p>
              <text:list>
                <text:list-item>
                  <text:p text:style-name="P115"><text:span text:style-name="T115_1">Each</text:span><text:span text:style-name="T115_2"><text:s/></text:span><text:span text:style-name="T115_3">region</text:span><text:span text:style-name="T115_4"><text:s/></text:span><text:span text:style-name="T115_5">has</text:span><text:span text:style-name="T115_6"><text:s/></text:span><text:span text:style-name="T115_7">different</text:span><text:span text:style-name="T115_8"><text:s/></text:span><text:span text:style-name="T115_9">towns</text:span><text:span text:style-name="T115_10">,<text:s/></text:span><text:span text:style-name="T115_11">people</text:span><text:span text:style-name="T115_12">,<text:s/></text:span><text:span text:style-name="T115_13">side</text:span><text:span text:style-name="T115_14"><text:s/></text:span><text:span text:style-name="T115_15">quests</text:span><text:span text:style-name="T115_16">,<text:s/></text:span><text:span text:style-name="T115_17">etc</text:span><text:span text:style-name="T115_18">.</text:span></text:p>
                </text:list-item>
              </text:list>
            </text:list-item>
            <text:list-item>
              <text:p text:style-name="P116"><text:span text:style-name="T116_1">Collect</text:span><text:span text:style-name="T116_2"><text:s/></text:span><text:span text:style-name="T116_3">rupees</text:span><text:span text:style-name="T116_4"><text:s/></text:span><text:span text:style-name="T116_5">to</text:span><text:span text:style-name="T116_6"><text:s/></text:span><text:span text:style-name="T116_7">serve</text:span><text:span text:style-name="T116_8"><text:s/></text:span><text:span text:style-name="T116_9">as</text:span><text:span text:style-name="T116_10"><text:s/></text:span><text:span text:style-name="T116_11">a</text:span><text:span text:style-name="T116_12"><text:s/></text:span><text:span text:style-name="T116_13">form</text:span><text:span text:style-name="T116_14"><text:s/></text:span><text:span text:style-name="T116_15">of</text:span><text:span text:style-name="T116_16"><text:s/></text:span><text:span text:style-name="T116_17">currency</text:span><text:span text:style-name="T116_18"><text:s/></text:span><text:span text:style-name="T116_19">throughout</text:span><text:span text:style-name="T116_20"><text:s/></text:span><text:span text:style-name="T116_21">the</text:span><text:span text:style-name="T116_22"><text:s/></text:span><text:span text:style-name="T116_23">game</text:span></text:p>
              <text:list>
                <text:list-item>
                  <text:p text:style-name="P117"><text:span text:style-name="T117_1">Can</text:span><text:span text:style-name="T117_2"><text:s/></text:span><text:span text:style-name="T117_3">use</text:span><text:span text:style-name="T117_4"><text:s/></text:span><text:span text:style-name="T117_5">rupees</text:span><text:span text:style-name="T117_6"><text:s/></text:span><text:span text:style-name="T117_7">to</text:span><text:span text:style-name="T117_8"><text:s/></text:span><text:span text:style-name="T117_9">buy</text:span><text:span text:style-name="T117_10"><text:s/></text:span><text:span text:style-name="T117_11">items</text:span><text:span text:style-name="T117_12"><text:s/></text:span></text:p>
                </text:list-item>
                <text:list-item>
                  <text:p text:style-name="P118"><text:span text:style-name="T118_1">Sometimes</text:span><text:span text:style-name="T118_2"><text:s/></text:span><text:span text:style-name="T118_3">used</text:span><text:span text:style-name="T118_4"><text:s/></text:span><text:span text:style-name="T118_5">to</text:span><text:span text:style-name="T118_6"><text:s/></text:span><text:span text:style-name="T118_7">complete</text:span><text:span text:style-name="T118_8"><text:s/></text:span><text:span text:style-name="T118_9">side</text:span><text:span text:style-name="T118_10"><text:s/></text:span><text:span text:style-name="T118_11">quests</text:span></text:p>
                </text:list-item>
              </text:list>
            </text:list-item>
            <text:list-item>
              <text:p text:style-name="P119"><text:span text:style-name="T119_1">4<text:s/></text:span><text:span text:style-name="T119_2">pieces</text:span><text:span text:style-name="T119_3"><text:s/></text:span><text:span text:style-name="T119_4">of</text:span><text:span text:style-name="T119_5"><text:s/></text:span><text:span text:style-name="T119_6">heart</text:span><text:span text:style-name="T119_7"><text:s/></text:span><text:span text:style-name="T119_8">completes</text:span><text:span text:style-name="T119_9"><text:s/></text:span><text:span text:style-name="T119_10">a</text:span><text:span text:style-name="T119_11"><text:s/></text:span><text:span text:style-name="T119_12">heart</text:span><text:span text:style-name="T119_13"><text:s/></text:span><text:span text:style-name="T119_14">container</text:span><text:span text:style-name="T119_15"><text:s/></text:span><text:span text:style-name="T119_16">which</text:span><text:span text:style-name="T119_17"><text:s/></text:span><text:span text:style-name="T119_18">adds</text:span><text:span text:style-name="T119_19"><text:s/></text:span><text:span text:style-name="T119_20">to</text:span><text:span text:style-name="T119_21"><text:s/></text:span><text:span text:style-name="T119_22">the</text:span><text:span text:style-name="T119_23"><text:s/></text:span><text:span text:style-name="T119_24">maximum</text:span><text:span text:style-name="T119_25"><text:s/></text:span><text:span text:style-name="T119_26">health</text:span><text:span text:style-name="T119_27"><text:s/></text:span><text:span text:style-name="T119_28">of</text:span><text:span text:style-name="T119_29"><text:s/></text:span><text:span text:style-name="T119_30">Link</text:span></text:p>
            </text:list-item>
          </text:list>
        </text:list-item>
        <text:list-item>
          <text:p text:style-name="P120"><text:span text:style-name="T120_1">Combat</text:span></text:p>
          <text:list>
            <text:list-item>
              <text:p text:style-name="P121"><text:span text:style-name="T121_1">Real</text:span><text:span text:style-name="T121_2">-</text:span><text:span text:style-name="T121_3">Time</text:span></text:p>
            </text:list-item>
            <text:list-item>
              <text:p text:style-name="P122"><text:span text:style-name="T122_1">Enemies</text:span><text:span text:style-name="T122_2"><text:s/></text:span><text:span text:style-name="T122_3">exist</text:span><text:span text:style-name="T122_4"><text:s/></text:span><text:span text:style-name="T122_5">throughout</text:span><text:span text:style-name="T122_6"><text:s/></text:span><text:span text:style-name="T122_7">the</text:span><text:span text:style-name="T122_8"><text:s/></text:span><text:span text:style-name="T122_9">world</text:span></text:p>
            </text:list-item>
            <text:list-item>
              <text:p text:style-name="P123"><text:span text:style-name="T123_1">Sometimes</text:span><text:span text:style-name="T123_2"><text:s/></text:span><text:span text:style-name="T123_3">Link</text:span><text:span text:style-name="T123_4"><text:s/></text:span><text:span text:style-name="T123_5">requires</text:span><text:span text:style-name="T123_6"><text:s/></text:span><text:span text:style-name="T123_7">a</text:span><text:span text:style-name="T123_8"><text:s/></text:span><text:span text:style-name="T123_9">specific</text:span><text:span text:style-name="T123_10"><text:s/></text:span><text:span text:style-name="T123_11">weapon</text:span><text:span text:style-name="T123_12"><text:s/></text:span><text:span text:style-name="T123_13">to</text:span><text:span text:style-name="T123_14"><text:s/></text:span><text:span text:style-name="T123_15">defeat</text:span><text:span text:style-name="T123_16"><text:s/></text:span><text:span text:style-name="T123_17">a</text:span><text:span text:style-name="T123_18"><text:s/></text:span><text:span text:style-name="T123_19">certain</text:span><text:span text:style-name="T123_20"><text:s/></text:span><text:span text:style-name="T123_21">enemy</text:span><text:span text:style-name="T123_22"><text:s/></text:span><text:span text:style-name="T123_23">type</text:span></text:p>
            </text:list-item>
            <text:list-item>
              <text:p text:style-name="P124"><text:span text:style-name="T124_1">Enemies</text:span><text:span text:style-name="T124_2"><text:s/></text:span><text:span text:style-name="T124_3">drop</text:span><text:span text:style-name="T124_4"><text:s/></text:span><text:span text:style-name="T124_5">rupees</text:span><text:span text:style-name="T124_6">,<text:s/></text:span><text:span text:style-name="T124_7">hearts</text:span><text:span text:style-name="T124_8">,<text:s/></text:span><text:span text:style-name="T124_9">and</text:span><text:span text:style-name="T124_10"><text:s/></text:span><text:span text:style-name="T124_11">weapon</text:span><text:span text:style-name="T124_12"><text:s/></text:span><text:span text:style-name="T124_13">ammunition</text:span></text:p>
            </text:list-item>
          </text:list>
        </text:list-item>
        <text:list-item>
          <text:p text:style-name="P125"><text:span text:style-name="T125_1">Ocarina</text:span><text:span text:style-name="T125_2"><text:s/></text:span><text:span text:style-name="T125_3">System</text:span></text:p>
          <text:list>
            <text:list-item>
              <text:p text:style-name="P126"><text:span text:style-name="T126_1">Learn</text:span><text:span text:style-name="T126_2"><text:s/></text:span><text:span text:style-name="T126_3">new</text:span><text:span text:style-name="T126_4"><text:s/></text:span><text:span text:style-name="T126_5">songs</text:span><text:span text:style-name="T126_6"><text:s/></text:span><text:span text:style-name="T126_7">to</text:span><text:span text:style-name="T126_8"><text:s/></text:span><text:span text:style-name="T126_9">play</text:span><text:span text:style-name="T126_10"><text:s/></text:span><text:span text:style-name="T126_11">Ocarina</text:span></text:p>
              <text:list>
                <text:list-item>
                  <text:p text:style-name="P127"><text:span text:style-name="T127_1">Used</text:span><text:span text:style-name="T127_2"><text:s/></text:span><text:span text:style-name="T127_3">to</text:span><text:span text:style-name="T127_4"><text:s/></text:span><text:span text:style-name="T127_5">warp</text:span><text:span text:style-name="T127_6"><text:s/></text:span><text:span text:style-name="T127_7">around</text:span><text:span text:style-name="T127_8"><text:s/></text:span><text:span text:style-name="T127_9">the</text:span><text:span text:style-name="T127_10"><text:s/></text:span><text:span text:style-name="T127_11">world</text:span></text:p>
                </text:list-item>
                <text:list-item>
                  <text:p text:style-name="P128"><text:span text:style-name="T128_1">To</text:span><text:span text:style-name="T128_2"><text:s/></text:span><text:span text:style-name="T128_3">change</text:span><text:span text:style-name="T128_4"><text:s/></text:span><text:span text:style-name="T128_5">the</text:span><text:span text:style-name="T128_6"><text:s/></text:span><text:span text:style-name="T128_7">weather</text:span></text:p>
                </text:list-item>
                <text:list-item>
                  <text:p text:style-name="P129"><text:span text:style-name="T129_1">To</text:span><text:span text:style-name="T129_2"><text:s/></text:span><text:span text:style-name="T129_3">summon</text:span><text:span text:style-name="T129_4"><text:s/></text:span><text:span text:style-name="T129_5">Epona</text:span></text:p>
                </text:list-item>
              </text:list>
            </text:list-item>
          </text:list>
        </text:list-item>
        <text:list-item>
          <text:p text:style-name="P130"><text:span text:style-name="T130_1">Dungeon</text:span><text:span text:style-name="T130_2"><text:s/></text:span><text:span text:style-name="T130_3">System</text:span></text:p>
          <text:list>
            <text:list-item>
              <text:p text:style-name="P131"><text:span text:style-name="T131_1">Link</text:span><text:span text:style-name="T131_2"><text:s/></text:span><text:span text:style-name="T131_3">navigates</text:span><text:span text:style-name="T131_4"><text:s/></text:span><text:span text:style-name="T131_5">dungeons</text:span></text:p>
              <text:list>
                <text:list-item>
                  <text:p text:style-name="P132"><text:span text:style-name="T132_1">Solves</text:span><text:span text:style-name="T132_2"><text:s/></text:span><text:span text:style-name="T132_3">puzzles</text:span><text:span text:style-name="T132_4"><text:s/></text:span><text:span text:style-name="T132_5">throughout</text:span><text:span text:style-name="T132_6"><text:s/></text:span><text:span text:style-name="T132_7">puzzle</text:span></text:p>
                  <text:list>
                    <text:list-item>
                      <text:p text:style-name="P133"><text:span text:style-name="T133_1">Puzzles</text:span><text:span text:style-name="T133_2"><text:s/></text:span><text:span text:style-name="T133_3">increase</text:span><text:span text:style-name="T133_4"><text:s/></text:span><text:span text:style-name="T133_5">in</text:span><text:span text:style-name="T133_6"><text:s/></text:span><text:span text:style-name="T133_7">difficulty</text:span></text:p>
                    </text:list-item>
                  </text:list>
                </text:list-item>
                <text:list-item>
                  <text:p text:style-name="P134"><text:span text:style-name="T134_1">Mini</text:span><text:span text:style-name="T134_2">-</text:span><text:span text:style-name="T134_3">bosses</text:span><text:span text:style-name="T134_4"><text:s/></text:span><text:span text:style-name="T134_5">throughout</text:span><text:span text:style-name="T134_6"><text:s/></text:span><text:span text:style-name="T134_7">the</text:span><text:span text:style-name="T134_8"><text:s/></text:span><text:span text:style-name="T134_9">dungeon</text:span></text:p>
                </text:list-item>
                <text:list-item>
                  <text:p text:style-name="P135"><text:span text:style-name="T135_1">Link</text:span><text:span text:style-name="T135_2"><text:s/></text:span><text:span text:style-name="T135_3">acquires</text:span><text:span text:style-name="T135_4"><text:s/></text:span><text:span text:style-name="T135_5">a</text:span><text:span text:style-name="T135_6"><text:s/></text:span><text:span text:style-name="T135_7">new</text:span><text:span text:style-name="T135_8"><text:s/></text:span><text:span text:style-name="T135_9">weapon</text:span><text:span text:style-name="T135_10"><text:s/></text:span><text:span text:style-name="T135_11">at</text:span><text:span text:style-name="T135_12"><text:s/></text:span><text:span text:style-name="T135_13">some</text:span><text:span text:style-name="T135_14"><text:s/></text:span><text:span text:style-name="T135_15">point</text:span><text:span text:style-name="T135_16"><text:s/></text:span><text:span text:style-name="T135_17">in</text:span><text:span text:style-name="T135_18"><text:s/></text:span><text:span text:style-name="T135_19">the</text:span><text:span text:style-name="T135_20"><text:s/></text:span><text:span text:style-name="T135_21">dungeon</text:span></text:p>
                </text:list-item>
                <text:list-item>
                  <text:p text:style-name="P136"><text:span text:style-name="T136_1">Weapon</text:span><text:span text:style-name="T136_2"><text:s/></text:span><text:span text:style-name="T136_3">is</text:span><text:span text:style-name="T136_4"><text:s/></text:span><text:span text:style-name="T136_5">required</text:span><text:span text:style-name="T136_6"><text:s/></text:span><text:span text:style-name="T136_7">to</text:span><text:span text:style-name="T136_8"><text:s/></text:span><text:span text:style-name="T136_9">progress</text:span><text:span text:style-name="T136_10"><text:s/></text:span><text:span text:style-name="T136_11">to</text:span><text:span text:style-name="T136_12"><text:s/></text:span><text:span text:style-name="T136_13">the</text:span><text:span text:style-name="T136_14"><text:s/></text:span><text:span text:style-name="T136_15">next</text:span><text:span text:style-name="T136_16"><text:s/></text:span><text:span text:style-name="T136_17">area</text:span><text:span text:style-name="T136_18"><text:s/></text:span><text:span text:style-name="T136_19">in</text:span><text:span text:style-name="T136_20"><text:s/></text:span><text:span text:style-name="T136_21">the</text:span><text:span text:style-name="T136_22"><text:s/></text:span><text:span text:style-name="T136_23">dungeon</text:span></text:p>
                </text:list-item>
                <text:list-item>
                  <text:p text:style-name="P137"><text:span text:style-name="T137_1">Weapon</text:span><text:span text:style-name="T137_2"><text:s/></text:span><text:span text:style-name="T137_3">is</text:span><text:span text:style-name="T137_4"><text:s/></text:span><text:span text:style-name="T137_5">also</text:span><text:span text:style-name="T137_6"><text:s/></text:span><text:span text:style-name="T137_7">required</text:span><text:span text:style-name="T137_8"><text:s/></text:span><text:span text:style-name="T137_9">to</text:span><text:span text:style-name="T137_10"><text:s/></text:span><text:span text:style-name="T137_11">defeat</text:span><text:span text:style-name="T137_12"><text:s/></text:span><text:span text:style-name="T137_13">the</text:span><text:span text:style-name="T137_14"><text:s/></text:span><text:span text:style-name="T137_15">final</text:span><text:span text:style-name="T137_16"><text:s/></text:span><text:span text:style-name="T137_17">boss</text:span><text:span text:style-name="T137_18"><text:s/></text:span><text:span text:style-name="T137_19">at</text:span><text:span text:style-name="T137_20"><text:s/></text:span><text:span text:style-name="T137_21">the</text:span><text:span text:style-name="T137_22"><text:s/></text:span><text:span text:style-name="T137_23">end</text:span><text:span text:style-name="T137_24"><text:s/></text:span><text:span text:style-name="T137_25">of</text:span><text:span text:style-name="T137_26"><text:s/></text:span><text:span text:style-name="T137_27">the</text:span><text:span text:style-name="T137_28"><text:s/></text:span><text:span text:style-name="T137_29">dungeon</text:span></text:p>
                </text:list-item>
              </text:list>
            </text:list-item>
          </text:list>
        </text:list-item>
      </text:list>
      <text:h text:style-name="P138" text:outline-level="10"><text:bookmark-start text:name="h.s4ipor70oedo"/><text:bookmark-end text:name="h.s4ipor70oedo"/><text:span text:style-name="T138_1">Secret</text:span><text:span text:style-name="T138_2"><text:s/></text:span><text:span text:style-name="T138_3">of</text:span><text:span text:style-name="T138_4"><text:s/></text:span><text:span text:style-name="T138_5">Mana</text:span><text:span text:style-name="T138_6"><text:s/>(</text:span><text:span text:style-name="T138_7">Piper</text:span><text:span text:style-name="T138_8">)</text:span></text:h>
      <text:list text:style-name="LS13" xml:id="list123">
        <text:list-item>
          <text:p text:style-name="P139"><text:span text:style-name="T139_1">World</text:span></text:p>
          <text:list>
            <text:list-item>
              <text:p text:style-name="P140"><text:span text:style-name="T140_1">Unique</text:span><text:span text:style-name="T140_2"><text:s/>“</text:span><text:span text:style-name="T140_3">Ring</text:span><text:span text:style-name="T140_4"><text:s/></text:span><text:span text:style-name="T140_5">Command</text:span><text:span text:style-name="T140_6">”<text:s/></text:span><text:span text:style-name="T140_7">menu</text:span><text:span text:style-name="T140_8"><text:s/></text:span><text:span text:style-name="T140_9">system</text:span><text:span text:style-name="T140_10"><text:s/></text:span><text:span text:style-name="T140_11">paved</text:span><text:span text:style-name="T140_12"><text:s/></text:span><text:span text:style-name="T140_13">the</text:span><text:span text:style-name="T140_14"><text:s/></text:span><text:span text:style-name="T140_15">way</text:span><text:span text:style-name="T140_16"><text:s/></text:span><text:span text:style-name="T140_17">for</text:span><text:span text:style-name="T140_18"><text:s/></text:span><text:span text:style-name="T140_19">future</text:span><text:span text:style-name="T140_20"><text:s/></text:span><text:span text:style-name="T140_21">games</text:span></text:p>
              <text:list>
                <text:list-item>
                  <text:p text:style-name="P141"><text:span text:style-name="T141_1">Pauses</text:span><text:span text:style-name="T141_2"><text:s/></text:span><text:span text:style-name="T141_3">game</text:span><text:span text:style-name="T141_4"><text:s/></text:span><text:span text:style-name="T141_5">when</text:span><text:span text:style-name="T141_6"><text:s/></text:span><text:span text:style-name="T141_7">Ring</text:span><text:span text:style-name="T141_8"><text:s/></text:span><text:span text:style-name="T141_9">is</text:span><text:span text:style-name="T141_10"><text:s/></text:span><text:span text:style-name="T141_11">open</text:span></text:p>
                </text:list-item>
              </text:list>
            </text:list-item>
            <text:list-item>
              <text:p text:style-name="P142"><text:span text:style-name="T142_1">Drop</text:span><text:span text:style-name="T142_2"><text:s/></text:span><text:span text:style-name="T142_3">in</text:span><text:span text:style-name="T142_4"><text:s/></text:span><text:span text:style-name="T142_5">and</text:span><text:span text:style-name="T142_6"><text:s/></text:span><text:span text:style-name="T142_7">out</text:span><text:span text:style-name="T142_8"><text:s/></text:span><text:span text:style-name="T142_9">cooperative</text:span><text:span text:style-name="T142_10"><text:s/></text:span><text:span text:style-name="T142_11">play</text:span></text:p>
              <text:list>
                <text:list-item>
                  <text:p text:style-name="P143"><text:span text:style-name="T143_1">2<text:s/></text:span><text:span text:style-name="T143_2">or</text:span><text:span text:style-name="T143_3"><text:s/>3<text:s/></text:span><text:span text:style-name="T143_4">players</text:span><text:span text:style-name="T143_5"><text:s/></text:span><text:span text:style-name="T143_6">can</text:span><text:span text:style-name="T143_7"><text:s/></text:span><text:span text:style-name="T143_8">jump</text:span><text:span text:style-name="T143_9"><text:s/></text:span><text:span text:style-name="T143_10">in</text:span><text:span text:style-name="T143_11"><text:s/></text:span><text:span text:style-name="T143_12">or</text:span><text:span text:style-name="T143_13"><text:s/></text:span><text:span text:style-name="T143_14">out</text:span><text:span text:style-name="T143_15"><text:s/></text:span><text:span text:style-name="T143_16">at</text:span><text:span text:style-name="T143_17"><text:s/></text:span><text:span text:style-name="T143_18">any</text:span><text:span text:style-name="T143_19"><text:s/></text:span><text:span text:style-name="T143_20">time</text:span></text:p>
                </text:list-item>
              </text:list>
            </text:list-item>
            <text:list-item>
              <text:p text:style-name="P144"><text:span text:style-name="T144_1">Customizable</text:span><text:span text:style-name="T144_2"><text:s/></text:span><text:span text:style-name="T144_3">AI</text:span><text:span text:style-name="T144_4"><text:s/></text:span><text:span text:style-name="T144_5">settings</text:span></text:p>
            </text:list-item>
          </text:list>
        </text:list-item>
        <text:list-item>
          <text:p text:style-name="P145"><text:span text:style-name="T145_1">Combat</text:span></text:p>
          <text:list>
            <text:list-item>
              <text:p text:style-name="P146"><text:span text:style-name="T146_1">Real</text:span><text:span text:style-name="T146_2">-</text:span><text:span text:style-name="T146_3">Time</text:span><text:span text:style-name="T146_4"><text:s/></text:span><text:span text:style-name="T146_5">Combat</text:span></text:p>
            </text:list-item>
            <text:list-item>
              <text:p text:style-name="P147"><text:span text:style-name="T147_1">Active</text:span><text:span text:style-name="T147_2"><text:s/></text:span><text:span text:style-name="T147_3">Time</text:span><text:span text:style-name="T147_4"><text:s/></text:span><text:span text:style-name="T147_5">Battle</text:span><text:span text:style-name="T147_6"><text:s/></text:span><text:span text:style-name="T147_7">meter</text:span></text:p>
              <text:list>
                <text:list-item>
                  <text:p text:style-name="P148"><text:span text:style-name="T148_1">Percentage</text:span><text:span text:style-name="T148_2"><text:s/></text:span><text:span text:style-name="T148_3">gauge</text:span><text:span text:style-name="T148_4"><text:s/></text:span><text:span text:style-name="T148_5">that</text:span><text:span text:style-name="T148_6"><text:s/></text:span><text:span text:style-name="T148_7">dictates</text:span><text:span text:style-name="T148_8"><text:s/></text:span><text:span text:style-name="T148_9">how</text:span><text:span text:style-name="T148_10"><text:s/></text:span><text:span text:style-name="T148_11">much</text:span><text:span text:style-name="T148_12"><text:s/></text:span><text:span text:style-name="T148_13">damage</text:span><text:span text:style-name="T148_14"><text:s/></text:span><text:span text:style-name="T148_15">will</text:span><text:span text:style-name="T148_16"><text:s/></text:span><text:span text:style-name="T148_17">be</text:span><text:span text:style-name="T148_18"><text:s/></text:span><text:span text:style-name="T148_19">done</text:span><text:span text:style-name="T148_20"><text:s/></text:span><text:span text:style-name="T148_21">to</text:span><text:span text:style-name="T148_22"><text:s/></text:span><text:span text:style-name="T148_23">the</text:span><text:span text:style-name="T148_24"><text:s/></text:span><text:span text:style-name="T148_25">enemy</text:span></text:p>
                </text:list-item>
                <text:list-item>
                  <text:p text:style-name="P149"><text:span text:style-name="T149_1">Using</text:span><text:span text:style-name="T149_2"><text:s/></text:span><text:span text:style-name="T149_3">a</text:span><text:span text:style-name="T149_4"><text:s/></text:span><text:span text:style-name="T149_5">weapon</text:span><text:span text:style-name="T149_6"><text:s/></text:span><text:span text:style-name="T149_7">makes</text:span><text:span text:style-name="T149_8"><text:s/></text:span><text:span text:style-name="T149_9">the</text:span><text:span text:style-name="T149_10"><text:s/></text:span><text:span text:style-name="T149_11">gauge</text:span><text:span text:style-name="T149_12"><text:s/></text:span><text:span text:style-name="T149_13">fall</text:span><text:span text:style-name="T149_14"><text:s/></text:span><text:span text:style-name="T149_15">to</text:span><text:span text:style-name="T149_16"><text:s/></text:span><text:span text:style-name="T149_17">zero</text:span></text:p>
                </text:list-item>
                <text:list-item>
                  <text:p text:style-name="P150"><text:span text:style-name="T150_1">Slowly</text:span><text:span text:style-name="T150_2"><text:s/></text:span><text:span text:style-name="T150_3">regenerates</text:span></text:p>
                </text:list-item>
              </text:list>
            </text:list-item>
            <text:list-item>
              <text:p text:style-name="P151"><text:span text:style-name="T151_1">Traditional</text:span><text:span text:style-name="T151_2"><text:s/></text:span><text:span text:style-name="T151_3">XP</text:span><text:span text:style-name="T151_4"><text:s/></text:span><text:span text:style-name="T151_5">gain</text:span><text:span text:style-name="T151_6"><text:s/></text:span><text:span text:style-name="T151_7">levels</text:span><text:span text:style-name="T151_8"><text:s/></text:span><text:span text:style-name="T151_9">up</text:span><text:span text:style-name="T151_10"><text:s/></text:span><text:span text:style-name="T151_11">characters</text:span></text:p>
            </text:list-item>
            <text:list-item>
              <text:p text:style-name="P152"><text:span text:style-name="T152_1">Weapons</text:span><text:span text:style-name="T152_2"><text:s/></text:span><text:span text:style-name="T152_3">can</text:span><text:span text:style-name="T152_4"><text:s/></text:span><text:span text:style-name="T152_5">be</text:span><text:span text:style-name="T152_6"><text:s/></text:span><text:span text:style-name="T152_7">upgraded</text:span><text:span text:style-name="T152_8"><text:s/>(</text:span><text:span text:style-name="T152_9">like</text:span><text:span text:style-name="T152_10"><text:s/></text:span><text:span text:style-name="T152_11">the</text:span><text:span text:style-name="T152_12"><text:s/></text:span><text:span text:style-name="T152_13">Ratchet</text:span><text:span text:style-name="T152_14"><text:s/></text:span><text:span text:style-name="T152_15">and</text:span><text:span text:style-name="T152_16"><text:s/></text:span><text:span text:style-name="T152_17">Clank</text:span><text:span text:style-name="T152_18"><text:s/></text:span><text:span text:style-name="T152_19">series</text:span><text:span text:style-name="T152_20">)</text:span></text:p>
              <text:list>
                <text:list-item>
                  <text:p text:style-name="P153"><text:span text:style-name="T153_1">Repeated</text:span><text:span text:style-name="T153_2"><text:s/></text:span><text:span text:style-name="T153_3">use</text:span><text:span text:style-name="T153_4"><text:s/></text:span><text:span text:style-name="T153_5">of</text:span><text:span text:style-name="T153_6"><text:s/></text:span><text:span text:style-name="T153_7">the</text:span><text:span text:style-name="T153_8"><text:s/></text:span><text:span text:style-name="T153_9">weapon</text:span><text:span text:style-name="T153_10"><text:s/></text:span><text:span text:style-name="T153_11">will</text:span><text:span text:style-name="T153_12"><text:s/></text:span><text:span text:style-name="T153_13">slowly</text:span><text:span text:style-name="T153_14"><text:s/></text:span><text:span text:style-name="T153_15">increase</text:span><text:span text:style-name="T153_16"><text:s/></text:span><text:span text:style-name="T153_17">its</text:span><text:span text:style-name="T153_18"><text:s/></text:span><text:span text:style-name="T153_19">skill</text:span><text:span text:style-name="T153_20"><text:s/></text:span><text:span text:style-name="T153_21">level</text:span></text:p>
                </text:list-item>
                <text:list-item>
                  <text:p text:style-name="P154"><text:span text:style-name="T154_1">Weapon</text:span><text:span text:style-name="T154_2"><text:s/></text:span><text:span text:style-name="T154_3">Orbs</text:span><text:span text:style-name="T154_4"><text:s/></text:span><text:span text:style-name="T154_5">found</text:span><text:span text:style-name="T154_6"><text:s/></text:span><text:span text:style-name="T154_7">in</text:span><text:span text:style-name="T154_8"><text:s/></text:span><text:span text:style-name="T154_9">dungeons</text:span><text:span text:style-name="T154_10"><text:s/></text:span><text:span text:style-name="T154_11">or</text:span><text:span text:style-name="T154_12"><text:s/></text:span><text:span text:style-name="T154_13">won</text:span><text:span text:style-name="T154_14"><text:s/></text:span><text:span text:style-name="T154_15">after</text:span><text:span text:style-name="T154_16"><text:s/></text:span><text:span text:style-name="T154_17">boss</text:span><text:span text:style-name="T154_18"><text:s/></text:span><text:span text:style-name="T154_19">battles</text:span><text:span text:style-name="T154_20"><text:s/></text:span><text:span text:style-name="T154_21">to</text:span><text:span text:style-name="T154_22"><text:s/></text:span><text:span text:style-name="T154_23">upgrade</text:span></text:p>
                </text:list-item>
              </text:list>
            </text:list-item>
          </text:list>
        </text:list-item>
        <text:list-item>
          <text:p text:style-name="P155"><text:span text:style-name="T155_1">Travel</text:span></text:p>
          <text:list>
            <text:list-item>
              <text:p text:style-name="P156"><text:span text:style-name="T156_1">Cannon</text:span><text:span text:style-name="T156_2"><text:s/></text:span><text:span text:style-name="T156_3">Travel</text:span><text:span text:style-name="T156_4"><text:s/></text:span><text:span text:style-name="T156_5">Centers</text:span><text:span text:style-name="T156_6"><text:s/></text:span><text:span text:style-name="T156_7">can</text:span><text:span text:style-name="T156_8"><text:s/></text:span><text:span text:style-name="T156_9">speed</text:span><text:span text:style-name="T156_10"><text:s/></text:span><text:span text:style-name="T156_11">up</text:span><text:span text:style-name="T156_12"><text:s/></text:span><text:span text:style-name="T156_13">travel</text:span><text:span text:style-name="T156_14"><text:s/></text:span><text:span text:style-name="T156_15">later</text:span><text:span text:style-name="T156_16"><text:s/></text:span><text:span text:style-name="T156_17">in</text:span><text:span text:style-name="T156_18"><text:s/></text:span><text:span text:style-name="T156_19">the</text:span><text:span text:style-name="T156_20"><text:s/></text:span><text:span text:style-name="T156_21">game</text:span></text:p>
            </text:list-item>
            <text:list-item>
              <text:p text:style-name="P157"><text:span text:style-name="T157_1">Later</text:span><text:span text:style-name="T157_2"><text:s/></text:span><text:span text:style-name="T157_3">in</text:span><text:span text:style-name="T157_4"><text:s/></text:span><text:span text:style-name="T157_5">game</text:span><text:span text:style-name="T157_6">,<text:s/></text:span><text:span text:style-name="T157_7">receive</text:span><text:span text:style-name="T157_8"><text:s/></text:span><text:span text:style-name="T157_9">a</text:span><text:span text:style-name="T157_10"><text:s/></text:span><text:span text:style-name="T157_11">dragon</text:span><text:span text:style-name="T157_12"><text:s/></text:span><text:span text:style-name="T157_13">that</text:span><text:span text:style-name="T157_14"><text:s/></text:span><text:span text:style-name="T157_15">allows</text:span><text:span text:style-name="T157_16"><text:s/></text:span><text:span text:style-name="T157_17">the</text:span><text:span text:style-name="T157_18"><text:s/></text:span><text:span text:style-name="T157_19">player</text:span><text:span text:style-name="T157_20"><text:s/></text:span><text:span text:style-name="T157_21">to</text:span><text:span text:style-name="T157_22"><text:s/></text:span><text:span text:style-name="T157_23">fly</text:span><text:span text:style-name="T157_24"><text:s/></text:span><text:span text:style-name="T157_25">over</text:span><text:span text:style-name="T157_26"><text:s/></text:span><text:span text:style-name="T157_27">the</text:span><text:span text:style-name="T157_28"><text:s/></text:span><text:span text:style-name="T157_29">world</text:span></text:p>
            </text:list-item>
          </text:list>
        </text:list-item>
        <text:list-item>
          <text:p text:style-name="P158"><text:span text:style-name="T158_1">Party</text:span><text:span text:style-name="T158_2"><text:s/></text:span><text:span text:style-name="T158_3">System</text:span></text:p>
          <text:list>
            <text:list-item>
              <text:p text:style-name="P159"><text:span text:style-name="T159_1">Party</text:span><text:span text:style-name="T159_2"><text:s/></text:span><text:span text:style-name="T159_3">consists</text:span><text:span text:style-name="T159_4"><text:s/></text:span><text:span text:style-name="T159_5">of</text:span><text:span text:style-name="T159_6"><text:s/></text:span><text:span text:style-name="T159_7">Hero</text:span><text:span text:style-name="T159_8">,<text:s/></text:span><text:span text:style-name="T159_9">Girl</text:span><text:span text:style-name="T159_10">,<text:s/></text:span><text:span text:style-name="T159_11">and</text:span><text:span text:style-name="T159_12"><text:s/></text:span><text:span text:style-name="T159_13">Sprite</text:span></text:p>
              <text:list>
                <text:list-item>
                  <text:p text:style-name="P160"><text:span text:style-name="T160_1">Hero</text:span><text:span text:style-name="T160_2"><text:s/></text:span><text:span text:style-name="T160_3">cannot</text:span><text:span text:style-name="T160_4"><text:s/></text:span><text:span text:style-name="T160_5">use</text:span><text:span text:style-name="T160_6"><text:s/></text:span><text:span text:style-name="T160_7">magic</text:span><text:span text:style-name="T160_8">,<text:s/></text:span><text:span text:style-name="T160_9">but</text:span><text:span text:style-name="T160_10"><text:s/></text:span><text:span text:style-name="T160_11">is</text:span><text:span text:style-name="T160_12"><text:s/></text:span><text:span text:style-name="T160_13">very</text:span><text:span text:style-name="T160_14"><text:s/></text:span><text:span text:style-name="T160_15">good</text:span><text:span text:style-name="T160_16"><text:s/></text:span><text:span text:style-name="T160_17">at</text:span><text:span text:style-name="T160_18"><text:s/></text:span><text:span text:style-name="T160_19">fighting</text:span><text:span text:style-name="T160_20"><text:s/></text:span></text:p>
                </text:list-item>
                <text:list-item>
                  <text:p text:style-name="P161"><text:span text:style-name="T161_1">Girl</text:span><text:span text:style-name="T161_2"><text:s/></text:span><text:span text:style-name="T161_3">has</text:span><text:span text:style-name="T161_4"><text:s/></text:span><text:span text:style-name="T161_5">little</text:span><text:span text:style-name="T161_6"><text:s/></text:span><text:span text:style-name="T161_7">physical</text:span><text:span text:style-name="T161_8"><text:s/></text:span><text:span text:style-name="T161_9">attack</text:span><text:span text:style-name="T161_10"><text:s/></text:span><text:span text:style-name="T161_11">power</text:span><text:span text:style-name="T161_12">,<text:s/></text:span><text:span text:style-name="T161_13">but</text:span><text:span text:style-name="T161_14"><text:s/></text:span><text:span text:style-name="T161_15">can</text:span><text:span text:style-name="T161_16"><text:s/></text:span><text:span text:style-name="T161_17">heal</text:span></text:p>
                </text:list-item>
                <text:list-item>
                  <text:p text:style-name="P162"><text:span text:style-name="T162_1">Sprite</text:span><text:span text:style-name="T162_2"><text:s/></text:span><text:span text:style-name="T162_3">has</text:span><text:span text:style-name="T162_4"><text:s/></text:span><text:span text:style-name="T162_5">the</text:span><text:span text:style-name="T162_6"><text:s/></text:span><text:span text:style-name="T162_7">least</text:span><text:span text:style-name="T162_8"><text:s/></text:span><text:span text:style-name="T162_9">physical</text:span><text:span text:style-name="T162_10"><text:s/></text:span><text:span text:style-name="T162_11">attack</text:span><text:span text:style-name="T162_12"><text:s/></text:span><text:span text:style-name="T162_13">power</text:span><text:span text:style-name="T162_14">,<text:s/></text:span><text:span text:style-name="T162_15">but</text:span><text:span text:style-name="T162_16"><text:s/></text:span><text:span text:style-name="T162_17">the</text:span><text:span text:style-name="T162_18"><text:s/></text:span><text:span text:style-name="T162_19">most</text:span><text:span text:style-name="T162_20"><text:s/></text:span><text:span text:style-name="T162_21">magic</text:span><text:span text:style-name="T162_22"><text:s/></text:span><text:span text:style-name="T162_23">power</text:span></text:p>
                </text:list-item>
              </text:list>
            </text:list-item>
          </text:list>
        </text:list-item>
      </text:list>
      <text:p text:style-name="P163"/>
      <text:h text:style-name="P164" text:outline-level="10"><text:bookmark-start text:name="h.svxs0bg0lms3"/><text:bookmark-end text:name="h.svxs0bg0lms3"/><text:span text:style-name="T164_1">Kingdom</text:span><text:span text:style-name="T164_2"><text:s/></text:span><text:span text:style-name="T164_3">Hearts</text:span><text:span text:style-name="T164_4"><text:s/></text:span><text:span text:style-name="T164_5">(</text:span><text:span text:style-name="T164_6">AJ</text:span><text:span text:style-name="T164_7">)</text:span></text:h>
      <text:list text:style-name="LS14" xml:id="list147">
        <text:list-item>
          <text:p text:style-name="P165"><text:span text:style-name="T165_1">Growing</text:span><text:span text:style-name="T165_2"><text:s/></text:span><text:span text:style-name="T165_3">Character</text:span></text:p>
          <text:list>
            <text:list-item>
              <text:p text:style-name="P166"><text:span text:style-name="T166_1">At</text:span><text:span text:style-name="T166_2"><text:s/></text:span><text:span text:style-name="T166_3">the</text:span><text:span text:style-name="T166_4"><text:s/></text:span><text:span text:style-name="T166_5">start</text:span><text:span text:style-name="T166_6"><text:s/></text:span><text:span text:style-name="T166_7">of</text:span><text:span text:style-name="T166_8"><text:s/></text:span><text:span text:style-name="T166_9">the</text:span><text:span text:style-name="T166_10"><text:s/></text:span><text:span text:style-name="T166_11">game</text:span><text:span text:style-name="T166_12">,<text:s/></text:span><text:span text:style-name="T166_13">the</text:span><text:span text:style-name="T166_14"><text:s/></text:span><text:span text:style-name="T166_15">players</text:span><text:span text:style-name="T166_16"><text:s/></text:span><text:span text:style-name="T166_17">is</text:span><text:span text:style-name="T166_18"><text:s/></text:span><text:span text:style-name="T166_19">given</text:span><text:span text:style-name="T166_20"><text:s/></text:span><text:span text:style-name="T166_21">the</text:span><text:span text:style-name="T166_22"><text:s/></text:span><text:span text:style-name="T166_23">option</text:span><text:span text:style-name="T166_24"><text:s/></text:span><text:span text:style-name="T166_25">to</text:span><text:span text:style-name="T166_26"><text:s/></text:span><text:span text:style-name="T166_27">determine</text:span><text:span text:style-name="T166_28"><text:s/></text:span><text:span text:style-name="T166_29">what</text:span><text:span text:style-name="T166_30"><text:s/></text:span><text:span text:style-name="T166_31">stats</text:span><text:span text:style-name="T166_32"><text:s/></text:span><text:span text:style-name="T166_33">the</text:span><text:span text:style-name="T166_34"><text:s/></text:span><text:span text:style-name="T166_35">main</text:span><text:span text:style-name="T166_36"><text:s/></text:span><text:span text:style-name="T166_37">character</text:span><text:span text:style-name="T166_38"><text:s/></text:span><text:span text:style-name="T166_39">will</text:span><text:span text:style-name="T166_40"><text:s/>“</text:span><text:span text:style-name="T166_41">lean</text:span><text:span text:style-name="T166_42">”<text:s/></text:span><text:span text:style-name="T166_43">on</text:span></text:p>
              <text:list>
                <text:list-item>
                  <text:p text:style-name="P167"><text:span text:style-name="T167_1">DPS</text:span><text:span text:style-name="T167_2">:</text:span><text:span text:style-name="T167_3">Strength</text:span></text:p>
                </text:list-item>
                <text:list-item>
                  <text:p text:style-name="P168"><text:span text:style-name="T168_1">Caster</text:span><text:span text:style-name="T168_2">:</text:span><text:span text:style-name="T168_3">Magic</text:span></text:p>
                </text:list-item>
                <text:list-item>
                  <text:p text:style-name="P169"><text:span text:style-name="T169_1">Tank</text:span><text:span text:style-name="T169_2">:</text:span><text:span text:style-name="T169_3">Shield</text:span></text:p>
                </text:list-item>
              </text:list>
            </text:list-item>
            <text:list-item>
              <text:p text:style-name="P170"><text:span text:style-name="T170_1">Also</text:span><text:span text:style-name="T170_2"><text:s/></text:span><text:span text:style-name="T170_3">at</text:span><text:span text:style-name="T170_4"><text:s/></text:span><text:span text:style-name="T170_5">the</text:span><text:span text:style-name="T170_6"><text:s/></text:span><text:span text:style-name="T170_7">start</text:span><text:span text:style-name="T170_8">,<text:s/></text:span><text:span text:style-name="T170_9">the</text:span><text:span text:style-name="T170_10"><text:s/></text:span><text:span text:style-name="T170_11">players</text:span><text:span text:style-name="T170_12"><text:s/></text:span><text:span text:style-name="T170_13">is</text:span><text:span text:style-name="T170_14"><text:s/></text:span><text:span text:style-name="T170_15">given</text:span><text:span text:style-name="T170_16"><text:s/></text:span><text:span text:style-name="T170_17">questions</text:span><text:span text:style-name="T170_18"><text:s/></text:span><text:span text:style-name="T170_19">to</text:span><text:span text:style-name="T170_20"><text:s/></text:span><text:span text:style-name="T170_21">answer</text:span><text:span text:style-name="T170_22"><text:s/></text:span><text:span text:style-name="T170_23">that</text:span><text:span text:style-name="T170_24"><text:s/></text:span><text:span text:style-name="T170_25">determine</text:span><text:span text:style-name="T170_26"><text:s/></text:span><text:span text:style-name="T170_27">what</text:span><text:span text:style-name="T170_28"><text:s/></text:span><text:span text:style-name="T170_29">time</text:span><text:span text:style-name="T170_30"><text:s/></text:span><text:span text:style-name="T170_31">of</text:span><text:span text:style-name="T170_32"><text:s/></text:span><text:span text:style-name="T170_33">day</text:span><text:span text:style-name="T170_34"><text:s/></text:span><text:span text:style-name="T170_35">their</text:span><text:span text:style-name="T170_36"><text:s/></text:span><text:span text:style-name="T170_37">departure</text:span><text:span text:style-name="T170_38"><text:s/></text:span><text:span text:style-name="T170_39">will</text:span><text:span text:style-name="T170_40"><text:s/></text:span><text:span text:style-name="T170_41">take</text:span><text:span text:style-name="T170_42"><text:s/></text:span><text:span text:style-name="T170_43">place</text:span></text:p>
              <text:list>
                <text:list-item>
                  <text:p text:style-name="P171"><text:span text:style-name="T171_1">Dawn</text:span><text:span text:style-name="T171_2">:</text:span><text:span text:style-name="T171_3">gain</text:span><text:span text:style-name="T171_4"><text:s/></text:span><text:span text:style-name="T171_5">more</text:span><text:span text:style-name="T171_6"><text:s/></text:span><text:span text:style-name="T171_7">experience</text:span><text:span text:style-name="T171_8"><text:s/></text:span><text:span text:style-name="T171_9">than</text:span><text:span text:style-name="T171_10"><text:s/></text:span><text:span text:style-name="T171_11">normal</text:span></text:p>
                </text:list-item>
                <text:list-item>
                  <text:p text:style-name="P172"><text:span text:style-name="T172_1">Noon</text:span><text:span text:style-name="T172_2">:</text:span><text:span text:style-name="T172_3">gain</text:span><text:span text:style-name="T172_4"><text:s/></text:span><text:span text:style-name="T172_5">normal</text:span><text:span text:style-name="T172_6"><text:s/></text:span><text:span text:style-name="T172_7">amount</text:span><text:span text:style-name="T172_8"><text:s/></text:span><text:span text:style-name="T172_9">of</text:span><text:span text:style-name="T172_10"><text:s/></text:span><text:span text:style-name="T172_11">experience</text:span></text:p>
                </text:list-item>
                <text:list-item>
                  <text:p text:style-name="P173"><text:span text:style-name="T173_1">Dusk</text:span><text:span text:style-name="T173_2">:</text:span><text:span text:style-name="T173_3">gain</text:span><text:span text:style-name="T173_4"><text:s/></text:span><text:span text:style-name="T173_5">less</text:span><text:span text:style-name="T173_6"><text:s/></text:span><text:span text:style-name="T173_7">experience</text:span><text:span text:style-name="T173_8"><text:s/></text:span><text:span text:style-name="T173_9">than</text:span><text:span text:style-name="T173_10"><text:s/></text:span><text:span text:style-name="T173_11">normal</text:span></text:p>
                </text:list-item>
              </text:list>
            </text:list-item>
          </text:list>
        </text:list-item>
        <text:list-item>
          <text:p text:style-name="P174"><text:span text:style-name="T174_1">Combat</text:span></text:p>
          <text:list>
            <text:list-item>
              <text:p text:style-name="P175"><text:span text:style-name="T175_1">In</text:span><text:span text:style-name="T175_2"><text:s/></text:span><text:span text:style-name="T175_3">combat</text:span><text:span text:style-name="T175_4">,<text:s/></text:span><text:span text:style-name="T175_5">after</text:span><text:span text:style-name="T175_6"><text:s/></text:span><text:span text:style-name="T175_7">defeating</text:span><text:span text:style-name="T175_8"><text:s/></text:span><text:span text:style-name="T175_9">an</text:span><text:span text:style-name="T175_10"><text:s/></text:span><text:span text:style-name="T175_11">enemy</text:span><text:span text:style-name="T175_12">,<text:s/></text:span><text:span text:style-name="T175_13">there</text:span><text:span text:style-name="T175_14"><text:s/></text:span><text:span text:style-name="T175_15">are</text:span><text:span text:style-name="T175_16"><text:s/></text:span><text:span text:style-name="T175_17">health</text:span><text:span text:style-name="T175_18"><text:s/></text:span><text:span text:style-name="T175_19">drops</text:span><text:span text:style-name="T175_20"><text:s/></text:span><text:span text:style-name="T175_21">that</text:span><text:span text:style-name="T175_22"><text:s/></text:span><text:span text:style-name="T175_23">characters</text:span><text:span text:style-name="T175_24"><text:s/></text:span><text:span text:style-name="T175_25">automatically</text:span><text:span text:style-name="T175_26"><text:s/></text:span><text:span text:style-name="T175_27">quick</text:span><text:span text:style-name="T175_28"><text:s/></text:span><text:span text:style-name="T175_29">up</text:span><text:span text:style-name="T175_30"><text:s/></text:span><text:span text:style-name="T175_31">that</text:span><text:span text:style-name="T175_32"><text:s/></text:span><text:span text:style-name="T175_33">restore</text:span><text:span text:style-name="T175_34"><text:s/></text:span><text:span text:style-name="T175_35">small</text:span><text:span text:style-name="T175_36"><text:s/></text:span><text:span text:style-name="T175_37">amounts</text:span><text:span text:style-name="T175_38"><text:s/></text:span><text:span text:style-name="T175_39">of</text:span><text:span text:style-name="T175_40"><text:s/></text:span><text:span text:style-name="T175_41">their</text:span><text:span text:style-name="T175_42"><text:s/></text:span><text:span text:style-name="T175_43">health</text:span></text:p>
            </text:list-item>
            <text:list-item>
              <text:p text:style-name="P176"><text:span text:style-name="T176_1">a</text:span><text:span text:style-name="T176_2"><text:s/></text:span><text:span text:style-name="T176_3">magic</text:span><text:span text:style-name="T176_4"><text:s/></text:span><text:span text:style-name="T176_5">bar</text:span><text:span text:style-name="T176_6"><text:s/></text:span><text:span text:style-name="T176_7">determines</text:span><text:span text:style-name="T176_8"><text:s/></text:span><text:span text:style-name="T176_9">what</text:span><text:span text:style-name="T176_10"><text:s/></text:span><text:span text:style-name="T176_11">magic</text:span><text:span text:style-name="T176_12"><text:s/></text:span><text:span text:style-name="T176_13">can</text:span><text:span text:style-name="T176_14"><text:s/></text:span><text:span text:style-name="T176_15">be</text:span><text:span text:style-name="T176_16"><text:s/></text:span><text:span text:style-name="T176_17">cast</text:span><text:span text:style-name="T176_18"><text:s/>(</text:span><text:span text:style-name="T176_19">as</text:span><text:span text:style-name="T176_20"><text:s/></text:span><text:span text:style-name="T176_21">different</text:span><text:span text:style-name="T176_22"><text:s/></text:span><text:span text:style-name="T176_23">spells</text:span><text:span text:style-name="T176_24"><text:s/></text:span><text:span text:style-name="T176_25">have</text:span><text:span text:style-name="T176_26"><text:s/></text:span><text:span text:style-name="T176_27">different</text:span><text:span text:style-name="T176_28"><text:s/></text:span><text:span text:style-name="T176_29">amounts</text:span><text:span text:style-name="T176_30"><text:s/></text:span><text:span text:style-name="T176_31">of</text:span><text:span text:style-name="T176_32"><text:s/></text:span><text:span text:style-name="T176_33">MP</text:span><text:span text:style-name="T176_34"><text:s/></text:span><text:span text:style-name="T176_35">usage</text:span><text:span text:style-name="T176_36">)<text:s/></text:span></text:p>
            </text:list-item>
            <text:list-item>
              <text:p text:style-name="P177"><text:span text:style-name="T177_1">when</text:span><text:span text:style-name="T177_2"><text:s/></text:span><text:span text:style-name="T177_3">magic</text:span><text:span text:style-name="T177_4"><text:s/></text:span><text:span text:style-name="T177_5">is</text:span><text:span text:style-name="T177_6"><text:s/></text:span><text:span text:style-name="T177_7">depleted</text:span><text:span text:style-name="T177_8">,<text:s/></text:span><text:span text:style-name="T177_9">by</text:span><text:span text:style-name="T177_10"><text:s/></text:span><text:span text:style-name="T177_11">attacking</text:span><text:span text:style-name="T177_12"><text:s/></text:span><text:span text:style-name="T177_13">enemies</text:span><text:span text:style-name="T177_14"><text:s/></text:span><text:span text:style-name="T177_15">physically</text:span><text:span text:style-name="T177_16">,<text:s/></text:span><text:span text:style-name="T177_17">the</text:span><text:span text:style-name="T177_18"><text:s/></text:span><text:span text:style-name="T177_19">bar</text:span><text:span text:style-name="T177_20"><text:s/></text:span><text:span text:style-name="T177_21">can</text:span><text:span text:style-name="T177_22"><text:s/></text:span><text:span text:style-name="T177_23">be</text:span><text:span text:style-name="T177_24"><text:s/></text:span><text:span text:style-name="T177_25">restored</text:span></text:p>
            </text:list-item>
            <text:list-item>
              <text:p text:style-name="P178"><text:span text:style-name="T178_1">Combat</text:span><text:span text:style-name="T178_2"><text:s/></text:span><text:span text:style-name="T178_3">is</text:span><text:span text:style-name="T178_4"><text:s/></text:span><text:span text:style-name="T178_5">not</text:span><text:span text:style-name="T178_6"><text:s/></text:span><text:span text:style-name="T178_7">randomly</text:span><text:span text:style-name="T178_8"><text:s/></text:span><text:span text:style-name="T178_9">generated</text:span><text:span text:style-name="T178_10"><text:s/></text:span><text:span text:style-name="T178_11">but</text:span><text:span text:style-name="T178_12"><text:s/></text:span><text:span text:style-name="T178_13">happens</text:span><text:span text:style-name="T178_14"><text:s/></text:span><text:span text:style-name="T178_15">in</text:span><text:span text:style-name="T178_16"><text:s/></text:span><text:span text:style-name="T178_17">real</text:span><text:span text:style-name="T178_18"><text:s/></text:span><text:span text:style-name="T178_19">time</text:span></text:p>
            </text:list-item>
            <text:list-item>
              <text:p text:style-name="P179"><text:span text:style-name="T179_1">the</text:span><text:span text:style-name="T179_2"><text:s/></text:span><text:span text:style-name="T179_3">player</text:span><text:span text:style-name="T179_4"><text:s/></text:span><text:span text:style-name="T179_5">has</text:span><text:span text:style-name="T179_6"><text:s/></text:span><text:span text:style-name="T179_7">up</text:span><text:span text:style-name="T179_8"><text:s/></text:span><text:span text:style-name="T179_9">to</text:span><text:span text:style-name="T179_10"><text:s/>2<text:s/></text:span><text:span text:style-name="T179_11">other</text:span><text:span text:style-name="T179_12"><text:s/></text:span><text:span text:style-name="T179_13">characters</text:span><text:span text:style-name="T179_14"><text:s/></text:span><text:span text:style-name="T179_15">that</text:span><text:span text:style-name="T179_16"><text:s/></text:span><text:span text:style-name="T179_17">fight</text:span><text:span text:style-name="T179_18"><text:s/></text:span><text:span text:style-name="T179_19">alongside</text:span><text:span text:style-name="T179_20">,<text:s/></text:span><text:span text:style-name="T179_21">controlled</text:span><text:span text:style-name="T179_22"><text:s/></text:span><text:span text:style-name="T179_23">by</text:span><text:span text:style-name="T179_24"><text:s/></text:span><text:span text:style-name="T179_25">the</text:span><text:span text:style-name="T179_26"><text:s/></text:span><text:span text:style-name="T179_27">game</text:span><text:span text:style-name="T179_28">,<text:s/></text:span><text:span text:style-name="T179_29">though</text:span><text:span text:style-name="T179_30"><text:s/></text:span><text:span text:style-name="T179_31">the</text:span><text:span text:style-name="T179_32"><text:s/></text:span><text:span text:style-name="T179_33">player</text:span><text:span text:style-name="T179_34"><text:s/></text:span><text:span text:style-name="T179_35">can</text:span><text:span text:style-name="T179_36"><text:s/></text:span><text:span text:style-name="T179_37">input</text:span><text:span text:style-name="T179_38"><text:s/></text:span><text:span text:style-name="T179_39">what</text:span><text:span text:style-name="T179_40"><text:s/></text:span><text:span text:style-name="T179_41">the</text:span><text:span text:style-name="T179_42"><text:s/></text:span><text:span text:style-name="T179_43">character</text:span><text:span text:style-name="T179_44"><text:s/></text:span><text:span text:style-name="T179_45">should</text:span><text:span text:style-name="T179_46"><text:s/></text:span><text:span text:style-name="T179_47">do</text:span><text:span text:style-name="T179_48"><text:s/></text:span><text:span text:style-name="T179_49">in</text:span><text:span text:style-name="T179_50"><text:s/></text:span><text:span text:style-name="T179_51">certain</text:span><text:span text:style-name="T179_52"><text:s/></text:span><text:span text:style-name="T179_53">situations</text:span><text:span text:style-name="T179_54"><text:s/></text:span><text:span text:style-name="T179_55">in</text:span><text:span text:style-name="T179_56"><text:s/></text:span><text:span text:style-name="T179_57">a</text:span><text:span text:style-name="T179_58"><text:s/></text:span><text:span text:style-name="T179_59">menu</text:span><text:span text:style-name="T179_60">’</text:span><text:span text:style-name="T179_61">s</text:span><text:span text:style-name="T179_62"><text:s/></text:span><text:span text:style-name="T179_63">programming</text:span><text:span text:style-name="T179_64"><text:s/></text:span><text:span text:style-name="T179_65">like</text:span><text:span text:style-name="T179_66"><text:s/></text:span><text:span text:style-name="T179_67">interface</text:span></text:p>
            </text:list-item>
            <text:list-item>
              <text:p text:style-name="P180"><text:span text:style-name="T180_1">The</text:span><text:span text:style-name="T180_2"><text:s/></text:span><text:span text:style-name="T180_3">game</text:span><text:span text:style-name="T180_4">’</text:span><text:span text:style-name="T180_5">s</text:span><text:span text:style-name="T180_6"><text:s/></text:span><text:span text:style-name="T180_7">lock</text:span><text:span text:style-name="T180_8"><text:s/></text:span><text:span text:style-name="T180_9">on</text:span><text:span text:style-name="T180_10"><text:s/></text:span><text:span text:style-name="T180_11">feature</text:span><text:span text:style-name="T180_12"><text:s/></text:span><text:span text:style-name="T180_13">keeps</text:span><text:span text:style-name="T180_14"><text:s/></text:span><text:span text:style-name="T180_15">the</text:span><text:span text:style-name="T180_16"><text:s/></text:span><text:span text:style-name="T180_17">camera</text:span><text:span text:style-name="T180_18"><text:s/></text:span><text:span text:style-name="T180_19">and</text:span><text:span text:style-name="T180_20"><text:s/></text:span><text:span text:style-name="T180_21">player</text:span><text:span text:style-name="T180_22"><text:s/></text:span><text:span text:style-name="T180_23">always</text:span><text:span text:style-name="T180_24"><text:s/></text:span><text:span text:style-name="T180_25">facing</text:span><text:span text:style-name="T180_26"><text:s/></text:span><text:span text:style-name="T180_27">an</text:span><text:span text:style-name="T180_28"><text:s/></text:span><text:span text:style-name="T180_29">enemy</text:span><text:span text:style-name="T180_30">,<text:s/></text:span><text:span text:style-name="T180_31">letting</text:span><text:span text:style-name="T180_32"><text:s/></text:span><text:span text:style-name="T180_33">the</text:span><text:span text:style-name="T180_34"><text:s/></text:span><text:span text:style-name="T180_35">player</text:span><text:span text:style-name="T180_36"><text:s/></text:span><text:span text:style-name="T180_37">only</text:span><text:span text:style-name="T180_38"><text:s/></text:span><text:span text:style-name="T180_39">worry</text:span><text:span text:style-name="T180_40"><text:s/></text:span><text:span text:style-name="T180_41">about</text:span><text:span text:style-name="T180_42"><text:s/></text:span><text:span text:style-name="T180_43">maneuvering</text:span><text:span text:style-name="T180_44"><text:s/></text:span><text:span text:style-name="T180_45">and</text:span><text:span text:style-name="T180_46"><text:s/></text:span><text:span text:style-name="T180_47">attacking</text:span></text:p>
            </text:list-item>
          </text:list>
        </text:list-item>
      </text:list>
      <text:h text:style-name="P181" text:outline-level="10"><text:bookmark-start text:name="h.ioyk8q4ugs2e"/><text:bookmark-end text:name="h.ioyk8q4ugs2e"/><text:span text:style-name="T181_1">Fallout</text:span><text:span text:style-name="T181_2"><text:s/>1<text:s/></text:span><text:span text:style-name="T181_3">(</text:span><text:span text:style-name="T181_4">AJ</text:span><text:span text:style-name="T181_5">)</text:span></text:h>
      <text:list text:style-name="LS15" xml:id="list163">
        <text:list-item>
          <text:p text:style-name="P182"><text:span text:style-name="T182_1">Turn</text:span><text:span text:style-name="T182_2"><text:s/></text:span><text:span text:style-name="T182_3">Based</text:span><text:span text:style-name="T182_4"><text:s/></text:span><text:span text:style-name="T182_5">Combat</text:span></text:p>
          <text:list>
            <text:list-item>
              <text:p text:style-name="P183"><text:span text:style-name="T183_1">Everyone</text:span><text:span text:style-name="T183_2"><text:s/></text:span><text:span text:style-name="T183_3">in</text:span><text:span text:style-name="T183_4"><text:s/></text:span><text:span text:style-name="T183_5">combat</text:span><text:span text:style-name="T183_6"><text:s/></text:span><text:span text:style-name="T183_7">goes</text:span><text:span text:style-name="T183_8"><text:s/></text:span><text:span text:style-name="T183_9">once</text:span><text:span text:style-name="T183_10"><text:s/></text:span><text:span text:style-name="T183_11">a</text:span><text:span text:style-name="T183_12"><text:s/></text:span><text:span text:style-name="T183_13">round</text:span></text:p>
            </text:list-item>
            <text:list-item>
              <text:p text:style-name="P184"><text:span text:style-name="T184_1">Action</text:span><text:span text:style-name="T184_2"><text:s/></text:span><text:span text:style-name="T184_3">Points</text:span><text:span text:style-name="T184_4"><text:s/>(</text:span><text:span text:style-name="T184_5">AP</text:span><text:span text:style-name="T184_6">)<text:s/></text:span><text:span text:style-name="T184_7">determine</text:span><text:span text:style-name="T184_8"><text:s/></text:span><text:span text:style-name="T184_9">how</text:span><text:span text:style-name="T184_10"><text:s/></text:span><text:span text:style-name="T184_11">many</text:span><text:span text:style-name="T184_12">/</text:span><text:span text:style-name="T184_13">what</text:span><text:span text:style-name="T184_14"><text:s/></text:span><text:span text:style-name="T184_15">actions</text:span><text:span text:style-name="T184_16"><text:s/></text:span><text:span text:style-name="T184_17">a</text:span><text:span text:style-name="T184_18"><text:s/></text:span><text:span text:style-name="T184_19">character</text:span><text:span text:style-name="T184_20"><text:s/></text:span><text:span text:style-name="T184_21">can</text:span><text:span text:style-name="T184_22"><text:s/></text:span><text:span text:style-name="T184_23">do</text:span><text:span text:style-name="T184_24"><text:s/></text:span><text:span text:style-name="T184_25">each</text:span><text:span text:style-name="T184_26"><text:s/></text:span><text:span text:style-name="T184_27">turn</text:span></text:p>
              <text:list>
                <text:list-item>
                  <text:p text:style-name="P185"><text:span text:style-name="T185_1">Some</text:span><text:span text:style-name="T185_2"><text:s/></text:span><text:span text:style-name="T185_3">actions</text:span><text:span text:style-name="T185_4"><text:s/></text:span><text:span text:style-name="T185_5">require</text:span><text:span text:style-name="T185_6"><text:s/></text:span><text:span text:style-name="T185_7">less</text:span><text:span text:style-name="T185_8"><text:s/></text:span><text:span text:style-name="T185_9">more</text:span><text:span text:style-name="T185_10"><text:s/></text:span><text:span text:style-name="T185_11">more</text:span><text:span text:style-name="T185_12"><text:s/></text:span><text:span text:style-name="T185_13">action</text:span><text:span text:style-name="T185_14"><text:s/></text:span><text:span text:style-name="T185_15">points</text:span></text:p>
                </text:list-item>
                <text:list-item>
                  <text:p text:style-name="P186"><text:span text:style-name="T186_1">Walking</text:span><text:span text:style-name="T186_2"><text:s/></text:span><text:span text:style-name="T186_3">a</text:span><text:span text:style-name="T186_4"><text:s/></text:span><text:span text:style-name="T186_5">hex</text:span><text:span text:style-name="T186_6"><text:s/>=<text:s/>1</text:span><text:span text:style-name="T186_7">AP</text:span></text:p>
                </text:list-item>
                <text:list-item>
                  <text:p text:style-name="P187"><text:span text:style-name="T187_1">Shooting</text:span><text:span text:style-name="T187_2"><text:s/></text:span><text:span text:style-name="T187_3">a</text:span><text:span text:style-name="T187_4"><text:s/></text:span><text:span text:style-name="T187_5">Pistol</text:span><text:span text:style-name="T187_6"><text:s/>=<text:s/>5</text:span><text:span text:style-name="T187_7">AP</text:span></text:p>
                </text:list-item>
                <text:list-item>
                  <text:p text:style-name="P188"><text:span text:style-name="T188_1">Opening</text:span><text:span text:style-name="T188_2"><text:s/></text:span><text:span text:style-name="T188_3">inventory</text:span><text:span text:style-name="T188_4"><text:s/>=<text:s/>3</text:span><text:span text:style-name="T188_5">AP</text:span></text:p>
                </text:list-item>
              </text:list>
            </text:list-item>
          </text:list>
        </text:list-item>
        <text:list-item>
          <text:p text:style-name="P189"><text:span text:style-name="T189_1">Skills</text:span><text:span text:style-name="T189_2"><text:s/></text:span><text:span text:style-name="T189_3">directly</text:span><text:span text:style-name="T189_4"><text:s/></text:span><text:span text:style-name="T189_5">determine</text:span><text:span text:style-name="T189_6"><text:s/></text:span><text:span text:style-name="T189_7">Gameplay</text:span></text:p>
          <text:list>
            <text:list-item>
              <text:p text:style-name="P190"><text:span text:style-name="T190_1">Stats</text:span><text:span text:style-name="T190_2"><text:s/></text:span><text:span text:style-name="T190_3">like</text:span><text:span text:style-name="T190_4"><text:s/></text:span><text:span text:style-name="T190_5">Str</text:span><text:span text:style-name="T190_6"><text:s/></text:span><text:span text:style-name="T190_7">determine</text:span><text:span text:style-name="T190_8"><text:s/></text:span><text:span text:style-name="T190_9">health</text:span><text:span text:style-name="T190_10"><text:s/></text:span><text:span text:style-name="T190_11">and</text:span><text:span text:style-name="T190_12"><text:s/></text:span><text:span text:style-name="T190_13">damage</text:span><text:span text:style-name="T190_14"><text:s/></text:span><text:span text:style-name="T190_15">taken</text:span></text:p>
            </text:list-item>
            <text:list-item>
              <text:p text:style-name="P191"><text:span text:style-name="T191_1">Intell</text:span><text:span text:style-name="T191_2"><text:s/></text:span><text:span text:style-name="T191_3">determines</text:span><text:span text:style-name="T191_4"><text:s/></text:span><text:span text:style-name="T191_5">what</text:span><text:span text:style-name="T191_6"><text:s/></text:span><text:span text:style-name="T191_7">quests</text:span><text:span text:style-name="T191_8"><text:s/></text:span><text:span text:style-name="T191_9">can</text:span><text:span text:style-name="T191_10"><text:s/></text:span><text:span text:style-name="T191_11">be</text:span><text:span text:style-name="T191_12"><text:s/></text:span><text:span text:style-name="T191_13">taken</text:span><text:span text:style-name="T191_14"><text:s/>(</text:span><text:span text:style-name="T191_15">at</text:span><text:span text:style-name="T191_16"><text:s/>&gt;=4,<text:s/></text:span><text:span text:style-name="T191_17">almost</text:span><text:span text:style-name="T191_18"><text:s/></text:span><text:span text:style-name="T191_19">no</text:span><text:span text:style-name="T191_20"><text:s/></text:span><text:span text:style-name="T191_21">quests</text:span><text:span text:style-name="T191_22"><text:s/></text:span><text:span text:style-name="T191_23">can</text:span><text:span text:style-name="T191_24"><text:s/></text:span><text:span text:style-name="T191_25">be</text:span><text:span text:style-name="T191_26"><text:s/></text:span><text:span text:style-name="T191_27">taken</text:span><text:span text:style-name="T191_28">,<text:s/></text:span><text:span text:style-name="T191_29">Stupid</text:span><text:span text:style-name="T191_30"><text:s/></text:span><text:span text:style-name="T191_31">mode</text:span><text:span text:style-name="T191_32">,<text:s/></text:span><text:span text:style-name="T191_33">has</text:span><text:span text:style-name="T191_34"><text:s/></text:span><text:span text:style-name="T191_35">own</text:span><text:span text:style-name="T191_36"><text:s/></text:span><text:span text:style-name="T191_37">set</text:span><text:span text:style-name="T191_38"><text:s/></text:span><text:span text:style-name="T191_39">of</text:span><text:span text:style-name="T191_40"><text:s/></text:span><text:span text:style-name="T191_41">mods</text:span><text:span text:style-name="T191_42">)</text:span></text:p>
            </text:list-item>
          </text:list>
        </text:list-item>
        <text:list-item>
          <text:p text:style-name="P192"><text:span text:style-name="T192_1">Many</text:span><text:span text:style-name="T192_2"><text:s/></text:span><text:span text:style-name="T192_3">different</text:span><text:span text:style-name="T192_4"><text:s/></text:span><text:span text:style-name="T192_5">ways</text:span><text:span text:style-name="T192_6"><text:s/></text:span><text:span text:style-name="T192_7">to</text:span><text:span text:style-name="T192_8"><text:s/></text:span><text:span text:style-name="T192_9">progress</text:span><text:span text:style-name="T192_10"><text:s/></text:span><text:span text:style-name="T192_11">through</text:span><text:span text:style-name="T192_12"><text:s/></text:span><text:span text:style-name="T192_13">quests</text:span></text:p>
          <text:list>
            <text:list-item>
              <text:p text:style-name="P193"><text:span text:style-name="T193_1">Player</text:span><text:span text:style-name="T193_2"><text:s/></text:span><text:span text:style-name="T193_3">can</text:span><text:span text:style-name="T193_4"><text:s/></text:span><text:span text:style-name="T193_5">follow</text:span><text:span text:style-name="T193_6"><text:s/></text:span><text:span text:style-name="T193_7">suggestions</text:span><text:span text:style-name="T193_8">,<text:s/></text:span><text:span text:style-name="T193_9">do</text:span><text:span text:style-name="T193_10"><text:s/></text:span><text:span text:style-name="T193_11">the</text:span><text:span text:style-name="T193_12"><text:s/></text:span><text:span text:style-name="T193_13">exact</text:span><text:span text:style-name="T193_14"><text:s/></text:span><text:span text:style-name="T193_15">opposite</text:span><text:span text:style-name="T193_16">,<text:s/></text:span><text:span text:style-name="T193_17">some</text:span><text:span text:style-name="T193_18"><text:s/></text:span><text:span text:style-name="T193_19">clever</text:span><text:span text:style-name="T193_20"><text:s/></text:span><text:span text:style-name="T193_21">action</text:span><text:span text:style-name="T193_22">,<text:s/></text:span><text:span text:style-name="T193_23">anything</text:span><text:span text:style-name="T193_24">,<text:s/></text:span><text:span text:style-name="T193_25">and</text:span><text:span text:style-name="T193_26"><text:s/></text:span><text:span text:style-name="T193_27">is</text:span><text:span text:style-name="T193_28"><text:s/></text:span><text:span text:style-name="T193_29">still</text:span><text:span text:style-name="T193_30"><text:s/></text:span><text:span text:style-name="T193_31">rewarded</text:span></text:p>
            </text:list-item>
          </text:list>
        </text:list-item>
        <text:list-item>
          <text:p text:style-name="P194"><text:span text:style-name="T194_1">Can</text:span><text:span text:style-name="T194_2"><text:s/></text:span><text:span text:style-name="T194_3">recruit</text:span><text:span text:style-name="T194_4"><text:s/></text:span><text:span text:style-name="T194_5">followers</text:span></text:p>
          <text:list>
            <text:list-item>
              <text:p text:style-name="P195"><text:span text:style-name="T195_1">unlimited</text:span><text:span text:style-name="T195_2"><text:s/></text:span><text:span text:style-name="T195_3">num</text:span><text:span text:style-name="T195_4"><text:s/></text:span><text:span text:style-name="T195_5">of</text:span><text:span text:style-name="T195_6"><text:s/></text:span><text:span text:style-name="T195_7">followers</text:span><text:span text:style-name="T195_8"><text:s/></text:span><text:span text:style-name="T195_9">at</text:span><text:span text:style-name="T195_10"><text:s/></text:span><text:span text:style-name="T195_11">a</text:span><text:span text:style-name="T195_12"><text:s/></text:span><text:span text:style-name="T195_13">time</text:span></text:p>
            </text:list-item>
            <text:list-item>
              <text:p text:style-name="P196"><text:span text:style-name="T196_1">take</text:span><text:span text:style-name="T196_2"><text:s/></text:span><text:span text:style-name="T196_3">their</text:span><text:span text:style-name="T196_4"><text:s/></text:span><text:span text:style-name="T196_5">own</text:span><text:span text:style-name="T196_6"><text:s/></text:span><text:span text:style-name="T196_7">turn</text:span><text:span text:style-name="T196_8"><text:s/></text:span><text:span text:style-name="T196_9">in</text:span><text:span text:style-name="T196_10"><text:s/></text:span><text:span text:style-name="T196_11">combat</text:span><text:span text:style-name="T196_12">,<text:s/></text:span><text:span text:style-name="T196_13">not</text:span><text:span text:style-name="T196_14"><text:s/></text:span><text:span text:style-name="T196_15">controlled</text:span><text:span text:style-name="T196_16"><text:s/></text:span><text:span text:style-name="T196_17">by</text:span><text:span text:style-name="T196_18"><text:s/></text:span><text:span text:style-name="T196_19">player</text:span></text:p>
            </text:list-item>
          </text:list>
        </text:list-item>
        <text:list-item>
          <text:p text:style-name="P197"><text:span text:style-name="T197_1">Player</text:span><text:span text:style-name="T197_2"><text:s/></text:span><text:span text:style-name="T197_3">Progression</text:span></text:p>
          <text:list>
            <text:list-item>
              <text:p text:style-name="P198"><text:span text:style-name="T198_1">SPECIAL</text:span><text:span text:style-name="T198_2"><text:s/></text:span><text:span text:style-name="T198_3">System</text:span><text:span text:style-name="T198_4"><text:s/>=<text:s/></text:span><text:span text:style-name="T198_5">Main</text:span><text:span text:style-name="T198_6"><text:s/></text:span><text:span text:style-name="T198_7">Character</text:span><text:span text:style-name="T198_8"><text:s/></text:span><text:span text:style-name="T198_9">Stats</text:span></text:p>
              <text:list>
                <text:list-item>
                  <text:p text:style-name="P199"><text:span text:style-name="T199_1">Strength</text:span></text:p>
                </text:list-item>
                <text:list-item>
                  <text:p text:style-name="P200"><text:span text:style-name="T200_1">Perception</text:span></text:p>
                </text:list-item>
                <text:list-item>
                  <text:p text:style-name="P201"><text:span text:style-name="T201_1">Endurance</text:span></text:p>
                </text:list-item>
                <text:list-item>
                  <text:p text:style-name="P202"><text:span text:style-name="T202_1">Charisma</text:span></text:p>
                </text:list-item>
                <text:list-item>
                  <text:p text:style-name="P203"><text:span text:style-name="T203_1">Intelligence</text:span></text:p>
                </text:list-item>
                <text:list-item>
                  <text:p text:style-name="P204"><text:span text:style-name="T204_1">Agility</text:span></text:p>
                </text:list-item>
                <text:list-item>
                  <text:p text:style-name="P205"><text:span text:style-name="T205_1">Luck</text:span></text:p>
                </text:list-item>
              </text:list>
            </text:list-item>
            <text:list-item>
              <text:p text:style-name="P206"><text:span text:style-name="T206_1">Perks</text:span><text:span text:style-name="T206_2"><text:s/>=<text:s/></text:span><text:span text:style-name="T206_3">abilities</text:span><text:span text:style-name="T206_4"><text:s/></text:span><text:span text:style-name="T206_5">characters</text:span><text:span text:style-name="T206_6"><text:s/></text:span><text:span text:style-name="T206_7">unlock</text:span><text:span text:style-name="T206_8"><text:s/></text:span><text:span text:style-name="T206_9">at</text:span><text:span text:style-name="T206_10"><text:s/>3<text:s/></text:span><text:span text:style-name="T206_11">or</text:span><text:span text:style-name="T206_12"><text:s/>4<text:s/></text:span><text:span text:style-name="T206_13">levels</text:span></text:p>
              <text:list>
                <text:list-item>
                  <text:p text:style-name="P207"><text:span text:style-name="T207_1">i</text:span><text:span text:style-name="T207_2">.<text:s/></text:span><text:span text:style-name="T207_3">e</text:span><text:span text:style-name="T207_4">.<text:s/></text:span><text:span text:style-name="T207_5">more</text:span><text:span text:style-name="T207_6"><text:s/></text:span><text:span text:style-name="T207_7">AP</text:span><text:span text:style-name="T207_8">,<text:s/></text:span><text:span text:style-name="T207_9">heal</text:span><text:span text:style-name="T207_10"><text:s/></text:span><text:span text:style-name="T207_11">faster</text:span><text:span text:style-name="T207_12">/</text:span><text:span text:style-name="T207_13">better</text:span></text:p>
                </text:list-item>
                <text:list-item>
                  <text:p text:style-name="P208"><text:span text:style-name="T208_1">more</text:span><text:span text:style-name="T208_2"><text:s/></text:span><text:span text:style-name="T208_3">perks</text:span><text:span text:style-name="T208_4"><text:s/></text:span><text:span text:style-name="T208_5">here</text:span><text:span text:style-name="T208_6">:</text:span><text:span text:style-name="T208_7"><text:a xlink:type="simple" xlink:href="http://fallout.wikia.com/wiki/Fallout_perks"><text:span text:style-name="T208_8">http</text:span></text:a></text:span><text:span text:style-name="T208_9"><text:a xlink:type="simple" xlink:href="http://fallout.wikia.com/wiki/Fallout_perks"><text:span text:style-name="T208_10">://</text:span></text:a></text:span><text:span text:style-name="T208_11"><text:a xlink:type="simple" xlink:href="http://fallout.wikia.com/wiki/Fallout_perks"><text:span text:style-name="T208_12">fallout</text:span></text:a></text:span><text:span text:style-name="T208_13"><text:a xlink:type="simple" xlink:href="http://fallout.wikia.com/wiki/Fallout_perks"><text:span text:style-name="T208_14">.</text:span></text:a></text:span><text:span text:style-name="T208_15"><text:a xlink:type="simple" xlink:href="http://fallout.wikia.com/wiki/Fallout_perks"><text:span text:style-name="T208_16">wikia</text:span></text:a></text:span><text:span text:style-name="T208_17"><text:a xlink:type="simple" xlink:href="http://fallout.wikia.com/wiki/Fallout_perks"><text:span text:style-name="T208_18">.</text:span></text:a></text:span><text:span text:style-name="T208_19"><text:a xlink:type="simple" xlink:href="http://fallout.wikia.com/wiki/Fallout_perks"><text:span text:style-name="T208_20">com</text:span></text:a></text:span><text:span text:style-name="T208_21"><text:a xlink:type="simple" xlink:href="http://fallout.wikia.com/wiki/Fallout_perks"><text:span text:style-name="T208_22">/</text:span></text:a></text:span><text:span text:style-name="T208_23"><text:a xlink:type="simple" xlink:href="http://fallout.wikia.com/wiki/Fallout_perks"><text:span text:style-name="T208_24">wiki</text:span></text:a></text:span><text:span text:style-name="T208_25"><text:a xlink:type="simple" xlink:href="http://fallout.wikia.com/wiki/Fallout_perks"><text:span text:style-name="T208_26">/</text:span></text:a></text:span><text:span text:style-name="T208_27"><text:a xlink:type="simple" xlink:href="http://fallout.wikia.com/wiki/Fallout_perks"><text:span text:style-name="T208_28">Fallout</text:span></text:a></text:span><text:span text:style-name="T208_29"><text:a xlink:type="simple" xlink:href="http://fallout.wikia.com/wiki/Fallout_perks"><text:span text:style-name="T208_30">_</text:span></text:a></text:span><text:span text:style-name="T208_31"><text:a xlink:type="simple" xlink:href="http://fallout.wikia.com/wiki/Fallout_perks"><text:span text:style-name="T208_32">perks</text:span></text:a></text:span></text:p>
                </text:list-item>
              </text:list>
            </text:list-item>
            <text:list-item>
              <text:p text:style-name="P209"><text:span text:style-name="T209_1">Traits</text:span><text:span text:style-name="T209_2"><text:s/>=<text:s/></text:span><text:span text:style-name="T209_3">at</text:span><text:span text:style-name="T209_4"><text:s/></text:span><text:span text:style-name="T209_5">character</text:span><text:span text:style-name="T209_6"><text:s/></text:span><text:span text:style-name="T209_7">creation</text:span><text:span text:style-name="T209_8">,<text:s/></text:span><text:span text:style-name="T209_9">player</text:span><text:span text:style-name="T209_10"><text:s/></text:span><text:span text:style-name="T209_11">chooses</text:span><text:span text:style-name="T209_12"><text:s/>2<text:s/></text:span><text:span text:style-name="T209_13">traits</text:span><text:span text:style-name="T209_14"><text:s/></text:span><text:span text:style-name="T209_15">with</text:span><text:span text:style-name="T209_16"><text:s/></text:span><text:span text:style-name="T209_17">great</text:span><text:span text:style-name="T209_18"><text:s/></text:span><text:span text:style-name="T209_19">bonuses</text:span><text:span text:style-name="T209_20"><text:s/></text:span><text:span text:style-name="T209_21">and</text:span><text:span text:style-name="T209_22"><text:s/></text:span><text:span text:style-name="T209_23">weaknesses</text:span></text:p>
            </text:list-item>
          </text:list>
        </text:list-item>
        <text:list-item>
          <text:p text:style-name="P210"><text:span text:style-name="T210_1">Karma</text:span><text:span text:style-name="T210_2"><text:s/></text:span><text:span text:style-name="T210_3">System</text:span></text:p>
          <text:list>
            <text:list-item>
              <text:p text:style-name="P211"><text:span text:style-name="T211_1">characters</text:span><text:span text:style-name="T211_2"><text:s/></text:span><text:span text:style-name="T211_3">gain</text:span><text:span text:style-name="T211_4"><text:s/></text:span><text:span text:style-name="T211_5">or</text:span><text:span text:style-name="T211_6"><text:s/></text:span><text:span text:style-name="T211_7">lose</text:span><text:span text:style-name="T211_8"><text:s/></text:span><text:span text:style-name="T211_9">karma</text:span><text:span text:style-name="T211_10"><text:s/></text:span><text:span text:style-name="T211_11">when</text:span><text:span text:style-name="T211_12"><text:s/></text:span><text:span text:style-name="T211_13">completing</text:span><text:span text:style-name="T211_14"><text:s/></text:span><text:span text:style-name="T211_15">quests</text:span><text:span text:style-name="T211_16">,<text:s/></text:span><text:span text:style-name="T211_17">or</text:span><text:span text:style-name="T211_18"><text:s/></text:span><text:span text:style-name="T211_19">killing</text:span><text:span text:style-name="T211_20"><text:s/></text:span><text:span text:style-name="T211_21">NPCs</text:span></text:p>
            </text:list-item>
            <text:list-item>
              <text:p text:style-name="P212"><text:span text:style-name="T212_1">levels</text:span><text:span text:style-name="T212_2"><text:s/></text:span><text:span text:style-name="T212_3">of</text:span><text:span text:style-name="T212_4"><text:s/></text:span><text:span text:style-name="T212_5">karma</text:span><text:span text:style-name="T212_6"><text:s/></text:span><text:span text:style-name="T212_7">give</text:span><text:span text:style-name="T212_8"><text:s/></text:span><text:span text:style-name="T212_9">different</text:span><text:span text:style-name="T212_10"><text:s/></text:span><text:span text:style-name="T212_11">titles</text:span><text:span text:style-name="T212_12"><text:s/></text:span><text:span text:style-name="T212_13">and</text:span><text:span text:style-name="T212_14"><text:s/></text:span><text:span text:style-name="T212_15">bonuses</text:span></text:p>
            </text:list-item>
          </text:list>
        </text:list-item>
      </text:list>
      <text:h text:style-name="P213" text:outline-level="10"><text:bookmark-start text:name="h.nzpbzjmvu10t"/><text:bookmark-end text:name="h.nzpbzjmvu10t"/><text:span text:style-name="T213_1">The</text:span><text:span text:style-name="T213_2"><text:s/></text:span><text:span text:style-name="T213_3">Elder</text:span><text:span text:style-name="T213_4"><text:s/></text:span><text:span text:style-name="T213_5">Scrolls</text:span><text:span text:style-name="T213_6">:<text:s/></text:span><text:span text:style-name="T213_7">Skyrim</text:span><text:span text:style-name="T213_8"><text:s/>(</text:span><text:span text:style-name="T213_9">Francis</text:span><text:span text:style-name="T213_10">)</text:span></text:h>
      <text:list text:style-name="LS16" xml:id="list194">
        <text:list-item>
          <text:p text:style-name="P214"><text:span text:style-name="T214_1">World</text:span></text:p>
          <text:list>
            <text:list-item>
              <text:p text:style-name="P215"><text:span text:style-name="T215_1">Day</text:span><text:span text:style-name="T215_2">/</text:span><text:span text:style-name="T215_3">Night</text:span><text:span text:style-name="T215_4"><text:s/></text:span><text:span text:style-name="T215_5">cycle</text:span></text:p>
            </text:list-item>
            <text:list-item>
              <text:p text:style-name="P216"><text:span text:style-name="T216_1">Buy</text:span><text:span text:style-name="T216_2"><text:s/></text:span><text:span text:style-name="T216_3">land</text:span><text:span text:style-name="T216_4"><text:s/>(</text:span><text:span text:style-name="T216_5">basically</text:span><text:span text:style-name="T216_6"><text:s/></text:span><text:span text:style-name="T216_7">player</text:span><text:span text:style-name="T216_8"><text:s/></text:span><text:span text:style-name="T216_9">housing</text:span><text:span text:style-name="T216_10">)<text:s/></text:span><text:span text:style-name="T216_11">by</text:span><text:span text:style-name="T216_12"><text:s/></text:span><text:span text:style-name="T216_13">doing</text:span><text:span text:style-name="T216_14"><text:s/></text:span><text:span text:style-name="T216_15">things</text:span><text:span text:style-name="T216_16"><text:s/></text:span><text:span text:style-name="T216_17">for</text:span><text:span text:style-name="T216_18"><text:s/></text:span><text:span text:style-name="T216_19">Jarls</text:span><text:span text:style-name="T216_20"><text:s/>(</text:span><text:span text:style-name="T216_21">lords</text:span><text:span text:style-name="T216_22">)</text:span></text:p>
            </text:list-item>
            <text:list-item>
              <text:p text:style-name="P217"><text:span text:style-name="T217_1">Can</text:span><text:span text:style-name="T217_2"><text:s/></text:span><text:span text:style-name="T217_3">kill</text:span><text:span text:style-name="T217_4"><text:s/></text:span><text:span text:style-name="T217_5">almost</text:span><text:span text:style-name="T217_6"><text:s/></text:span><text:span text:style-name="T217_7">everyone</text:span><text:span text:style-name="T217_8">,<text:s/></text:span><text:span text:style-name="T217_9">killing</text:span><text:span text:style-name="T217_10"><text:s/></text:span><text:span text:style-name="T217_11">some</text:span><text:span text:style-name="T217_12"><text:s/></text:span><text:span text:style-name="T217_13">NPCs</text:span><text:span text:style-name="T217_14"><text:s/></text:span><text:span text:style-name="T217_15">will</text:span><text:span text:style-name="T217_16"><text:s/></text:span><text:span text:style-name="T217_17">render</text:span><text:span text:style-name="T217_18"><text:s/></text:span><text:span text:style-name="T217_19">their</text:span><text:span text:style-name="T217_20"><text:s/></text:span><text:span text:style-name="T217_21">quests</text:span><text:span text:style-name="T217_22"><text:s/></text:span><text:span text:style-name="T217_23">uncompletable</text:span></text:p>
            </text:list-item>
            <text:list-item>
              <text:p text:style-name="P218"><text:span text:style-name="T218_1">NPC</text:span><text:span text:style-name="T218_2"><text:s/></text:span><text:span text:style-name="T218_3">vendors</text:span><text:span text:style-name="T218_4"><text:s/></text:span><text:span text:style-name="T218_5">have</text:span><text:span text:style-name="T218_6"><text:s/></text:span><text:span text:style-name="T218_7">a</text:span><text:span text:style-name="T218_8"><text:s/></text:span><text:span text:style-name="T218_9">static</text:span><text:span text:style-name="T218_10"><text:s/></text:span><text:span text:style-name="T218_11">amount</text:span><text:span text:style-name="T218_12"><text:s/></text:span><text:span text:style-name="T218_13">of</text:span><text:span text:style-name="T218_14"><text:s/></text:span><text:span text:style-name="T218_15">money</text:span><text:span text:style-name="T218_16"><text:s/></text:span><text:span text:style-name="T218_17">and</text:span><text:span text:style-name="T218_18"><text:s/></text:span><text:span text:style-name="T218_19">inventory</text:span><text:span text:style-name="T218_20"><text:s/></text:span><text:span text:style-name="T218_21">that</text:span><text:span text:style-name="T218_22"><text:s/></text:span><text:span text:style-name="T218_23">gradually</text:span><text:span text:style-name="T218_24"><text:s/></text:span><text:span text:style-name="T218_25">replenishes</text:span><text:span text:style-name="T218_26"><text:s/></text:span><text:span text:style-name="T218_27">over</text:span><text:span text:style-name="T218_28"><text:s/></text:span><text:span text:style-name="T218_29">in</text:span><text:span text:style-name="T218_30">-</text:span><text:span text:style-name="T218_31">game</text:span><text:span text:style-name="T218_32"><text:s/></text:span><text:span text:style-name="T218_33">time</text:span></text:p>
            </text:list-item>
            <text:list-item>
              <text:p text:style-name="P219"><text:span text:style-name="T219_1">“</text:span><text:span text:style-name="T219_2">Points</text:span><text:span text:style-name="T219_3"><text:s/></text:span><text:span text:style-name="T219_4">of</text:span><text:span text:style-name="T219_5"><text:s/></text:span><text:span text:style-name="T219_6">Interest</text:span><text:span text:style-name="T219_7">”<text:s/></text:span><text:span text:style-name="T219_8">all</text:span><text:span text:style-name="T219_9"><text:s/></text:span><text:span text:style-name="T219_10">over</text:span><text:span text:style-name="T219_11"><text:s/></text:span><text:span text:style-name="T219_12">the</text:span><text:span text:style-name="T219_13"><text:s/></text:span><text:span text:style-name="T219_14">world</text:span><text:span text:style-name="T219_15"><text:s/></text:span><text:span text:style-name="T219_16">that</text:span><text:span text:style-name="T219_17"><text:s/></text:span><text:span text:style-name="T219_18">are</text:span><text:span text:style-name="T219_19"><text:s/></text:span><text:span text:style-name="T219_20">sometimes</text:span><text:span text:style-name="T219_21"><text:s/></text:span><text:span text:style-name="T219_22">quest</text:span><text:span text:style-name="T219_23"><text:s/></text:span><text:span text:style-name="T219_24">objectives</text:span></text:p>
            </text:list-item>
            <text:list-item>
              <text:p text:style-name="P220"><text:span text:style-name="T220_1">Can</text:span><text:span text:style-name="T220_2"><text:s/>“</text:span><text:span text:style-name="T220_3">fast</text:span><text:span text:style-name="T220_4"><text:s/></text:span><text:span text:style-name="T220_5">travel</text:span><text:span text:style-name="T220_6">”<text:s/></text:span><text:span text:style-name="T220_7">to</text:span><text:span text:style-name="T220_8"><text:s/></text:span><text:span text:style-name="T220_9">any</text:span><text:span text:style-name="T220_10"><text:s/></text:span><text:span text:style-name="T220_11">previously</text:span><text:span text:style-name="T220_12"><text:s/></text:span><text:span text:style-name="T220_13">explored</text:span><text:span text:style-name="T220_14"><text:s/></text:span><text:span text:style-name="T220_15">Point</text:span><text:span text:style-name="T220_16"><text:s/></text:span><text:span text:style-name="T220_17">of</text:span><text:span text:style-name="T220_18"><text:s/></text:span><text:span text:style-name="T220_19">Interest</text:span></text:p>
            </text:list-item>
            <text:list-item>
              <text:p text:style-name="P221"><text:span text:style-name="T221_1">Items</text:span><text:span text:style-name="T221_2"><text:s/></text:span><text:span text:style-name="T221_3">have</text:span><text:span text:style-name="T221_4"><text:s/></text:span><text:span text:style-name="T221_5">weight</text:span><text:span text:style-name="T221_6"><text:s/></text:span><text:span text:style-name="T221_7">which</text:span><text:span text:style-name="T221_8"><text:s/></text:span><text:span text:style-name="T221_9">affects</text:span><text:span text:style-name="T221_10"><text:s/></text:span><text:span text:style-name="T221_11">the</text:span><text:span text:style-name="T221_12"><text:s/></text:span><text:span text:style-name="T221_13">player</text:span><text:span text:style-name="T221_14"><text:s/></text:span><text:span text:style-name="T221_15">in</text:span><text:span text:style-name="T221_16"><text:s/></text:span><text:span text:style-name="T221_17">various</text:span><text:span text:style-name="T221_18"><text:s/></text:span><text:span text:style-name="T221_19">ways</text:span></text:p>
            </text:list-item>
            <text:list-item>
              <text:p text:style-name="P222"><text:span text:style-name="T222_1">Rewards</text:span><text:span text:style-name="T222_2"><text:s/></text:span><text:span text:style-name="T222_3">exploring</text:span><text:span text:style-name="T222_4"><text:s/></text:span><text:span text:style-name="T222_5">since</text:span><text:span text:style-name="T222_6"><text:s/></text:span><text:span text:style-name="T222_7">game</text:span><text:span text:style-name="T222_8"><text:s/></text:span><text:span text:style-name="T222_9">is</text:span><text:span text:style-name="T222_10"><text:s/></text:span><text:span text:style-name="T222_11">mostly</text:span><text:span text:style-name="T222_12"><text:s/></text:span><text:span text:style-name="T222_13">free</text:span><text:span text:style-name="T222_14"><text:s/></text:span><text:span text:style-name="T222_15">roam</text:span><text:span text:style-name="T222_16">,<text:s/></text:span><text:span text:style-name="T222_17">very</text:span><text:span text:style-name="T222_18"><text:s/></text:span><text:span text:style-name="T222_19">few</text:span><text:span text:style-name="T222_20"><text:s/></text:span><text:span text:style-name="T222_21">segments</text:span><text:span text:style-name="T222_22"><text:s/></text:span><text:span text:style-name="T222_23">are</text:span><text:span text:style-name="T222_24"><text:s/></text:span><text:span text:style-name="T222_25">locked</text:span><text:span text:style-name="T222_26"><text:s/></text:span><text:span text:style-name="T222_27">off</text:span><text:span text:style-name="T222_28"><text:s/></text:span><text:span text:style-name="T222_29">and</text:span><text:span text:style-name="T222_30"><text:s/></text:span><text:span text:style-name="T222_31">those</text:span><text:span text:style-name="T222_32"><text:s/></text:span><text:span text:style-name="T222_33">that</text:span><text:span text:style-name="T222_34"><text:s/></text:span><text:span text:style-name="T222_35">are</text:span><text:span text:style-name="T222_36"><text:s/></text:span><text:span text:style-name="T222_37">usually</text:span><text:span text:style-name="T222_38"><text:s/></text:span><text:span text:style-name="T222_39">have</text:span><text:span text:style-name="T222_40"><text:s/></text:span><text:span text:style-name="T222_41">quest</text:span><text:span text:style-name="T222_42"><text:s/></text:span><text:span text:style-name="T222_43">chains</text:span><text:span text:style-name="T222_44"><text:s/></text:span><text:span text:style-name="T222_45">involved</text:span></text:p>
            </text:list-item>
          </text:list>
        </text:list-item>
        <text:list-item>
          <text:p text:style-name="P223"><text:span text:style-name="T223_1">World</text:span><text:span text:style-name="T223_2"><text:s/></text:span><text:span text:style-name="T223_3">Interaction</text:span></text:p>
          <text:list>
            <text:list-item>
              <text:p text:style-name="P224"><text:span text:style-name="T224_1">Lockpicking</text:span><text:span text:style-name="T224_2"><text:s/>“</text:span><text:span text:style-name="T224_3">minigame</text:span><text:span text:style-name="T224_4">”,<text:s/></text:span><text:span text:style-name="T224_5">mostly</text:span><text:span text:style-name="T224_6"><text:s/></text:span><text:span text:style-name="T224_7">guesswork</text:span><text:span text:style-name="T224_8"><text:s/></text:span><text:span text:style-name="T224_9">but</text:span><text:span text:style-name="T224_10"><text:s/></text:span><text:span text:style-name="T224_11">still</text:span><text:span text:style-name="T224_12"><text:s/></text:span><text:span text:style-name="T224_13">feels</text:span><text:span text:style-name="T224_14"><text:s/></text:span><text:span text:style-name="T224_15">rewarding</text:span></text:p>
            </text:list-item>
            <text:list-item>
              <text:p text:style-name="P225"><text:span text:style-name="T225_1">Open</text:span><text:span text:style-name="T225_2">/</text:span><text:span text:style-name="T225_3">close</text:span><text:span text:style-name="T225_4"><text:s/></text:span><text:span text:style-name="T225_5">doors</text:span><text:span text:style-name="T225_6">,<text:s/></text:span><text:span text:style-name="T225_7">some</text:span><text:span text:style-name="T225_8"><text:s/></text:span><text:span text:style-name="T225_9">require</text:span><text:span text:style-name="T225_10"><text:s/></text:span><text:span text:style-name="T225_11">a</text:span><text:span text:style-name="T225_12"><text:s/></text:span><text:span text:style-name="T225_13">level</text:span><text:span text:style-name="T225_14"><text:s/></text:span><text:span text:style-name="T225_15">reload</text:span><text:span text:style-name="T225_16"><text:s/></text:span><text:span text:style-name="T225_17">and</text:span><text:span text:style-name="T225_18"><text:s/></text:span><text:span text:style-name="T225_19">others</text:span><text:span text:style-name="T225_20"><text:s/></text:span><text:span text:style-name="T225_21">don</text:span><text:span text:style-name="T225_22">’</text:span><text:span text:style-name="T225_23">t</text:span></text:p>
            </text:list-item>
            <text:list-item>
              <text:p text:style-name="P226"><text:span text:style-name="T226_1">Many</text:span><text:span text:style-name="T226_2"><text:s/></text:span><text:span text:style-name="T226_3">puzzles</text:span><text:span text:style-name="T226_4"><text:s/></text:span><text:span text:style-name="T226_5">require</text:span><text:span text:style-name="T226_6"><text:s/></text:span><text:span text:style-name="T226_7">interaction</text:span><text:span text:style-name="T226_8"><text:s/></text:span><text:span text:style-name="T226_9">with</text:span><text:span text:style-name="T226_10"><text:s/></text:span><text:span text:style-name="T226_11">objects</text:span></text:p>
            </text:list-item>
            <text:list-item>
              <text:p text:style-name="P227"><text:span text:style-name="T227_1">Can</text:span><text:span text:style-name="T227_2"><text:s/>“</text:span><text:span text:style-name="T227_3">pick</text:span><text:span text:style-name="T227_4"><text:s/></text:span><text:span text:style-name="T227_5">up</text:span><text:span text:style-name="T227_6">”<text:s/></text:span><text:span text:style-name="T227_7">an</text:span><text:span text:style-name="T227_8"><text:s/></text:span><text:span text:style-name="T227_9">item</text:span><text:span text:style-name="T227_10"><text:s/></text:span><text:span text:style-name="T227_11">and</text:span><text:span text:style-name="T227_12"><text:s/></text:span><text:span text:style-name="T227_13">hold</text:span><text:span text:style-name="T227_14"><text:s/></text:span><text:span text:style-name="T227_15">it</text:span><text:span text:style-name="T227_16"><text:s/></text:span><text:span text:style-name="T227_17">in</text:span><text:span text:style-name="T227_18"><text:s/></text:span><text:span text:style-name="T227_19">front</text:span><text:span text:style-name="T227_20"><text:s/></text:span><text:span text:style-name="T227_21">of</text:span><text:span text:style-name="T227_22"><text:s/></text:span><text:span text:style-name="T227_23">the</text:span><text:span text:style-name="T227_24"><text:s/></text:span><text:span text:style-name="T227_25">player</text:span><text:span text:style-name="T227_26"><text:s/></text:span><text:span text:style-name="T227_27">to</text:span><text:span text:style-name="T227_28"><text:s/></text:span><text:span text:style-name="T227_29">manually</text:span><text:span text:style-name="T227_30"><text:s/></text:span><text:span text:style-name="T227_31">move</text:span><text:span text:style-name="T227_32"><text:s/></text:span><text:span text:style-name="T227_33">it</text:span><text:span text:style-name="T227_34"><text:s/></text:span><text:span text:style-name="T227_35">around</text:span><text:span text:style-name="T227_36">,<text:s/></text:span><text:span text:style-name="T227_37">can</text:span><text:span text:style-name="T227_38"><text:s/></text:span><text:span text:style-name="T227_39">also</text:span><text:span text:style-name="T227_40"><text:s/></text:span><text:span text:style-name="T227_41">pick</text:span><text:span text:style-name="T227_42"><text:s/></text:span><text:span text:style-name="T227_43">up</text:span><text:span text:style-name="T227_44"><text:s/></text:span><text:span text:style-name="T227_45">NPC</text:span><text:span text:style-name="T227_46"><text:s/></text:span><text:span text:style-name="T227_47">corpses</text:span></text:p>
            </text:list-item>
            <text:list-item>
              <text:p text:style-name="P228"><text:span text:style-name="T228_1">Many</text:span><text:span text:style-name="T228_2"><text:s/></text:span><text:span text:style-name="T228_3">inter</text:span><text:span text:style-name="T228_4">-</text:span><text:span text:style-name="T228_5">object</text:span><text:span text:style-name="T228_6"><text:s/></text:span><text:span text:style-name="T228_7">synergies</text:span><text:span text:style-name="T228_8"><text:s/></text:span><text:span text:style-name="T228_9">such</text:span><text:span text:style-name="T228_10"><text:s/></text:span><text:span text:style-name="T228_11">as</text:span><text:span text:style-name="T228_12"><text:s/></text:span><text:span text:style-name="T228_13">shooting</text:span><text:span text:style-name="T228_14"><text:s/></text:span><text:span text:style-name="T228_15">a</text:span><text:span text:style-name="T228_16"><text:s/></text:span><text:span text:style-name="T228_17">torch</text:span><text:span text:style-name="T228_18"><text:s/></text:span><text:span text:style-name="T228_19">lamp</text:span><text:span text:style-name="T228_20"><text:s/></text:span><text:span text:style-name="T228_21">so</text:span><text:span text:style-name="T228_22"><text:s/></text:span><text:span text:style-name="T228_23">it</text:span><text:span text:style-name="T228_24"><text:s/></text:span><text:span text:style-name="T228_25">hits</text:span><text:span text:style-name="T228_26"><text:s/></text:span><text:span text:style-name="T228_27">a</text:span><text:span text:style-name="T228_28"><text:s/></text:span><text:span text:style-name="T228_29">puddle</text:span><text:span text:style-name="T228_30"><text:s/></text:span><text:span text:style-name="T228_31">of</text:span><text:span text:style-name="T228_32"><text:s/></text:span><text:span text:style-name="T228_33">oil</text:span><text:span text:style-name="T228_34"><text:s/></text:span><text:span text:style-name="T228_35">to</text:span><text:span text:style-name="T228_36"><text:s/></text:span><text:span text:style-name="T228_37">ignite</text:span><text:span text:style-name="T228_38"><text:s/></text:span><text:span text:style-name="T228_39">it</text:span></text:p>
            </text:list-item>
            <text:list-item>
              <text:p text:style-name="P229"><text:span text:style-name="T229_1">Many</text:span><text:span text:style-name="T229_2"><text:s/></text:span><text:span text:style-name="T229_3">container</text:span><text:span text:style-name="T229_4"><text:s/></text:span><text:span text:style-name="T229_5">objects</text:span><text:span text:style-name="T229_6"><text:s/></text:span><text:span text:style-name="T229_7">can</text:span><text:span text:style-name="T229_8"><text:s/></text:span><text:span text:style-name="T229_9">be</text:span><text:span text:style-name="T229_10"><text:s/></text:span><text:span text:style-name="T229_11">used</text:span><text:span text:style-name="T229_12"><text:s/></text:span><text:span text:style-name="T229_13">to</text:span><text:span text:style-name="T229_14"><text:s/></text:span><text:span text:style-name="T229_15">store</text:span><text:span text:style-name="T229_16"><text:s/></text:span><text:span text:style-name="T229_17">items</text:span><text:span text:style-name="T229_18"><text:s/>(</text:span><text:span text:style-name="T229_19">including</text:span><text:span text:style-name="T229_20"><text:s/></text:span><text:span text:style-name="T229_21">bodies</text:span><text:span text:style-name="T229_22"><text:s/></text:span><text:span text:style-name="T229_23">of</text:span><text:span text:style-name="T229_24"><text:s/></text:span><text:span text:style-name="T229_25">NPCs</text:span><text:span text:style-name="T229_26">)</text:span></text:p>
            </text:list-item>
          </text:list>
        </text:list-item>
        <text:list-item>
          <text:p text:style-name="P230"><text:span text:style-name="T230_1">Character</text:span></text:p>
          <text:list>
            <text:list-item>
              <text:p text:style-name="P231"><text:span text:style-name="T231_1">Classless</text:span><text:span text:style-name="T231_2"><text:tab/></text:span></text:p>
            </text:list-item>
            <text:list-item>
              <text:p text:style-name="P232"><text:span text:style-name="T232_1">Starting</text:span><text:span text:style-name="T232_2"><text:s/></text:span><text:span text:style-name="T232_3">skills</text:span><text:span text:style-name="T232_4"><text:s/></text:span><text:span text:style-name="T232_5">depend</text:span><text:span text:style-name="T232_6"><text:s/></text:span><text:span text:style-name="T232_7">on</text:span><text:span text:style-name="T232_8"><text:s/></text:span><text:span text:style-name="T232_9">race</text:span></text:p>
            </text:list-item>
            <text:list-item>
              <text:p text:style-name="P233"><text:span text:style-name="T233_1">Players</text:span><text:span text:style-name="T233_2"><text:s/></text:span><text:span text:style-name="T233_3">choose</text:span><text:span text:style-name="T233_4"><text:s/></text:span><text:span text:style-name="T233_5">to</text:span><text:span text:style-name="T233_6"><text:s/></text:span><text:span text:style-name="T233_7">advance</text:span><text:span text:style-name="T233_8"><text:s/></text:span><text:span text:style-name="T233_9">in</text:span><text:span text:style-name="T233_10"><text:s/></text:span><text:span text:style-name="T233_11">any</text:span><text:span text:style-name="T233_12"><text:s/></text:span><text:span text:style-name="T233_13">given</text:span><text:span text:style-name="T233_14"><text:s/></text:span><text:span text:style-name="T233_15">skill</text:span><text:span text:style-name="T233_16"><text:s/></text:span><text:span text:style-name="T233_17">tree</text:span><text:span text:style-name="T233_18"><text:s/></text:span><text:span text:style-name="T233_19">with</text:span><text:span text:style-name="T233_20"><text:s/></text:span><text:span text:style-name="T233_21">skill</text:span><text:span text:style-name="T233_22"><text:s/></text:span><text:span text:style-name="T233_23">points</text:span></text:p>
            </text:list-item>
            <text:list-item>
              <text:p text:style-name="P234"><text:span text:style-name="T234_1">Skill</text:span><text:span text:style-name="T234_2"><text:s/></text:span><text:span text:style-name="T234_3">trees</text:span><text:span text:style-name="T234_4"><text:s/></text:span><text:span text:style-name="T234_5">have</text:span><text:span text:style-name="T234_6"><text:s/></text:span><text:span text:style-name="T234_7">to</text:span><text:span text:style-name="T234_8"><text:s/></text:span><text:span text:style-name="T234_9">do</text:span><text:span text:style-name="T234_10"><text:s/></text:span><text:span text:style-name="T234_11">with</text:span><text:span text:style-name="T234_12"><text:s/></text:span><text:span text:style-name="T234_13">magic</text:span><text:span text:style-name="T234_14">,<text:s/></text:span><text:span text:style-name="T234_15">martial</text:span><text:span text:style-name="T234_16"><text:s/></text:span><text:span text:style-name="T234_17">weapons</text:span><text:span text:style-name="T234_18">,<text:s/></text:span><text:span text:style-name="T234_19">armor</text:span><text:span text:style-name="T234_20">,<text:s/></text:span><text:span text:style-name="T234_21">crafting</text:span><text:span text:style-name="T234_22">,<text:s/></text:span><text:span text:style-name="T234_23">and</text:span><text:span text:style-name="T234_24"><text:s/></text:span><text:span text:style-name="T234_25">stealth</text:span></text:p>
            </text:list-item>
            <text:list-item>
              <text:p text:style-name="P235"><text:span text:style-name="T235_1">Get</text:span><text:span text:style-name="T235_2"><text:s/></text:span><text:span text:style-name="T235_3">perk</text:span><text:span text:style-name="T235_4"><text:s/></text:span><text:span text:style-name="T235_5">point</text:span><text:span text:style-name="T235_6"><text:s/></text:span><text:span text:style-name="T235_7">at</text:span><text:span text:style-name="T235_8"><text:s/></text:span><text:span text:style-name="T235_9">every</text:span><text:span text:style-name="T235_10"><text:s/></text:span><text:span text:style-name="T235_11">character</text:span><text:span text:style-name="T235_12"><text:s/></text:span><text:span text:style-name="T235_13">level</text:span><text:span text:style-name="T235_14">,<text:s/></text:span><text:span text:style-name="T235_15">which</text:span><text:span text:style-name="T235_16"><text:s/></text:span><text:span text:style-name="T235_17">can</text:span><text:span text:style-name="T235_18"><text:s/></text:span><text:span text:style-name="T235_19">be</text:span><text:span text:style-name="T235_20"><text:s/></text:span><text:span text:style-name="T235_21">spent</text:span><text:span text:style-name="T235_22"><text:s/></text:span><text:span text:style-name="T235_23">on</text:span><text:span text:style-name="T235_24"><text:s/></text:span><text:span text:style-name="T235_25">individual</text:span><text:span text:style-name="T235_26"><text:s/></text:span><text:span text:style-name="T235_27">skill</text:span><text:span text:style-name="T235_28"><text:s/></text:span><text:span text:style-name="T235_29">trees</text:span></text:p>
            </text:list-item>
            <text:list-item>
              <text:p text:style-name="P236"><text:span text:style-name="T236_1">Skills</text:span><text:span text:style-name="T236_2"><text:s/></text:span><text:span text:style-name="T236_3">level</text:span><text:span text:style-name="T236_4"><text:s/></text:span><text:span text:style-name="T236_5">up</text:span><text:span text:style-name="T236_6"><text:s/></text:span><text:span text:style-name="T236_7">by</text:span><text:span text:style-name="T236_8"><text:s/></text:span><text:span text:style-name="T236_9">doing</text:span><text:span text:style-name="T236_10"><text:s/></text:span><text:span text:style-name="T236_11">things</text:span><text:span text:style-name="T236_12"><text:s/></text:span><text:span text:style-name="T236_13">that</text:span><text:span text:style-name="T236_14"><text:s/></text:span><text:span text:style-name="T236_15">involve</text:span><text:span text:style-name="T236_16"><text:s/></text:span><text:span text:style-name="T236_17">that</text:span><text:span text:style-name="T236_18"><text:s/></text:span><text:span text:style-name="T236_19">skill</text:span><text:span text:style-name="T236_20"><text:s/>(</text:span><text:span text:style-name="T236_21">getting</text:span><text:span text:style-name="T236_22"><text:s/></text:span><text:span text:style-name="T236_23">hit</text:span><text:span text:style-name="T236_24"><text:s/></text:span><text:span text:style-name="T236_25">in</text:span><text:span text:style-name="T236_26"><text:s/></text:span><text:span text:style-name="T236_27">armor</text:span><text:span text:style-name="T236_28">,<text:s/></text:span><text:span text:style-name="T236_29">making</text:span><text:span text:style-name="T236_30"><text:s/></text:span><text:span text:style-name="T236_31">weapons</text:span><text:span text:style-name="T236_32">,<text:s/></text:span><text:span text:style-name="T236_33">sneaking</text:span><text:span text:style-name="T236_34"><text:s/></text:span><text:span text:style-name="T236_35">around</text:span><text:span text:style-name="T236_36">,<text:s/></text:span><text:span text:style-name="T236_37">etc</text:span><text:span text:style-name="T236_38">)</text:span></text:p>
            </text:list-item>
            <text:list-item>
              <text:p text:style-name="P237"><text:span text:style-name="T237_1">World</text:span><text:span text:style-name="T237_2"><text:s/></text:span><text:span text:style-name="T237_3">objects</text:span><text:span text:style-name="T237_4"><text:s/></text:span><text:span text:style-name="T237_5">near</text:span><text:span text:style-name="T237_6"><text:s/></text:span><text:span text:style-name="T237_7">the</text:span><text:span text:style-name="T237_8"><text:s/></text:span><text:span text:style-name="T237_9">beginning</text:span><text:span text:style-name="T237_10"><text:s/></text:span><text:span text:style-name="T237_11">give</text:span><text:span text:style-name="T237_12"><text:s/></text:span><text:span text:style-name="T237_13">bonus</text:span><text:span text:style-name="T237_14"><text:s/></text:span><text:span text:style-name="T237_15">leveling</text:span><text:span text:style-name="T237_16"><text:s/></text:span><text:span text:style-name="T237_17">speed</text:span><text:span text:style-name="T237_18"><text:s/></text:span><text:span text:style-name="T237_19">to</text:span><text:span text:style-name="T237_20"><text:s/></text:span><text:span text:style-name="T237_21">certain</text:span><text:span text:style-name="T237_22"><text:s/></text:span><text:span text:style-name="T237_23">sets</text:span><text:span text:style-name="T237_24"><text:s/></text:span><text:span text:style-name="T237_25">of</text:span><text:span text:style-name="T237_26"><text:s/></text:span><text:span text:style-name="T237_27">skills</text:span><text:span text:style-name="T237_28">,<text:s/></text:span><text:span text:style-name="T237_29">giving</text:span><text:span text:style-name="T237_30"><text:s/></text:span><text:span text:style-name="T237_31">players</text:span><text:span text:style-name="T237_32"><text:s/></text:span><text:span text:style-name="T237_33">some</text:span><text:span text:style-name="T237_34"><text:s/></text:span><text:span text:style-name="T237_35">direction</text:span></text:p>
            </text:list-item>
          </text:list>
        </text:list-item>
        <text:list-item>
          <text:p text:style-name="P238"><text:span text:style-name="T238_1">Combat</text:span></text:p>
          <text:list>
            <text:list-item>
              <text:p text:style-name="P239"><text:span text:style-name="T239_1">Real</text:span><text:span text:style-name="T239_2">-</text:span><text:span text:style-name="T239_3">time</text:span></text:p>
            </text:list-item>
            <text:list-item>
              <text:p text:style-name="P240"><text:span text:style-name="T240_1">Three</text:span><text:span text:style-name="T240_2"><text:s/></text:span><text:span text:style-name="T240_3">resources</text:span><text:span text:style-name="T240_4">,<text:s/></text:span><text:span text:style-name="T240_5">Magick</text:span><text:span text:style-name="T240_6">,<text:s/></text:span><text:span text:style-name="T240_7">Health</text:span><text:span text:style-name="T240_8"><text:s/></text:span><text:span text:style-name="T240_9">and</text:span><text:span text:style-name="T240_10"><text:s/></text:span><text:span text:style-name="T240_11">Stamina</text:span></text:p>
            </text:list-item>
            <text:list-item>
              <text:p text:style-name="P241"><text:span text:style-name="T241_1">Stamina</text:span><text:span text:style-name="T241_2"><text:s/></text:span><text:span text:style-name="T241_3">is</text:span><text:span text:style-name="T241_4"><text:s/></text:span><text:span text:style-name="T241_5">consumed</text:span><text:span text:style-name="T241_6"><text:s/></text:span><text:span text:style-name="T241_7">by</text:span><text:span text:style-name="T241_8"><text:s/></text:span><text:span text:style-name="T241_9">using</text:span><text:span text:style-name="T241_10"><text:s/></text:span><text:span text:style-name="T241_11">advanced</text:span><text:span text:style-name="T241_12"><text:s/></text:span><text:span text:style-name="T241_13">martial</text:span><text:span text:style-name="T241_14"><text:s/></text:span><text:span text:style-name="T241_15">weapon</text:span><text:span text:style-name="T241_16"><text:s/></text:span><text:span text:style-name="T241_17">attacks</text:span></text:p>
            </text:list-item>
            <text:list-item>
              <text:p text:style-name="P242"><text:span text:style-name="T242_1">Sneaking</text:span><text:span text:style-name="T242_2"><text:s/></text:span><text:span text:style-name="T242_3">mechanic</text:span><text:span text:style-name="T242_4"><text:s/></text:span><text:span text:style-name="T242_5">using</text:span><text:span text:style-name="T242_6"><text:s/></text:span><text:span text:style-name="T242_7">light</text:span><text:span text:style-name="T242_8"><text:s/></text:span><text:span text:style-name="T242_9">sources</text:span><text:span text:style-name="T242_10"><text:s/></text:span><text:span text:style-name="T242_11">and</text:span><text:span text:style-name="T242_12"><text:s/></text:span><text:span text:style-name="T242_13">line</text:span><text:span text:style-name="T242_14"><text:s/></text:span><text:span text:style-name="T242_15">of</text:span><text:span text:style-name="T242_16"><text:s/></text:span><text:span text:style-name="T242_17">sight</text:span></text:p>
            </text:list-item>
            <text:list-item>
              <text:p text:style-name="P243"><text:span text:style-name="T243_1">Crosshair</text:span><text:span text:style-name="T243_2"><text:s/></text:span><text:span text:style-name="T243_3">doubles</text:span><text:span text:style-name="T243_4"><text:s/></text:span><text:span text:style-name="T243_5">as</text:span><text:span text:style-name="T243_6"><text:s/>“</text:span><text:span text:style-name="T243_7">detection</text:span><text:span text:style-name="T243_8">”<text:s/></text:span><text:span text:style-name="T243_9">indicator</text:span></text:p>
            </text:list-item>
            <text:list-item>
              <text:p text:style-name="P244"><text:span text:style-name="T244_1">All</text:span><text:span text:style-name="T244_2"><text:s/></text:span><text:span text:style-name="T244_3">attacks</text:span><text:span text:style-name="T244_4"><text:s/></text:span><text:span text:style-name="T244_5">utilize</text:span><text:span text:style-name="T244_6"><text:s/></text:span><text:span text:style-name="T244_7">hitboxes</text:span><text:span text:style-name="T244_8"><text:s/></text:span><text:span text:style-name="T244_9">instead</text:span><text:span text:style-name="T244_10"><text:s/></text:span><text:span text:style-name="T244_11">of</text:span><text:span text:style-name="T244_12"><text:s/></text:span><text:span text:style-name="T244_13">point</text:span><text:span text:style-name="T244_14"><text:s/></text:span><text:span text:style-name="T244_15">and</text:span><text:span text:style-name="T244_16"><text:s/></text:span><text:span text:style-name="T244_17">click</text:span></text:p>
            </text:list-item>
            <text:list-item>
              <text:p text:style-name="P245"><text:span text:style-name="T245_1">All</text:span><text:span text:style-name="T245_2"><text:s/></text:span><text:span text:style-name="T245_3">projectiles</text:span><text:span text:style-name="T245_4"><text:s/></text:span><text:span text:style-name="T245_5">are</text:span><text:span text:style-name="T245_6"><text:s/></text:span><text:span text:style-name="T245_7">manually</text:span><text:span text:style-name="T245_8"><text:s/></text:span><text:span text:style-name="T245_9">aimed</text:span></text:p>
            </text:list-item>
          </text:list>
        </text:list-item>
        <text:list-item>
          <text:p text:style-name="P246"><text:span text:style-name="T246_1">Quests</text:span></text:p>
          <text:list>
            <text:list-item>
              <text:p text:style-name="P247"><text:span text:style-name="T247_1">Tons</text:span></text:p>
            </text:list-item>
            <text:list-item>
              <text:p text:style-name="P248"><text:span text:style-name="T248_1">Lots</text:span><text:span text:style-name="T248_2"><text:s/></text:span><text:span text:style-name="T248_3">of</text:span><text:span text:style-name="T248_4"><text:s/></text:span><text:span text:style-name="T248_5">various</text:span><text:span text:style-name="T248_6"><text:s/></text:span><text:span text:style-name="T248_7">branching</text:span><text:span text:style-name="T248_8"><text:s/></text:span><text:span text:style-name="T248_9">paths</text:span></text:p>
            </text:list-item>
            <text:list-item>
              <text:p text:style-name="P249"><text:span text:style-name="T249_1">Some</text:span><text:span text:style-name="T249_2"><text:s/></text:span><text:span text:style-name="T249_3">very</text:span><text:span text:style-name="T249_4"><text:s/></text:span><text:span text:style-name="T249_5">lucrative</text:span><text:span text:style-name="T249_6"><text:s/></text:span><text:span text:style-name="T249_7">unique</text:span><text:span text:style-name="T249_8"><text:s/></text:span><text:span text:style-name="T249_9">armor</text:span></text:p>
            </text:list-item>
            <text:list-item>
              <text:p text:style-name="P250"><text:span text:style-name="T250_1">Can</text:span><text:span text:style-name="T250_2"><text:s/></text:span><text:span text:style-name="T250_3">be</text:span><text:span text:style-name="T250_4"><text:s/></text:span><text:span text:style-name="T250_5">anywhere</text:span><text:span text:style-name="T250_6"><text:s/></text:span><text:span text:style-name="T250_7">from</text:span><text:span text:style-name="T250_8"><text:s/>1-5<text:s/></text:span><text:span text:style-name="T250_9">hours</text:span><text:span text:style-name="T250_10"><text:s/></text:span><text:span text:style-name="T250_11">for</text:span><text:span text:style-name="T250_12"><text:s/></text:span><text:span text:style-name="T250_13">an</text:span><text:span text:style-name="T250_14"><text:s/></text:span><text:span text:style-name="T250_15">entire</text:span><text:span text:style-name="T250_16"><text:s/></text:span><text:span text:style-name="T250_17">quest</text:span><text:span text:style-name="T250_18"><text:s/></text:span><text:span text:style-name="T250_19">line</text:span></text:p>
            </text:list-item>
            <text:list-item>
              <text:p text:style-name="P251"><text:span text:style-name="T251_1">Usually</text:span><text:span text:style-name="T251_2"><text:s/></text:span><text:span text:style-name="T251_3">leads</text:span><text:span text:style-name="T251_4"><text:s/></text:span><text:span text:style-name="T251_5">to</text:span><text:span text:style-name="T251_6"><text:s/></text:span><text:span text:style-name="T251_7">dungeons</text:span></text:p>
            </text:list-item>
          </text:list>
        </text:list-item>
        <text:list-item>
          <text:p text:style-name="P252"><text:span text:style-name="T252_1">Crafting</text:span></text:p>
          <text:list>
            <text:list-item>
              <text:p text:style-name="P253"><text:span text:style-name="T253_1">Materials</text:span><text:span text:style-name="T253_2"><text:s/></text:span><text:span text:style-name="T253_3">usually</text:span><text:span text:style-name="T253_4"><text:s/></text:span><text:span text:style-name="T253_5">drop</text:span><text:span text:style-name="T253_6"><text:s/></text:span><text:span text:style-name="T253_7">from</text:span><text:span text:style-name="T253_8"><text:s/></text:span><text:span text:style-name="T253_9">monsters</text:span><text:span text:style-name="T253_10"><text:s/></text:span><text:span text:style-name="T253_11">or</text:span><text:span text:style-name="T253_12"><text:s/></text:span><text:span text:style-name="T253_13">picked</text:span><text:span text:style-name="T253_14"><text:s/></text:span><text:span text:style-name="T253_15">up</text:span><text:span text:style-name="T253_16"><text:s/></text:span><text:span text:style-name="T253_17">from</text:span><text:span text:style-name="T253_18"><text:s/></text:span><text:span text:style-name="T253_19">nodes</text:span></text:p>
            </text:list-item>
            <text:list-item>
              <text:p text:style-name="P254"><text:span text:style-name="T254_1">Usually</text:span><text:span text:style-name="T254_2"><text:s/></text:span><text:span text:style-name="T254_3">makes</text:span><text:span text:style-name="T254_4"><text:s/>“</text:span><text:span text:style-name="T254_5">sense</text:span><text:span text:style-name="T254_6">”,<text:s/></text:span><text:span text:style-name="T254_7">animals</text:span><text:span text:style-name="T254_8"><text:s/></text:span><text:span text:style-name="T254_9">drop</text:span><text:span text:style-name="T254_10"><text:s/></text:span><text:span text:style-name="T254_11">hide</text:span><text:span text:style-name="T254_12"><text:s/></text:span><text:span text:style-name="T254_13">which</text:span><text:span text:style-name="T254_14"><text:s/></text:span><text:span text:style-name="T254_15">is</text:span><text:span text:style-name="T254_16"><text:s/></text:span><text:span text:style-name="T254_17">turned</text:span><text:span text:style-name="T254_18"><text:s/></text:span><text:span text:style-name="T254_19">into</text:span><text:span text:style-name="T254_20"><text:s/></text:span><text:span text:style-name="T254_21">leather</text:span><text:span text:style-name="T254_22">,<text:s/></text:span><text:span text:style-name="T254_23">herbs</text:span><text:span text:style-name="T254_24"><text:s/></text:span><text:span text:style-name="T254_25">and</text:span><text:span text:style-name="T254_26"><text:s/></text:span><text:span text:style-name="T254_27">plants</text:span><text:span text:style-name="T254_28"><text:s/></text:span><text:span text:style-name="T254_29">are</text:span><text:span text:style-name="T254_30"><text:s/></text:span><text:span text:style-name="T254_31">everywhere</text:span><text:span text:style-name="T254_32">,<text:s/></text:span><text:span text:style-name="T254_33">ore</text:span><text:span text:style-name="T254_34"><text:s/></text:span><text:span text:style-name="T254_35">is</text:span><text:span text:style-name="T254_36"><text:s/></text:span><text:span text:style-name="T254_37">usually</text:span><text:span text:style-name="T254_38"><text:s/></text:span><text:span text:style-name="T254_39">inside</text:span><text:span text:style-name="T254_40"><text:s/></text:span><text:span text:style-name="T254_41">mines</text:span></text:p>
            </text:list-item>
            <text:list-item>
              <text:p text:style-name="P255"><text:span text:style-name="T255_1">Can</text:span><text:span text:style-name="T255_2"><text:s/></text:span><text:span text:style-name="T255_3">upgrade</text:span><text:span text:style-name="T255_4"><text:s/></text:span><text:span text:style-name="T255_5">equipment</text:span><text:span text:style-name="T255_6"><text:s/></text:span><text:span text:style-name="T255_7">and</text:span><text:span text:style-name="T255_8"><text:s/></text:span><text:span text:style-name="T255_9">enchant</text:span><text:span text:style-name="T255_10"><text:s/></text:span><text:span text:style-name="T255_11">them</text:span></text:p>
            </text:list-item>
            <text:list-item>
              <text:p text:style-name="P256"><text:span text:style-name="T256_1">Enchants</text:span><text:span text:style-name="T256_2"><text:s/></text:span><text:span text:style-name="T256_3">can</text:span><text:span text:style-name="T256_4"><text:s/></text:span><text:span text:style-name="T256_5">even</text:span><text:span text:style-name="T256_6"><text:s/></text:span><text:span text:style-name="T256_7">improve</text:span><text:span text:style-name="T256_8"><text:s/></text:span><text:span text:style-name="T256_9">skills</text:span></text:p>
            </text:list-item>
          </text:list>
        </text:list-item>
        <text:list-item>
          <text:p text:style-name="P257"><text:span text:style-name="T257_1">Physics</text:span></text:p>
          <text:list>
            <text:list-item>
              <text:p text:style-name="P258"><text:span text:style-name="T258_1">All</text:span><text:span text:style-name="T258_2"><text:s/></text:span><text:span text:style-name="T258_3">non</text:span><text:span text:style-name="T258_4">-</text:span><text:span text:style-name="T258_5">magic</text:span><text:span text:style-name="T258_6"><text:s/></text:span><text:span text:style-name="T258_7">projectiles</text:span><text:span text:style-name="T258_8"><text:s/></text:span><text:span text:style-name="T258_9">are</text:span><text:span text:style-name="T258_10"><text:s/></text:span><text:span text:style-name="T258_11">affected</text:span><text:span text:style-name="T258_12"><text:s/></text:span><text:span text:style-name="T258_13">by</text:span><text:span text:style-name="T258_14"><text:s/></text:span><text:span text:style-name="T258_15">gravity</text:span></text:p>
            </text:list-item>
            <text:list-item>
              <text:p text:style-name="P259"><text:span text:style-name="T259_1">Items</text:span><text:span text:style-name="T259_2"><text:s/></text:span><text:span text:style-name="T259_3">in</text:span><text:span text:style-name="T259_4"><text:s/></text:span><text:span text:style-name="T259_5">the</text:span><text:span text:style-name="T259_6"><text:s/></text:span><text:span text:style-name="T259_7">world</text:span><text:span text:style-name="T259_8"><text:s/></text:span><text:span text:style-name="T259_9">have</text:span><text:span text:style-name="T259_10"><text:s/></text:span><text:span text:style-name="T259_11">hitboxes</text:span></text:p>
            </text:list-item>
            <text:list-item>
              <text:p text:style-name="P260"><text:span text:style-name="T260_1">Items</text:span><text:span text:style-name="T260_2"><text:s/></text:span><text:span text:style-name="T260_3">also</text:span><text:span text:style-name="T260_4"><text:s/></text:span><text:span text:style-name="T260_5">have</text:span><text:span text:style-name="T260_6"><text:s/></text:span><text:span text:style-name="T260_7">momentum</text:span><text:span text:style-name="T260_8">,<text:s/></text:span><text:span text:style-name="T260_9">can</text:span><text:span text:style-name="T260_10"><text:s/></text:span><text:span text:style-name="T260_11">damage</text:span><text:span text:style-name="T260_12"><text:s/></text:span><text:span text:style-name="T260_13">monsters</text:span><text:span text:style-name="T260_14"><text:s/></text:span><text:span text:style-name="T260_15">by</text:span><text:span text:style-name="T260_16"><text:s/></text:span><text:span text:style-name="T260_17">throwing</text:span><text:span text:style-name="T260_18"><text:s/></text:span><text:span text:style-name="T260_19">a</text:span><text:span text:style-name="T260_20"><text:s/></text:span><text:span text:style-name="T260_21">cabbage</text:span><text:span text:style-name="T260_22"><text:s/></text:span><text:span text:style-name="T260_23">from</text:span><text:span text:style-name="T260_24"><text:s/></text:span><text:span text:style-name="T260_25">some</text:span><text:span text:style-name="T260_26"><text:s/></text:span><text:span text:style-name="T260_27">really</text:span><text:span text:style-name="T260_28"><text:s/></text:span><text:span text:style-name="T260_29">high</text:span><text:span text:style-name="T260_30"><text:s/></text:span><text:span text:style-name="T260_31">place</text:span></text:p>
            </text:list-item>
          </text:list>
        </text:list-item>
        <text:list-item>
          <text:p text:style-name="P261"><text:span text:style-name="T261_1">Crime</text:span><text:span text:style-name="T261_2"><text:s/></text:span><text:span text:style-name="T261_3">system</text:span></text:p>
          <text:list>
            <text:list-item>
              <text:p text:style-name="P262"><text:span text:style-name="T262_1">Getting</text:span><text:span text:style-name="T262_2"><text:s/></text:span><text:span text:style-name="T262_3">caught</text:span><text:span text:style-name="T262_4"><text:s/></text:span><text:span text:style-name="T262_5">stealing</text:span><text:span text:style-name="T262_6"><text:s/></text:span><text:span text:style-name="T262_7">or</text:span><text:span text:style-name="T262_8"><text:s/></text:span><text:span text:style-name="T262_9">killing</text:span><text:span text:style-name="T262_10"><text:s/></text:span><text:span text:style-name="T262_11">a</text:span><text:span text:style-name="T262_12"><text:s/></text:span><text:span text:style-name="T262_13">civilian</text:span><text:span text:style-name="T262_14"><text:s/></text:span><text:span text:style-name="T262_15">will</text:span><text:span text:style-name="T262_16"><text:s/></text:span><text:span text:style-name="T262_17">result</text:span><text:span text:style-name="T262_18"><text:s/></text:span><text:span text:style-name="T262_19">in</text:span><text:span text:style-name="T262_20"><text:s/></text:span><text:span text:style-name="T262_21">a</text:span><text:span text:style-name="T262_22"><text:s/></text:span><text:span text:style-name="T262_23">bounty</text:span><text:span text:style-name="T262_24"><text:s/></text:span><text:span text:style-name="T262_25">on</text:span><text:span text:style-name="T262_26"><text:s/></text:span><text:span text:style-name="T262_27">player</text:span><text:span text:style-name="T262_28">’</text:span><text:span text:style-name="T262_29">s</text:span><text:span text:style-name="T262_30"><text:s/></text:span><text:span text:style-name="T262_31">head</text:span><text:span text:style-name="T262_32"><text:s/></text:span></text:p>
            </text:list-item>
            <text:list-item>
              <text:p text:style-name="P263"><text:span text:style-name="T263_1">Bounties</text:span><text:span text:style-name="T263_2"><text:s/></text:span><text:span text:style-name="T263_3">can</text:span><text:span text:style-name="T263_4"><text:s/></text:span><text:span text:style-name="T263_5">be</text:span><text:span text:style-name="T263_6"><text:s/></text:span><text:span text:style-name="T263_7">cleared</text:span><text:span text:style-name="T263_8"><text:s/></text:span><text:span text:style-name="T263_9">by</text:span><text:span text:style-name="T263_10"><text:s/></text:span><text:span text:style-name="T263_11">either</text:span><text:span text:style-name="T263_12"><text:s/></text:span><text:span text:style-name="T263_13">paying</text:span><text:span text:style-name="T263_14"><text:s/></text:span><text:span text:style-name="T263_15">a</text:span><text:span text:style-name="T263_16"><text:s/></text:span><text:span text:style-name="T263_17">fine</text:span><text:span text:style-name="T263_18"><text:s/></text:span><text:span text:style-name="T263_19">or</text:span><text:span text:style-name="T263_20"><text:s/></text:span><text:span text:style-name="T263_21">serving</text:span><text:span text:style-name="T263_22"><text:s/></text:span><text:span text:style-name="T263_23">jail</text:span><text:span text:style-name="T263_24"><text:s/></text:span><text:span text:style-name="T263_25">time</text:span></text:p>
            </text:list-item>
            <text:list-item>
              <text:p text:style-name="P264"><text:span text:style-name="T264_1">If</text:span><text:span text:style-name="T264_2"><text:s/></text:span><text:span text:style-name="T264_3">avoided</text:span><text:span text:style-name="T264_4">,<text:s/></text:span><text:span text:style-name="T264_5">NPC</text:span><text:span text:style-name="T264_6"><text:s/></text:span><text:span text:style-name="T264_7">bounty</text:span><text:span text:style-name="T264_8"><text:s/></text:span><text:span text:style-name="T264_9">hunters</text:span><text:span text:style-name="T264_10"><text:s/></text:span><text:span text:style-name="T264_11">will</text:span><text:span text:style-name="T264_12"><text:s/></text:span><text:span text:style-name="T264_13">randomly</text:span><text:span text:style-name="T264_14"><text:s/></text:span><text:span text:style-name="T264_15">spawn</text:span><text:span text:style-name="T264_16"><text:s/></text:span><text:span text:style-name="T264_17">to</text:span><text:span text:style-name="T264_18"><text:s/></text:span><text:span text:style-name="T264_19">try</text:span><text:span text:style-name="T264_20"><text:s/></text:span><text:span text:style-name="T264_21">to</text:span><text:span text:style-name="T264_22"><text:s/></text:span><text:span text:style-name="T264_23">kill</text:span><text:span text:style-name="T264_24"><text:s/></text:span><text:span text:style-name="T264_25">the</text:span><text:span text:style-name="T264_26"><text:s/></text:span><text:span text:style-name="T264_27">player</text:span></text:p>
            </text:list-item>
            <text:list-item>
              <text:p text:style-name="P265"><text:span text:style-name="T265_1">Can</text:span><text:span text:style-name="T265_2"><text:s/></text:span><text:span text:style-name="T265_3">avoid</text:span><text:span text:style-name="T265_4"><text:s/></text:span><text:span text:style-name="T265_5">bounties</text:span><text:span text:style-name="T265_6"><text:s/></text:span><text:span text:style-name="T265_7">by</text:span><text:span text:style-name="T265_8"><text:s/></text:span><text:span text:style-name="T265_9">killing</text:span><text:span text:style-name="T265_10"><text:s/></text:span><text:span text:style-name="T265_11">all</text:span><text:span text:style-name="T265_12"><text:s/></text:span><text:span text:style-name="T265_13">witnesses</text:span></text:p>
            </text:list-item>
            <text:list-item>
              <text:p text:style-name="P266"><text:span text:style-name="T266_1">Can</text:span><text:span text:style-name="T266_2"><text:s/></text:span><text:span text:style-name="T266_3">steal</text:span><text:span text:style-name="T266_4"><text:s/></text:span><text:span text:style-name="T266_5">horses</text:span><text:span text:style-name="T266_6"><text:s/>(</text:span><text:span text:style-name="T266_7">Grand</text:span><text:span text:style-name="T266_8"><text:s/></text:span><text:span text:style-name="T266_9">Theft</text:span><text:span text:style-name="T266_10"><text:s/></text:span><text:span text:style-name="T266_11">Equine</text:span><text:span text:style-name="T266_12">!)</text:span></text:p>
            </text:list-item>
          </text:list>
        </text:list-item>
        <text:list-item>
          <text:p text:style-name="P267"><text:span text:style-name="T267_1">GUI</text:span></text:p>
          <text:list>
            <text:list-item>
              <text:p text:style-name="P268"><text:span text:style-name="T268_1">Was</text:span><text:span text:style-name="T268_2"><text:s/></text:span><text:span text:style-name="T268_3">clearly</text:span><text:span text:style-name="T268_4"><text:s/></text:span><text:span text:style-name="T268_5">designed</text:span><text:span text:style-name="T268_6"><text:s/></text:span><text:span text:style-name="T268_7">for</text:span><text:span text:style-name="T268_8"><text:s/></text:span><text:span text:style-name="T268_9">consoles</text:span><text:span text:style-name="T268_10"><text:s/>(</text:span><text:span text:style-name="T268_11">heavily</text:span><text:span text:style-name="T268_12"><text:s/></text:span><text:span text:style-name="T268_13">nested</text:span><text:span text:style-name="T268_14">)</text:span></text:p>
            </text:list-item>
            <text:list-item>
              <text:p text:style-name="P269"><text:span text:style-name="T269_1">Local</text:span><text:span text:style-name="T269_2"><text:s/></text:span><text:span text:style-name="T269_3">and</text:span><text:span text:style-name="T269_4"><text:s/></text:span><text:span text:style-name="T269_5">World</text:span><text:span text:style-name="T269_6"><text:s/></text:span><text:span text:style-name="T269_7">Maps</text:span><text:span text:style-name="T269_8"><text:s/></text:span><text:span text:style-name="T269_9">show</text:span><text:span text:style-name="T269_10"><text:s/></text:span><text:span text:style-name="T269_11">quest</text:span><text:span text:style-name="T269_12"><text:s/></text:span><text:span text:style-name="T269_13">objectives</text:span></text:p>
            </text:list-item>
            <text:list-item>
              <text:p text:style-name="P270"><text:span text:style-name="T270_1">Can</text:span><text:span text:style-name="T270_2"><text:s/>“</text:span><text:span text:style-name="T270_3">zoom</text:span><text:span text:style-name="T270_4"><text:s/></text:span><text:span text:style-name="T270_5">in</text:span><text:span text:style-name="T270_6">”<text:s/></text:span><text:span text:style-name="T270_7">on</text:span><text:span text:style-name="T270_8"><text:s/></text:span><text:span text:style-name="T270_9">selected</text:span><text:span text:style-name="T270_10"><text:s/></text:span><text:span text:style-name="T270_11">items</text:span><text:span text:style-name="T270_12"><text:s/></text:span><text:span text:style-name="T270_13">to</text:span><text:span text:style-name="T270_14"><text:s/></text:span><text:span text:style-name="T270_15">view</text:span><text:span text:style-name="T270_16"><text:s/></text:span><text:span text:style-name="T270_17">and</text:span><text:span text:style-name="T270_18"><text:s/></text:span><text:span text:style-name="T270_19">rotate</text:span><text:span text:style-name="T270_20"><text:s/></text:span><text:span text:style-name="T270_21">their</text:span><text:span text:style-name="T270_22"><text:s/></text:span><text:span text:style-name="T270_23">model</text:span></text:p>
            </text:list-item>
          </text:list>
        </text:list-item>
        <text:list-item>
          <text:p text:style-name="P271"><text:span text:style-name="T271_1">Modding</text:span></text:p>
          <text:list>
            <text:list-item>
              <text:p text:style-name="P272"><text:span text:style-name="T272_1">Unofficial</text:span><text:span text:style-name="T272_2"><text:s/></text:span><text:span text:style-name="T272_3">fan</text:span><text:span text:style-name="T272_4"><text:s/></text:span><text:span text:style-name="T272_5">mods</text:span></text:p>
            </text:list-item>
            <text:list-item>
              <text:p text:style-name="P273"><text:span text:style-name="T273_1">Officially</text:span><text:span text:style-name="T273_2"><text:s/></text:span><text:span text:style-name="T273_3">endorsed</text:span><text:span text:style-name="T273_4"><text:s/>(</text:span><text:span text:style-name="T273_5">Steam</text:span><text:span text:style-name="T273_6"><text:s/></text:span><text:span text:style-name="T273_7">Workshop</text:span><text:span text:style-name="T273_8">)</text:span></text:p>
            </text:list-item>
          </text:list>
        </text:list-item>
      </text:list>
      <text:h text:style-name="P274" text:outline-level="10"><text:bookmark-start text:name="h.x9zvdjb8wb1z"/><text:bookmark-end text:name="h.x9zvdjb8wb1z"/><text:span text:style-name="T274_1">Fallout</text:span><text:span text:style-name="T274_2"><text:s/>3</text:span><text:span text:style-name="T274_3"><text:s/>(</text:span><text:span text:style-name="T274_4">Francis</text:span><text:span text:style-name="T274_5">)</text:span></text:h>
      <text:list text:style-name="LS17" xml:id="list254">
        <text:list-item>
          <text:p text:style-name="P275"><text:span text:style-name="T275_1">GUI</text:span></text:p>
          <text:list>
            <text:list-item>
              <text:p text:style-name="P276"><text:span text:style-name="T276_1">Compass</text:span></text:p>
              <text:list>
                <text:list-item>
                  <text:p text:style-name="P277"><text:span text:style-name="T277_1">HP</text:span></text:p>
                </text:list-item>
                <text:list-item>
                  <text:p text:style-name="P278"><text:span text:style-name="T278_1">Nearby</text:span><text:span text:style-name="T278_2"><text:s/></text:span><text:span text:style-name="T278_3">Enemies</text:span></text:p>
                </text:list-item>
                <text:list-item>
                  <text:p text:style-name="P279"><text:span text:style-name="T279_1">Quest</text:span><text:span text:style-name="T279_2"><text:s/></text:span><text:span text:style-name="T279_3">Objectives</text:span></text:p>
                </text:list-item>
                <text:list-item>
                  <text:p text:style-name="P280"><text:span text:style-name="T280_1">Personal</text:span><text:span text:style-name="T280_2"><text:s/></text:span><text:span text:style-name="T280_3">waypoints</text:span></text:p>
                </text:list-item>
                <text:list-item>
                  <text:p text:style-name="P281"><text:span text:style-name="T281_1">Direction</text:span><text:span text:style-name="T281_2"><text:s/>(</text:span><text:span text:style-name="T281_3">N</text:span><text:span text:style-name="T281_4">/</text:span><text:span text:style-name="T281_5">S</text:span><text:span text:style-name="T281_6">/</text:span><text:span text:style-name="T281_7">E</text:span><text:span text:style-name="T281_8">/</text:span><text:span text:style-name="T281_9">W</text:span><text:span text:style-name="T281_10">)</text:span></text:p>
                </text:list-item>
              </text:list>
            </text:list-item>
          </text:list>
        </text:list-item>
        <text:list-item>
          <text:p text:style-name="P282"><text:span text:style-name="T282_1">Combat</text:span></text:p>
          <text:list>
            <text:list-item>
              <text:p text:style-name="P283"><text:span text:style-name="T283_1">Real</text:span><text:span text:style-name="T283_2"><text:s/></text:span><text:span text:style-name="T283_3">time</text:span><text:span text:style-name="T283_4"><text:s/></text:span><text:span text:style-name="T283_5">and</text:span><text:span text:style-name="T283_6"><text:s/></text:span><text:span text:style-name="T283_7">V</text:span><text:span text:style-name="T283_8">.</text:span><text:span text:style-name="T283_9">A</text:span><text:span text:style-name="T283_10">.</text:span><text:span text:style-name="T283_11">T</text:span><text:span text:style-name="T283_12">.</text:span><text:span text:style-name="T283_13">S</text:span><text:span text:style-name="T283_14">.</text:span></text:p>
            </text:list-item>
            <text:list-item>
              <text:p text:style-name="P284"><text:span text:style-name="T284_1">Real</text:span><text:span text:style-name="T284_2"><text:s/></text:span><text:span text:style-name="T284_3">time</text:span></text:p>
              <text:list>
                <text:list-item>
                  <text:p text:style-name="P285"><text:span text:style-name="T285_1">Hitbox</text:span><text:span text:style-name="T285_2"><text:s/></text:span><text:span text:style-name="T285_3">based</text:span></text:p>
                </text:list-item>
              </text:list>
            </text:list-item>
            <text:list-item>
              <text:p text:style-name="P286"><text:span text:style-name="T286_1">V</text:span><text:span text:style-name="T286_2">.</text:span><text:span text:style-name="T286_3">A</text:span><text:span text:style-name="T286_4">.</text:span><text:span text:style-name="T286_5">T</text:span><text:span text:style-name="T286_6">.</text:span><text:span text:style-name="T286_7">S</text:span><text:span text:style-name="T286_8">.</text:span></text:p>
              <text:list>
                <text:list-item>
                  <text:p text:style-name="P287"><text:span text:style-name="T287_1">Pauses</text:span><text:span text:style-name="T287_2"><text:s/></text:span><text:span text:style-name="T287_3">the</text:span><text:span text:style-name="T287_4"><text:s/></text:span><text:span text:style-name="T287_5">game</text:span><text:span text:style-name="T287_6"><text:s/></text:span><text:span text:style-name="T287_7">while</text:span><text:span text:style-name="T287_8"><text:s/></text:span><text:span text:style-name="T287_9">player</text:span><text:span text:style-name="T287_10"><text:s/></text:span><text:span text:style-name="T287_11">selects</text:span><text:span text:style-name="T287_12"><text:s/></text:span><text:span text:style-name="T287_13">a</text:span><text:span text:style-name="T287_14"><text:s/></text:span><text:span text:style-name="T287_15">portion</text:span><text:span text:style-name="T287_16"><text:s/></text:span><text:span text:style-name="T287_17">of</text:span><text:span text:style-name="T287_18"><text:s/></text:span><text:span text:style-name="T287_19">the</text:span><text:span text:style-name="T287_20"><text:s/></text:span><text:span text:style-name="T287_21">enemy</text:span><text:span text:style-name="T287_22"><text:s/></text:span><text:span text:style-name="T287_23">to</text:span><text:span text:style-name="T287_24"><text:s/></text:span><text:span text:style-name="T287_25">attack</text:span></text:p>
                </text:list-item>
                <text:list-item>
                  <text:p text:style-name="P288"><text:span text:style-name="T288_1">Success</text:span><text:span text:style-name="T288_2"><text:s/></text:span><text:span text:style-name="T288_3">is</text:span><text:span text:style-name="T288_4"><text:s/></text:span><text:span text:style-name="T288_5">percentage</text:span><text:span text:style-name="T288_6"><text:s/></text:span><text:span text:style-name="T288_7">based</text:span></text:p>
                </text:list-item>
                <text:list-item>
                  <text:p text:style-name="P289"><text:span text:style-name="T289_1">Exchanges</text:span><text:span text:style-name="T289_2"><text:s/></text:span><text:span text:style-name="T289_3">control</text:span><text:span text:style-name="T289_4"><text:s/></text:span><text:span text:style-name="T289_5">for</text:span><text:span text:style-name="T289_6"><text:s/></text:span><text:span text:style-name="T289_7">accuracy</text:span><text:span text:style-name="T289_8"><text:s/></text:span><text:span text:style-name="T289_9">and</text:span><text:span text:style-name="T289_10"><text:s/></text:span><text:span text:style-name="T289_11">reliability</text:span></text:p>
                </text:list-item>
              </text:list>
            </text:list-item>
            <text:list-item>
              <text:p text:style-name="P290"><text:span text:style-name="T290_1">Requires</text:span><text:span text:style-name="T290_2"><text:s/></text:span><text:span text:style-name="T290_3">action</text:span><text:span text:style-name="T290_4"><text:s/></text:span><text:span text:style-name="T290_5">points</text:span><text:span text:style-name="T290_6"><text:s/></text:span><text:span text:style-name="T290_7">in</text:span><text:span text:style-name="T290_8"><text:s/></text:span><text:span text:style-name="T290_9">either</text:span><text:span text:style-name="T290_10"><text:s/></text:span><text:span text:style-name="T290_11">mode</text:span><text:span text:style-name="T290_12"><text:s/></text:span><text:span text:style-name="T290_13">as</text:span><text:span text:style-name="T290_14"><text:s/></text:span><text:span text:style-name="T290_15">a</text:span><text:span text:style-name="T290_16"><text:s/></text:span><text:span text:style-name="T290_17">pacing</text:span><text:span text:style-name="T290_18"><text:s/></text:span><text:span text:style-name="T290_19">mechanism</text:span></text:p>
            </text:list-item>
          </text:list>
        </text:list-item>
        <text:list-item>
          <text:p text:style-name="P291"><text:span text:style-name="T291_1">Character</text:span></text:p>
          <text:list>
            <text:list-item>
              <text:p text:style-name="P292"><text:span text:style-name="T292_1">Customized</text:span><text:span text:style-name="T292_2"><text:s/></text:span><text:span text:style-name="T292_3">during</text:span><text:span text:style-name="T292_4"><text:s/></text:span><text:span text:style-name="T292_5">the</text:span><text:span text:style-name="T292_6"><text:s/></text:span><text:span text:style-name="T292_7">introduction</text:span><text:span text:style-name="T292_8"><text:s/></text:span><text:span text:style-name="T292_9">stage</text:span><text:span text:style-name="T292_10"><text:s/>(</text:span><text:span text:style-name="T292_11">integrated</text:span><text:span text:style-name="T292_12"><text:s/></text:span><text:span text:style-name="T292_13">into</text:span><text:span text:style-name="T292_14"><text:s/></text:span><text:span text:style-name="T292_15">the</text:span><text:span text:style-name="T292_16"><text:s/></text:span><text:span text:style-name="T292_17">game</text:span><text:span text:style-name="T292_18"><text:s/></text:span><text:span text:style-name="T292_19">rather</text:span><text:span text:style-name="T292_20"><text:s/></text:span><text:span text:style-name="T292_21">than</text:span><text:span text:style-name="T292_22"><text:s/></text:span><text:span text:style-name="T292_23">a</text:span><text:span text:style-name="T292_24"><text:s/></text:span><text:span text:style-name="T292_25">menu</text:span><text:span text:style-name="T292_26">)</text:span></text:p>
            </text:list-item>
            <text:list-item>
              <text:p text:style-name="P293"><text:span text:style-name="T293_1">Seven</text:span><text:span text:style-name="T293_2"><text:s/></text:span><text:span text:style-name="T293_3">stats</text:span><text:span text:style-name="T293_4">/</text:span><text:span text:style-name="T293_5">attributes</text:span><text:span text:style-name="T293_6"><text:s/></text:span><text:span text:style-name="T293_7">with</text:span><text:span text:style-name="T293_8"><text:s/></text:span><text:span text:style-name="T293_9">corresponding</text:span><text:span text:style-name="T293_10"><text:s/></text:span><text:span text:style-name="T293_11">skills</text:span><text:span text:style-name="T293_12"><text:s/></text:span><text:span text:style-name="T293_13">and</text:span><text:span text:style-name="T293_14"><text:s/></text:span><text:span text:style-name="T293_15">perks</text:span></text:p>
            </text:list-item>
            <text:list-item>
              <text:p text:style-name="P294"><text:span text:style-name="T294_1">Leveling</text:span><text:span text:style-name="T294_2"><text:s/></text:span><text:span text:style-name="T294_3">up</text:span><text:span text:style-name="T294_4"><text:s/></text:span><text:span text:style-name="T294_5">grants</text:span><text:span text:style-name="T294_6"><text:s/></text:span><text:span text:style-name="T294_7">perk</text:span><text:span text:style-name="T294_8"><text:s/></text:span><text:span text:style-name="T294_9">points</text:span><text:span text:style-name="T294_10"><text:s/></text:span><text:span text:style-name="T294_11">and</text:span><text:span text:style-name="T294_12"><text:s/></text:span><text:span text:style-name="T294_13">skill</text:span><text:span text:style-name="T294_14"><text:s/></text:span><text:span text:style-name="T294_15">points</text:span></text:p>
            </text:list-item>
            <text:list-item>
              <text:p text:style-name="P295"><text:span text:style-name="T295_1">Perks</text:span><text:span text:style-name="T295_2"><text:s/></text:span><text:span text:style-name="T295_3">are</text:span><text:span text:style-name="T295_4"><text:s/></text:span><text:span text:style-name="T295_5">limited</text:span><text:span text:style-name="T295_6"><text:s/></text:span><text:span text:style-name="T295_7">by</text:span><text:span text:style-name="T295_8"><text:s/></text:span><text:span text:style-name="T295_9">attributes</text:span></text:p>
            </text:list-item>
            <text:list-item>
              <text:p text:style-name="P296"><text:span text:style-name="T296_1">Karma</text:span><text:span text:style-name="T296_2"><text:s/></text:span><text:span text:style-name="T296_3">system</text:span><text:span text:style-name="T296_4"><text:s/></text:span><text:span text:style-name="T296_5">based</text:span><text:span text:style-name="T296_6"><text:s/></text:span><text:span text:style-name="T296_7">on</text:span><text:span text:style-name="T296_8"><text:s/></text:span><text:span text:style-name="T296_9">player</text:span><text:span text:style-name="T296_10"><text:s/></text:span><text:span text:style-name="T296_11">actions</text:span><text:span text:style-name="T296_12"><text:s/>(</text:span><text:span text:style-name="T296_13">good</text:span><text:span text:style-name="T296_14">/</text:span><text:span text:style-name="T296_15">bad</text:span><text:span text:style-name="T296_16">/</text:span><text:span text:style-name="T296_17">neutral</text:span><text:span text:style-name="T296_18">)<text:s/></text:span><text:span text:style-name="T296_19">with</text:span><text:span text:style-name="T296_20"><text:s/></text:span><text:span text:style-name="T296_21">some</text:span><text:span text:style-name="T296_22"><text:s/></text:span><text:span text:style-name="T296_23">consequences</text:span></text:p>
            </text:list-item>
          </text:list>
        </text:list-item>
        <text:list-item>
          <text:p text:style-name="P297"><text:span text:style-name="T297_1">World</text:span></text:p>
        </text:list-item>
      </text:list>
      <text:list text:style-name="LS16" xml:id="list277">
        <text:list-item>
          <text:list>
            <text:list-item>
              <text:p text:style-name="P298"><text:span text:style-name="T298_1">Day</text:span><text:span text:style-name="T298_2">/</text:span><text:span text:style-name="T298_3">Night</text:span><text:span text:style-name="T298_4"><text:s/></text:span><text:span text:style-name="T298_5">cycle</text:span></text:p>
            </text:list-item>
            <text:list-item>
              <text:p text:style-name="P299"><text:span text:style-name="T299_1">Can</text:span><text:span text:style-name="T299_2"><text:s/></text:span><text:span text:style-name="T299_3">kill</text:span><text:span text:style-name="T299_4"><text:s/></text:span><text:span text:style-name="T299_5">almost</text:span><text:span text:style-name="T299_6"><text:s/></text:span><text:span text:style-name="T299_7">everyone</text:span><text:span text:style-name="T299_8">,<text:s/></text:span><text:span text:style-name="T299_9">killing</text:span><text:span text:style-name="T299_10"><text:s/></text:span><text:span text:style-name="T299_11">some</text:span><text:span text:style-name="T299_12"><text:s/></text:span><text:span text:style-name="T299_13">NPCs</text:span><text:span text:style-name="T299_14"><text:s/></text:span><text:span text:style-name="T299_15">will</text:span><text:span text:style-name="T299_16"><text:s/></text:span><text:span text:style-name="T299_17">render</text:span><text:span text:style-name="T299_18"><text:s/></text:span><text:span text:style-name="T299_19">their</text:span><text:span text:style-name="T299_20"><text:s/></text:span><text:span text:style-name="T299_21">quests</text:span><text:span text:style-name="T299_22"><text:s/></text:span><text:span text:style-name="T299_23">uncompletable</text:span></text:p>
            </text:list-item>
            <text:list-item>
              <text:p text:style-name="P300"><text:span text:style-name="T300_1">NPC</text:span><text:span text:style-name="T300_2"><text:s/></text:span><text:span text:style-name="T300_3">vendors</text:span><text:span text:style-name="T300_4"><text:s/></text:span><text:span text:style-name="T300_5">have</text:span><text:span text:style-name="T300_6"><text:s/></text:span><text:span text:style-name="T300_7">a</text:span><text:span text:style-name="T300_8"><text:s/></text:span><text:span text:style-name="T300_9">static</text:span><text:span text:style-name="T300_10"><text:s/></text:span><text:span text:style-name="T300_11">amount</text:span><text:span text:style-name="T300_12"><text:s/></text:span><text:span text:style-name="T300_13">of</text:span><text:span text:style-name="T300_14"><text:s/></text:span><text:span text:style-name="T300_15">money</text:span><text:span text:style-name="T300_16"><text:s/></text:span><text:span text:style-name="T300_17">and</text:span><text:span text:style-name="T300_18"><text:s/></text:span><text:span text:style-name="T300_19">inventory</text:span><text:span text:style-name="T300_20"><text:s/></text:span><text:span text:style-name="T300_21">that</text:span><text:span text:style-name="T300_22"><text:s/></text:span><text:span text:style-name="T300_23">gradually</text:span><text:span text:style-name="T300_24"><text:s/></text:span><text:span text:style-name="T300_25">replenishes</text:span><text:span text:style-name="T300_26"><text:s/></text:span><text:span text:style-name="T300_27">over</text:span><text:span text:style-name="T300_28"><text:s/></text:span><text:span text:style-name="T300_29">in</text:span><text:span text:style-name="T300_30">-</text:span><text:span text:style-name="T300_31">game</text:span><text:span text:style-name="T300_32"><text:s/></text:span><text:span text:style-name="T300_33">time</text:span></text:p>
            </text:list-item>
            <text:list-item>
              <text:p text:style-name="P301"><text:span text:style-name="T301_1">“</text:span><text:span text:style-name="T301_2">Points</text:span><text:span text:style-name="T301_3"><text:s/></text:span><text:span text:style-name="T301_4">of</text:span><text:span text:style-name="T301_5"><text:s/></text:span><text:span text:style-name="T301_6">Interest</text:span><text:span text:style-name="T301_7">”<text:s/></text:span><text:span text:style-name="T301_8">all</text:span><text:span text:style-name="T301_9"><text:s/></text:span><text:span text:style-name="T301_10">over</text:span><text:span text:style-name="T301_11"><text:s/></text:span><text:span text:style-name="T301_12">the</text:span><text:span text:style-name="T301_13"><text:s/></text:span><text:span text:style-name="T301_14">world</text:span><text:span text:style-name="T301_15"><text:s/></text:span><text:span text:style-name="T301_16">that</text:span><text:span text:style-name="T301_17"><text:s/></text:span><text:span text:style-name="T301_18">are</text:span><text:span text:style-name="T301_19"><text:s/></text:span><text:span text:style-name="T301_20">sometimes</text:span><text:span text:style-name="T301_21"><text:s/></text:span><text:span text:style-name="T301_22">quest</text:span><text:span text:style-name="T301_23"><text:s/></text:span><text:span text:style-name="T301_24">objectives</text:span></text:p>
            </text:list-item>
            <text:list-item>
              <text:p text:style-name="P302"><text:span text:style-name="T302_1">Can</text:span><text:span text:style-name="T302_2"><text:s/>“</text:span><text:span text:style-name="T302_3">fast</text:span><text:span text:style-name="T302_4"><text:s/></text:span><text:span text:style-name="T302_5">travel</text:span><text:span text:style-name="T302_6">”<text:s/></text:span><text:span text:style-name="T302_7">to</text:span><text:span text:style-name="T302_8"><text:s/></text:span><text:span text:style-name="T302_9">any</text:span><text:span text:style-name="T302_10"><text:s/></text:span><text:span text:style-name="T302_11">previously</text:span><text:span text:style-name="T302_12"><text:s/></text:span><text:span text:style-name="T302_13">explored</text:span><text:span text:style-name="T302_14"><text:s/></text:span><text:span text:style-name="T302_15">Point</text:span><text:span text:style-name="T302_16"><text:s/></text:span><text:span text:style-name="T302_17">of</text:span><text:span text:style-name="T302_18"><text:s/></text:span><text:span text:style-name="T302_19">Interest</text:span></text:p>
            </text:list-item>
            <text:list-item>
              <text:p text:style-name="P303"><text:span text:style-name="T303_1">Items</text:span><text:span text:style-name="T303_2"><text:s/></text:span><text:span text:style-name="T303_3">have</text:span><text:span text:style-name="T303_4"><text:s/></text:span><text:span text:style-name="T303_5">weight</text:span><text:span text:style-name="T303_6"><text:s/></text:span><text:span text:style-name="T303_7">which</text:span><text:span text:style-name="T303_8"><text:s/></text:span><text:span text:style-name="T303_9">affects</text:span><text:span text:style-name="T303_10"><text:s/></text:span><text:span text:style-name="T303_11">the</text:span><text:span text:style-name="T303_12"><text:s/></text:span><text:span text:style-name="T303_13">player</text:span><text:span text:style-name="T303_14"><text:s/></text:span><text:span text:style-name="T303_15">in</text:span><text:span text:style-name="T303_16"><text:s/></text:span><text:span text:style-name="T303_17">various</text:span><text:span text:style-name="T303_18"><text:s/></text:span><text:span text:style-name="T303_19">ways</text:span></text:p>
            </text:list-item>
            <text:list-item>
              <text:p text:style-name="P304"><text:span text:style-name="T304_1">Rewards</text:span><text:span text:style-name="T304_2"><text:s/></text:span><text:span text:style-name="T304_3">exploring</text:span><text:span text:style-name="T304_4"><text:s/></text:span><text:span text:style-name="T304_5">since</text:span><text:span text:style-name="T304_6"><text:s/></text:span><text:span text:style-name="T304_7">game</text:span><text:span text:style-name="T304_8"><text:s/></text:span><text:span text:style-name="T304_9">is</text:span><text:span text:style-name="T304_10"><text:s/></text:span><text:span text:style-name="T304_11">mostly</text:span><text:span text:style-name="T304_12"><text:s/></text:span><text:span text:style-name="T304_13">free</text:span><text:span text:style-name="T304_14"><text:s/></text:span><text:span text:style-name="T304_15">roam</text:span><text:span text:style-name="T304_16">,<text:s/></text:span><text:span text:style-name="T304_17">very</text:span><text:span text:style-name="T304_18"><text:s/></text:span><text:span text:style-name="T304_19">few</text:span><text:span text:style-name="T304_20"><text:s/></text:span><text:span text:style-name="T304_21">segments</text:span><text:span text:style-name="T304_22"><text:s/></text:span><text:span text:style-name="T304_23">are</text:span><text:span text:style-name="T304_24"><text:s/></text:span><text:span text:style-name="T304_25">locked</text:span><text:span text:style-name="T304_26"><text:s/></text:span><text:span text:style-name="T304_27">off</text:span><text:span text:style-name="T304_28"><text:s/></text:span><text:span text:style-name="T304_29">and</text:span><text:span text:style-name="T304_30"><text:s/></text:span><text:span text:style-name="T304_31">those</text:span><text:span text:style-name="T304_32"><text:s/></text:span><text:span text:style-name="T304_33">that</text:span><text:span text:style-name="T304_34"><text:s/></text:span><text:span text:style-name="T304_35">are</text:span><text:span text:style-name="T304_36"><text:s/></text:span><text:span text:style-name="T304_37">usually</text:span><text:span text:style-name="T304_38"><text:s/></text:span><text:span text:style-name="T304_39">have</text:span><text:span text:style-name="T304_40"><text:s/></text:span><text:span text:style-name="T304_41">quest</text:span><text:span text:style-name="T304_42"><text:s/></text:span><text:span text:style-name="T304_43">chains</text:span><text:span text:style-name="T304_44"><text:s/></text:span><text:span text:style-name="T304_45">involved</text:span></text:p>
            </text:list-item>
          </text:list>
        </text:list-item>
      </text:list>
      <text:list text:style-name="LS17" xml:id="list284">
        <text:list-item>
          <text:p text:style-name="P305"><text:span text:style-name="T305_1">World</text:span><text:span text:style-name="T305_2"><text:s/></text:span><text:span text:style-name="T305_3">Interaction</text:span></text:p>
        </text:list-item>
      </text:list>
      <text:list text:style-name="LS16" xml:id="list285">
        <text:list-item>
          <text:list>
            <text:list-item>
              <text:p text:style-name="P306"><text:span text:style-name="T306_1">Can</text:span><text:span text:style-name="T306_2"><text:s/>“</text:span><text:span text:style-name="T306_3">pick</text:span><text:span text:style-name="T306_4"><text:s/></text:span><text:span text:style-name="T306_5">up</text:span><text:span text:style-name="T306_6">”<text:s/></text:span><text:span text:style-name="T306_7">an</text:span><text:span text:style-name="T306_8"><text:s/></text:span><text:span text:style-name="T306_9">item</text:span><text:span text:style-name="T306_10"><text:s/></text:span><text:span text:style-name="T306_11">and</text:span><text:span text:style-name="T306_12"><text:s/></text:span><text:span text:style-name="T306_13">hold</text:span><text:span text:style-name="T306_14"><text:s/></text:span><text:span text:style-name="T306_15">it</text:span><text:span text:style-name="T306_16"><text:s/></text:span><text:span text:style-name="T306_17">in</text:span><text:span text:style-name="T306_18"><text:s/></text:span><text:span text:style-name="T306_19">front</text:span><text:span text:style-name="T306_20"><text:s/></text:span><text:span text:style-name="T306_21">of</text:span><text:span text:style-name="T306_22"><text:s/></text:span><text:span text:style-name="T306_23">the</text:span><text:span text:style-name="T306_24"><text:s/></text:span><text:span text:style-name="T306_25">player</text:span><text:span text:style-name="T306_26"><text:s/></text:span><text:span text:style-name="T306_27">to</text:span><text:span text:style-name="T306_28"><text:s/></text:span><text:span text:style-name="T306_29">manually</text:span><text:span text:style-name="T306_30"><text:s/></text:span><text:span text:style-name="T306_31">move</text:span><text:span text:style-name="T306_32"><text:s/></text:span><text:span text:style-name="T306_33">it</text:span><text:span text:style-name="T306_34"><text:s/></text:span><text:span text:style-name="T306_35">around</text:span><text:span text:style-name="T306_36">,<text:s/></text:span><text:span text:style-name="T306_37">can</text:span><text:span text:style-name="T306_38"><text:s/></text:span><text:span text:style-name="T306_39">also</text:span><text:span text:style-name="T306_40"><text:s/></text:span><text:span text:style-name="T306_41">pick</text:span><text:span text:style-name="T306_42"><text:s/></text:span><text:span text:style-name="T306_43">up</text:span><text:span text:style-name="T306_44"><text:s/></text:span><text:span text:style-name="T306_45">NPC</text:span><text:span text:style-name="T306_46"><text:s/></text:span><text:span text:style-name="T306_47">corpses</text:span></text:p>
            </text:list-item>
            <text:list-item>
              <text:p text:style-name="P307"><text:span text:style-name="T307_1">Many</text:span><text:span text:style-name="T307_2"><text:s/></text:span><text:span text:style-name="T307_3">container</text:span><text:span text:style-name="T307_4"><text:s/></text:span><text:span text:style-name="T307_5">objects</text:span><text:span text:style-name="T307_6"><text:s/></text:span><text:span text:style-name="T307_7">can</text:span><text:span text:style-name="T307_8"><text:s/></text:span><text:span text:style-name="T307_9">be</text:span><text:span text:style-name="T307_10"><text:s/></text:span><text:span text:style-name="T307_11">used</text:span><text:span text:style-name="T307_12"><text:s/></text:span><text:span text:style-name="T307_13">to</text:span><text:span text:style-name="T307_14"><text:s/></text:span><text:span text:style-name="T307_15">store</text:span><text:span text:style-name="T307_16"><text:s/></text:span><text:span text:style-name="T307_17">items</text:span><text:span text:style-name="T307_18"><text:s/>(</text:span><text:span text:style-name="T307_19">including</text:span><text:span text:style-name="T307_20"><text:s/></text:span><text:span text:style-name="T307_21">bodies</text:span><text:span text:style-name="T307_22"><text:s/></text:span><text:span text:style-name="T307_23">of</text:span><text:span text:style-name="T307_24"><text:s/></text:span><text:span text:style-name="T307_25">NPCs</text:span><text:span text:style-name="T307_26">)</text:span></text:p>
            </text:list-item>
            <text:list-item>
              <text:p text:style-name="P308"><text:span text:style-name="T308_1">Numerous</text:span><text:span text:style-name="T308_2"><text:s/></text:span><text:span text:style-name="T308_3">static</text:span><text:span text:style-name="T308_4"><text:s/></text:span><text:span text:style-name="T308_5">traps</text:span><text:span text:style-name="T308_6"><text:s/></text:span><text:span text:style-name="T308_7">in</text:span><text:span text:style-name="T308_8"><text:s/></text:span><text:span text:style-name="T308_9">the</text:span><text:span text:style-name="T308_10"><text:s/></text:span><text:span text:style-name="T308_11">world</text:span><text:span text:style-name="T308_12"><text:s/></text:span><text:span text:style-name="T308_13">that</text:span><text:span text:style-name="T308_14"><text:s/></text:span><text:span text:style-name="T308_15">need</text:span><text:span text:style-name="T308_16"><text:s/></text:span><text:span text:style-name="T308_17">to</text:span><text:span text:style-name="T308_18"><text:s/></text:span><text:span text:style-name="T308_19">be</text:span><text:span text:style-name="T308_20"><text:s/></text:span><text:span text:style-name="T308_21">disarmed</text:span></text:p>
            </text:list-item>
          </text:list>
        </text:list-item>
        <text:list-item>
          <text:p text:style-name="P309"><text:span text:style-name="T309_1">DLC</text:span></text:p>
          <text:list>
            <text:list-item>
              <text:p text:style-name="P310"><text:span text:style-name="T310_1">Operation</text:span><text:span text:style-name="T310_2">:<text:s/></text:span><text:span text:style-name="T310_3">Anchorage</text:span></text:p>
              <text:list>
                <text:list-item>
                  <text:p text:style-name="P311"><text:span text:style-name="T311_1">Alternate</text:span><text:span text:style-name="T311_2"><text:s/></text:span><text:span text:style-name="T311_3">game</text:span><text:span text:style-name="T311_4"><text:s/></text:span><text:span text:style-name="T311_5">mode</text:span><text:span text:style-name="T311_6"><text:s/>(</text:span><text:span text:style-name="T311_7">character</text:span><text:span text:style-name="T311_8"><text:s/></text:span><text:span text:style-name="T311_9">is</text:span><text:span text:style-name="T311_10"><text:s/></text:span><text:span text:style-name="T311_11">forced</text:span><text:span text:style-name="T311_12"><text:s/></text:span><text:span text:style-name="T311_13">to</text:span><text:span text:style-name="T311_14"><text:s/></text:span><text:span text:style-name="T311_15">use</text:span><text:span text:style-name="T311_16"><text:s/></text:span><text:span text:style-name="T311_17">specific</text:span><text:span text:style-name="T311_18"><text:s/></text:span><text:span text:style-name="T311_19">equipment</text:span><text:span text:style-name="T311_20">)</text:span></text:p>
                </text:list-item>
                <text:list-item>
                  <text:p text:style-name="P312"><text:span text:style-name="T312_1">Explores</text:span><text:span text:style-name="T312_2"><text:s/></text:span><text:span text:style-name="T312_3">history</text:span><text:span text:style-name="T312_4"><text:s/></text:span><text:span text:style-name="T312_5">of</text:span><text:span text:style-name="T312_6"><text:s/></text:span><text:span text:style-name="T312_7">game</text:span><text:span text:style-name="T312_8"><text:s/></text:span><text:span text:style-name="T312_9">world</text:span></text:p>
                </text:list-item>
              </text:list>
            </text:list-item>
            <text:list-item>
              <text:p text:style-name="P313"><text:span text:style-name="T313_1">The</text:span><text:span text:style-name="T313_2"><text:s/></text:span><text:span text:style-name="T313_3">Pitt</text:span></text:p>
              <text:list>
                <text:list-item>
                  <text:p text:style-name="P314"><text:span text:style-name="T314_1">Expands</text:span><text:span text:style-name="T314_2"><text:s/></text:span><text:span text:style-name="T314_3">on</text:span><text:span text:style-name="T314_4"><text:s/></text:span><text:span text:style-name="T314_5">existing</text:span><text:span text:style-name="T314_6"><text:s/></text:span><text:span text:style-name="T314_7">world</text:span></text:p>
                </text:list-item>
              </text:list>
            </text:list-item>
            <text:list-item>
              <text:p text:style-name="P315"><text:span text:style-name="T315_1">Broken</text:span><text:span text:style-name="T315_2"><text:s/></text:span><text:span text:style-name="T315_3">Steel</text:span></text:p>
              <text:list>
                <text:list-item>
                  <text:p text:style-name="P316"><text:span text:style-name="T316_1">Retcons</text:span><text:span text:style-name="T316_2"><text:s/></text:span><text:span text:style-name="T316_3">one</text:span><text:span text:style-name="T316_4"><text:s/></text:span><text:span text:style-name="T316_5">of</text:span><text:span text:style-name="T316_6"><text:s/></text:span><text:span text:style-name="T316_7">the</text:span><text:span text:style-name="T316_8"><text:s/></text:span><text:span text:style-name="T316_9">original</text:span><text:span text:style-name="T316_10"><text:s/></text:span><text:span text:style-name="T316_11">endings</text:span></text:p>
                </text:list-item>
                <text:list-item>
                  <text:p text:style-name="P317"><text:span text:style-name="T317_1">Extends</text:span><text:span text:style-name="T317_2"><text:s/></text:span><text:span text:style-name="T317_3">the</text:span><text:span text:style-name="T317_4"><text:s/></text:span><text:span text:style-name="T317_5">game</text:span><text:span text:style-name="T317_6"><text:s/></text:span><text:span text:style-name="T317_7">by</text:span><text:span text:style-name="T317_8"><text:s/></text:span><text:span text:style-name="T317_9">raising</text:span><text:span text:style-name="T317_10"><text:s/></text:span><text:span text:style-name="T317_11">level</text:span><text:span text:style-name="T317_12"><text:s/></text:span><text:span text:style-name="T317_13">cap</text:span><text:span text:style-name="T317_14"><text:s/></text:span><text:span text:style-name="T317_15">and</text:span><text:span text:style-name="T317_16"><text:s/></text:span><text:span text:style-name="T317_17">more</text:span><text:span text:style-name="T317_18"><text:s/></text:span><text:span text:style-name="T317_19">content</text:span></text:p>
                </text:list-item>
              </text:list>
            </text:list-item>
          </text:list>
        </text:list-item>
      </text:list>
      <text:p text:style-name="P318"/>
      <text:h text:style-name="P319" text:outline-level="10"><text:bookmark-start text:name="h.ikzj94m6b3b"/><text:bookmark-end text:name="h.ikzj94m6b3b"/><text:span text:style-name="T319_1">Gothic</text:span><text:span text:style-name="T319_2"><text:s/>(</text:span><text:span text:style-name="T319_3">Francis</text:span><text:span text:style-name="T319_4">)</text:span></text:h>
      <text:list text:style-name="LS18" xml:id="list297">
        <text:list-item>
          <text:p text:style-name="P320"><text:span text:style-name="T320_1">Controls</text:span></text:p>
          <text:list>
            <text:list-item>
              <text:p text:style-name="P321"><text:span text:style-name="T321_1">Combines</text:span><text:span text:style-name="T321_2"><text:s/>“</text:span><text:span text:style-name="T321_3">action</text:span><text:span text:style-name="T321_4"><text:s/></text:span><text:span text:style-name="T321_5">key</text:span><text:span text:style-name="T321_6">”<text:s/></text:span><text:span text:style-name="T321_7">and</text:span><text:span text:style-name="T321_8"><text:s/></text:span><text:span text:style-name="T321_9">arrow</text:span><text:span text:style-name="T321_10"><text:s/></text:span><text:span text:style-name="T321_11">keys</text:span><text:span text:style-name="T321_12">,<text:s/></text:span><text:span text:style-name="T321_13">example</text:span><text:span text:style-name="T321_14">:<text:s/></text:span><text:span text:style-name="T321_15">Up</text:span><text:span text:style-name="T321_16"><text:s/>+<text:s/></text:span><text:span text:style-name="T321_17">Action</text:span><text:span text:style-name="T321_18"><text:s/>=<text:s/></text:span><text:span text:style-name="T321_19">Use</text:span><text:span text:style-name="T321_20">,<text:s/></text:span><text:span text:style-name="T321_21">Down</text:span><text:span text:style-name="T321_22"><text:s/>+<text:s/></text:span><text:span text:style-name="T321_23">Action</text:span><text:span text:style-name="T321_24"><text:s/>=<text:s/></text:span><text:span text:style-name="T321_25">Parry</text:span></text:p>
            </text:list-item>
            <text:list-item>
              <text:p text:style-name="P322"><text:span text:style-name="T322_1">No</text:span><text:span text:style-name="T322_2"><text:s/></text:span><text:span text:style-name="T322_3">mouse</text:span><text:span text:style-name="T322_4"><text:s/></text:span><text:span text:style-name="T322_5">cursor</text:span><text:span text:style-name="T322_6"><text:s/></text:span><text:span text:style-name="T322_7">at</text:span><text:span text:style-name="T322_8"><text:s/></text:span><text:span text:style-name="T322_9">all</text:span><text:span text:style-name="T322_10"><text:s/></text:span><text:span text:style-name="T322_11">although</text:span><text:span text:style-name="T322_12"><text:s/></text:span><text:span text:style-name="T322_13">mouse</text:span><text:span text:style-name="T322_14"><text:s/></text:span><text:span text:style-name="T322_15">can</text:span><text:span text:style-name="T322_16"><text:s/></text:span><text:span text:style-name="T322_17">be</text:span><text:span text:style-name="T322_18"><text:s/></text:span><text:span text:style-name="T322_19">used</text:span><text:span text:style-name="T322_20"><text:s/></text:span><text:span text:style-name="T322_21">to</text:span><text:span text:style-name="T322_22"><text:s/></text:span><text:span text:style-name="T322_23">control</text:span><text:span text:style-name="T322_24"><text:s/></text:span><text:span text:style-name="T322_25">camera</text:span><text:span text:style-name="T322_26"><text:s/></text:span><text:span text:style-name="T322_27">and</text:span><text:span text:style-name="T322_28"><text:s/></text:span><text:span text:style-name="T322_29">substitute</text:span><text:span text:style-name="T322_30"><text:s/></text:span><text:span text:style-name="T322_31">for</text:span><text:span text:style-name="T322_32"><text:s/></text:span><text:span text:style-name="T322_33">some</text:span><text:span text:style-name="T322_34"><text:s/></text:span><text:span text:style-name="T322_35">keyboard</text:span><text:span text:style-name="T322_36"><text:s/></text:span><text:span text:style-name="T322_37">bindings</text:span></text:p>
            </text:list-item>
          </text:list>
        </text:list-item>
        <text:list-item>
          <text:p text:style-name="P323"><text:span text:style-name="T323_1">Character</text:span></text:p>
          <text:list>
            <text:list-item>
              <text:p text:style-name="P324"><text:span text:style-name="T324_1">Classless</text:span></text:p>
            </text:list-item>
            <text:list-item>
              <text:p text:style-name="P325"><text:span text:style-name="T325_1">All</text:span><text:span text:style-name="T325_2"><text:s/></text:span><text:span text:style-name="T325_3">skills</text:span><text:span text:style-name="T325_4"><text:s/></text:span><text:span text:style-name="T325_5">start</text:span><text:span text:style-name="T325_6"><text:s/></text:span><text:span text:style-name="T325_7">at</text:span><text:span text:style-name="T325_8"><text:s/>0</text:span></text:p>
            </text:list-item>
            <text:list-item>
              <text:p text:style-name="P326"><text:span text:style-name="T326_1">Level</text:span><text:span text:style-name="T326_2"><text:s/></text:span><text:span text:style-name="T326_3">up</text:span><text:span text:style-name="T326_4"><text:s/></text:span><text:span text:style-name="T326_5">grants</text:span><text:span text:style-name="T326_6"><text:s/></text:span><text:span text:style-name="T326_7">training</text:span><text:span text:style-name="T326_8"><text:s/></text:span><text:span text:style-name="T326_9">points</text:span><text:span text:style-name="T326_10"><text:s/></text:span><text:span text:style-name="T326_11">which</text:span><text:span text:style-name="T326_12"><text:s/></text:span><text:span text:style-name="T326_13">are</text:span><text:span text:style-name="T326_14"><text:s/></text:span><text:span text:style-name="T326_15">taken</text:span><text:span text:style-name="T326_16"><text:s/></text:span><text:span text:style-name="T326_17">to</text:span><text:span text:style-name="T326_18"><text:s/></text:span><text:span text:style-name="T326_19">skill</text:span><text:span text:style-name="T326_20"><text:s/></text:span><text:span text:style-name="T326_21">trainers</text:span><text:span text:style-name="T326_22"><text:s/></text:span><text:span text:style-name="T326_23">or</text:span><text:span text:style-name="T326_24"><text:s/></text:span><text:span text:style-name="T326_25">spent</text:span><text:span text:style-name="T326_26"><text:s/></text:span><text:span text:style-name="T326_27">on</text:span><text:span text:style-name="T326_28"><text:s/></text:span><text:span text:style-name="T326_29">attributes</text:span></text:p>
            </text:list-item>
            <text:list-item>
              <text:p text:style-name="P327"><text:span text:style-name="T327_1">Some</text:span><text:span text:style-name="T327_2"><text:s/></text:span><text:span text:style-name="T327_3">weapons</text:span><text:span text:style-name="T327_4"><text:s/></text:span><text:span text:style-name="T327_5">require</text:span><text:span text:style-name="T327_6"><text:s/></text:span><text:span text:style-name="T327_7">certain</text:span><text:span text:style-name="T327_8"><text:s/></text:span><text:span text:style-name="T327_9">amount</text:span><text:span text:style-name="T327_10"><text:s/></text:span><text:span text:style-name="T327_11">of</text:span><text:span text:style-name="T327_12"><text:s/></text:span><text:span text:style-name="T327_13">attributes</text:span><text:span text:style-name="T327_14"><text:s/></text:span><text:span text:style-name="T327_15">to</text:span><text:span text:style-name="T327_16"><text:s/></text:span><text:span text:style-name="T327_17">equip</text:span></text:p>
            </text:list-item>
          </text:list>
        </text:list-item>
        <text:list-item>
          <text:p text:style-name="P328"><text:span text:style-name="T328_1">Combat</text:span></text:p>
          <text:list>
            <text:list-item>
              <text:p text:style-name="P329"><text:span text:style-name="T329_1">Real</text:span><text:span text:style-name="T329_2"><text:s/></text:span><text:span text:style-name="T329_3">time</text:span></text:p>
            </text:list-item>
            <text:list-item>
              <text:p text:style-name="P330"><text:span text:style-name="T330_1">Soft</text:span><text:span text:style-name="T330_2"><text:s/></text:span><text:span text:style-name="T330_3">target</text:span><text:span text:style-name="T330_4"><text:s/></text:span><text:span text:style-name="T330_5">lock</text:span><text:span text:style-name="T330_6"><text:s/>(</text:span><text:span text:style-name="T330_7">camera</text:span><text:span text:style-name="T330_8"><text:s/></text:span><text:span text:style-name="T330_9">will</text:span><text:span text:style-name="T330_10"><text:s/></text:span><text:span text:style-name="T330_11">focus</text:span><text:span text:style-name="T330_12"><text:s/></text:span><text:span text:style-name="T330_13">on</text:span><text:span text:style-name="T330_14"><text:s/></text:span><text:span text:style-name="T330_15">a</text:span><text:span text:style-name="T330_16"><text:s/></text:span><text:span text:style-name="T330_17">single</text:span><text:span text:style-name="T330_18"><text:s/></text:span><text:span text:style-name="T330_19">target</text:span><text:span text:style-name="T330_20"><text:s/></text:span><text:span text:style-name="T330_21">and</text:span><text:span text:style-name="T330_22"><text:s/></text:span><text:span text:style-name="T330_23">player</text:span><text:span text:style-name="T330_24"><text:s/></text:span><text:span text:style-name="T330_25">will</text:span><text:span text:style-name="T330_26"><text:s/></text:span><text:span text:style-name="T330_27">strafe</text:span><text:span text:style-name="T330_28"><text:s/></text:span><text:span text:style-name="T330_29">but</text:span><text:span text:style-name="T330_30"><text:s/></text:span><text:span text:style-name="T330_31">can</text:span><text:span text:style-name="T330_32"><text:s/></text:span><text:span text:style-name="T330_33">break</text:span><text:span text:style-name="T330_34"><text:s/></text:span><text:span text:style-name="T330_35">the</text:span><text:span text:style-name="T330_36"><text:s/></text:span><text:span text:style-name="T330_37">lock</text:span><text:span text:style-name="T330_38"><text:s/></text:span><text:span text:style-name="T330_39">just</text:span><text:span text:style-name="T330_40"><text:s/></text:span><text:span text:style-name="T330_41">by</text:span><text:span text:style-name="T330_42"><text:s/></text:span><text:span text:style-name="T330_43">moving</text:span><text:span text:style-name="T330_44"><text:s/></text:span><text:span text:style-name="T330_45">the</text:span><text:span text:style-name="T330_46"><text:s/></text:span><text:span text:style-name="T330_47">camera</text:span><text:span text:style-name="T330_48"><text:s/></text:span><text:span text:style-name="T330_49">away</text:span><text:span text:style-name="T330_50"><text:s/></text:span><text:span text:style-name="T330_51">from</text:span><text:span text:style-name="T330_52"><text:s/></text:span><text:span text:style-name="T330_53">the</text:span><text:span text:style-name="T330_54"><text:s/></text:span><text:span text:style-name="T330_55">target</text:span><text:span text:style-name="T330_56">)</text:span></text:p>
            </text:list-item>
            <text:list-item>
              <text:p text:style-name="P331"><text:span text:style-name="T331_1">Uses</text:span><text:span text:style-name="T331_2"><text:s/></text:span><text:span text:style-name="T331_3">hitboxes</text:span></text:p>
            </text:list-item>
            <text:list-item>
              <text:p text:style-name="P332"><text:span text:style-name="T332_1">Character</text:span><text:span text:style-name="T332_2"><text:s/></text:span><text:span text:style-name="T332_3">can</text:span><text:span text:style-name="T332_4"><text:s/></text:span><text:span text:style-name="T332_5">be</text:span><text:span text:style-name="T332_6"><text:s/></text:span><text:span text:style-name="T332_7">knocked</text:span><text:span text:style-name="T332_8"><text:s/></text:span><text:span text:style-name="T332_9">out</text:span><text:span text:style-name="T332_10"><text:s/></text:span><text:span text:style-name="T332_11">and</text:span><text:span text:style-name="T332_12"><text:s/></text:span><text:span text:style-name="T332_13">robbed</text:span><text:span text:style-name="T332_14"><text:s/>(</text:span><text:span text:style-name="T332_15">when</text:span><text:span text:style-name="T332_16"><text:s/></text:span><text:span text:style-name="T332_17">fighting</text:span><text:span text:style-name="T332_18"><text:s/></text:span><text:span text:style-name="T332_19">some</text:span><text:span text:style-name="T332_20"><text:s/></text:span><text:span text:style-name="T332_21">human</text:span><text:span text:style-name="T332_22"><text:s/></text:span><text:span text:style-name="T332_23">NPCs</text:span><text:span text:style-name="T332_24">)<text:s/></text:span><text:span text:style-name="T332_25">or</text:span><text:span text:style-name="T332_26"><text:s/></text:span><text:span text:style-name="T332_27">killed</text:span><text:span text:style-name="T332_28"><text:s/>(</text:span><text:span text:style-name="T332_29">when</text:span><text:span text:style-name="T332_30"><text:s/></text:span><text:span text:style-name="T332_31">fighting</text:span><text:span text:style-name="T332_32"><text:s/></text:span><text:span text:style-name="T332_33">monsters</text:span><text:span text:style-name="T332_34">)</text:span></text:p>
            </text:list-item>
          </text:list>
        </text:list-item>
        <text:list-item>
          <text:p text:style-name="P333"><text:span text:style-name="T333_1">World</text:span></text:p>
          <text:list>
            <text:list-item>
              <text:p text:style-name="P334"><text:span text:style-name="T334_1">Locking</text:span><text:span text:style-name="T334_2"><text:s/></text:span><text:span text:style-name="T334_3">picking</text:span><text:span text:style-name="T334_4"><text:s/></text:span><text:span text:style-name="T334_5">minigame</text:span><text:span text:style-name="T334_6"><text:s/></text:span><text:span text:style-name="T334_7">is</text:span><text:span text:style-name="T334_8"><text:s/></text:span><text:span text:style-name="T334_9">based</text:span><text:span text:style-name="T334_10"><text:s/></text:span><text:span text:style-name="T334_11">on</text:span><text:span text:style-name="T334_12"><text:s/></text:span><text:span text:style-name="T334_13">combination</text:span><text:span text:style-name="T334_14"><text:s/></text:span><text:span text:style-name="T334_15">of</text:span><text:span text:style-name="T334_16"><text:s/></text:span><text:span text:style-name="T334_17">numbers</text:span></text:p>
            </text:list-item>
            <text:list-item>
              <text:p text:style-name="P335"><text:span text:style-name="T335_1">Player</text:span><text:span text:style-name="T335_2"><text:s/></text:span><text:span text:style-name="T335_3">can</text:span><text:span text:style-name="T335_4"><text:s/></text:span><text:span text:style-name="T335_5">swim</text:span><text:span text:style-name="T335_6"><text:s/></text:span><text:span text:style-name="T335_7">and</text:span><text:span text:style-name="T335_8"><text:s/></text:span><text:span text:style-name="T335_9">dive</text:span></text:p>
            </text:list-item>
            <text:list-item>
              <text:p text:style-name="P336"><text:span text:style-name="T336_1">Players</text:span><text:span text:style-name="T336_2"><text:s/></text:span><text:span text:style-name="T336_3">can</text:span><text:span text:style-name="T336_4"><text:s/></text:span><text:span text:style-name="T336_5">mug</text:span><text:span text:style-name="T336_6"><text:s/></text:span><text:span text:style-name="T336_7">NPCs</text:span><text:span text:style-name="T336_8">,<text:s/></text:span><text:span text:style-name="T336_9">which</text:span><text:span text:style-name="T336_10"><text:s/></text:span><text:span text:style-name="T336_11">renders</text:span><text:span text:style-name="T336_12"><text:s/></text:span><text:span text:style-name="T336_13">Pickpocketing</text:span><text:span text:style-name="T336_14"><text:s/></text:span><text:span text:style-name="T336_15">useless</text:span></text:p>
            </text:list-item>
          </text:list>
        </text:list-item>
      </text:list>
      <text:h text:style-name="P337" text:outline-level="10"><text:bookmark-start text:name="h.iwlrbdfl1yw7"/><text:bookmark-end text:name="h.iwlrbdfl1yw7"/><text:span text:style-name="T337_1">Legend</text:span><text:span text:style-name="T337_2"><text:s/></text:span><text:span text:style-name="T337_3">of</text:span><text:span text:style-name="T337_4"><text:s/></text:span><text:span text:style-name="T337_5">Zelda</text:span><text:span text:style-name="T337_6">:<text:s/></text:span><text:span text:style-name="T337_7">Link</text:span><text:span text:style-name="T337_8"><text:s/></text:span><text:span text:style-name="T337_9">to</text:span><text:span text:style-name="T337_10"><text:s/></text:span><text:span text:style-name="T337_11">the</text:span><text:span text:style-name="T337_12"><text:s/></text:span><text:span text:style-name="T337_13">Past</text:span><text:span text:style-name="T337_14"><text:s/>(</text:span><text:span text:style-name="T337_15">Francis</text:span><text:span text:style-name="T337_16">)</text:span></text:h>
      <text:list text:style-name="LS19" xml:id="list314">
        <text:list-item>
          <text:p text:style-name="P338"><text:span text:style-name="T338_1">World</text:span></text:p>
          <text:list>
            <text:list-item>
              <text:p text:style-name="P339"><text:span text:style-name="T339_1">Can</text:span><text:span text:style-name="T339_2"><text:s/></text:span><text:span text:style-name="T339_3">pick</text:span><text:span text:style-name="T339_4"><text:s/></text:span><text:span text:style-name="T339_5">up</text:span><text:span text:style-name="T339_6"><text:s/></text:span><text:span text:style-name="T339_7">or</text:span><text:span text:style-name="T339_8"><text:s/></text:span><text:span text:style-name="T339_9">destroy</text:span><text:span text:style-name="T339_10"><text:s/></text:span><text:span text:style-name="T339_11">small</text:span><text:span text:style-name="T339_12"><text:s/></text:span><text:span text:style-name="T339_13">objects</text:span><text:span text:style-name="T339_14"><text:s/></text:span><text:span text:style-name="T339_15">to</text:span><text:span text:style-name="T339_16"><text:s/></text:span><text:span text:style-name="T339_17">reveal</text:span><text:span text:style-name="T339_18"><text:s/></text:span><text:span text:style-name="T339_19">dropped</text:span><text:span text:style-name="T339_20"><text:s/></text:span><text:span text:style-name="T339_21">items</text:span><text:span text:style-name="T339_22"><text:s/></text:span><text:span text:style-name="T339_23">such</text:span><text:span text:style-name="T339_24"><text:s/></text:span><text:span text:style-name="T339_25">as</text:span><text:span text:style-name="T339_26"><text:s/></text:span><text:span text:style-name="T339_27">health</text:span><text:span text:style-name="T339_28"><text:s/></text:span><text:span text:style-name="T339_29">or</text:span><text:span text:style-name="T339_30"><text:s/></text:span><text:span text:style-name="T339_31">money</text:span></text:p>
            </text:list-item>
            <text:list-item>
              <text:p text:style-name="P340"><text:span text:style-name="T340_1">NPCs</text:span><text:span text:style-name="T340_2"><text:s/></text:span><text:span text:style-name="T340_3">repeat</text:span><text:span text:style-name="T340_4"><text:s/></text:span><text:span text:style-name="T340_5">the</text:span><text:span text:style-name="T340_6"><text:s/></text:span><text:span text:style-name="T340_7">same</text:span><text:span text:style-name="T340_8"><text:s/></text:span><text:span text:style-name="T340_9">dialogue</text:span><text:span text:style-name="T340_10"><text:s/></text:span><text:span text:style-name="T340_11">over</text:span><text:span text:style-name="T340_12"><text:s/></text:span><text:span text:style-name="T340_13">and</text:span><text:span text:style-name="T340_14"><text:s/></text:span><text:span text:style-name="T340_15">over</text:span><text:span text:style-name="T340_16"><text:s/></text:span><text:span text:style-name="T340_17">again</text:span></text:p>
            </text:list-item>
          </text:list>
        </text:list-item>
        <text:list-item>
          <text:p text:style-name="P341"><text:span text:style-name="T341_1">Combat</text:span></text:p>
          <text:list>
            <text:list-item>
              <text:p text:style-name="P342"><text:span text:style-name="T342_1">Real</text:span><text:span text:style-name="T342_2"><text:s/></text:span><text:span text:style-name="T342_3">time</text:span></text:p>
            </text:list-item>
            <text:list-item>
              <text:p text:style-name="P343"><text:span text:style-name="T343_1">Since</text:span><text:span text:style-name="T343_2"><text:s/></text:span><text:span text:style-name="T343_3">the</text:span><text:span text:style-name="T343_4"><text:s/></text:span><text:span text:style-name="T343_5">game</text:span><text:span text:style-name="T343_6"><text:s/></text:span><text:span text:style-name="T343_7">is</text:span><text:span text:style-name="T343_8"><text:s/></text:span><text:span text:style-name="T343_9">laid</text:span><text:span text:style-name="T343_10"><text:s/></text:span><text:span text:style-name="T343_11">out</text:span><text:span text:style-name="T343_12"><text:s/></text:span><text:span text:style-name="T343_13">in</text:span><text:span text:style-name="T343_14"><text:s/></text:span><text:span text:style-name="T343_15">a</text:span><text:span text:style-name="T343_16"><text:s/></text:span><text:span text:style-name="T343_17">grid</text:span><text:span text:style-name="T343_18">,<text:s/></text:span><text:span text:style-name="T343_19">player</text:span><text:span text:style-name="T343_20"><text:s/></text:span><text:span text:style-name="T343_21">can</text:span><text:span text:style-name="T343_22"><text:s/></text:span><text:span text:style-name="T343_23">attack</text:span><text:span text:style-name="T343_24"><text:s/></text:span><text:span text:style-name="T343_25">and</text:span><text:span text:style-name="T343_26"><text:s/></text:span><text:span text:style-name="T343_27">block</text:span><text:span text:style-name="T343_28"><text:s/></text:span><text:span text:style-name="T343_29">in</text:span><text:span text:style-name="T343_30"><text:s/>4<text:s/></text:span><text:span text:style-name="T343_31">directions</text:span></text:p>
            </text:list-item>
            <text:list-item>
              <text:p text:style-name="P344"><text:span text:style-name="T344_1">Enemies</text:span><text:span text:style-name="T344_2"><text:s/></text:span><text:span text:style-name="T344_3">have</text:span><text:span text:style-name="T344_4"><text:s/></text:span><text:span text:style-name="T344_5">brief</text:span><text:span text:style-name="T344_6"><text:s/></text:span><text:span text:style-name="T344_7">invincibility</text:span><text:span text:style-name="T344_8"><text:s/></text:span><text:span text:style-name="T344_9">frames</text:span><text:span text:style-name="T344_10"><text:s/></text:span><text:span text:style-name="T344_11">after</text:span><text:span text:style-name="T344_12"><text:s/></text:span><text:span text:style-name="T344_13">being</text:span><text:span text:style-name="T344_14"><text:s/></text:span><text:span text:style-name="T344_15">attacked</text:span></text:p>
            </text:list-item>
            <text:list-item>
              <text:p text:style-name="P345"><text:span text:style-name="T345_1">Enemies</text:span><text:span text:style-name="T345_2"><text:s/></text:span><text:span text:style-name="T345_3">are</text:span><text:span text:style-name="T345_4"><text:s/></text:span><text:span text:style-name="T345_5">knocked</text:span><text:span text:style-name="T345_6"><text:s/></text:span><text:span text:style-name="T345_7">back</text:span><text:span text:style-name="T345_8"><text:s/></text:span><text:span text:style-name="T345_9">when</text:span><text:span text:style-name="T345_10"><text:s/></text:span><text:span text:style-name="T345_11">attacked</text:span></text:p>
            </text:list-item>
            <text:list-item>
              <text:p text:style-name="P346"><text:span text:style-name="T346_1">AI</text:span><text:span text:style-name="T346_2"><text:s/></text:span><text:span text:style-name="T346_3">no</text:span><text:span text:style-name="T346_4"><text:s/></text:span><text:span text:style-name="T346_5">more</text:span><text:span text:style-name="T346_6"><text:s/></text:span><text:span text:style-name="T346_7">complex</text:span><text:span text:style-name="T346_8"><text:s/></text:span><text:span text:style-name="T346_9">than</text:span><text:span text:style-name="T346_10"><text:s/>“</text:span><text:span text:style-name="T346_11">move</text:span><text:span text:style-name="T346_12"><text:s/></text:span><text:span text:style-name="T346_13">toward</text:span><text:span text:style-name="T346_14"><text:s/></text:span><text:span text:style-name="T346_15">player</text:span><text:span text:style-name="T346_16">”</text:span></text:p>
            </text:list-item>
            <text:list-item>
              <text:p text:style-name="P347"><text:span text:style-name="T347_1">Swords</text:span><text:span text:style-name="T347_2"><text:s/></text:span><text:span text:style-name="T347_3">have</text:span><text:span text:style-name="T347_4"><text:s/></text:span><text:span text:style-name="T347_5">a</text:span><text:span text:style-name="T347_6"><text:s/></text:span><text:span text:style-name="T347_7">little</text:span><text:span text:style-name="T347_8"><text:s/></text:span><text:span text:style-name="T347_9">hitbox</text:span><text:span text:style-name="T347_10">,<text:s/></text:span><text:span text:style-name="T347_11">hitting</text:span><text:span text:style-name="T347_12"><text:s/></text:span><text:span text:style-name="T347_13">a</text:span><text:span text:style-name="T347_14"><text:s/></text:span><text:span text:style-name="T347_15">shield</text:span><text:span text:style-name="T347_16"><text:s/></text:span><text:span text:style-name="T347_17">or</text:span><text:span text:style-name="T347_18"><text:s/></text:span><text:span text:style-name="T347_19">another</text:span><text:span text:style-name="T347_20"><text:s/></text:span><text:span text:style-name="T347_21">sword</text:span><text:span text:style-name="T347_22"><text:s/></text:span><text:span text:style-name="T347_23">will</text:span><text:span text:style-name="T347_24"><text:s/></text:span><text:span text:style-name="T347_25">just</text:span><text:span text:style-name="T347_26"><text:s/></text:span><text:span text:style-name="T347_27">bounce</text:span><text:span text:style-name="T347_28"><text:s/></text:span><text:span text:style-name="T347_29">off</text:span><text:span text:style-name="T347_30">,<text:s/></text:span><text:span text:style-name="T347_31">need</text:span><text:span text:style-name="T347_32"><text:s/></text:span><text:span text:style-name="T347_33">to</text:span><text:span text:style-name="T347_34"><text:s/></text:span><text:span text:style-name="T347_35">slash</text:span><text:span text:style-name="T347_36"><text:s/></text:span><text:span text:style-name="T347_37">the</text:span><text:span text:style-name="T347_38"><text:s/></text:span><text:span text:style-name="T347_39">body</text:span><text:span text:style-name="T347_40">,<text:s/></text:span><text:span text:style-name="T347_41">mostly</text:span><text:span text:style-name="T347_42"><text:s/></text:span><text:span text:style-name="T347_43">about</text:span><text:span text:style-name="T347_44"><text:s/></text:span><text:span text:style-name="T347_45">timing</text:span></text:p>
            </text:list-item>
            <text:list-item>
              <text:p text:style-name="P348"><text:span text:style-name="T348_1">There</text:span><text:span text:style-name="T348_2"><text:s/></text:span><text:span text:style-name="T348_3">are</text:span><text:span text:style-name="T348_4"><text:s/></text:span><text:span text:style-name="T348_5">many</text:span><text:span text:style-name="T348_6"><text:s/></text:span><text:span text:style-name="T348_7">other</text:span><text:span text:style-name="T348_8"><text:s/></text:span><text:span text:style-name="T348_9">items</text:span><text:span text:style-name="T348_10"><text:s/></text:span><text:span text:style-name="T348_11">on</text:span><text:span text:style-name="T348_12"><text:s/></text:span><text:span text:style-name="T348_13">top</text:span><text:span text:style-name="T348_14"><text:s/></text:span><text:span text:style-name="T348_15">of</text:span><text:span text:style-name="T348_16"><text:s/></text:span><text:span text:style-name="T348_17">the</text:span><text:span text:style-name="T348_18"><text:s/></text:span><text:span text:style-name="T348_19">sword</text:span><text:span text:style-name="T348_20"><text:s/></text:span><text:span text:style-name="T348_21">and</text:span><text:span text:style-name="T348_22"><text:s/></text:span><text:span text:style-name="T348_23">board</text:span><text:span text:style-name="T348_24">,<text:s/></text:span><text:span text:style-name="T348_25">such</text:span><text:span text:style-name="T348_26"><text:s/></text:span><text:span text:style-name="T348_27">as</text:span><text:span text:style-name="T348_28"><text:s/></text:span><text:span text:style-name="T348_29">bombs</text:span><text:span text:style-name="T348_30"><text:s/></text:span><text:span text:style-name="T348_31">and</text:span><text:span text:style-name="T348_32"><text:s/></text:span><text:span text:style-name="T348_33">arrows</text:span><text:span text:style-name="T348_34">,<text:s/></text:span><text:span text:style-name="T348_35">which</text:span><text:span text:style-name="T348_36"><text:s/></text:span><text:span text:style-name="T348_37">can</text:span><text:span text:style-name="T348_38"><text:s/></text:span><text:span text:style-name="T348_39">be</text:span><text:span text:style-name="T348_40"><text:s/></text:span><text:span text:style-name="T348_41">replenished</text:span><text:span text:style-name="T348_42"><text:s/></text:span><text:span text:style-name="T348_43">in</text:span><text:span text:style-name="T348_44"><text:s/></text:span><text:span text:style-name="T348_45">the</text:span><text:span text:style-name="T348_46"><text:s/></text:span><text:span text:style-name="T348_47">same</text:span><text:span text:style-name="T348_48"><text:s/></text:span><text:span text:style-name="T348_49">way</text:span><text:span text:style-name="T348_50"><text:s/></text:span><text:span text:style-name="T348_51">as</text:span><text:span text:style-name="T348_52"><text:s/></text:span><text:span text:style-name="T348_53">health</text:span><text:span text:style-name="T348_54"><text:s/></text:span><text:span text:style-name="T348_55">and</text:span><text:span text:style-name="T348_56"><text:s/></text:span><text:span text:style-name="T348_57">money</text:span></text:p>
            </text:list-item>
          </text:list>
        </text:list-item>
        <text:list-item>
          <text:p text:style-name="P349"><text:span text:style-name="T349_1">Dungeons</text:span></text:p>
          <text:list>
            <text:list-item>
              <text:p text:style-name="P350"><text:span text:style-name="T350_1">Most</text:span><text:span text:style-name="T350_2"><text:s/></text:span><text:span text:style-name="T350_3">dungeons</text:span><text:span text:style-name="T350_4"><text:s/></text:span><text:span text:style-name="T350_5">have</text:span><text:span text:style-name="T350_6"><text:s/></text:span><text:span text:style-name="T350_7">a</text:span><text:span text:style-name="T350_8"><text:s/></text:span><text:span text:style-name="T350_9">map</text:span><text:span text:style-name="T350_10"><text:s/></text:span><text:span text:style-name="T350_11">item</text:span><text:span text:style-name="T350_12"><text:s/></text:span><text:span text:style-name="T350_13">and</text:span><text:span text:style-name="T350_14"><text:s/></text:span><text:span text:style-name="T350_15">a</text:span><text:span text:style-name="T350_16"><text:s/></text:span><text:span text:style-name="T350_17">compass</text:span><text:span text:style-name="T350_18"><text:s/></text:span><text:span text:style-name="T350_19">item</text:span><text:span text:style-name="T350_20"><text:s/></text:span><text:span text:style-name="T350_21">to</text:span><text:span text:style-name="T350_22"><text:s/></text:span><text:span text:style-name="T350_23">help</text:span><text:span text:style-name="T350_24"><text:s/></text:span><text:span text:style-name="T350_25">the</text:span><text:span text:style-name="T350_26"><text:s/></text:span><text:span text:style-name="T350_27">player</text:span><text:span text:style-name="T350_28"><text:s/></text:span><text:span text:style-name="T350_29">navigate</text:span><text:span text:style-name="T350_30"><text:s/></text:span><text:span text:style-name="T350_31">that</text:span><text:span text:style-name="T350_32"><text:s/></text:span><text:span text:style-name="T350_33">specific</text:span><text:span text:style-name="T350_34"><text:s/></text:span><text:span text:style-name="T350_35">dungeon</text:span></text:p>
            </text:list-item>
            <text:list-item>
              <text:p text:style-name="P351"><text:span text:style-name="T351_1">Dungeons</text:span><text:span text:style-name="T351_2"><text:s/></text:span><text:span text:style-name="T351_3">also</text:span><text:span text:style-name="T351_4"><text:s/></text:span><text:span text:style-name="T351_5">usually</text:span><text:span text:style-name="T351_6"><text:s/></text:span><text:span text:style-name="T351_7">have</text:span><text:span text:style-name="T351_8"><text:s/></text:span><text:span text:style-name="T351_9">some</text:span><text:span text:style-name="T351_10"><text:s/></text:span><text:span text:style-name="T351_11">sort</text:span><text:span text:style-name="T351_12"><text:s/></text:span><text:span text:style-name="T351_13">of</text:span><text:span text:style-name="T351_14"><text:s/></text:span><text:span text:style-name="T351_15">equipment</text:span><text:span text:style-name="T351_16"><text:s/></text:span><text:span text:style-name="T351_17">that</text:span><text:span text:style-name="T351_18"><text:s/></text:span><text:span text:style-name="T351_19">will</text:span><text:span text:style-name="T351_20"><text:s/></text:span><text:span text:style-name="T351_21">be</text:span><text:span text:style-name="T351_22"><text:s/></text:span><text:span text:style-name="T351_23">used</text:span><text:span text:style-name="T351_24"><text:s/></text:span><text:span text:style-name="T351_25">in</text:span><text:span text:style-name="T351_26"><text:s/></text:span><text:span text:style-name="T351_27">puzzles</text:span><text:span text:style-name="T351_28"><text:s/></text:span><text:span text:style-name="T351_29">and</text:span><text:span text:style-name="T351_30"><text:s/></text:span><text:span text:style-name="T351_31">in</text:span><text:span text:style-name="T351_32"><text:s/></text:span><text:span text:style-name="T351_33">the</text:span><text:span text:style-name="T351_34"><text:s/></text:span><text:span text:style-name="T351_35">boss</text:span><text:span text:style-name="T351_36"><text:s/></text:span><text:span text:style-name="T351_37">fight</text:span><text:span text:style-name="T351_38"><text:s/>(</text:span><text:span text:style-name="T351_39">and</text:span><text:span text:style-name="T351_40"><text:s/></text:span><text:span text:style-name="T351_41">will</text:span><text:span text:style-name="T351_42"><text:s/></text:span><text:span text:style-name="T351_43">be</text:span><text:span text:style-name="T351_44"><text:s/></text:span><text:span text:style-name="T351_45">part</text:span><text:span text:style-name="T351_46"><text:s/></text:span><text:span text:style-name="T351_47">of</text:span><text:span text:style-name="T351_48"><text:s/></text:span><text:span text:style-name="T351_49">the</text:span><text:span text:style-name="T351_50"><text:s/></text:span><text:span text:style-name="T351_51">payer</text:span><text:span text:style-name="T351_52">’</text:span><text:span text:style-name="T351_53">s</text:span><text:span text:style-name="T351_54"><text:s/></text:span><text:span text:style-name="T351_55">permanent</text:span><text:span text:style-name="T351_56"><text:s/></text:span><text:span text:style-name="T351_57">arsenal</text:span><text:span text:style-name="T351_58">)</text:span></text:p>
            </text:list-item>
            <text:list-item>
              <text:p text:style-name="P352"><text:span text:style-name="T352_1">Usually</text:span><text:span text:style-name="T352_2"><text:s/></text:span><text:span text:style-name="T352_3">there</text:span><text:span text:style-name="T352_4"><text:s/></text:span><text:span text:style-name="T352_5">is</text:span><text:span text:style-name="T352_6"><text:s/></text:span><text:span text:style-name="T352_7">only</text:span><text:span text:style-name="T352_8"><text:s/></text:span><text:span text:style-name="T352_9">one</text:span><text:span text:style-name="T352_10"><text:s/></text:span><text:span text:style-name="T352_11">or</text:span><text:span text:style-name="T352_12"><text:s/></text:span><text:span text:style-name="T352_13">way</text:span><text:span text:style-name="T352_14"><text:s/></text:span><text:span text:style-name="T352_15">through</text:span><text:span text:style-name="T352_16"><text:s/></text:span><text:span text:style-name="T352_17">a</text:span><text:span text:style-name="T352_18"><text:s/></text:span><text:span text:style-name="T352_19">dungeon</text:span><text:span text:style-name="T352_20"><text:s/></text:span><text:span text:style-name="T352_21">because</text:span><text:span text:style-name="T352_22"><text:s/></text:span><text:span text:style-name="T352_23">many</text:span><text:span text:style-name="T352_24"><text:s/></text:span><text:span text:style-name="T352_25">sections</text:span><text:span text:style-name="T352_26"><text:s/></text:span><text:span text:style-name="T352_27">are</text:span><text:span text:style-name="T352_28"><text:s/></text:span><text:span text:style-name="T352_29">behind</text:span><text:span text:style-name="T352_30"><text:s/></text:span><text:span text:style-name="T352_31">doors</text:span><text:span text:style-name="T352_32"><text:s/></text:span><text:span text:style-name="T352_33">which</text:span><text:span text:style-name="T352_34"><text:s/></text:span><text:span text:style-name="T352_35">need</text:span><text:span text:style-name="T352_36"><text:s/></text:span><text:span text:style-name="T352_37">dungeon</text:span><text:span text:style-name="T352_38"><text:s/></text:span><text:span text:style-name="T352_39">specific</text:span><text:span text:style-name="T352_40"><text:s/></text:span><text:span text:style-name="T352_41">keys</text:span></text:p>
            </text:list-item>
          </text:list>
        </text:list-item>
        <text:list-item>
          <text:p text:style-name="P353"><text:span text:style-name="T353_1">GUI</text:span></text:p>
          <text:list>
            <text:list-item>
              <text:p text:style-name="P354"><text:span text:style-name="T354_1">Simple</text:span><text:span text:style-name="T354_2"><text:s/></text:span><text:span text:style-name="T354_3">menus</text:span><text:span text:style-name="T354_4"><text:s/></text:span><text:span text:style-name="T354_5">showing</text:span><text:span text:style-name="T354_6"><text:s/></text:span><text:span text:style-name="T354_7">which</text:span><text:span text:style-name="T354_8"><text:s/></text:span><text:span text:style-name="T354_9">button</text:span><text:span text:style-name="T354_10"><text:s/>(</text:span><text:span text:style-name="T354_11">ABXY</text:span><text:span text:style-name="T354_12">)<text:s/></text:span><text:span text:style-name="T354_13">does</text:span><text:span text:style-name="T354_14"><text:s/></text:span><text:span text:style-name="T354_15">what</text:span></text:p>
            </text:list-item>
            <text:list-item>
              <text:p text:style-name="P355"><text:span text:style-name="T355_1">Can</text:span><text:span text:style-name="T355_2"><text:s/>“</text:span><text:span text:style-name="T355_3">bind</text:span><text:span text:style-name="T355_4">”<text:s/></text:span><text:span text:style-name="T355_5">an</text:span><text:span text:style-name="T355_6"><text:s/></text:span><text:span text:style-name="T355_7">item</text:span><text:span text:style-name="T355_8"><text:s/></text:span><text:span text:style-name="T355_9">to</text:span><text:span text:style-name="T355_10"><text:s/></text:span><text:span text:style-name="T355_11">a</text:span><text:span text:style-name="T355_12"><text:s/></text:span><text:span text:style-name="T355_13">Y</text:span><text:span text:style-name="T355_14">,<text:s/></text:span><text:span text:style-name="T355_15">A</text:span><text:span text:style-name="T355_16"><text:s/></text:span><text:span text:style-name="T355_17">and</text:span><text:span text:style-name="T355_18"><text:s/></text:span><text:span text:style-name="T355_19">B</text:span><text:span text:style-name="T355_20"><text:s/></text:span><text:span text:style-name="T355_21">are</text:span><text:span text:style-name="T355_22"><text:s/></text:span><text:span text:style-name="T355_23">used</text:span><text:span text:style-name="T355_24"><text:s/></text:span><text:span text:style-name="T355_25">exclusively</text:span><text:span text:style-name="T355_26"><text:s/></text:span><text:span text:style-name="T355_27">for</text:span><text:span text:style-name="T355_28"><text:s/></text:span><text:span text:style-name="T355_29">interaction</text:span><text:span text:style-name="T355_30"><text:s/></text:span><text:span text:style-name="T355_31">and</text:span><text:span text:style-name="T355_32"><text:s/></text:span><text:span text:style-name="T355_33">slashing</text:span></text:p>
            </text:list-item>
          </text:list>
        </text:list-item>
      </text:list>
      <text:p text:style-name="P356"><text:span text:style-name="T356_1">Final</text:span><text:span text:style-name="T356_2"><text:s/></text:span><text:span text:style-name="T356_3">Fantasy</text:span><text:span text:style-name="T356_4"><text:s/>3</text:span><text:span text:style-name="T356_5"><text:s/>(</text:span><text:span text:style-name="T356_6">Francis</text:span><text:span text:style-name="T356_7">)</text:span></text:p>
      <text:list text:style-name="LS20" xml:id="list332">
        <text:list-item>
          <text:p text:style-name="P357"><text:span text:style-name="T357_1">World</text:span></text:p>
          <text:list>
            <text:list-item>
              <text:p text:style-name="P358"><text:span text:style-name="T358_1">2</text:span><text:span text:style-name="T358_2">D</text:span><text:span text:style-name="T358_3"><text:s/></text:span><text:span text:style-name="T358_4">top</text:span><text:span text:style-name="T358_5"><text:s/></text:span><text:span text:style-name="T358_6">down</text:span><text:span text:style-name="T358_7"><text:s/></text:span><text:span text:style-name="T358_8">movement</text:span></text:p>
            </text:list-item>
            <text:list-item>
              <text:p text:style-name="P359"><text:span text:style-name="T359_1">Random</text:span><text:span text:style-name="T359_2"><text:s/></text:span><text:span text:style-name="T359_3">monster</text:span><text:span text:style-name="T359_4"><text:s/></text:span><text:span text:style-name="T359_5">encounters</text:span></text:p>
            </text:list-item>
            <text:list-item>
              <text:p text:style-name="P360"><text:span text:style-name="T360_1">Equipment</text:span><text:span text:style-name="T360_2"><text:s/></text:span><text:span text:style-name="T360_3">and</text:span><text:span text:style-name="T360_4"><text:s/></text:span><text:span text:style-name="T360_5">consumables</text:span><text:span text:style-name="T360_6"><text:s/>(</text:span><text:span text:style-name="T360_7">health</text:span><text:span text:style-name="T360_8">,<text:s/></text:span><text:span text:style-name="T360_9">magic</text:span><text:span text:style-name="T360_10">)<text:s/></text:span><text:span text:style-name="T360_11">can</text:span><text:span text:style-name="T360_12"><text:s/></text:span><text:span text:style-name="T360_13">be</text:span><text:span text:style-name="T360_14"><text:s/></text:span><text:span text:style-name="T360_15">found</text:span><text:span text:style-name="T360_16"><text:s/></text:span><text:span text:style-name="T360_17">in</text:span><text:span text:style-name="T360_18"><text:s/></text:span><text:span text:style-name="T360_19">chests</text:span><text:span text:style-name="T360_20"><text:s/></text:span><text:span text:style-name="T360_21">in</text:span><text:span text:style-name="T360_22"><text:s/></text:span><text:span text:style-name="T360_23">the</text:span><text:span text:style-name="T360_24"><text:s/></text:span><text:span text:style-name="T360_25">world</text:span></text:p>
            </text:list-item>
            <text:list-item>
              <text:p text:style-name="P361"><text:span text:style-name="T361_1">Can</text:span><text:span text:style-name="T361_2"><text:s/></text:span><text:span text:style-name="T361_3">run</text:span><text:span text:style-name="T361_4"><text:s/></text:span><text:span text:style-name="T361_5">or</text:span><text:span text:style-name="T361_6"><text:s/></text:span><text:span text:style-name="T361_7">walk</text:span><text:span text:style-name="T361_8"><text:s/>(</text:span><text:span text:style-name="T361_9">not</text:span><text:span text:style-name="T361_10"><text:s/></text:span><text:span text:style-name="T361_11">sure</text:span><text:span text:style-name="T361_12"><text:s/></text:span><text:span text:style-name="T361_13">what</text:span><text:span text:style-name="T361_14"><text:s/></text:span><text:span text:style-name="T361_15">walking</text:span><text:span text:style-name="T361_16"><text:s/></text:span><text:span text:style-name="T361_17">does</text:span><text:span text:style-name="T361_18">)</text:span></text:p>
            </text:list-item>
            <text:list-item>
              <text:p text:style-name="P362"><text:span text:style-name="T362_1">Can</text:span><text:span text:style-name="T362_2"><text:s/></text:span><text:span text:style-name="T362_3">restore</text:span><text:span text:style-name="T362_4"><text:s/></text:span><text:span text:style-name="T362_5">Health</text:span><text:span text:style-name="T362_6"><text:s/></text:span><text:span text:style-name="T362_7">and</text:span><text:span text:style-name="T362_8"><text:s/></text:span><text:span text:style-name="T362_9">mana</text:span><text:span text:style-name="T362_10"><text:s/></text:span><text:span text:style-name="T362_11">at</text:span><text:span text:style-name="T362_12"><text:s/></text:span><text:span text:style-name="T362_13">certain</text:span><text:span text:style-name="T362_14"><text:s/></text:span><text:span text:style-name="T362_15">locations</text:span></text:p>
            </text:list-item>
            <text:list-item>
              <text:p text:style-name="P363"><text:span text:style-name="T363_1">Overworld</text:span><text:span text:style-name="T363_2"><text:s/></text:span><text:span text:style-name="T363_3">to</text:span><text:span text:style-name="T363_4"><text:s/></text:span><text:span text:style-name="T363_5">travel</text:span><text:span text:style-name="T363_6"><text:s/></text:span><text:span text:style-name="T363_7">between</text:span><text:span text:style-name="T363_8"><text:s/></text:span><text:span text:style-name="T363_9">individual</text:span><text:span text:style-name="T363_10"><text:s/></text:span><text:span text:style-name="T363_11">stages</text:span></text:p>
            </text:list-item>
          </text:list>
        </text:list-item>
        <text:list-item>
          <text:p text:style-name="P364"><text:span text:style-name="T364_1">Classes</text:span></text:p>
          <text:list>
            <text:list-item>
              <text:p text:style-name="P365"><text:span text:style-name="T365_1">Character</text:span><text:span text:style-name="T365_2"><text:s/></text:span><text:span text:style-name="T365_3">level</text:span><text:span text:style-name="T365_4"><text:s/></text:span><text:span text:style-name="T365_5">determines</text:span><text:span text:style-name="T365_6"><text:s/></text:span><text:span text:style-name="T365_7">stats</text:span></text:p>
            </text:list-item>
            <text:list-item>
              <text:p text:style-name="P366"><text:span text:style-name="T366_1">Job</text:span><text:span text:style-name="T366_2"><text:s/></text:span><text:span text:style-name="T366_3">level</text:span><text:span text:style-name="T366_4"><text:s/></text:span><text:span text:style-name="T366_5">increases</text:span><text:span text:style-name="T366_6"><text:s/></text:span><text:span text:style-name="T366_7">number</text:span><text:span text:style-name="T366_8"><text:s/></text:span><text:span text:style-name="T366_9">of</text:span><text:span text:style-name="T366_10"><text:s/></text:span><text:span text:style-name="T366_11">attacks</text:span><text:span text:style-name="T366_12"><text:s/></text:span><text:span text:style-name="T366_13">and</text:span><text:span text:style-name="T366_14"><text:s/></text:span><text:span text:style-name="T366_15">skill</text:span><text:span text:style-name="T366_16"><text:s/></text:span><text:span text:style-name="T366_17">effectiveness</text:span></text:p>
            </text:list-item>
            <text:list-item>
              <text:p text:style-name="P367"><text:span text:style-name="T367_1">Max</text:span><text:span text:style-name="T367_2"><text:s/></text:span><text:span text:style-name="T367_3">HP</text:span><text:span text:style-name="T367_4"><text:s/></text:span><text:span text:style-name="T367_5">carries</text:span><text:span text:style-name="T367_6"><text:s/></text:span><text:span text:style-name="T367_7">over</text:span><text:span text:style-name="T367_8"><text:s/></text:span><text:span text:style-name="T367_9">between</text:span><text:span text:style-name="T367_10"><text:s/></text:span><text:span text:style-name="T367_11">jobs</text:span></text:p>
            </text:list-item>
            <text:list-item>
              <text:p text:style-name="P368"><text:span text:style-name="T368_1">Stats</text:span><text:span text:style-name="T368_2"><text:s/></text:span><text:span text:style-name="T368_3">are</text:span><text:span text:style-name="T368_4"><text:s/></text:span><text:span text:style-name="T368_5">a</text:span><text:span text:style-name="T368_6"><text:s/></text:span><text:span text:style-name="T368_7">function</text:span><text:span text:style-name="T368_8"><text:s/></text:span><text:span text:style-name="T368_9">of</text:span><text:span text:style-name="T368_10"><text:s/></text:span><text:span text:style-name="T368_11">character</text:span><text:span text:style-name="T368_12"><text:s/></text:span><text:span text:style-name="T368_13">level</text:span><text:span text:style-name="T368_14"><text:s/></text:span><text:span text:style-name="T368_15">and</text:span><text:span text:style-name="T368_16"><text:s/></text:span><text:span text:style-name="T368_17">job</text:span><text:span text:style-name="T368_18"><text:s/></text:span><text:span text:style-name="T368_19">type</text:span></text:p>
            </text:list-item>
          </text:list>
        </text:list-item>
        <text:list-item>
          <text:p text:style-name="P369"><text:span text:style-name="T369_1">Combat</text:span></text:p>
          <text:list>
            <text:list-item>
              <text:p text:style-name="P370"><text:span text:style-name="T370_1">Turn</text:span><text:span text:style-name="T370_2"><text:s/></text:span><text:span text:style-name="T370_3">based</text:span></text:p>
            </text:list-item>
            <text:list-item>
              <text:p text:style-name="P371"><text:span text:style-name="T371_1">Maximum</text:span><text:span text:style-name="T371_2"><text:s/></text:span><text:span text:style-name="T371_3">party</text:span><text:span text:style-name="T371_4"><text:s/></text:span><text:span text:style-name="T371_5">of</text:span><text:span text:style-name="T371_6"><text:s/>4</text:span></text:p>
            </text:list-item>
            <text:list-item>
              <text:p text:style-name="P372"><text:span text:style-name="T372_1">Neither</text:span><text:span text:style-name="T372_2"><text:s/></text:span><text:span text:style-name="T372_3">health</text:span><text:span text:style-name="T372_4"><text:s/></text:span><text:span text:style-name="T372_5">nor</text:span><text:span text:style-name="T372_6"><text:s/></text:span><text:span text:style-name="T372_7">magic</text:span><text:span text:style-name="T372_8"><text:s/></text:span><text:span text:style-name="T372_9">regenerates</text:span><text:span text:style-name="T372_10"><text:s/></text:span><text:span text:style-name="T372_11">over</text:span><text:span text:style-name="T372_12"><text:s/></text:span><text:span text:style-name="T372_13">time</text:span></text:p>
            </text:list-item>
            <text:list-item>
              <text:p text:style-name="P373"><text:span text:style-name="T373_1">Menus</text:span><text:span text:style-name="T373_2"><text:s/></text:span><text:span text:style-name="T373_3">based</text:span><text:span text:style-name="T373_4"><text:s/>(</text:span><text:span text:style-name="T373_5">Attack</text:span><text:span text:style-name="T373_6">,<text:s/></text:span><text:span text:style-name="T373_7">Magic</text:span><text:span text:style-name="T373_8">,<text:s/></text:span><text:span text:style-name="T373_9">Guard</text:span><text:span text:style-name="T373_10">,<text:s/></text:span><text:span text:style-name="T373_11">Item</text:span><text:span text:style-name="T373_12">,<text:s/></text:span><text:span text:style-name="T373_13">Equipment</text:span><text:span text:style-name="T373_14">,<text:s/></text:span><text:span text:style-name="T373_15">Rear</text:span><text:span text:style-name="T373_16">,<text:s/></text:span><text:span text:style-name="T373_17">Run</text:span><text:span text:style-name="T373_18"><text:s/></text:span><text:span text:style-name="T373_19">Away</text:span><text:span text:style-name="T373_20">)</text:span></text:p>
            </text:list-item>
            <text:list-item>
              <text:p text:style-name="P374"><text:span text:style-name="T374_1">Spells</text:span><text:span text:style-name="T374_2"><text:s/></text:span><text:span text:style-name="T374_3">are</text:span><text:span text:style-name="T374_4"><text:s/></text:span><text:span text:style-name="T374_5">equipped</text:span><text:span text:style-name="T374_6"><text:s/></text:span><text:span text:style-name="T374_7">and</text:span><text:span text:style-name="T374_8"><text:s/></text:span><text:span text:style-name="T374_9">swapped</text:span><text:span text:style-name="T374_10"><text:s/></text:span><text:span text:style-name="T374_11">much</text:span><text:span text:style-name="T374_12"><text:s/></text:span><text:span text:style-name="T374_13">like</text:span><text:span text:style-name="T374_14"><text:s/></text:span><text:span text:style-name="T374_15">items</text:span></text:p>
            </text:list-item>
          </text:list>
        </text:list-item>
      </text:list>
      <text:h text:style-name="P375" text:outline-level="10"><text:bookmark-start text:name="h.b8d8xjqyq8c5"/><text:bookmark-end text:name="h.b8d8xjqyq8c5"/><text:span text:style-name="T375_1">Golden</text:span><text:span text:style-name="T375_2"><text:s/></text:span><text:span text:style-name="T375_3">Sun</text:span><text:span text:style-name="T375_4"><text:s/></text:span><text:span text:style-name="T375_5">(</text:span><text:span text:style-name="T375_6">Tim</text:span><text:span text:style-name="T375_7">)</text:span></text:h>
      <text:list text:style-name="LS21" xml:id="list350">
        <text:list-item>
          <text:p text:style-name="P376"><text:span text:style-name="T376_1">World</text:span><text:span text:style-name="T376_2"><text:s/></text:span><text:span text:style-name="T376_3">Interaction</text:span></text:p>
          <text:list>
            <text:list-item>
              <text:p text:style-name="P377"><text:span text:style-name="T377_1">Player</text:span><text:span text:style-name="T377_2"><text:s/></text:span><text:span text:style-name="T377_3">moves</text:span><text:span text:style-name="T377_4"><text:s/></text:span><text:span text:style-name="T377_5">around</text:span><text:span text:style-name="T377_6"><text:s/></text:span><text:span text:style-name="T377_7">the</text:span><text:span text:style-name="T377_8"><text:s/>2</text:span><text:span text:style-name="T377_9">D</text:span><text:span text:style-name="T377_10"><text:s/></text:span><text:span text:style-name="T377_11">world</text:span><text:span text:style-name="T377_12"><text:s/></text:span><text:span text:style-name="T377_13">as</text:span><text:span text:style-name="T377_14"><text:s/></text:span><text:span text:style-name="T377_15">a</text:span><text:span text:style-name="T377_16"><text:s/></text:span><text:span text:style-name="T377_17">player</text:span><text:span text:style-name="T377_18"><text:s/></text:span><text:span text:style-name="T377_19">representing</text:span><text:span text:style-name="T377_20"><text:s/></text:span><text:span text:style-name="T377_21">a</text:span><text:span text:style-name="T377_22"><text:s/></text:span><text:span text:style-name="T377_23">party</text:span></text:p>
            </text:list-item>
            <text:list-item>
              <text:p text:style-name="P378"><text:span text:style-name="T378_1">Level</text:span><text:span text:style-name="T378_2"><text:s/></text:span><text:span text:style-name="T378_3">system</text:span><text:span text:style-name="T378_4"><text:s/></text:span><text:span text:style-name="T378_5">in</text:span><text:span text:style-name="T378_6"><text:s/></text:span><text:span text:style-name="T378_7">which</text:span><text:span text:style-name="T378_8"><text:s/></text:span><text:span text:style-name="T378_9">the</text:span><text:span text:style-name="T378_10"><text:s/></text:span><text:span text:style-name="T378_11">player</text:span><text:span text:style-name="T378_12"><text:s/></text:span><text:span text:style-name="T378_13">traverses</text:span><text:span text:style-name="T378_14"><text:s/></text:span><text:span text:style-name="T378_15">land</text:span><text:span text:style-name="T378_16">,<text:s/></text:span><text:span text:style-name="T378_17">cliffs</text:span><text:span text:style-name="T378_18">,<text:s/></text:span><text:span text:style-name="T378_19">bridges</text:span><text:span text:style-name="T378_20">,<text:s/></text:span><text:span text:style-name="T378_21">and</text:span><text:span text:style-name="T378_22"><text:s/></text:span><text:span text:style-name="T378_23">stairs</text:span></text:p>
            </text:list-item>
            <text:list-item>
              <text:p text:style-name="P379"><text:span text:style-name="T379_1">Houses</text:span><text:span text:style-name="T379_2"><text:s/></text:span><text:span text:style-name="T379_3">and</text:span><text:span text:style-name="T379_4"><text:s/></text:span><text:span text:style-name="T379_5">map</text:span><text:span text:style-name="T379_6"><text:s/></text:span><text:span text:style-name="T379_7">shifting</text:span><text:span text:style-name="T379_8"><text:s/></text:span><text:span text:style-name="T379_9">on</text:span><text:span text:style-name="T379_10"><text:s/></text:span><text:span text:style-name="T379_11">the</text:span><text:span text:style-name="T379_12"><text:s/></text:span><text:span text:style-name="T379_13">edges</text:span><text:span text:style-name="T379_14"><text:s/></text:span><text:span text:style-name="T379_15">of</text:span><text:span text:style-name="T379_16"><text:s/></text:span><text:span text:style-name="T379_17">each</text:span><text:span text:style-name="T379_18"><text:s/></text:span><text:span text:style-name="T379_19">area</text:span></text:p>
            </text:list-item>
            <text:list-item>
              <text:p text:style-name="P380"><text:span text:style-name="T380_1">Synergy</text:span><text:span text:style-name="T380_2"><text:s/></text:span><text:span text:style-name="T380_3">can</text:span><text:span text:style-name="T380_4"><text:s/></text:span><text:span text:style-name="T380_5">be</text:span><text:span text:style-name="T380_6"><text:s/></text:span><text:span text:style-name="T380_7">used</text:span><text:span text:style-name="T380_8"><text:s/></text:span><text:span text:style-name="T380_9">to</text:span><text:span text:style-name="T380_10"><text:s/></text:span><text:span text:style-name="T380_11">effect</text:span><text:span text:style-name="T380_12"><text:s/></text:span><text:span text:style-name="T380_13">the</text:span><text:span text:style-name="T380_14"><text:s/></text:span><text:span text:style-name="T380_15">world</text:span><text:span text:style-name="T380_16"><text:s/>(</text:span><text:span text:style-name="T380_17">See</text:span><text:span text:style-name="T380_18"><text:s/></text:span><text:span text:style-name="T380_19">combat</text:span><text:span text:style-name="T380_20">)</text:span></text:p>
            </text:list-item>
          </text:list>
        </text:list-item>
        <text:list-item>
          <text:p text:style-name="P381"><text:span text:style-name="T381_1">Storyline</text:span></text:p>
          <text:list>
            <text:list-item>
              <text:p text:style-name="P382"><text:span text:style-name="T382_1">Player</text:span><text:span text:style-name="T382_2"><text:s/></text:span><text:span text:style-name="T382_3">goes</text:span><text:span text:style-name="T382_4"><text:s/></text:span><text:span text:style-name="T382_5">through</text:span><text:span text:style-name="T382_6"><text:s/></text:span><text:span text:style-name="T382_7">a</text:span><text:span text:style-name="T382_8"><text:s/></text:span><text:span text:style-name="T382_9">mainly</text:span><text:span text:style-name="T382_10"><text:s/></text:span><text:span text:style-name="T382_11">linear</text:span><text:span text:style-name="T382_12"><text:s/></text:span><text:span text:style-name="T382_13">story</text:span></text:p>
            </text:list-item>
            <text:list-item>
              <text:p text:style-name="P383"><text:span text:style-name="T383_1">Player</text:span><text:span text:style-name="T383_2"><text:s/></text:span><text:span text:style-name="T383_3">gains</text:span><text:span text:style-name="T383_4"><text:s/></text:span><text:span text:style-name="T383_5">goals</text:span><text:span text:style-name="T383_6"><text:s/></text:span><text:span text:style-name="T383_7">and</text:span><text:span text:style-name="T383_8"><text:s/></text:span><text:span text:style-name="T383_9">objectives</text:span><text:span text:style-name="T383_10"><text:s/></text:span><text:span text:style-name="T383_11">within</text:span><text:span text:style-name="T383_12"><text:s/></text:span><text:span text:style-name="T383_13">the</text:span><text:span text:style-name="T383_14"><text:s/></text:span><text:span text:style-name="T383_15">game</text:span><text:span text:style-name="T383_16"><text:s/></text:span><text:span text:style-name="T383_17">based</text:span><text:span text:style-name="T383_18"><text:s/></text:span><text:span text:style-name="T383_19">on</text:span><text:span text:style-name="T383_20"><text:s/></text:span><text:span text:style-name="T383_21">communication</text:span><text:span text:style-name="T383_22"><text:s/></text:span><text:span text:style-name="T383_23">window</text:span></text:p>
            </text:list-item>
            <text:list-item>
              <text:p text:style-name="P384"><text:span text:style-name="T384_1">Game</text:span><text:span text:style-name="T384_2"><text:s/></text:span><text:span text:style-name="T384_3">provides</text:span><text:span text:style-name="T384_4"><text:s/></text:span><text:span text:style-name="T384_5">a</text:span><text:span text:style-name="T384_6"><text:s/></text:span><text:span text:style-name="T384_7">player</text:span><text:span text:style-name="T384_8"><text:s/></text:span><text:span text:style-name="T384_9">a</text:span><text:span text:style-name="T384_10"><text:s/></text:span><text:span text:style-name="T384_11">choice</text:span><text:span text:style-name="T384_12"><text:s/>(</text:span><text:span text:style-name="T384_13">Yes</text:span><text:span text:style-name="T384_14">/</text:span><text:span text:style-name="T384_15">No</text:span><text:span text:style-name="T384_16">)<text:s/></text:span><text:span text:style-name="T384_17">to</text:span><text:span text:style-name="T384_18"><text:s/></text:span><text:span text:style-name="T384_19">vary</text:span><text:span text:style-name="T384_20"><text:s/></text:span><text:span text:style-name="T384_21">an</text:span><text:span text:style-name="T384_22"><text:s/></text:span><text:span text:style-name="T384_23">instances</text:span><text:span text:style-name="T384_24"><text:s/></text:span><text:span text:style-name="T384_25">outcome</text:span><text:span text:style-name="T384_26"><text:s/></text:span><text:span text:style-name="T384_27">slightly</text:span></text:p>
            </text:list-item>
          </text:list>
        </text:list-item>
        <text:list-item>
          <text:p text:style-name="P385"><text:span text:style-name="T385_1">Combat</text:span></text:p>
          <text:list>
            <text:list-item>
              <text:p text:style-name="P386"><text:span text:style-name="T386_1">Enemies</text:span><text:span text:style-name="T386_2"><text:s/></text:span><text:span text:style-name="T386_3">pop</text:span><text:span text:style-name="T386_4"><text:s/></text:span><text:span text:style-name="T386_5">up</text:span><text:span text:style-name="T386_6"><text:s/></text:span><text:span text:style-name="T386_7">and</text:span><text:span text:style-name="T386_8"><text:s/></text:span><text:span text:style-name="T386_9">fight</text:span><text:span text:style-name="T386_10"><text:s/></text:span><text:span text:style-name="T386_11">you</text:span><text:span text:style-name="T386_12"><text:s/></text:span><text:span text:style-name="T386_13">as</text:span><text:span text:style-name="T386_14"><text:s/></text:span><text:span text:style-name="T386_15">you</text:span><text:span text:style-name="T386_16"><text:s/></text:span><text:span text:style-name="T386_17">walk</text:span><text:span text:style-name="T386_18"><text:s/></text:span><text:span text:style-name="T386_19">in</text:span><text:span text:style-name="T386_20"><text:s/></text:span><text:span text:style-name="T386_21">certain</text:span><text:span text:style-name="T386_22"><text:s/></text:span><text:span text:style-name="T386_23">areas</text:span></text:p>
            </text:list-item>
            <text:list-item>
              <text:p text:style-name="P387"><text:span text:style-name="T387_1">Battles</text:span><text:span text:style-name="T387_2"><text:s/></text:span><text:span text:style-name="T387_3">as</text:span><text:span text:style-name="T387_4"><text:s/></text:span><text:span text:style-name="T387_5">a</text:span><text:span text:style-name="T387_6"><text:s/></text:span><text:span text:style-name="T387_7">part</text:span><text:span text:style-name="T387_8"><text:s/></text:span><text:span text:style-name="T387_9">of</text:span><text:span text:style-name="T387_10"><text:s/></text:span><text:span text:style-name="T387_11">the</text:span><text:span text:style-name="T387_12"><text:s/></text:span><text:span text:style-name="T387_13">campaign</text:span><text:span text:style-name="T387_14"><text:s/></text:span><text:span text:style-name="T387_15">to</text:span><text:span text:style-name="T387_16"><text:s/></text:span><text:span text:style-name="T387_17">fight</text:span><text:span text:style-name="T387_18"><text:s/></text:span><text:span text:style-name="T387_19">bosses</text:span><text:span text:style-name="T387_20">/</text:span><text:span text:style-name="T387_21">other</text:span><text:span text:style-name="T387_22"><text:s/></text:span><text:span text:style-name="T387_23">enemies</text:span></text:p>
            </text:list-item>
            <text:list-item>
              <text:p text:style-name="P388"><text:span text:style-name="T388_1">In</text:span><text:span text:style-name="T388_2"><text:s/></text:span><text:span text:style-name="T388_3">battle</text:span><text:span text:style-name="T388_4">,<text:s/></text:span><text:span text:style-name="T388_5">player</text:span><text:span text:style-name="T388_6"><text:s/></text:span><text:span text:style-name="T388_7">uses</text:span><text:span text:style-name="T388_8"><text:s/></text:span><text:span text:style-name="T388_9">party</text:span><text:span text:style-name="T388_10"><text:s/></text:span><text:span text:style-name="T388_11">members</text:span><text:span text:style-name="T388_12"><text:s/></text:span><text:span text:style-name="T388_13">to</text:span><text:span text:style-name="T388_14"><text:s/></text:span><text:span text:style-name="T388_15">attack</text:span><text:span text:style-name="T388_16">,<text:s/></text:span><text:span text:style-name="T388_17">defend</text:span><text:span text:style-name="T388_18">,<text:s/></text:span><text:span text:style-name="T388_19">flee</text:span><text:span text:style-name="T388_20">,<text:s/></text:span><text:span text:style-name="T388_21">or</text:span><text:span text:style-name="T388_22"><text:s/></text:span><text:span text:style-name="T388_23">use</text:span><text:span text:style-name="T388_24"><text:s/></text:span><text:span text:style-name="T388_25">synergy</text:span></text:p>
            </text:list-item>
            <text:list-item>
              <text:p text:style-name="P389"><text:span text:style-name="T389_1">Synergy</text:span><text:span text:style-name="T389_2"><text:s/></text:span><text:span text:style-name="T389_3">is</text:span><text:span text:style-name="T389_4"><text:s/></text:span><text:span text:style-name="T389_5">a</text:span><text:span text:style-name="T389_6"><text:s/>‘</text:span><text:span text:style-name="T389_7">magic</text:span><text:span text:style-name="T389_8">’<text:s/></text:span><text:span text:style-name="T389_9">resource</text:span><text:span text:style-name="T389_10"><text:s/></text:span><text:span text:style-name="T389_11">for</text:span><text:span text:style-name="T389_12"><text:s/></text:span><text:span text:style-name="T389_13">characters</text:span><text:span text:style-name="T389_14"><text:s/></text:span><text:span text:style-name="T389_15">to</text:span><text:span text:style-name="T389_16"><text:s/></text:span><text:span text:style-name="T389_17">perform</text:span><text:span text:style-name="T389_18"><text:s/></text:span><text:span text:style-name="T389_19">special</text:span><text:span text:style-name="T389_20"><text:s/></text:span><text:span text:style-name="T389_21">attacks</text:span></text:p>
            </text:list-item>
          </text:list>
        </text:list-item>
      </text:list>
      <text:h text:style-name="P390" text:outline-level="10"><text:bookmark-start text:name="h.xedhgbjw3akg"/><text:bookmark-end text:name="h.xedhgbjw3akg"/><text:span text:style-name="T390_1">RuneScape</text:span><text:span text:style-name="T390_2"><text:s/></text:span><text:span text:style-name="T390_3">(</text:span><text:span text:style-name="T390_4">Tim</text:span><text:span text:style-name="T390_5">)</text:span></text:h>
      <text:list text:style-name="LS22" xml:id="list364">
        <text:list-item>
          <text:p text:style-name="P391"><text:span text:style-name="T391_1">World</text:span><text:span text:style-name="T391_2"><text:s/></text:span><text:span text:style-name="T391_3">Interaction</text:span></text:p>
          <text:list>
            <text:list-item>
              <text:p text:style-name="P392"><text:span text:style-name="T392_1">Grid</text:span><text:span text:style-name="T392_2">-</text:span><text:span text:style-name="T392_3">based</text:span><text:span text:style-name="T392_4"><text:s/></text:span><text:span text:style-name="T392_5">world</text:span><text:span text:style-name="T392_6"><text:s/></text:span><text:span text:style-name="T392_7">with</text:span><text:span text:style-name="T392_8"><text:s/></text:span><text:span text:style-name="T392_9">multiple</text:span><text:span text:style-name="T392_10"><text:s/></text:span><text:span text:style-name="T392_11">levels</text:span></text:p>
            </text:list-item>
            <text:list-item>
              <text:p text:style-name="P393"><text:span text:style-name="T393_1">Players</text:span><text:span text:style-name="T393_2"><text:s/></text:span><text:span text:style-name="T393_3">can</text:span><text:span text:style-name="T393_4"><text:s/></text:span><text:span text:style-name="T393_5">overlap</text:span><text:span text:style-name="T393_6"><text:s/></text:span><text:span text:style-name="T393_7">in</text:span><text:span text:style-name="T393_8"><text:s/></text:span><text:span text:style-name="T393_9">squares</text:span></text:p>
            </text:list-item>
            <text:list-item>
              <text:p text:style-name="P394"><text:span text:style-name="T394_1">Interaction</text:span><text:span text:style-name="T394_2"><text:s/></text:span><text:span text:style-name="T394_3">in</text:span><text:span text:style-name="T394_4"><text:s/></text:span><text:span text:style-name="T394_5">world</text:span><text:span text:style-name="T394_6"><text:s/></text:span><text:span text:style-name="T394_7">involves</text:span><text:span text:style-name="T394_8"><text:s/></text:span><text:span text:style-name="T394_9">pressing</text:span><text:span text:style-name="T394_10"><text:s/></text:span><text:span text:style-name="T394_11">in</text:span><text:span text:style-name="T394_12"><text:s/></text:span><text:span text:style-name="T394_13">the</text:span><text:span text:style-name="T394_14"><text:s/></text:span><text:span text:style-name="T394_15">grid</text:span><text:span text:style-name="T394_16"><text:s/></text:span></text:p>
            </text:list-item>
            <text:list-item>
              <text:p text:style-name="P395"><text:span text:style-name="T395_1">Interaction</text:span><text:span text:style-name="T395_2"><text:s/></text:span><text:span text:style-name="T395_3">with</text:span><text:span text:style-name="T395_4"><text:s/></text:span><text:span text:style-name="T395_5">items</text:span><text:span text:style-name="T395_6">,<text:s/></text:span><text:span text:style-name="T395_7">other</text:span><text:span text:style-name="T395_8"><text:s/></text:span><text:span text:style-name="T395_9">characters</text:span><text:span text:style-name="T395_10">,<text:s/></text:span><text:span text:style-name="T395_11">etc</text:span><text:span text:style-name="T395_12">.<text:s/></text:span><text:span text:style-name="T395_13">in</text:span><text:span text:style-name="T395_14"><text:s/></text:span><text:span text:style-name="T395_15">several</text:span><text:span text:style-name="T395_16"><text:s/></text:span><text:span text:style-name="T395_17">tabs</text:span></text:p>
            </text:list-item>
            <text:list-item>
              <text:p text:style-name="P396"><text:span text:style-name="T396_1">Running</text:span><text:span text:style-name="T396_2"><text:s/></text:span><text:span text:style-name="T396_3">based</text:span><text:span text:style-name="T396_4"><text:s/></text:span><text:span text:style-name="T396_5">on</text:span><text:span text:style-name="T396_6"><text:s/></text:span><text:span text:style-name="T396_7">endurance</text:span><text:span text:style-name="T396_8">,<text:s/></text:span><text:span text:style-name="T396_9">once</text:span><text:span text:style-name="T396_10"><text:s/></text:span><text:span text:style-name="T396_11">depleted</text:span><text:span text:style-name="T396_12"><text:s/></text:span><text:span text:style-name="T396_13">the</text:span><text:span text:style-name="T396_14"><text:s/></text:span><text:span text:style-name="T396_15">player</text:span><text:span text:style-name="T396_16"><text:s/></text:span><text:span text:style-name="T396_17">has</text:span><text:span text:style-name="T396_18"><text:s/></text:span><text:span text:style-name="T396_19">to</text:span><text:span text:style-name="T396_20"><text:s/></text:span><text:span text:style-name="T396_21">walk</text:span></text:p>
            </text:list-item>
          </text:list>
        </text:list-item>
      </text:list>
      <text:list text:style-name="LS23" xml:id="list370">
        <text:list-item>
          <text:p text:style-name="P397"><text:span text:style-name="T397_1">Skill</text:span><text:span text:style-name="T397_2"><text:s/></text:span><text:span text:style-name="T397_3">System</text:span></text:p>
          <text:list>
            <text:list-item>
              <text:p text:style-name="P398"><text:span text:style-name="T398_1">Overall</text:span><text:span text:style-name="T398_2"><text:s/></text:span><text:span text:style-name="T398_3">level</text:span><text:span text:style-name="T398_4"><text:s/></text:span><text:span text:style-name="T398_5">based</text:span><text:span text:style-name="T398_6"><text:s/></text:span><text:span text:style-name="T398_7">on</text:span><text:span text:style-name="T398_8"><text:s/></text:span><text:span text:style-name="T398_9">individual</text:span><text:span text:style-name="T398_10"><text:s/></text:span><text:span text:style-name="T398_11">skill</text:span><text:span text:style-name="T398_12"><text:s/></text:span><text:span text:style-name="T398_13">levels</text:span></text:p>
            </text:list-item>
            <text:list-item>
              <text:p text:style-name="P399"><text:span text:style-name="T399_1">Each</text:span><text:span text:style-name="T399_2"><text:s/></text:span><text:span text:style-name="T399_3">skill</text:span><text:span text:style-name="T399_4"><text:s/></text:span><text:span text:style-name="T399_5">levels</text:span><text:span text:style-name="T399_6"><text:s/></text:span><text:span text:style-name="T399_7">individually</text:span></text:p>
            </text:list-item>
            <text:list-item>
              <text:p text:style-name="P400"><text:span text:style-name="T400_1">Players</text:span><text:span text:style-name="T400_2"><text:s/></text:span><text:span text:style-name="T400_3">gain</text:span><text:span text:style-name="T400_4"><text:s/></text:span><text:span text:style-name="T400_5">experience</text:span><text:span text:style-name="T400_6"><text:s/></text:span><text:span text:style-name="T400_7">by</text:span><text:span text:style-name="T400_8"><text:s/></text:span><text:span text:style-name="T400_9">performing</text:span><text:span text:style-name="T400_10"><text:s/></text:span><text:span text:style-name="T400_11">the</text:span><text:span text:style-name="T400_12"><text:s/></text:span><text:span text:style-name="T400_13">skills</text:span></text:p>
            </text:list-item>
            <text:list-item>
              <text:p text:style-name="P401"><text:span text:style-name="T401_1">Combat</text:span><text:span text:style-name="T401_2"><text:s/></text:span><text:span text:style-name="T401_3">skills</text:span></text:p>
              <text:list>
                <text:list-item>
                  <text:p text:style-name="P402"><text:span text:style-name="T402_1">Attack</text:span><text:span text:style-name="T402_2">,<text:s/></text:span><text:span text:style-name="T402_3">Constitution</text:span><text:span text:style-name="T402_4">,<text:s/></text:span><text:span text:style-name="T402_5">Strength</text:span><text:span text:style-name="T402_6">,<text:s/></text:span><text:span text:style-name="T402_7">Defense</text:span></text:p>
                </text:list-item>
                <text:list-item>
                  <text:p text:style-name="P403"><text:span text:style-name="T403_1">Players</text:span><text:span text:style-name="T403_2"><text:s/></text:span><text:span text:style-name="T403_3">attack</text:span><text:span text:style-name="T403_4"><text:s/></text:span><text:span text:style-name="T403_5">using</text:span><text:span text:style-name="T403_6"><text:s/></text:span><text:span text:style-name="T403_7">combinations</text:span><text:span text:style-name="T403_8"><text:s/></text:span><text:span text:style-name="T403_9">of</text:span><text:span text:style-name="T403_10"><text:s/></text:span><text:span text:style-name="T403_11">these</text:span><text:span text:style-name="T403_12"><text:s/></text:span><text:span text:style-name="T403_13">skills</text:span></text:p>
                </text:list-item>
                <text:list-item>
                  <text:p text:style-name="P404"><text:span text:style-name="T404_1">Health</text:span><text:span text:style-name="T404_2"><text:s/></text:span><text:span text:style-name="T404_3">based</text:span><text:span text:style-name="T404_4"><text:s/></text:span><text:span text:style-name="T404_5">on</text:span><text:span text:style-name="T404_6"><text:s/></text:span><text:span text:style-name="T404_7">overall</text:span><text:span text:style-name="T404_8"><text:s/></text:span><text:span text:style-name="T404_9">level</text:span><text:span text:style-name="T404_10"><text:s/></text:span><text:span text:style-name="T404_11">and</text:span><text:span text:style-name="T404_12"><text:s/></text:span><text:span text:style-name="T404_13">constitution</text:span></text:p>
                </text:list-item>
              </text:list>
            </text:list-item>
            <text:list-item>
              <text:p text:style-name="P405"><text:span text:style-name="T405_1">Crafting</text:span><text:span text:style-name="T405_2"><text:s/></text:span><text:span text:style-name="T405_3">skills</text:span></text:p>
              <text:list>
                <text:list-item>
                  <text:p text:style-name="P406"><text:span text:style-name="T406_1">Mining</text:span><text:span text:style-name="T406_2">,<text:s/></text:span><text:span text:style-name="T406_3">Smithing</text:span><text:span text:style-name="T406_4">,<text:s/></text:span><text:span text:style-name="T406_5">Woodcutting</text:span><text:span text:style-name="T406_6">,<text:s/></text:span><text:span text:style-name="T406_7">Fishing</text:span><text:span text:style-name="T406_8">,<text:s/></text:span><text:span text:style-name="T406_9">Firemaking</text:span><text:span text:style-name="T406_10">,<text:s/></text:span><text:span text:style-name="T406_11">Cooking</text:span></text:p>
                </text:list-item>
                <text:list-item>
                  <text:p text:style-name="P407"><text:span text:style-name="T407_1">Players</text:span><text:span text:style-name="T407_2"><text:s/></text:span><text:span text:style-name="T407_3">craft</text:span><text:span text:style-name="T407_4"><text:s/></text:span><text:span text:style-name="T407_5">items</text:span><text:span text:style-name="T407_6"><text:s/></text:span><text:span text:style-name="T407_7">and</text:span><text:span text:style-name="T407_8"><text:s/></text:span><text:span text:style-name="T407_9">advance</text:span><text:span text:style-name="T407_10"><text:s/></text:span><text:span text:style-name="T407_11">using</text:span><text:span text:style-name="T407_12"><text:s/></text:span><text:span text:style-name="T407_13">these</text:span><text:span text:style-name="T407_14"><text:s/></text:span><text:span text:style-name="T407_15">skills</text:span></text:p>
                </text:list-item>
              </text:list>
            </text:list-item>
            <text:list-item>
              <text:p text:style-name="P408"><text:span text:style-name="T408_1">Magic</text:span><text:span text:style-name="T408_2"><text:s/></text:span><text:span text:style-name="T408_3">skills</text:span></text:p>
              <text:list>
                <text:list-item>
                  <text:p text:style-name="P409"><text:span text:style-name="T409_1">Runecraft</text:span><text:span text:style-name="T409_2">,<text:s/></text:span><text:span text:style-name="T409_3">Magic</text:span><text:span text:style-name="T409_4">,<text:s/></text:span><text:span text:style-name="T409_5">Prayer</text:span></text:p>
                </text:list-item>
                <text:list-item>
                  <text:p text:style-name="P410"><text:span text:style-name="T410_1">Allows</text:span><text:span text:style-name="T410_2"><text:s/></text:span><text:span text:style-name="T410_3">players</text:span><text:span text:style-name="T410_4"><text:s/></text:span><text:span text:style-name="T410_5">to</text:span><text:span text:style-name="T410_6"><text:s/></text:span><text:span text:style-name="T410_7">use</text:span><text:span text:style-name="T410_8"><text:s/></text:span><text:span text:style-name="T410_9">magic</text:span><text:span text:style-name="T410_10">/</text:span><text:span text:style-name="T410_11">prayer</text:span><text:span text:style-name="T410_12"><text:s/></text:span><text:span text:style-name="T410_13">pools</text:span><text:span text:style-name="T410_14"><text:s/></text:span><text:span text:style-name="T410_15">to</text:span><text:span text:style-name="T410_16"><text:s/></text:span><text:span text:style-name="T410_17">cast</text:span><text:span text:style-name="T410_18"><text:s/></text:span><text:span text:style-name="T410_19">spells</text:span><text:span text:style-name="T410_20">,<text:s/></text:span><text:span text:style-name="T410_21">use</text:span><text:span text:style-name="T410_22"><text:s/></text:span><text:span text:style-name="T410_23">prayer</text:span><text:span text:style-name="T410_24"><text:s/></text:span><text:span text:style-name="T410_25">boosts</text:span><text:span text:style-name="T410_26"><text:s/></text:span></text:p>
                </text:list-item>
              </text:list>
            </text:list-item>
          </text:list>
        </text:list-item>
        <text:list-item>
          <text:p text:style-name="P411"><text:span text:style-name="T411_1">Combat</text:span></text:p>
          <text:list>
            <text:list-item>
              <text:p text:style-name="P412"><text:span text:style-name="T412_1">Monster</text:span><text:span text:style-name="T412_2"><text:s/></text:span><text:span text:style-name="T412_3">drops</text:span><text:span text:style-name="T412_4"><text:s/></text:span><text:span text:style-name="T412_5">essential</text:span><text:span text:style-name="T412_6"><text:s/></text:span><text:span text:style-name="T412_7">to</text:span><text:span text:style-name="T412_8"><text:s/></text:span><text:span text:style-name="T412_9">various</text:span><text:span text:style-name="T412_10"><text:s/></text:span><text:span text:style-name="T412_11">aspects</text:span><text:span text:style-name="T412_12"><text:s/></text:span><text:span text:style-name="T412_13">of</text:span><text:span text:style-name="T412_14"><text:s/></text:span><text:span text:style-name="T412_15">the</text:span><text:span text:style-name="T412_16"><text:s/></text:span><text:span text:style-name="T412_17">game</text:span></text:p>
            </text:list-item>
            <text:list-item>
              <text:p text:style-name="P413"><text:span text:style-name="T413_1">Mainly</text:span><text:span text:style-name="T413_2"><text:s/></text:span><text:span text:style-name="T413_3">PvE</text:span><text:span text:style-name="T413_4">,<text:s/></text:span><text:span text:style-name="T413_5">but</text:span><text:span text:style-name="T413_6"><text:s/></text:span><text:span text:style-name="T413_7">has</text:span><text:span text:style-name="T413_8"><text:s/></text:span><text:span text:style-name="T413_9">special</text:span><text:span text:style-name="T413_10"><text:s/></text:span><text:span text:style-name="T413_11">location</text:span><text:span text:style-name="T413_12"><text:s/></text:span><text:span text:style-name="T413_13">called</text:span><text:span text:style-name="T413_14"><text:s/></text:span><text:span text:style-name="T413_15">the</text:span><text:span text:style-name="T413_16"><text:s/></text:span><text:span text:style-name="T413_17">wilderness</text:span></text:p>
            </text:list-item>
            <text:list-item>
              <text:p text:style-name="P414"><text:span text:style-name="T414_1">In</text:span><text:span text:style-name="T414_2"><text:s/></text:span><text:span text:style-name="T414_3">the</text:span><text:span text:style-name="T414_4"><text:s/></text:span><text:span text:style-name="T414_5">wilderness</text:span><text:span text:style-name="T414_6"><text:s/></text:span><text:span text:style-name="T414_7">PvP</text:span><text:span text:style-name="T414_8"><text:s/></text:span><text:span text:style-name="T414_9">is</text:span><text:span text:style-name="T414_10"><text:s/></text:span><text:span text:style-name="T414_11">allowed</text:span><text:span text:style-name="T414_12"><text:s/></text:span><text:span text:style-name="T414_13">based</text:span><text:span text:style-name="T414_14"><text:s/></text:span><text:span text:style-name="T414_15">on</text:span><text:span text:style-name="T414_16"><text:s/></text:span><text:span text:style-name="T414_17">an</text:span><text:span text:style-name="T414_18"><text:s/></text:span><text:span text:style-name="T414_19">increasing</text:span><text:span text:style-name="T414_20"><text:s/></text:span><text:span text:style-name="T414_21">level</text:span><text:span text:style-name="T414_22"><text:s/></text:span><text:span text:style-name="T414_23">gap</text:span></text:p>
            </text:list-item>
            <text:list-item>
              <text:p text:style-name="P415"><text:span text:style-name="T415_1">Armor</text:span><text:span text:style-name="T415_2"><text:s/></text:span><text:span text:style-name="T415_3">and</text:span><text:span text:style-name="T415_4"><text:s/></text:span><text:span text:style-name="T415_5">weapons</text:span><text:span text:style-name="T415_6"><text:s/></text:span><text:span text:style-name="T415_7">available</text:span><text:span text:style-name="T415_8"><text:s/></text:span><text:span text:style-name="T415_9">based</text:span><text:span text:style-name="T415_10"><text:s/></text:span><text:span text:style-name="T415_11">on</text:span><text:span text:style-name="T415_12"><text:s/></text:span><text:span text:style-name="T415_13">defensive</text:span><text:span text:style-name="T415_14"><text:s/></text:span><text:span text:style-name="T415_15">ability</text:span></text:p>
            </text:list-item>
          </text:list>
        </text:list-item>
        <text:list-item>
          <text:p text:style-name="P416"><text:span text:style-name="T416_1">Interactive</text:span><text:span text:style-name="T416_2"><text:s/></text:span><text:span text:style-name="T416_3">World</text:span></text:p>
          <text:list>
            <text:list-item>
              <text:p text:style-name="P417"><text:span text:style-name="T417_1">Quests</text:span><text:span text:style-name="T417_2"><text:s/></text:span><text:span text:style-name="T417_3">unlock</text:span><text:span text:style-name="T417_4"><text:s/></text:span><text:span text:style-name="T417_5">various</text:span><text:span text:style-name="T417_6"><text:s/></text:span><text:span text:style-name="T417_7">parts</text:span><text:span text:style-name="T417_8"><text:s/></text:span><text:span text:style-name="T417_9">of</text:span><text:span text:style-name="T417_10"><text:s/></text:span><text:span text:style-name="T417_11">the</text:span><text:span text:style-name="T417_12"><text:s/></text:span><text:span text:style-name="T417_13">game</text:span><text:span text:style-name="T417_14"><text:s/>(</text:span><text:span text:style-name="T417_15">i</text:span><text:span text:style-name="T417_16">.</text:span><text:span text:style-name="T417_17">e</text:span><text:span text:style-name="T417_18">.<text:s/></text:span><text:span text:style-name="T417_19">new</text:span><text:span text:style-name="T417_20"><text:s/></text:span><text:span text:style-name="T417_21">items</text:span><text:span text:style-name="T417_22"><text:s/></text:span><text:span text:style-name="T417_23">allowed</text:span><text:span text:style-name="T417_24">,<text:s/></text:span><text:span text:style-name="T417_25">areas</text:span><text:span text:style-name="T417_26"><text:s/></text:span><text:span text:style-name="T417_27">of</text:span><text:span text:style-name="T417_28"><text:s/></text:span><text:span text:style-name="T417_29">the</text:span><text:span text:style-name="T417_30"><text:s/></text:span><text:span text:style-name="T417_31">world</text:span><text:span text:style-name="T417_32">)</text:span></text:p>
            </text:list-item>
            <text:list-item>
              <text:p text:style-name="P418"><text:span text:style-name="T418_1">Tasks</text:span><text:span text:style-name="T418_2"><text:s/></text:span><text:span text:style-name="T418_3">for</text:span><text:span text:style-name="T418_4"><text:s/></text:span><text:span text:style-name="T418_5">player</text:span><text:span text:style-name="T418_6"><text:s/></text:span><text:span text:style-name="T418_7">to</text:span><text:span text:style-name="T418_8"><text:s/></text:span><text:span text:style-name="T418_9">complete</text:span><text:span text:style-name="T418_10"><text:s/></text:span><text:span text:style-name="T418_11">for</text:span><text:span text:style-name="T418_12"><text:s/></text:span><text:span text:style-name="T418_13">major</text:span><text:span text:style-name="T418_14"><text:s/></text:span><text:span text:style-name="T418_15">accomplishments</text:span><text:span text:style-name="T418_16"><text:s/></text:span><text:span text:style-name="T418_17">across</text:span><text:span text:style-name="T418_18"><text:s/></text:span><text:span text:style-name="T418_19">the</text:span><text:span text:style-name="T418_20"><text:s/></text:span><text:span text:style-name="T418_21">world</text:span><text:span text:style-name="T418_22">,<text:s/></text:span><text:span text:style-name="T418_23">guides</text:span><text:span text:style-name="T418_24"><text:s/></text:span><text:span text:style-name="T418_25">the</text:span><text:span text:style-name="T418_26"><text:s/></text:span><text:span text:style-name="T418_27">player</text:span><text:span text:style-name="T418_28"><text:s/></text:span></text:p>
            </text:list-item>
          </text:list>
        </text:list-item>
      </text:list>
      <text:h text:style-name="P419" text:outline-level="10"><text:bookmark-start text:name="h.2p2y3d34zkrl"/><text:bookmark-end text:name="h.2p2y3d34zkrl"/><text:span text:style-name="T419_1">World</text:span><text:span text:style-name="T419_2"><text:s/></text:span><text:span text:style-name="T419_3">of</text:span><text:span text:style-name="T419_4"><text:s/></text:span><text:span text:style-name="T419_5">Warcraft</text:span><text:span text:style-name="T419_6"><text:s/>(</text:span><text:span text:style-name="T419_7">Tim</text:span><text:span text:style-name="T419_8">)</text:span></text:h>
      <text:list text:style-name="LS24" xml:id="list392">
        <text:list-item>
          <text:p text:style-name="P420"><text:span text:style-name="T420_1">World</text:span><text:span text:style-name="T420_2"><text:s/></text:span><text:span text:style-name="T420_3">interaction</text:span></text:p>
          <text:list>
            <text:list-item>
              <text:p text:style-name="P421"><text:span text:style-name="T421_1">Totally</text:span><text:span text:style-name="T421_2"><text:s/>3</text:span><text:span text:style-name="T421_3">D</text:span><text:span text:style-name="T421_4"><text:s/></text:span><text:span text:style-name="T421_5">environment</text:span></text:p>
            </text:list-item>
            <text:list-item>
              <text:p text:style-name="P422"><text:span text:style-name="T422_1">WASD</text:span><text:span text:style-name="T422_2"><text:s/></text:span><text:span text:style-name="T422_3">moves</text:span><text:span text:style-name="T422_4">/</text:span><text:span text:style-name="T422_5">turns</text:span><text:span text:style-name="T422_6">,<text:s/></text:span><text:span text:style-name="T422_7">mouse</text:span><text:span text:style-name="T422_8"><text:s/></text:span><text:span text:style-name="T422_9">moves</text:span><text:span text:style-name="T422_10"><text:s/></text:span><text:span text:style-name="T422_11">perspective</text:span><text:span text:style-name="T422_12">/</text:span><text:span text:style-name="T422_13">interacts</text:span><text:span text:style-name="T422_14"><text:s/></text:span><text:span text:style-name="T422_15">with</text:span><text:span text:style-name="T422_16"><text:s/></text:span><text:span text:style-name="T422_17">surroundings</text:span></text:p>
            </text:list-item>
          </text:list>
        </text:list-item>
        <text:list-item>
          <text:p text:style-name="P423"><text:span text:style-name="T423_1">Inventory</text:span><text:span text:style-name="T423_2">/</text:span><text:span text:style-name="T423_3">Gear</text:span></text:p>
          <text:list>
            <text:list-item>
              <text:p text:style-name="P424"><text:span text:style-name="T424_1">Five</text:span><text:span text:style-name="T424_2"><text:s/></text:span><text:span text:style-name="T424_3">bag</text:span><text:span text:style-name="T424_4"><text:s/></text:span><text:span text:style-name="T424_5">slots</text:span></text:p>
            </text:list-item>
            <text:list-item>
              <text:p text:style-name="P425"><text:span text:style-name="T425_1">A</text:span><text:span text:style-name="T425_2"><text:s/></text:span><text:span text:style-name="T425_3">bag</text:span><text:span text:style-name="T425_4"><text:s/></text:span><text:span text:style-name="T425_5">can</text:span><text:span text:style-name="T425_6"><text:s/></text:span><text:span text:style-name="T425_7">be</text:span><text:span text:style-name="T425_8"><text:s/></text:span><text:span text:style-name="T425_9">inserted</text:span><text:span text:style-name="T425_10"><text:s/></text:span><text:span text:style-name="T425_11">in</text:span><text:span text:style-name="T425_12"><text:s/></text:span><text:span text:style-name="T425_13">each</text:span><text:span text:style-name="T425_14"><text:s/></text:span><text:span text:style-name="T425_15">bag</text:span><text:span text:style-name="T425_16"><text:s/></text:span><text:span text:style-name="T425_17">slot</text:span><text:span text:style-name="T425_18">,<text:s/></text:span><text:span text:style-name="T425_19">allowing</text:span><text:span text:style-name="T425_20"><text:s/></text:span><text:span text:style-name="T425_21">the</text:span><text:span text:style-name="T425_22"><text:s/></text:span><text:span text:style-name="T425_23">player</text:span><text:span text:style-name="T425_24"><text:s/></text:span><text:span text:style-name="T425_25">to</text:span><text:span text:style-name="T425_26"><text:s/></text:span><text:span text:style-name="T425_27">store</text:span><text:span text:style-name="T425_28"><text:s/>6-20<text:s/></text:span><text:span text:style-name="T425_29">items</text:span></text:p>
            </text:list-item>
            <text:list-item>
              <text:p text:style-name="P426"><text:span text:style-name="T426_1">Very</text:span><text:span text:style-name="T426_2"><text:s/></text:span><text:span text:style-name="T426_3">advanced</text:span><text:span text:style-name="T426_4"><text:s/></text:span><text:span text:style-name="T426_5">armor</text:span><text:span text:style-name="T426_6">/</text:span><text:span text:style-name="T426_7">weapon</text:span><text:span text:style-name="T426_8"><text:s/></text:span><text:span text:style-name="T426_9">slots</text:span><text:span text:style-name="T426_10">,<text:s/></text:span><text:span text:style-name="T426_11">ranging</text:span><text:span text:style-name="T426_12"><text:s/></text:span><text:span text:style-name="T426_13">all</text:span><text:span text:style-name="T426_14"><text:s/></text:span><text:span text:style-name="T426_15">the</text:span><text:span text:style-name="T426_16"><text:s/></text:span><text:span text:style-name="T426_17">way</text:span><text:span text:style-name="T426_18"><text:s/></text:span><text:span text:style-name="T426_19">from</text:span><text:span text:style-name="T426_20"><text:s/></text:span><text:span text:style-name="T426_21">gloves</text:span><text:span text:style-name="T426_22"><text:s/></text:span><text:span text:style-name="T426_23">to</text:span><text:span text:style-name="T426_24"><text:s/></text:span><text:span text:style-name="T426_25">cloak</text:span></text:p>
            </text:list-item>
          </text:list>
        </text:list-item>
        <text:list-item>
          <text:p text:style-name="P427"><text:span text:style-name="T427_1">Player</text:span><text:span text:style-name="T427_2"><text:s/></text:span><text:span text:style-name="T427_3">Components</text:span></text:p>
          <text:list>
            <text:list-item>
              <text:p text:style-name="P428"><text:span text:style-name="T428_1">Race</text:span><text:span text:style-name="T428_2"><text:s/></text:span><text:span text:style-name="T428_3">determines</text:span><text:span text:style-name="T428_4"><text:s/></text:span><text:span text:style-name="T428_5">some</text:span><text:span text:style-name="T428_6"><text:s/></text:span><text:span text:style-name="T428_7">abilities</text:span><text:span text:style-name="T428_8">/</text:span><text:span text:style-name="T428_9">stats</text:span><text:span text:style-name="T428_10"><text:s/></text:span><text:span text:style-name="T428_11">and</text:span><text:span text:style-name="T428_12"><text:s/></text:span><text:span text:style-name="T428_13">the</text:span><text:span text:style-name="T428_14"><text:s/></text:span><text:span text:style-name="T428_15">role</text:span><text:span text:style-name="T428_16"><text:s/></text:span><text:span text:style-name="T428_17">of</text:span><text:span text:style-name="T428_18"><text:s/></text:span><text:span text:style-name="T428_19">the</text:span><text:span text:style-name="T428_20"><text:s/></text:span><text:span text:style-name="T428_21">player</text:span><text:span text:style-name="T428_22"><text:s/></text:span><text:span text:style-name="T428_23">in</text:span><text:span text:style-name="T428_24"><text:s/></text:span><text:span text:style-name="T428_25">the</text:span><text:span text:style-name="T428_26"><text:s/></text:span><text:span text:style-name="T428_27">game</text:span></text:p>
            </text:list-item>
            <text:list-item>
              <text:p text:style-name="P429"><text:span text:style-name="T429_1">Advanced</text:span><text:span text:style-name="T429_2"><text:s/></text:span><text:span text:style-name="T429_3">class</text:span><text:span text:style-name="T429_4"><text:s/></text:span><text:span text:style-name="T429_5">architecture</text:span></text:p>
              <text:list>
                <text:list-item>
                  <text:p text:style-name="P430"><text:span text:style-name="T430_1">Determines</text:span><text:span text:style-name="T430_2"><text:s/></text:span><text:span text:style-name="T430_3">spells</text:span><text:span text:style-name="T430_4">/</text:span><text:span text:style-name="T430_5">abilities</text:span><text:span text:style-name="T430_6">/</text:span><text:span text:style-name="T430_7">stats</text:span></text:p>
                </text:list-item>
                <text:list-item>
                  <text:p text:style-name="P431"><text:span text:style-name="T431_1">Determines</text:span><text:span text:style-name="T431_2"><text:s/></text:span><text:span text:style-name="T431_3">items</text:span><text:span text:style-name="T431_4">/</text:span><text:span text:style-name="T431_5">starting</text:span><text:span text:style-name="T431_6"><text:s/></text:span><text:span text:style-name="T431_7">objectives</text:span></text:p>
                </text:list-item>
              </text:list>
            </text:list-item>
          </text:list>
        </text:list-item>
        <text:list-item>
          <text:p text:style-name="P432"><text:span text:style-name="T432_1">Crafting</text:span></text:p>
          <text:list>
            <text:list-item>
              <text:p text:style-name="P433"><text:span text:style-name="T433_1">Players</text:span><text:span text:style-name="T433_2"><text:s/></text:span><text:span text:style-name="T433_3">are</text:span><text:span text:style-name="T433_4"><text:s/></text:span><text:span text:style-name="T433_5">allowed</text:span><text:span text:style-name="T433_6"><text:s/></text:span><text:span text:style-name="T433_7">three</text:span><text:span text:style-name="T433_8"><text:s/></text:span><text:span text:style-name="T433_9">crafting</text:span><text:span text:style-name="T433_10"><text:s/></text:span><text:span text:style-name="T433_11">types</text:span></text:p>
            </text:list-item>
            <text:list-item>
              <text:p text:style-name="P434"><text:span text:style-name="T434_1">Various</text:span><text:span text:style-name="T434_2"><text:s/></text:span><text:span text:style-name="T434_3">crafting</text:span><text:span text:style-name="T434_4"><text:s/></text:span><text:span text:style-name="T434_5">types</text:span><text:span text:style-name="T434_6"><text:s/></text:span><text:span text:style-name="T434_7">would</text:span><text:span text:style-name="T434_8"><text:s/></text:span><text:span text:style-name="T434_9">be</text:span><text:span text:style-name="T434_10"><text:s/></text:span><text:span text:style-name="T434_11">Blacksmith</text:span><text:span text:style-name="T434_12">,<text:s/></text:span><text:span text:style-name="T434_13">etc</text:span><text:span text:style-name="T434_14">.</text:span></text:p>
            </text:list-item>
            <text:list-item>
              <text:p text:style-name="P435"><text:span text:style-name="T435_1">To</text:span><text:span text:style-name="T435_2"><text:s/></text:span><text:span text:style-name="T435_3">start</text:span><text:span text:style-name="T435_4">/</text:span><text:span text:style-name="T435_5">improve</text:span><text:span text:style-name="T435_6"><text:s/></text:span><text:span text:style-name="T435_7">a</text:span><text:span text:style-name="T435_8"><text:s/></text:span><text:span text:style-name="T435_9">crafting</text:span><text:span text:style-name="T435_10"><text:s/></text:span><text:span text:style-name="T435_11">level</text:span><text:span text:style-name="T435_12"><text:s/></text:span><text:span text:style-name="T435_13">a</text:span><text:span text:style-name="T435_14"><text:s/></text:span><text:span text:style-name="T435_15">player</text:span><text:span text:style-name="T435_16"><text:s/></text:span><text:span text:style-name="T435_17">spends</text:span><text:span text:style-name="T435_18"><text:s/></text:span><text:span text:style-name="T435_19">money</text:span><text:span text:style-name="T435_20"><text:s/></text:span><text:span text:style-name="T435_21">to</text:span><text:span text:style-name="T435_22"><text:s/></text:span><text:span text:style-name="T435_23">upgrade</text:span></text:p>
            </text:list-item>
            <text:list-item>
              <text:p text:style-name="P436"><text:span text:style-name="T436_1">Based</text:span><text:span text:style-name="T436_2"><text:s/></text:span><text:span text:style-name="T436_3">on</text:span><text:span text:style-name="T436_4"><text:s/></text:span><text:span text:style-name="T436_5">a</text:span><text:span text:style-name="T436_6"><text:s/></text:span><text:span text:style-name="T436_7">player</text:span><text:span text:style-name="T436_8">’</text:span><text:span text:style-name="T436_9">s</text:span><text:span text:style-name="T436_10"><text:s/></text:span><text:span text:style-name="T436_11">level</text:span><text:span text:style-name="T436_12">,<text:s/></text:span><text:span text:style-name="T436_13">item</text:span><text:span text:style-name="T436_14"><text:s/></text:span><text:span text:style-name="T436_15">plans</text:span><text:span text:style-name="T436_16"><text:s/></text:span><text:span text:style-name="T436_17">can</text:span><text:span text:style-name="T436_18"><text:s/></text:span><text:span text:style-name="T436_19">be</text:span><text:span text:style-name="T436_20"><text:s/></text:span><text:span text:style-name="T436_21">bought</text:span></text:p>
            </text:list-item>
          </text:list>
        </text:list-item>
        <text:list-item>
          <text:p text:style-name="P437"><text:span text:style-name="T437_1">Quests</text:span></text:p>
          <text:list>
            <text:list-item>
              <text:p text:style-name="P438"><text:span text:style-name="T438_1">Core</text:span><text:span text:style-name="T438_2"><text:s/></text:span><text:span text:style-name="T438_3">component</text:span><text:span text:style-name="T438_4"><text:s/></text:span><text:span text:style-name="T438_5">of</text:span><text:span text:style-name="T438_6"><text:s/></text:span><text:span text:style-name="T438_7">the</text:span><text:span text:style-name="T438_8"><text:s/></text:span><text:span text:style-name="T438_9">game</text:span><text:span text:style-name="T438_10">’</text:span><text:span text:style-name="T438_11">s</text:span><text:span text:style-name="T438_12"><text:s/></text:span><text:span text:style-name="T438_13">structure</text:span><text:span text:style-name="T438_14">,<text:s/></text:span><text:span text:style-name="T438_15">leveling</text:span><text:span text:style-name="T438_16">,<text:s/></text:span><text:span text:style-name="T438_17">and</text:span><text:span text:style-name="T438_18"><text:s/></text:span><text:span text:style-name="T438_19">player</text:span><text:span text:style-name="T438_20"><text:s/></text:span><text:span text:style-name="T438_21">experience</text:span></text:p>
            </text:list-item>
            <text:list-item>
              <text:p text:style-name="P439"><text:span text:style-name="T439_1">Very</text:span><text:span text:style-name="T439_2"><text:s/></text:span><text:span text:style-name="T439_3">intricate</text:span><text:span text:style-name="T439_4"><text:s/></text:span><text:span text:style-name="T439_5">guidance</text:span><text:span text:style-name="T439_6"><text:s/></text:span><text:span text:style-name="T439_7">on</text:span><text:span text:style-name="T439_8"><text:s/></text:span><text:span text:style-name="T439_9">the</text:span><text:span text:style-name="T439_10"><text:s/></text:span><text:span text:style-name="T439_11">map</text:span><text:span text:style-name="T439_12">,<text:s/>(</text:span><text:span text:style-name="T439_13">Shows</text:span><text:span text:style-name="T439_14"><text:s/></text:span><text:span text:style-name="T439_15">player</text:span><text:span text:style-name="T439_16"><text:s/></text:span><text:span text:style-name="T439_17">where</text:span><text:span text:style-name="T439_18"><text:s/></text:span><text:span text:style-name="T439_19">to</text:span><text:span text:style-name="T439_20"><text:s/></text:span><text:span text:style-name="T439_21">find</text:span><text:span text:style-name="T439_22"><text:s/></text:span><text:span text:style-name="T439_23">enemies</text:span><text:span text:style-name="T439_24"><text:s/></text:span><text:span text:style-name="T439_25">to</text:span><text:span text:style-name="T439_26"><text:s/></text:span><text:span text:style-name="T439_27">kill</text:span><text:span text:style-name="T439_28">,<text:s/></text:span><text:span text:style-name="T439_29">indicates</text:span><text:span text:style-name="T439_30"><text:s/></text:span><text:span text:style-name="T439_31">where</text:span><text:span text:style-name="T439_32"><text:s/></text:span><text:span text:style-name="T439_33">people</text:span><text:span text:style-name="T439_34"><text:s/></text:span><text:span text:style-name="T439_35">to</text:span><text:span text:style-name="T439_36"><text:s/></text:span><text:span text:style-name="T439_37">talk</text:span><text:span text:style-name="T439_38"><text:s/></text:span><text:span text:style-name="T439_39">to</text:span><text:span text:style-name="T439_40"><text:s/></text:span><text:span text:style-name="T439_41">are</text:span><text:span text:style-name="T439_42">,<text:s/></text:span><text:span text:style-name="T439_43">and</text:span><text:span text:style-name="T439_44"><text:s/></text:span><text:span text:style-name="T439_45">other</text:span><text:span text:style-name="T439_46"><text:s/></text:span><text:span text:style-name="T439_47">quest</text:span><text:span text:style-name="T439_48"><text:s/></text:span><text:span text:style-name="T439_49">components</text:span><text:span text:style-name="T439_50">)<text:s/></text:span></text:p>
            </text:list-item>
            <text:list-item>
              <text:p text:style-name="P440"><text:span text:style-name="T440_1">Developed</text:span><text:span text:style-name="T440_2"><text:s/></text:span><text:span text:style-name="T440_3">to</text:span><text:span text:style-name="T440_4"><text:s/></text:span><text:span text:style-name="T440_5">handle</text:span><text:span text:style-name="T440_6"><text:s/></text:span><text:span text:style-name="T440_7">vast</text:span><text:span text:style-name="T440_8"><text:s/></text:span><text:span text:style-name="T440_9">amounts</text:span><text:span text:style-name="T440_10"><text:s/></text:span><text:span text:style-name="T440_11">of</text:span><text:span text:style-name="T440_12"><text:s/></text:span><text:span text:style-name="T440_13">quests</text:span><text:span text:style-name="T440_14"><text:s/></text:span><text:span text:style-name="T440_15">simultaneously</text:span><text:span text:style-name="T440_16"><text:s/></text:span></text:p>
            </text:list-item>
            <text:list-item>
              <text:p text:style-name="P441"><text:span text:style-name="T441_1">Awards</text:span><text:span text:style-name="T441_2"><text:s/></text:span><text:span text:style-name="T441_3">include</text:span><text:span text:style-name="T441_4"><text:s/></text:span><text:span text:style-name="T441_5">an</text:span><text:span text:style-name="T441_6"><text:s/></text:span><text:span text:style-name="T441_7">array</text:span><text:span text:style-name="T441_8"><text:s/></text:span><text:span text:style-name="T441_9">of</text:span><text:span text:style-name="T441_10"><text:s/></text:span><text:span text:style-name="T441_11">money</text:span><text:span text:style-name="T441_12">,<text:s/></text:span><text:span text:style-name="T441_13">items</text:span><text:span text:style-name="T441_14"><text:s/></text:span><text:span text:style-name="T441_15">based</text:span><text:span text:style-name="T441_16"><text:s/></text:span><text:span text:style-name="T441_17">on</text:span><text:span text:style-name="T441_18"><text:s/></text:span><text:span text:style-name="T441_19">the</text:span><text:span text:style-name="T441_20"><text:s/></text:span><text:span text:style-name="T441_21">player</text:span><text:span text:style-name="T441_22">,<text:s/></text:span><text:span text:style-name="T441_23">and</text:span><text:span text:style-name="T441_24"><text:s/></text:span><text:span text:style-name="T441_25">experience</text:span><text:span text:style-name="T441_26">.</text:span></text:p>
            </text:list-item>
            <text:list-item>
              <text:p text:style-name="P442"><text:span text:style-name="T442_1">Quests</text:span><text:span text:style-name="T442_2"><text:s/></text:span><text:span text:style-name="T442_3">sometimes</text:span><text:span text:style-name="T442_4"><text:s/></text:span><text:span text:style-name="T442_5">allow</text:span><text:span text:style-name="T442_6"><text:s/></text:span><text:span text:style-name="T442_7">the</text:span><text:span text:style-name="T442_8"><text:s/></text:span><text:span text:style-name="T442_9">player</text:span><text:span text:style-name="T442_10"><text:s/></text:span><text:span text:style-name="T442_11">to</text:span><text:span text:style-name="T442_12"><text:s/></text:span><text:span text:style-name="T442_13">choose</text:span><text:span text:style-name="T442_14"><text:s/></text:span><text:span text:style-name="T442_15">the</text:span><text:span text:style-name="T442_16"><text:s/></text:span><text:span text:style-name="T442_17">award</text:span><text:span text:style-name="T442_18">.</text:span></text:p>
            </text:list-item>
          </text:list>
        </text:list-item>
      </text:list>
      <text:h text:style-name="P443" text:outline-level="10"><text:bookmark-start text:name="h.r1fx0vcol0vj"/><text:bookmark-end text:name="h.r1fx0vcol0vj"/><text:span text:style-name="T443_1">Ultima</text:span><text:span text:style-name="T443_2"><text:s/></text:span><text:span text:style-name="T443_3">Online</text:span><text:span text:style-name="T443_4"><text:s/></text:span><text:span text:style-name="T443_5">(</text:span><text:span text:style-name="T443_6">Tim</text:span><text:span text:style-name="T443_7">)</text:span></text:h>
      <text:list text:style-name="LS24" xml:id="list415">
        <text:list-item>
          <text:p text:style-name="P444"><text:span text:style-name="T444_1">World</text:span><text:span text:style-name="T444_2"><text:s/></text:span><text:span text:style-name="T444_3">interaction</text:span></text:p>
          <text:list>
            <text:list-item>
              <text:p text:style-name="P445"><text:span text:style-name="T445_1">Grid</text:span><text:span text:style-name="T445_2"><text:s/></text:span><text:span text:style-name="T445_3">based</text:span><text:span text:style-name="T445_4"><text:s/></text:span><text:span text:style-name="T445_5">system</text:span></text:p>
            </text:list-item>
            <text:list-item>
              <text:p text:style-name="P446"><text:span text:style-name="T446_1">Arrow</text:span><text:span text:style-name="T446_2"><text:s/></text:span><text:span text:style-name="T446_3">keys</text:span><text:span text:style-name="T446_4"><text:s/></text:span><text:span text:style-name="T446_5">move</text:span><text:span text:style-name="T446_6"><text:s/></text:span><text:span text:style-name="T446_7">between</text:span><text:span text:style-name="T446_8"><text:s/></text:span><text:span text:style-name="T446_9">grid</text:span><text:span text:style-name="T446_10"><text:s/></text:span><text:span text:style-name="T446_11">spaces</text:span></text:p>
            </text:list-item>
            <text:list-item>
              <text:p text:style-name="P447"><text:span text:style-name="T447_1">Interaction</text:span><text:span text:style-name="T447_2"><text:s/></text:span><text:span text:style-name="T447_3">occurs</text:span><text:span text:style-name="T447_4"><text:s/></text:span><text:span text:style-name="T447_5">between</text:span><text:span text:style-name="T447_6"><text:s/></text:span><text:span text:style-name="T447_7">them</text:span></text:p>
            </text:list-item>
            <text:list-item>
              <text:p text:style-name="P448"><text:span text:style-name="T448_1">Player</text:span><text:span text:style-name="T448_2"><text:s/></text:span><text:span text:style-name="T448_3">speech</text:span><text:span text:style-name="T448_4"><text:s/></text:span><text:span text:style-name="T448_5">occurs</text:span><text:span text:style-name="T448_6"><text:s/></text:span><text:span text:style-name="T448_7">through</text:span><text:span text:style-name="T448_8"><text:s/></text:span><text:span text:style-name="T448_9">text</text:span><text:span text:style-name="T448_10"><text:s/></text:span><text:span text:style-name="T448_11">over</text:span><text:span text:style-name="T448_12"><text:s/></text:span><text:span text:style-name="T448_13">player</text:span><text:span text:style-name="T448_14">’</text:span><text:span text:style-name="T448_15">s</text:span><text:span text:style-name="T448_16"><text:s/></text:span><text:span text:style-name="T448_17">head</text:span></text:p>
            </text:list-item>
          </text:list>
        </text:list-item>
        <text:list-item>
          <text:p text:style-name="P449"><text:span text:style-name="T449_1">Classes</text:span></text:p>
          <text:list>
            <text:list-item>
              <text:p text:style-name="P450"><text:span text:style-name="T450_1">Character</text:span><text:span text:style-name="T450_2"><text:s/></text:span><text:span text:style-name="T450_3">broken</text:span><text:span text:style-name="T450_4"><text:s/></text:span><text:span text:style-name="T450_5">into</text:span><text:span text:style-name="T450_6"><text:s/></text:span><text:span text:style-name="T450_7">multiple</text:span><text:span text:style-name="T450_8"><text:s/></text:span><text:span text:style-name="T450_9">professions</text:span></text:p>
            </text:list-item>
            <text:list-item>
              <text:p text:style-name="P451"><text:span text:style-name="T451_1">Interesting</text:span><text:span text:style-name="T451_2"><text:s/></text:span><text:span text:style-name="T451_3">because</text:span><text:span text:style-name="T451_4"><text:s/></text:span><text:span text:style-name="T451_5">crafting</text:span><text:span text:style-name="T451_6">/</text:span><text:span text:style-name="T451_7">classes</text:span><text:span text:style-name="T451_8"><text:s/></text:span><text:span text:style-name="T451_9">meshed</text:span><text:span text:style-name="T451_10"><text:s/></text:span><text:span text:style-name="T451_11">together</text:span></text:p>
            </text:list-item>
            <text:list-item>
              <text:p text:style-name="P452"><text:span text:style-name="T452_1">Samourai</text:span><text:span text:style-name="T452_2">,<text:s/></text:span><text:span text:style-name="T452_3">Warrior</text:span><text:span text:style-name="T452_4">,<text:s/></text:span><text:span text:style-name="T452_5">and</text:span><text:span text:style-name="T452_6"><text:s/></text:span><text:span text:style-name="T452_7">Blacksmith</text:span><text:span text:style-name="T452_8"><text:s/></text:span><text:span text:style-name="T452_9">are</text:span><text:span text:style-name="T452_10"><text:s/></text:span><text:span text:style-name="T452_11">various</text:span><text:span text:style-name="T452_12"><text:s/></text:span><text:span text:style-name="T452_13">examples</text:span><text:span text:style-name="T452_14"><text:s/></text:span><text:span text:style-name="T452_15">of</text:span><text:span text:style-name="T452_16"><text:s/></text:span><text:span text:style-name="T452_17">the</text:span><text:span text:style-name="T452_18"><text:s/></text:span><text:span text:style-name="T452_19">range</text:span><text:span text:style-name="T452_20"><text:s/></text:span><text:span text:style-name="T452_21">of</text:span><text:span text:style-name="T452_22"><text:s/></text:span><text:span text:style-name="T452_23">professions</text:span><text:span text:style-name="T452_24"><text:s/></text:span><text:span text:style-name="T452_25">a</text:span><text:span text:style-name="T452_26"><text:s/></text:span><text:span text:style-name="T452_27">player</text:span><text:span text:style-name="T452_28"><text:s/></text:span><text:span text:style-name="T452_29">can</text:span><text:span text:style-name="T452_30"><text:s/></text:span><text:span text:style-name="T452_31">start</text:span><text:span text:style-name="T452_32"><text:s/></text:span><text:span text:style-name="T452_33">as</text:span></text:p>
            </text:list-item>
            <text:list-item>
              <text:p text:style-name="P453"><text:span text:style-name="T453_1">Determines</text:span><text:span text:style-name="T453_2"><text:s/></text:span><text:span text:style-name="T453_3">where</text:span><text:span text:style-name="T453_4"><text:s/></text:span><text:span text:style-name="T453_5">you</text:span><text:span text:style-name="T453_6"><text:s/></text:span><text:span text:style-name="T453_7">start</text:span><text:span text:style-name="T453_8">,<text:s/></text:span><text:span text:style-name="T453_9">and</text:span><text:span text:style-name="T453_10"><text:s/></text:span><text:span text:style-name="T453_11">what</text:span><text:span text:style-name="T453_12"><text:s/></text:span><text:span text:style-name="T453_13">stats</text:span><text:span text:style-name="T453_14"><text:s/></text:span><text:span text:style-name="T453_15">you</text:span><text:span text:style-name="T453_16"><text:s/></text:span><text:span text:style-name="T453_17">start</text:span><text:span text:style-name="T453_18"><text:s/></text:span><text:span text:style-name="T453_19">with</text:span></text:p>
            </text:list-item>
          </text:list>
        </text:list-item>
        <text:list-item>
          <text:p text:style-name="P454"><text:span text:style-name="T454_1">Inventory</text:span></text:p>
          <text:list>
            <text:list-item>
              <text:p text:style-name="P455"><text:span text:style-name="T455_1">Place</text:span><text:span text:style-name="T455_2"><text:s/></text:span><text:span text:style-name="T455_3">items</text:span><text:span text:style-name="T455_4"><text:s/></text:span><text:span text:style-name="T455_5">in</text:span><text:span text:style-name="T455_6"><text:s/></text:span><text:span text:style-name="T455_7">bag</text:span><text:span text:style-name="T455_8"><text:s/></text:span><text:span text:style-name="T455_9">space</text:span><text:span text:style-name="T455_10">,<text:s/></text:span><text:span text:style-name="T455_11">various</text:span><text:span text:style-name="T455_12"><text:s/></text:span><text:span text:style-name="T455_13">items</text:span><text:span text:style-name="T455_14"><text:s/></text:span><text:span text:style-name="T455_15">are</text:span><text:span text:style-name="T455_16"><text:s/></text:span><text:span text:style-name="T455_17">various</text:span><text:span text:style-name="T455_18"><text:s/></text:span><text:span text:style-name="T455_19">sizes</text:span></text:p>
            </text:list-item>
            <text:list-item>
              <text:p text:style-name="P456"><text:span text:style-name="T456_1">Limited</text:span></text:p>
            </text:list-item>
            <text:list-item>
              <text:p text:style-name="P457"><text:span text:style-name="T457_1">Crucial</text:span><text:span text:style-name="T457_2"><text:s/></text:span><text:span text:style-name="T457_3">for</text:span><text:span text:style-name="T457_4"><text:s/></text:span><text:span text:style-name="T457_5">crafting</text:span></text:p>
            </text:list-item>
          </text:list>
        </text:list-item>
        <text:list-item>
          <text:p text:style-name="P458"><text:span text:style-name="T458_1">Crafting</text:span></text:p>
          <text:list>
            <text:list-item>
              <text:p text:style-name="P459"><text:span text:style-name="T459_1">Wide</text:span><text:span text:style-name="T459_2"><text:s/></text:span><text:span text:style-name="T459_3">range</text:span><text:span text:style-name="T459_4"><text:s/></text:span><text:span text:style-name="T459_5">of</text:span><text:span text:style-name="T459_6"><text:s/></text:span><text:span text:style-name="T459_7">things</text:span><text:span text:style-name="T459_8"><text:s/></text:span><text:span text:style-name="T459_9">to</text:span><text:span text:style-name="T459_10"><text:s/></text:span><text:span text:style-name="T459_11">craft</text:span><text:span text:style-name="T459_12"><text:s/></text:span><text:span text:style-name="T459_13">in</text:span><text:span text:style-name="T459_14"><text:s/></text:span><text:span text:style-name="T459_15">various</text:span><text:span text:style-name="T459_16"><text:s/></text:span><text:span text:style-name="T459_17">ways</text:span></text:p>
            </text:list-item>
            <text:list-item>
              <text:p text:style-name="P460"><text:span text:style-name="T460_1">Provides</text:span><text:span text:style-name="T460_2"><text:s/></text:span><text:span text:style-name="T460_3">a</text:span><text:span text:style-name="T460_4"><text:s/></text:span><text:span text:style-name="T460_5">gathering</text:span><text:span text:style-name="T460_6">/</text:span><text:span text:style-name="T460_7">crafting</text:span><text:span text:style-name="T460_8"><text:s/></text:span><text:span text:style-name="T460_9">mechanic</text:span><text:span text:style-name="T460_10"><text:s/></text:span><text:span text:style-name="T460_11">to</text:span><text:span text:style-name="T460_12"><text:s/></text:span><text:span text:style-name="T460_13">the</text:span><text:span text:style-name="T460_14"><text:s/></text:span><text:span text:style-name="T460_15">game</text:span></text:p>
            </text:list-item>
            <text:list-item>
              <text:p text:style-name="P461"><text:span text:style-name="T461_1">Intricate</text:span><text:span text:style-name="T461_2">/</text:span><text:span text:style-name="T461_3">vast</text:span><text:span text:style-name="T461_4"><text:s/></text:span><text:span text:style-name="T461_5">amount</text:span><text:span text:style-name="T461_6"><text:s/></text:span><text:span text:style-name="T461_7">of</text:span><text:span text:style-name="T461_8"><text:s/></text:span><text:span text:style-name="T461_9">crafting</text:span><text:span text:style-name="T461_10"><text:s/></text:span><text:span text:style-name="T461_11">options</text:span></text:p>
            </text:list-item>
          </text:list>
        </text:list-item>
        <text:list-item>
          <text:p text:style-name="P462"><text:span text:style-name="T462_1">Combat</text:span></text:p>
          <text:list>
            <text:list-item>
              <text:p text:style-name="P463"><text:span text:style-name="T463_1">Several</text:span><text:span text:style-name="T463_2"><text:s/></text:span><text:span text:style-name="T463_3">stats</text:span><text:span text:style-name="T463_4"><text:s/></text:span><text:span text:style-name="T463_5">effect</text:span><text:span text:style-name="T463_6"><text:s/></text:span><text:span text:style-name="T463_7">combat</text:span></text:p>
            </text:list-item>
            <text:list-item>
              <text:p text:style-name="P464"><text:span text:style-name="T464_1">Level</text:span><text:span text:style-name="T464_2">/</text:span><text:span text:style-name="T464_3">armor</text:span><text:span text:style-name="T464_4">/</text:span><text:span text:style-name="T464_5">weapon</text:span><text:span text:style-name="T464_6"><text:s/></text:span><text:span text:style-name="T464_7">determines</text:span><text:span text:style-name="T464_8"><text:s/></text:span><text:span text:style-name="T464_9">combat</text:span><text:span text:style-name="T464_10"><text:s/></text:span><text:span text:style-name="T464_11">ability</text:span></text:p>
            </text:list-item>
            <text:list-item>
              <text:p text:style-name="P465"><text:span text:style-name="T465_1">Combat</text:span><text:span text:style-name="T465_2"><text:s/></text:span><text:span text:style-name="T465_3">crucial</text:span><text:span text:style-name="T465_4"><text:s/></text:span><text:span text:style-name="T465_5">for</text:span><text:span text:style-name="T465_6"><text:s/></text:span><text:span text:style-name="T465_7">leveling</text:span><text:span text:style-name="T465_8"><text:s/></text:span><text:span text:style-name="T465_9">and</text:span><text:span text:style-name="T465_10"><text:s/></text:span><text:span text:style-name="T465_11">gaining</text:span><text:span text:style-name="T465_12"><text:s/></text:span><text:span text:style-name="T465_13">materials</text:span></text:p>
            </text:list-item>
          </text:list>
        </text:list-item>
      </text:list>
      <text:h text:style-name="P466" text:outline-level="10"><text:bookmark-start text:name="h.y38g38v2wrpj"/><text:bookmark-end text:name="h.y38g38v2wrpj"/><text:span text:style-name="T466_1">Diablo</text:span><text:span text:style-name="T466_2"><text:s/>3</text:span><text:span text:style-name="T466_3"><text:s/>(</text:span><text:span text:style-name="T466_4">Tim</text:span><text:span text:style-name="T466_5">)</text:span></text:h>
      <text:list text:style-name="LS25" xml:id="list437">
        <text:list-item>
          <text:p text:style-name="P467"><text:span text:style-name="T467_1">Story</text:span><text:span text:style-name="T467_2"><text:s/></text:span><text:span text:style-name="T467_3">Driven</text:span><text:span text:style-name="T467_4"><text:s/></text:span><text:span text:style-name="T467_5">System</text:span></text:p>
          <text:list>
            <text:list-item>
              <text:p text:style-name="P468"><text:span text:style-name="T468_1">The</text:span><text:span text:style-name="T468_2"><text:s/></text:span><text:span text:style-name="T468_3">character</text:span><text:span text:style-name="T468_4"><text:s/></text:span><text:span text:style-name="T468_5">progresses</text:span><text:span text:style-name="T468_6"><text:s/></text:span><text:span text:style-name="T468_7">along</text:span><text:span text:style-name="T468_8"><text:s/></text:span><text:span text:style-name="T468_9">a</text:span><text:span text:style-name="T468_10"><text:s/></text:span><text:span text:style-name="T468_11">linear</text:span><text:span text:style-name="T468_12"><text:s/></text:span><text:span text:style-name="T468_13">path</text:span><text:span text:style-name="T468_14"><text:s/></text:span><text:span text:style-name="T468_15">through</text:span><text:span text:style-name="T468_16"><text:s/></text:span><text:span text:style-name="T468_17">the</text:span><text:span text:style-name="T468_18"><text:s/></text:span><text:span text:style-name="T468_19">story</text:span></text:p>
            </text:list-item>
            <text:list-item>
              <text:p text:style-name="P469"><text:span text:style-name="T469_1">Four</text:span><text:span text:style-name="T469_2"><text:s/></text:span><text:span text:style-name="T469_3">difficulty</text:span><text:span text:style-name="T469_4"><text:s/></text:span><text:span text:style-name="T469_5">levels</text:span><text:span text:style-name="T469_6">,<text:s/></text:span><text:span text:style-name="T469_7">moving</text:span><text:span text:style-name="T469_8"><text:s/></text:span><text:span text:style-name="T469_9">from</text:span><text:span text:style-name="T469_10"><text:s/></text:span><text:span text:style-name="T469_11">one</text:span><text:span text:style-name="T469_12"><text:s/></text:span><text:span text:style-name="T469_13">level</text:span><text:span text:style-name="T469_14"><text:s/></text:span><text:span text:style-name="T469_15">to</text:span><text:span text:style-name="T469_16"><text:s/></text:span><text:span text:style-name="T469_17">the</text:span><text:span text:style-name="T469_18"><text:s/></text:span><text:span text:style-name="T469_19">next</text:span></text:p>
            </text:list-item>
            <text:list-item>
              <text:p text:style-name="P470"><text:span text:style-name="T470_1">Each</text:span><text:span text:style-name="T470_2"><text:s/></text:span><text:span text:style-name="T470_3">level</text:span><text:span text:style-name="T470_4"><text:s/></text:span><text:span text:style-name="T470_5">increases</text:span><text:span text:style-name="T470_6"><text:s/></text:span><text:span text:style-name="T470_7">difficulty</text:span><text:span text:style-name="T470_8"><text:s/></text:span><text:span text:style-name="T470_9">and</text:span><text:span text:style-name="T470_10"><text:s/></text:span><text:span text:style-name="T470_11">allows</text:span><text:span text:style-name="T470_12"><text:s/></text:span><text:span text:style-name="T470_13">for</text:span><text:span text:style-name="T470_14"><text:s/></text:span><text:span text:style-name="T470_15">more</text:span><text:span text:style-name="T470_16"><text:s/></text:span><text:span text:style-name="T470_17">monster</text:span><text:span text:style-name="T470_18"><text:s/></text:span><text:span text:style-name="T470_19">drops</text:span></text:p>
            </text:list-item>
          </text:list>
        </text:list-item>
        <text:list-item>
          <text:p text:style-name="P471"><text:span text:style-name="T471_1">Town</text:span></text:p>
          <text:list>
            <text:list-item>
              <text:p text:style-name="P472"><text:span text:style-name="T472_1">Player</text:span><text:span text:style-name="T472_2"><text:s/></text:span><text:span text:style-name="T472_3">returns</text:span><text:span text:style-name="T472_4"><text:s/></text:span><text:span text:style-name="T472_5">to</text:span><text:span text:style-name="T472_6"><text:s/></text:span><text:span text:style-name="T472_7">town</text:span><text:span text:style-name="T472_8"><text:s/></text:span><text:span text:style-name="T472_9">for</text:span><text:span text:style-name="T472_10"><text:s/></text:span><text:span text:style-name="T472_11">various</text:span><text:span text:style-name="T472_12"><text:s/></text:span><text:span text:style-name="T472_13">tasks</text:span></text:p>
            </text:list-item>
            <text:list-item>
              <text:p text:style-name="P473"><text:span text:style-name="T473_1">Town</text:span><text:span text:style-name="T473_2"><text:s/></text:span><text:span text:style-name="T473_3">portal</text:span><text:span text:style-name="T473_4"><text:s/></text:span><text:span text:style-name="T473_5">to</text:span><text:span text:style-name="T473_6"><text:s/></text:span><text:span text:style-name="T473_7">quickly</text:span><text:span text:style-name="T473_8"><text:s/></text:span><text:span text:style-name="T473_9">access</text:span><text:span text:style-name="T473_10"><text:s/></text:span><text:span text:style-name="T473_11">the</text:span><text:span text:style-name="T473_12"><text:s/></text:span><text:span text:style-name="T473_13">town</text:span></text:p>
            </text:list-item>
            <text:list-item>
              <text:p text:style-name="P474"><text:span text:style-name="T474_1">Provides</text:span><text:span text:style-name="T474_2"><text:s/></text:span><text:span text:style-name="T474_3">access</text:span><text:span text:style-name="T474_4"><text:s/></text:span><text:span text:style-name="T474_5">to</text:span><text:span text:style-name="T474_6"><text:s/></text:span><text:span text:style-name="T474_7">various</text:span><text:span text:style-name="T474_8"><text:s/></text:span><text:span text:style-name="T474_9">components</text:span><text:span text:style-name="T474_10"><text:s/></text:span><text:span text:style-name="T474_11">of</text:span><text:span text:style-name="T474_12"><text:s/></text:span><text:span text:style-name="T474_13">the</text:span><text:span text:style-name="T474_14"><text:s/></text:span><text:span text:style-name="T474_15">game</text:span></text:p>
              <text:list>
                <text:list-item>
                  <text:p text:style-name="P475"><text:span text:style-name="T475_1">Jeweler</text:span><text:span text:style-name="T475_2"><text:s/></text:span><text:span text:style-name="T475_3">for</text:span><text:span text:style-name="T475_4"><text:s/></text:span><text:span text:style-name="T475_5">combining</text:span><text:span text:style-name="T475_6">/</text:span><text:span text:style-name="T475_7">unsocketing</text:span><text:span text:style-name="T475_8"><text:s/></text:span><text:span text:style-name="T475_9">gems</text:span></text:p>
                </text:list-item>
                <text:list-item>
                  <text:p text:style-name="P476"><text:span text:style-name="T476_1">Blacksmith</text:span><text:span text:style-name="T476_2"><text:s/></text:span><text:span text:style-name="T476_3">for</text:span><text:span text:style-name="T476_4"><text:s/></text:span><text:span text:style-name="T476_5">crafting</text:span><text:span text:style-name="T476_6">/</text:span><text:span text:style-name="T476_7">salvaging</text:span><text:span text:style-name="T476_8"><text:s/></text:span><text:span text:style-name="T476_9">items</text:span></text:p>
                </text:list-item>
                <text:list-item>
                  <text:p text:style-name="P477"><text:span text:style-name="T477_1">Merchant</text:span><text:span text:style-name="T477_2"><text:s/></text:span><text:span text:style-name="T477_3">for</text:span><text:span text:style-name="T477_4"><text:s/></text:span><text:span text:style-name="T477_5">selling</text:span><text:span text:style-name="T477_6">/</text:span><text:span text:style-name="T477_7">purchasing</text:span><text:span text:style-name="T477_8"><text:s/></text:span><text:span text:style-name="T477_9">items</text:span></text:p>
                </text:list-item>
                <text:list-item>
                  <text:p text:style-name="P478"><text:span text:style-name="T478_1">Each</text:span><text:span text:style-name="T478_2"><text:s/></text:span><text:span text:style-name="T478_3">component</text:span><text:span text:style-name="T478_4"><text:s/></text:span><text:span text:style-name="T478_5">levels</text:span><text:span text:style-name="T478_6"><text:s/></text:span><text:span text:style-name="T478_7">to</text:span><text:span text:style-name="T478_8"><text:s/></text:span><text:span text:style-name="T478_9">access</text:span><text:span text:style-name="T478_10"><text:s/></text:span><text:span text:style-name="T478_11">more</text:span><text:span text:style-name="T478_12"><text:s/></text:span><text:span text:style-name="T478_13">within</text:span><text:span text:style-name="T478_14"><text:s/></text:span><text:span text:style-name="T478_15">their</text:span><text:span text:style-name="T478_16"><text:s/></text:span><text:span text:style-name="T478_17">respective</text:span><text:span text:style-name="T478_18"><text:s/></text:span><text:span text:style-name="T478_19">tasks</text:span></text:p>
                </text:list-item>
                <text:list-item>
                  <text:p text:style-name="P479"><text:span text:style-name="T479_1">Component</text:span><text:span text:style-name="T479_2"><text:s/></text:span><text:span text:style-name="T479_3">levels</text:span><text:span text:style-name="T479_4"><text:s/></text:span><text:span text:style-name="T479_5">linked</text:span><text:span text:style-name="T479_6"><text:s/></text:span><text:span text:style-name="T479_7">to</text:span><text:span text:style-name="T479_8"><text:s/></text:span><text:span text:style-name="T479_9">all</text:span><text:span text:style-name="T479_10"><text:s/></text:span><text:span text:style-name="T479_11">of</text:span><text:span text:style-name="T479_12"><text:s/></text:span><text:span text:style-name="T479_13">a</text:span><text:span text:style-name="T479_14"><text:s/></text:span><text:span text:style-name="T479_15">player</text:span><text:span text:style-name="T479_16">’</text:span><text:span text:style-name="T479_17">s</text:span><text:span text:style-name="T479_18"><text:s/></text:span><text:span text:style-name="T479_19">characters</text:span></text:p>
                </text:list-item>
              </text:list>
            </text:list-item>
          </text:list>
        </text:list-item>
        <text:list-item>
          <text:p text:style-name="P480"><text:span text:style-name="T480_1">Character</text:span><text:span text:style-name="T480_2"><text:s/></text:span><text:span text:style-name="T480_3">components</text:span></text:p>
          <text:list>
            <text:list-item>
              <text:p text:style-name="P481"><text:span text:style-name="T481_1">Five</text:span><text:span text:style-name="T481_2"><text:s/></text:span><text:span text:style-name="T481_3">classes</text:span><text:span text:style-name="T481_4"><text:s/></text:span><text:span text:style-name="T481_5">for</text:span><text:span text:style-name="T481_6"><text:s/></text:span><text:span text:style-name="T481_7">character</text:span><text:span text:style-name="T481_8"><text:s/></text:span><text:span text:style-name="T481_9">to</text:span><text:span text:style-name="T481_10"><text:s/></text:span><text:span text:style-name="T481_11">play</text:span></text:p>
            </text:list-item>
            <text:list-item>
              <text:p text:style-name="P482"><text:span text:style-name="T482_1">Each</text:span><text:span text:style-name="T482_2"><text:s/></text:span><text:span text:style-name="T482_3">character</text:span><text:span text:style-name="T482_4"><text:s/></text:span><text:span text:style-name="T482_5">type</text:span><text:span text:style-name="T482_6"><text:s/></text:span><text:span text:style-name="T482_7">has</text:span></text:p>
              <text:list>
                <text:list-item>
                  <text:p text:style-name="P483"><text:span text:style-name="T483_1">Six</text:span><text:span text:style-name="T483_2"><text:s/></text:span><text:span text:style-name="T483_3">ability</text:span><text:span text:style-name="T483_4"><text:s/></text:span><text:span text:style-name="T483_5">slots</text:span><text:span text:style-name="T483_6"><text:s/>(</text:span><text:span text:style-name="T483_7">Left</text:span><text:span text:style-name="T483_8">/</text:span><text:span text:style-name="T483_9">Right</text:span><text:span text:style-name="T483_10">,<text:s/>1-4)<text:s/></text:span><text:span text:style-name="T483_11">to</text:span><text:span text:style-name="T483_12"><text:s/></text:span><text:span text:style-name="T483_13">choose</text:span><text:span text:style-name="T483_14"><text:s/></text:span><text:span text:style-name="T483_15">from</text:span><text:span text:style-name="T483_16"><text:s/></text:span><text:span text:style-name="T483_17">several</text:span><text:span text:style-name="T483_18"><text:s/></text:span><text:span text:style-name="T483_19">abilities</text:span></text:p>
                </text:list-item>
                <text:list-item>
                  <text:p text:style-name="P484"><text:span text:style-name="T484_1">Three</text:span><text:span text:style-name="T484_2"><text:s/></text:span><text:span text:style-name="T484_3">passive</text:span><text:span text:style-name="T484_4"><text:s/></text:span><text:span text:style-name="T484_5">skills</text:span></text:p>
                </text:list-item>
                <text:list-item>
                  <text:p text:style-name="P485"><text:span text:style-name="T485_1">An</text:span><text:span text:style-name="T485_2"><text:s/></text:span><text:span text:style-name="T485_3">important</text:span><text:span text:style-name="T485_4"><text:s/></text:span><text:span text:style-name="T485_5">stat</text:span><text:span text:style-name="T485_6"><text:s/></text:span><text:span text:style-name="T485_7">that</text:span><text:span text:style-name="T485_8"><text:s/></text:span><text:span text:style-name="T485_9">increases</text:span><text:span text:style-name="T485_10"><text:s/></text:span><text:span text:style-name="T485_11">damage</text:span></text:p>
                </text:list-item>
                <text:list-item>
                  <text:p text:style-name="P486"><text:span text:style-name="T486_1">Special</text:span><text:span text:style-name="T486_2"><text:s/></text:span><text:span text:style-name="T486_3">items</text:span><text:span text:style-name="T486_4"><text:s/></text:span><text:span text:style-name="T486_5">to</text:span><text:span text:style-name="T486_6"><text:s/></text:span><text:span text:style-name="T486_7">use</text:span></text:p>
                </text:list-item>
                <text:list-item>
                  <text:p text:style-name="P487"><text:span text:style-name="T487_1">Different</text:span><text:span text:style-name="T487_2"><text:s/></text:span><text:span text:style-name="T487_3">play</text:span><text:span text:style-name="T487_4"><text:s/></text:span><text:span text:style-name="T487_5">styles</text:span></text:p>
                </text:list-item>
              </text:list>
            </text:list-item>
          </text:list>
        </text:list-item>
        <text:list-item>
          <text:p text:style-name="P488"><text:span text:style-name="T488_1">Armor</text:span><text:span text:style-name="T488_2">/</text:span><text:span text:style-name="T488_3">Weapon</text:span><text:span text:style-name="T488_4"><text:s/></text:span><text:span text:style-name="T488_5">system</text:span></text:p>
          <text:list>
            <text:list-item>
              <text:p text:style-name="P489"><text:span text:style-name="T489_1">Weapons</text:span><text:span text:style-name="T489_2">/</text:span><text:span text:style-name="T489_3">Armor</text:span><text:span text:style-name="T489_4"><text:s/></text:span><text:span text:style-name="T489_5">come</text:span><text:span text:style-name="T489_6"><text:s/></text:span><text:span text:style-name="T489_7">in</text:span><text:span text:style-name="T489_8"><text:s/></text:span><text:span text:style-name="T489_9">various</text:span><text:span text:style-name="T489_10"><text:s/></text:span><text:span text:style-name="T489_11">forms</text:span><text:span text:style-name="T489_12">:<text:s/></text:span><text:span text:style-name="T489_13">Broken</text:span><text:span text:style-name="T489_14">,<text:s/></text:span><text:span text:style-name="T489_15">Normal</text:span><text:span text:style-name="T489_16">,<text:s/></text:span><text:span text:style-name="T489_17">Magical</text:span><text:span text:style-name="T489_18">,<text:s/></text:span><text:span text:style-name="T489_19">Rare</text:span><text:span text:style-name="T489_20">,<text:s/></text:span><text:span text:style-name="T489_21">and</text:span><text:span text:style-name="T489_22"><text:s/></text:span><text:span text:style-name="T489_23">Legendary</text:span></text:p>
            </text:list-item>
            <text:list-item>
              <text:p text:style-name="P490"><text:span text:style-name="T490_1">Each</text:span><text:span text:style-name="T490_2"><text:s/></text:span><text:span text:style-name="T490_3">item</text:span><text:span text:style-name="T490_4"><text:s/></text:span><text:span text:style-name="T490_5">comes</text:span><text:span text:style-name="T490_6"><text:s/></text:span><text:span text:style-name="T490_7">with</text:span><text:span text:style-name="T490_8"><text:s/></text:span><text:span text:style-name="T490_9">a</text:span><text:span text:style-name="T490_10"><text:s/></text:span><text:span text:style-name="T490_11">damage</text:span><text:span text:style-name="T490_12">/</text:span><text:span text:style-name="T490_13">armor</text:span><text:span text:style-name="T490_14"><text:s/></text:span><text:span text:style-name="T490_15">value</text:span><text:span text:style-name="T490_16">,<text:s/></text:span><text:span text:style-name="T490_17">plus</text:span><text:span text:style-name="T490_18"><text:s/></text:span><text:span text:style-name="T490_19">several</text:span><text:span text:style-name="T490_20"><text:s/></text:span><text:span text:style-name="T490_21">boosts</text:span></text:p>
              <text:list>
                <text:list-item>
                  <text:p text:style-name="P491"><text:span text:style-name="T491_1">Boosts</text:span><text:span text:style-name="T491_2"><text:s/></text:span><text:span text:style-name="T491_3">to</text:span><text:span text:style-name="T491_4"><text:s/></text:span><text:span text:style-name="T491_5">stats</text:span><text:span text:style-name="T491_6"><text:s/></text:span><text:span text:style-name="T491_7">like</text:span><text:span text:style-name="T491_8"><text:s/></text:span><text:span text:style-name="T491_9">Intelligence</text:span></text:p>
                </text:list-item>
                <text:list-item>
                  <text:p text:style-name="P492"><text:span text:style-name="T492_1">Boosts</text:span><text:span text:style-name="T492_2"><text:s/></text:span><text:span text:style-name="T492_3">to</text:span><text:span text:style-name="T492_4"><text:s/></text:span><text:span text:style-name="T492_5">health</text:span><text:span text:style-name="T492_6"><text:s/></text:span><text:span text:style-name="T492_7">regeneration</text:span><text:span text:style-name="T492_8">,<text:s/></text:span><text:span text:style-name="T492_9">health</text:span><text:span text:style-name="T492_10"><text:s/></text:span><text:span text:style-name="T492_11">from</text:span><text:span text:style-name="T492_12"><text:s/></text:span><text:span text:style-name="T492_13">globes</text:span><text:span text:style-name="T492_14">,<text:s/></text:span><text:span text:style-name="T492_15">health</text:span><text:span text:style-name="T492_16"><text:s/></text:span><text:span text:style-name="T492_17">from</text:span><text:span text:style-name="T492_18"><text:s/></text:span><text:span text:style-name="T492_19">hitting</text:span><text:span text:style-name="T492_20"><text:s/></text:span><text:span text:style-name="T492_21">enemies</text:span></text:p>
                </text:list-item>
                <text:list-item>
                  <text:p text:style-name="P493"><text:span text:style-name="T493_1">Boosts</text:span><text:span text:style-name="T493_2"><text:s/></text:span><text:span text:style-name="T493_3">to</text:span><text:span text:style-name="T493_4"><text:s/></text:span><text:span text:style-name="T493_5">experience</text:span><text:span text:style-name="T493_6"><text:s/></text:span><text:span text:style-name="T493_7">gain</text:span></text:p>
                </text:list-item>
              </text:list>
            </text:list-item>
            <text:list-item>
              <text:p text:style-name="P494"><text:span text:style-name="T494_1">Armor</text:span><text:span text:style-name="T494_2">/</text:span><text:span text:style-name="T494_3">Weapons</text:span><text:span text:style-name="T494_4"><text:s/></text:span><text:span text:style-name="T494_5">can</text:span><text:span text:style-name="T494_6"><text:s/></text:span><text:span text:style-name="T494_7">be</text:span><text:span text:style-name="T494_8"><text:s/></text:span><text:span text:style-name="T494_9">improved</text:span><text:span text:style-name="T494_10"><text:s/></text:span><text:span text:style-name="T494_11">by</text:span><text:span text:style-name="T494_12"><text:s/></text:span><text:span text:style-name="T494_13">gems</text:span></text:p>
              <text:list>
                <text:list-item>
                  <text:p text:style-name="P495"><text:span text:style-name="T495_1">Gems</text:span><text:span text:style-name="T495_2"><text:s/></text:span><text:span text:style-name="T495_3">come</text:span><text:span text:style-name="T495_4"><text:s/></text:span><text:span text:style-name="T495_5">in</text:span><text:span text:style-name="T495_6"><text:s/></text:span><text:span text:style-name="T495_7">four</text:span><text:span text:style-name="T495_8"><text:s/></text:span><text:span text:style-name="T495_9">types</text:span><text:span text:style-name="T495_10"><text:s/></text:span><text:span text:style-name="T495_11">with</text:span><text:span text:style-name="T495_12"><text:s/></text:span><text:span text:style-name="T495_13">various</text:span><text:span text:style-name="T495_14"><text:s/></text:span><text:span text:style-name="T495_15">improvements</text:span></text:p>
                </text:list-item>
                <text:list-item>
                  <text:p text:style-name="P496"><text:span text:style-name="T496_1">About</text:span><text:span text:style-name="T496_2"><text:s/>20<text:s/></text:span><text:span text:style-name="T496_3">levels</text:span><text:span text:style-name="T496_4"><text:s/></text:span><text:span text:style-name="T496_5">of</text:span><text:span text:style-name="T496_6"><text:s/></text:span><text:span text:style-name="T496_7">gems</text:span><text:span text:style-name="T496_8">,<text:s/></text:span><text:span text:style-name="T496_9">the</text:span><text:span text:style-name="T496_10"><text:s/></text:span><text:span text:style-name="T496_11">higher</text:span><text:span text:style-name="T496_12"><text:s/></text:span><text:span text:style-name="T496_13">the</text:span><text:span text:style-name="T496_14"><text:s/></text:span><text:span text:style-name="T496_15">level</text:span><text:span text:style-name="T496_16"><text:s/></text:span><text:span text:style-name="T496_17">the</text:span><text:span text:style-name="T496_18"><text:s/></text:span><text:span text:style-name="T496_19">stronger</text:span><text:span text:style-name="T496_20"><text:s/></text:span><text:span text:style-name="T496_21">the</text:span><text:span text:style-name="T496_22"><text:s/></text:span><text:span text:style-name="T496_23">bonuses</text:span></text:p>
                </text:list-item>
                <text:list-item>
                  <text:p text:style-name="P497"><text:span text:style-name="T497_1">Lower</text:span><text:span text:style-name="T497_2"><text:s/></text:span><text:span text:style-name="T497_3">level</text:span><text:span text:style-name="T497_4"><text:s/></text:span><text:span text:style-name="T497_5">gems</text:span><text:span text:style-name="T497_6"><text:s/></text:span><text:span text:style-name="T497_7">can</text:span><text:span text:style-name="T497_8"><text:s/></text:span><text:span text:style-name="T497_9">be</text:span><text:span text:style-name="T497_10"><text:s/></text:span><text:span text:style-name="T497_11">crafted</text:span><text:span text:style-name="T497_12"><text:s/></text:span><text:span text:style-name="T497_13">together</text:span><text:span text:style-name="T497_14"><text:s/></text:span><text:span text:style-name="T497_15">to</text:span><text:span text:style-name="T497_16"><text:s/></text:span><text:span text:style-name="T497_17">make</text:span><text:span text:style-name="T497_18"><text:s/></text:span><text:span text:style-name="T497_19">a</text:span><text:span text:style-name="T497_20"><text:s/></text:span><text:span text:style-name="T497_21">higher</text:span><text:span text:style-name="T497_22"><text:s/></text:span><text:span text:style-name="T497_23">level</text:span><text:span text:style-name="T497_24"><text:s/></text:span><text:span text:style-name="T497_25">gem</text:span></text:p>
                </text:list-item>
                <text:list-item>
                  <text:p text:style-name="P498"><text:span text:style-name="T498_1">Gems</text:span><text:span text:style-name="T498_2"><text:s/></text:span><text:span text:style-name="T498_3">can</text:span><text:span text:style-name="T498_4"><text:s/></text:span><text:span text:style-name="T498_5">be</text:span><text:span text:style-name="T498_6"><text:s/></text:span><text:span text:style-name="T498_7">placed</text:span><text:span text:style-name="T498_8"><text:s/></text:span><text:span text:style-name="T498_9">in</text:span><text:span text:style-name="T498_10"><text:s/></text:span><text:span text:style-name="T498_11">item</text:span><text:span text:style-name="T498_12"><text:s/></text:span><text:span text:style-name="T498_13">socket</text:span><text:span text:style-name="T498_14"><text:s/></text:span><text:span text:style-name="T498_15">locations</text:span></text:p>
                </text:list-item>
              </text:list>
            </text:list-item>
          </text:list>
        </text:list-item>
        <text:list-item>
          <text:p text:style-name="P499"><text:span text:style-name="T499_1">Achievements</text:span></text:p>
          <text:list>
            <text:list-item>
              <text:p text:style-name="P500"><text:span text:style-name="T500_1">Exceptional</text:span><text:span text:style-name="T500_2"><text:s/></text:span><text:span text:style-name="T500_3">accomplishments</text:span><text:span text:style-name="T500_4"><text:s/></text:span><text:span text:style-name="T500_5">within</text:span><text:span text:style-name="T500_6"><text:s/></text:span><text:span text:style-name="T500_7">the</text:span><text:span text:style-name="T500_8"><text:s/></text:span><text:span text:style-name="T500_9">storyline</text:span><text:span text:style-name="T500_10"><text:s/></text:span><text:span text:style-name="T500_11">gives</text:span><text:span text:style-name="T500_12"><text:s/></text:span><text:span text:style-name="T500_13">an</text:span><text:span text:style-name="T500_14"><text:s/></text:span><text:span text:style-name="T500_15">achievement</text:span></text:p>
            </text:list-item>
            <text:list-item>
              <text:p text:style-name="P501"><text:span text:style-name="T501_1">Tomes</text:span><text:span text:style-name="T501_2"><text:s/></text:span><text:span text:style-name="T501_3">provide</text:span><text:span text:style-name="T501_4"><text:s/></text:span><text:span text:style-name="T501_5">information</text:span><text:span text:style-name="T501_6"><text:s/></text:span><text:span text:style-name="T501_7">on</text:span><text:span text:style-name="T501_8"><text:s/></text:span><text:span text:style-name="T501_9">characters</text:span><text:span text:style-name="T501_10"><text:s/></text:span><text:span text:style-name="T501_11">in</text:span><text:span text:style-name="T501_12"><text:s/></text:span><text:span text:style-name="T501_13">the</text:span><text:span text:style-name="T501_14"><text:s/></text:span><text:span text:style-name="T501_15">story</text:span><text:span text:style-name="T501_16">,<text:s/></text:span><text:span text:style-name="T501_17">sets</text:span><text:span text:style-name="T501_18"><text:s/></text:span><text:span text:style-name="T501_19">provide</text:span><text:span text:style-name="T501_20"><text:s/></text:span><text:span text:style-name="T501_21">achievements</text:span></text:p>
            </text:list-item>
          </text:list>
        </text:list-item>
        <text:list-item>
          <text:p text:style-name="P502"><text:span text:style-name="T502_1">Multiplayer</text:span></text:p>
          <text:list>
            <text:list-item>
              <text:p text:style-name="P503"><text:span text:style-name="T503_1">Up</text:span><text:span text:style-name="T503_2"><text:s/></text:span><text:span text:style-name="T503_3">to</text:span><text:span text:style-name="T503_4"><text:s/></text:span><text:span text:style-name="T503_5">four</text:span><text:span text:style-name="T503_6"><text:s/></text:span><text:span text:style-name="T503_7">players</text:span><text:span text:style-name="T503_8"><text:s/></text:span><text:span text:style-name="T503_9">can</text:span><text:span text:style-name="T503_10"><text:s/></text:span><text:span text:style-name="T503_11">play</text:span><text:span text:style-name="T503_12"><text:s/></text:span><text:span text:style-name="T503_13">as</text:span><text:span text:style-name="T503_14"><text:s/></text:span><text:span text:style-name="T503_15">a</text:span><text:span text:style-name="T503_16"><text:s/></text:span><text:span text:style-name="T503_17">team</text:span><text:span text:style-name="T503_18"><text:s/></text:span><text:span text:style-name="T503_19">together</text:span></text:p>
            </text:list-item>
            <text:list-item>
              <text:p text:style-name="P504"><text:span text:style-name="T504_1">Scales</text:span><text:span text:style-name="T504_2"><text:s/></text:span><text:span text:style-name="T504_3">monsters</text:span><text:span text:style-name="T504_4"><text:s/></text:span><text:span text:style-name="T504_5">based</text:span><text:span text:style-name="T504_6"><text:s/></text:span><text:span text:style-name="T504_7">on</text:span><text:span text:style-name="T504_8"><text:s/></text:span><text:span text:style-name="T504_9">the</text:span><text:span text:style-name="T504_10"><text:s/></text:span><text:span text:style-name="T504_11">number</text:span><text:span text:style-name="T504_12"><text:s/></text:span><text:span text:style-name="T504_13">of</text:span><text:span text:style-name="T504_14"><text:s/></text:span><text:span text:style-name="T504_15">players</text:span></text:p>
            </text:list-item>
            <text:list-item>
              <text:p text:style-name="P505"><text:span text:style-name="T505_1">Drops</text:span><text:span text:style-name="T505_2"><text:s/></text:span><text:span text:style-name="T505_3">items</text:span><text:span text:style-name="T505_4">/</text:span><text:span text:style-name="T505_5">gold</text:span><text:span text:style-name="T505_6"><text:s/></text:span><text:span text:style-name="T505_7">individually</text:span><text:span text:style-name="T505_8"><text:s/></text:span><text:span text:style-name="T505_9">for</text:span><text:span text:style-name="T505_10"><text:s/></text:span><text:span text:style-name="T505_11">each</text:span><text:span text:style-name="T505_12"><text:s/></text:span><text:span text:style-name="T505_13">player</text:span></text:p>
            </text:list-item>
          </text:list>
        </text:list-item>
      </text:list>
      <text:h text:style-name="P506" text:outline-level="10"><text:bookmark-start text:name="h.9l2x741pzjvu"/><text:bookmark-end text:name="h.9l2x741pzjvu"/><text:span text:style-name="T506_1">The</text:span><text:span text:style-name="T506_2"><text:s/></text:span><text:span text:style-name="T506_3">Witcher</text:span><text:span text:style-name="T506_4"><text:s/></text:span><text:span text:style-name="T506_5">(</text:span><text:span text:style-name="T506_6">AJ</text:span><text:span text:style-name="T506_7">)</text:span></text:h>
      <text:list text:style-name="LS26" xml:id="list476">
        <text:list-item>
          <text:p text:style-name="P507"><text:span text:style-name="T507_1">Fighting</text:span><text:span text:style-name="T507_2"><text:s/></text:span><text:span text:style-name="T507_3">Styles</text:span></text:p>
          <text:list>
            <text:list-item>
              <text:p text:style-name="P508"><text:span text:style-name="T508_1">Can</text:span><text:span text:style-name="T508_2"><text:s/></text:span><text:span text:style-name="T508_3">be</text:span><text:span text:style-name="T508_4"><text:s/></text:span><text:span text:style-name="T508_5">switched</text:span><text:span text:style-name="T508_6"><text:s/></text:span><text:span text:style-name="T508_7">between</text:span><text:span text:style-name="T508_8"><text:s/></text:span><text:span text:style-name="T508_9">at</text:span><text:span text:style-name="T508_10"><text:s/></text:span><text:span text:style-name="T508_11">any</text:span><text:span text:style-name="T508_12"><text:s/></text:span><text:span text:style-name="T508_13">point</text:span><text:span text:style-name="T508_14"><text:s/></text:span><text:span text:style-name="T508_15">in</text:span><text:span text:style-name="T508_16"><text:s/></text:span><text:span text:style-name="T508_17">game</text:span><text:span text:style-name="T508_18">,<text:s/></text:span><text:span text:style-name="T508_19">especially</text:span><text:span text:style-name="T508_20"><text:s/></text:span><text:span text:style-name="T508_21">combat</text:span></text:p>
            </text:list-item>
            <text:list-item>
              <text:p text:style-name="P509"><text:span text:style-name="T509_1">Quick</text:span></text:p>
              <text:list>
                <text:list-item>
                  <text:p text:style-name="P510"><text:span text:style-name="T510_1">fast</text:span><text:span text:style-name="T510_2">,<text:s/></text:span><text:span text:style-name="T510_3">less</text:span><text:span text:style-name="T510_4">-</text:span><text:span text:style-name="T510_5">damaging</text:span><text:span text:style-name="T510_6"><text:s/></text:span><text:span text:style-name="T510_7">attacks</text:span><text:span text:style-name="T510_8">,<text:s/></text:span><text:span text:style-name="T510_9">higher</text:span><text:span text:style-name="T510_10"><text:s/></text:span><text:span text:style-name="T510_11">chance</text:span><text:span text:style-name="T510_12"><text:s/></text:span><text:span text:style-name="T510_13">to</text:span><text:span text:style-name="T510_14"><text:s/></text:span><text:span text:style-name="T510_15">hit</text:span></text:p>
                </text:list-item>
              </text:list>
            </text:list-item>
            <text:list-item>
              <text:p text:style-name="P511"><text:span text:style-name="T511_1">Heavy</text:span></text:p>
              <text:list>
                <text:list-item>
                  <text:p text:style-name="P512"><text:span text:style-name="T512_1">more</text:span><text:span text:style-name="T512_2"><text:s/></text:span><text:span text:style-name="T512_3">damage</text:span><text:span text:style-name="T512_4">,<text:s/></text:span><text:span text:style-name="T512_5">slower</text:span><text:span text:style-name="T512_6"><text:s/></text:span><text:span text:style-name="T512_7">attacks</text:span><text:span text:style-name="T512_8">,<text:s/></text:span><text:span text:style-name="T512_9">low</text:span><text:span text:style-name="T512_10"><text:s/></text:span><text:span text:style-name="T512_11">chance</text:span><text:span text:style-name="T512_12"><text:s/></text:span><text:span text:style-name="T512_13">to</text:span><text:span text:style-name="T512_14"><text:s/></text:span><text:span text:style-name="T512_15">hit</text:span></text:p>
                </text:list-item>
              </text:list>
            </text:list-item>
            <text:list-item>
              <text:p text:style-name="P513"><text:span text:style-name="T513_1">Group</text:span></text:p>
              <text:list>
                <text:list-item>
                  <text:p text:style-name="P514"><text:span text:style-name="T514_1">Big</text:span><text:span text:style-name="T514_2"><text:s/></text:span><text:span text:style-name="T514_3">Sweeping</text:span><text:span text:style-name="T514_4"><text:s/></text:span><text:span text:style-name="T514_5">attacks</text:span><text:span text:style-name="T514_6"><text:s/></text:span><text:span text:style-name="T514_7">designed</text:span><text:span text:style-name="T514_8"><text:s/></text:span><text:span text:style-name="T514_9">to</text:span><text:span text:style-name="T514_10"><text:s/></text:span><text:span text:style-name="T514_11">hit</text:span><text:span text:style-name="T514_12"><text:s/></text:span><text:span text:style-name="T514_13">many</text:span><text:span text:style-name="T514_14"><text:s/></text:span><text:span text:style-name="T514_15">enemies</text:span><text:span text:style-name="T514_16"><text:s/></text:span><text:span text:style-name="T514_17">if</text:span><text:span text:style-name="T514_18"><text:s/></text:span><text:span text:style-name="T514_19">the</text:span><text:span text:style-name="T514_20"><text:s/></text:span><text:span text:style-name="T514_21">player</text:span><text:span text:style-name="T514_22"><text:s/></text:span><text:span text:style-name="T514_23">is</text:span><text:span text:style-name="T514_24"><text:s/></text:span><text:span text:style-name="T514_25">surrounded</text:span></text:p>
                </text:list-item>
              </text:list>
            </text:list-item>
          </text:list>
        </text:list-item>
        <text:list-item>
          <text:p text:style-name="P515"><text:span text:style-name="T515_1">Weapons</text:span></text:p>
          <text:list>
            <text:list-item>
              <text:p text:style-name="P516"><text:span text:style-name="T516_1">Silver</text:span><text:span text:style-name="T516_2"><text:s/></text:span><text:span text:style-name="T516_3">Sword</text:span></text:p>
              <text:list>
                <text:list-item>
                  <text:p text:style-name="P517"><text:span text:style-name="T517_1">great</text:span><text:span text:style-name="T517_2"><text:s/></text:span><text:span text:style-name="T517_3">against</text:span><text:span text:style-name="T517_4"><text:s/></text:span><text:span text:style-name="T517_5">supernatural</text:span><text:span text:style-name="T517_6"><text:s/></text:span><text:span text:style-name="T517_7">enemies</text:span></text:p>
                </text:list-item>
              </text:list>
            </text:list-item>
            <text:list-item>
              <text:p text:style-name="P518"><text:span text:style-name="T518_1">Steel</text:span><text:span text:style-name="T518_2"><text:s/></text:span><text:span text:style-name="T518_3">Sword</text:span></text:p>
              <text:list>
                <text:list-item>
                  <text:p text:style-name="P519"><text:span text:style-name="T519_1">great</text:span><text:span text:style-name="T519_2"><text:s/></text:span><text:span text:style-name="T519_3">against</text:span><text:span text:style-name="T519_4"><text:s/></text:span><text:span text:style-name="T519_5">humanoid</text:span><text:span text:style-name="T519_6"><text:s/></text:span><text:span text:style-name="T519_7">enemies</text:span></text:p>
                </text:list-item>
              </text:list>
            </text:list-item>
          </text:list>
        </text:list-item>
        <text:list-item>
          <text:p text:style-name="P520"><text:span text:style-name="T520_1">Alchemy</text:span></text:p>
          <text:list>
            <text:list-item>
              <text:p text:style-name="P521"><text:span text:style-name="T521_1">major</text:span><text:span text:style-name="T521_2"><text:s/></text:span><text:span text:style-name="T521_3">portion</text:span><text:span text:style-name="T521_4"><text:s/></text:span><text:span text:style-name="T521_5">of</text:span><text:span text:style-name="T521_6"><text:s/></text:span><text:span text:style-name="T521_7">game</text:span></text:p>
            </text:list-item>
            <text:list-item>
              <text:p text:style-name="P522"><text:span text:style-name="T522_1">experimentation</text:span><text:span text:style-name="T522_2"><text:s/></text:span><text:span text:style-name="T522_3">possible</text:span><text:span text:style-name="T522_4"><text:s/></text:span><text:span text:style-name="T522_5">with</text:span><text:span text:style-name="T522_6"><text:s/></text:span><text:span text:style-name="T522_7">good</text:span><text:span text:style-name="T522_8"><text:s/></text:span><text:span text:style-name="T522_9">or</text:span><text:span text:style-name="T522_10"><text:s/></text:span><text:span text:style-name="T522_11">bad</text:span><text:span text:style-name="T522_12"><text:s/></text:span><text:span text:style-name="T522_13">side</text:span><text:span text:style-name="T522_14"><text:s/></text:span><text:span text:style-name="T522_15">effects</text:span><text:span text:style-name="T522_16"><text:s/>(</text:span><text:span text:style-name="T522_17">find</text:span><text:span text:style-name="T522_18"><text:s/></text:span><text:span text:style-name="T522_19">useful</text:span><text:span text:style-name="T522_20"><text:s/></text:span><text:span text:style-name="T522_21">potion</text:span><text:span text:style-name="T522_22">,<text:s/></text:span><text:span text:style-name="T522_23">almost</text:span><text:span text:style-name="T522_24"><text:s/></text:span><text:span text:style-name="T522_25">kill</text:span><text:span text:style-name="T522_26"><text:s/></text:span><text:span text:style-name="T522_27">self</text:span><text:span text:style-name="T522_28"><text:s/></text:span><text:span text:style-name="T522_29">by</text:span><text:span text:style-name="T522_30"><text:s/></text:span><text:span text:style-name="T522_31">mixing</text:span><text:span text:style-name="T522_32"><text:s/></text:span><text:span text:style-name="T522_33">wrong</text:span><text:span text:style-name="T522_34"><text:s/></text:span><text:span text:style-name="T522_35">ingredients</text:span><text:span text:style-name="T522_36">)</text:span></text:p>
            </text:list-item>
            <text:list-item>
              <text:p text:style-name="P523"><text:span text:style-name="T523_1">player</text:span><text:span text:style-name="T523_2"><text:s/></text:span><text:span text:style-name="T523_3">can</text:span><text:span text:style-name="T523_4"><text:s/></text:span><text:span text:style-name="T523_5">make</text:span><text:span text:style-name="T523_6"><text:s/></text:span><text:span text:style-name="T523_7">potions</text:span><text:span text:style-name="T523_8"><text:s/></text:span><text:span text:style-name="T523_9">to</text:span><text:span text:style-name="T523_10"><text:s/></text:span><text:span text:style-name="T523_11">give</text:span><text:span text:style-name="T523_12">:</text:span></text:p>
              <text:list>
                <text:list-item>
                  <text:p text:style-name="P524"><text:span text:style-name="T524_1">stealth</text:span></text:p>
                </text:list-item>
                <text:list-item>
                  <text:p text:style-name="P525"><text:span text:style-name="T525_1">nightvision</text:span></text:p>
                </text:list-item>
                <text:list-item>
                  <text:p text:style-name="P526"><text:span text:style-name="T526_1">health</text:span></text:p>
                </text:list-item>
              </text:list>
            </text:list-item>
          </text:list>
        </text:list-item>
        <text:list-item>
          <text:p text:style-name="P527"><text:span text:style-name="T527_1">Time</text:span><text:span text:style-name="T527_2"><text:s/></text:span><text:span text:style-name="T527_3">Delayed</text:span><text:span text:style-name="T527_4"><text:s/></text:span><text:span text:style-name="T527_5">Decision</text:span><text:span text:style-name="T527_6">-</text:span><text:span text:style-name="T527_7">Consequence</text:span><text:span text:style-name="T527_8"><text:s/></text:span><text:span text:style-name="T527_9">System</text:span></text:p>
          <text:list>
            <text:list-item>
              <text:p text:style-name="P528"><text:span text:style-name="T528_1">gray</text:span><text:span text:style-name="T528_2"><text:s/></text:span><text:span text:style-name="T528_3">morality</text:span><text:span text:style-name="T528_4"><text:s/></text:span><text:span text:style-name="T528_5">system</text:span><text:span text:style-name="T528_6"><text:s/>(</text:span><text:span text:style-name="T528_7">no</text:span><text:span text:style-name="T528_8"><text:s/></text:span><text:span text:style-name="T528_9">choice</text:span><text:span text:style-name="T528_10"><text:s/></text:span><text:span text:style-name="T528_11">is</text:span><text:span text:style-name="T528_12"><text:s/></text:span><text:span text:style-name="T528_13">obviously</text:span><text:span text:style-name="T528_14"><text:s/></text:span><text:span text:style-name="T528_15">good</text:span><text:span text:style-name="T528_16"><text:s/></text:span><text:span text:style-name="T528_17">or</text:span><text:span text:style-name="T528_18"><text:s/></text:span><text:span text:style-name="T528_19">bad</text:span><text:span text:style-name="T528_20">,<text:s/></text:span><text:span text:style-name="T528_21">just</text:span><text:span text:style-name="T528_22"><text:s/></text:span><text:span text:style-name="T528_23">a</text:span><text:span text:style-name="T528_24"><text:s/></text:span><text:span text:style-name="T528_25">option</text:span><text:span text:style-name="T528_26">)</text:span></text:p>
            </text:list-item>
            <text:list-item>
              <text:p text:style-name="P529"><text:span text:style-name="T529_1">decisions</text:span><text:span text:style-name="T529_2"><text:s/></text:span><text:span text:style-name="T529_3">do</text:span><text:span text:style-name="T529_4"><text:s/></text:span><text:span text:style-name="T529_5">not</text:span><text:span text:style-name="T529_6"><text:s/></text:span><text:span text:style-name="T529_7">come</text:span><text:span text:style-name="T529_8"><text:s/></text:span><text:span text:style-name="T529_9">into</text:span><text:span text:style-name="T529_10"><text:s/></text:span><text:span text:style-name="T529_11">play</text:span><text:span text:style-name="T529_12"><text:s/></text:span><text:span text:style-name="T529_13">in</text:span><text:span text:style-name="T529_14"><text:s/></text:span><text:span text:style-name="T529_15">the</text:span><text:span text:style-name="T529_16"><text:s/></text:span><text:span text:style-name="T529_17">game</text:span><text:span text:style-name="T529_18"><text:s/></text:span><text:span text:style-name="T529_19">until</text:span><text:span text:style-name="T529_20"><text:s/></text:span><text:span text:style-name="T529_21">many</text:span><text:span text:style-name="T529_22"><text:s/></text:span><text:span text:style-name="T529_23">hours</text:span><text:span text:style-name="T529_24"><text:s/></text:span><text:span text:style-name="T529_25">later</text:span><text:span text:style-name="T529_26"><text:s/></text:span><text:span text:style-name="T529_27">in</text:span><text:span text:style-name="T529_28"><text:s/></text:span><text:span text:style-name="T529_29">the</text:span><text:span text:style-name="T529_30"><text:s/></text:span><text:span text:style-name="T529_31">game</text:span><text:span text:style-name="T529_32">,<text:s/></text:span><text:span text:style-name="T529_33">bypassing</text:span><text:span text:style-name="T529_34"><text:s/></text:span><text:span text:style-name="T529_35">the</text:span><text:span text:style-name="T529_36"><text:s/></text:span><text:span text:style-name="T529_37">issue</text:span><text:span text:style-name="T529_38"><text:s/></text:span><text:span text:style-name="T529_39">of</text:span><text:span text:style-name="T529_40"><text:s/></text:span><text:span text:style-name="T529_41">reloading</text:span><text:span text:style-name="T529_42"><text:s/></text:span><text:span text:style-name="T529_43">saves</text:span><text:span text:style-name="T529_44"><text:s/></text:span><text:span text:style-name="T529_45">to</text:span><text:span text:style-name="T529_46"><text:s/></text:span><text:span text:style-name="T529_47">be</text:span><text:span text:style-name="T529_48"><text:s/></text:span><text:span text:style-name="T529_49">a</text:span><text:span text:style-name="T529_50"><text:s/>“</text:span><text:span text:style-name="T529_51">good</text:span><text:span text:style-name="T529_52">”<text:s/></text:span><text:span text:style-name="T529_53">character</text:span><text:span text:style-name="T529_54">.</text:span></text:p>
            </text:list-item>
            <text:list-item>
              <text:p text:style-name="P530"><text:span text:style-name="T530_1">leads</text:span><text:span text:style-name="T530_2"><text:s/></text:span><text:span text:style-name="T530_3">to</text:span><text:span text:style-name="T530_4"><text:s/></text:span><text:span text:style-name="T530_5">great</text:span><text:span text:style-name="T530_6"><text:s/></text:span><text:span text:style-name="T530_7">replayability</text:span><text:span text:style-name="T530_8">,<text:s/></text:span><text:span text:style-name="T530_9">as</text:span><text:span text:style-name="T530_10"><text:s/></text:span><text:span text:style-name="T530_11">one</text:span><text:span text:style-name="T530_12"><text:s/></text:span><text:span text:style-name="T530_13">action</text:span><text:span text:style-name="T530_14"><text:s/></text:span><text:span text:style-name="T530_15">can</text:span><text:span text:style-name="T530_16"><text:s/></text:span><text:span text:style-name="T530_17">change</text:span><text:span text:style-name="T530_18"><text:s/></text:span><text:span text:style-name="T530_19">what</text:span><text:span text:style-name="T530_20"><text:s/></text:span><text:span text:style-name="T530_21">the</text:span><text:span text:style-name="T530_22"><text:s/></text:span><text:span text:style-name="T530_23">player</text:span><text:span text:style-name="T530_24"><text:s/></text:span><text:span text:style-name="T530_25">is</text:span><text:span text:style-name="T530_26"><text:s/></text:span><text:span text:style-name="T530_27">doing</text:span><text:span text:style-name="T530_28"><text:s/>30<text:s/></text:span><text:span text:style-name="T530_29">hours</text:span><text:span text:style-name="T530_30"><text:s/></text:span><text:span text:style-name="T530_31">later</text:span></text:p>
            </text:list-item>
          </text:list>
        </text:list-item>
      </text:list>
      <text:h text:style-name="P531" text:outline-level="10"><text:bookmark-start text:name="h.2mjbr4b40dzt"/><text:bookmark-end text:name="h.2mjbr4b40dzt"/><text:span text:style-name="T531_1">Fable</text:span><text:span text:style-name="T531_2"><text:s/></text:span><text:span text:style-name="T531_3">(</text:span><text:span text:style-name="T531_4">AJ</text:span><text:span text:style-name="T531_5">)</text:span></text:h>
      <text:list text:style-name="LS27" xml:id="list500">
        <text:list-item>
          <text:p text:style-name="P532"><text:span text:style-name="T532_1">Quests</text:span></text:p>
          <text:list>
            <text:list-item>
              <text:p text:style-name="P533"><text:span text:style-name="T533_1">EIther</text:span><text:span text:style-name="T533_2"><text:s/></text:span><text:span text:style-name="T533_3">Side</text:span><text:span text:style-name="T533_4"><text:s/></text:span><text:span text:style-name="T533_5">quest</text:span><text:span text:style-name="T533_6">/</text:span><text:span text:style-name="T533_7">Main</text:span><text:span text:style-name="T533_8"><text:s/></text:span><text:span text:style-name="T533_9">quest</text:span><text:span text:style-name="T533_10"><text:s/></text:span><text:span text:style-name="T533_11">denoted</text:span><text:span text:style-name="T533_12"><text:s/></text:span><text:span text:style-name="T533_13">through</text:span><text:span text:style-name="T533_14"><text:s/></text:span><text:span text:style-name="T533_15">being</text:span><text:span text:style-name="T533_16"><text:s/></text:span><text:span text:style-name="T533_17">silver</text:span><text:span text:style-name="T533_18"><text:s/></text:span><text:span text:style-name="T533_19">or</text:span><text:span text:style-name="T533_20"><text:s/></text:span><text:span text:style-name="T533_21">gold</text:span><text:span text:style-name="T533_22"><text:s/></text:span><text:span text:style-name="T533_23">respectively</text:span></text:p>
            </text:list-item>
            <text:list-item>
              <text:p text:style-name="P534"><text:span text:style-name="T534_1">side</text:span><text:span text:style-name="T534_2"><text:s/></text:span><text:span text:style-name="T534_3">quests</text:span><text:span text:style-name="T534_4"><text:s/></text:span><text:span text:style-name="T534_5">can</text:span><text:span text:style-name="T534_6"><text:s/></text:span><text:span text:style-name="T534_7">be</text:span><text:span text:style-name="T534_8"><text:s/></text:span><text:span text:style-name="T534_9">completed</text:span><text:span text:style-name="T534_10"><text:s/></text:span><text:span text:style-name="T534_11">in</text:span><text:span text:style-name="T534_12"><text:s/></text:span><text:span text:style-name="T534_13">any</text:span><text:span text:style-name="T534_14"><text:s/></text:span><text:span text:style-name="T534_15">order</text:span><text:span text:style-name="T534_16">/</text:span><text:span text:style-name="T534_17">time</text:span><text:span text:style-name="T534_18">,<text:s text:c="2"/></text:span><text:span text:style-name="T534_19">nut</text:span><text:span text:style-name="T534_20"><text:s/></text:span><text:span text:style-name="T534_21">most</text:span><text:span text:style-name="T534_22"><text:s/></text:span><text:span text:style-name="T534_23">have</text:span><text:span text:style-name="T534_24"><text:s/></text:span><text:span text:style-name="T534_25">a</text:span><text:span text:style-name="T534_26"><text:s/></text:span><text:span text:style-name="T534_27">good</text:span><text:span text:style-name="T534_28">.</text:span><text:span text:style-name="T534_29">evil</text:span><text:span text:style-name="T534_30"><text:s/></text:span><text:span text:style-name="T534_31">way</text:span><text:span text:style-name="T534_32"><text:s/></text:span><text:span text:style-name="T534_33">of</text:span><text:span text:style-name="T534_34"><text:s/></text:span><text:span text:style-name="T534_35">completing</text:span><text:span text:style-name="T534_36"><text:s/></text:span><text:span text:style-name="T534_37">them</text:span><text:span text:style-name="T534_38">,<text:s/></text:span><text:span text:style-name="T534_39">can</text:span><text:span text:style-name="T534_40"><text:s/></text:span><text:span text:style-name="T534_41">only</text:span><text:span text:style-name="T534_42"><text:s/></text:span><text:span text:style-name="T534_43">choose</text:span><text:span text:style-name="T534_44"><text:s/></text:span><text:span text:style-name="T534_45">one</text:span><text:span text:style-name="T534_46"><text:s/></text:span><text:span text:style-name="T534_47">of</text:span><text:span text:style-name="T534_48"><text:s/></text:span><text:span text:style-name="T534_49">those</text:span></text:p>
            </text:list-item>
          </text:list>
        </text:list-item>
        <text:list-item>
          <text:p text:style-name="P535"><text:span text:style-name="T535_1">Player</text:span><text:span text:style-name="T535_2"><text:s/></text:span><text:span text:style-name="T535_3">Progression</text:span></text:p>
          <text:list>
            <text:list-item>
              <text:p text:style-name="P536"><text:span text:style-name="T536_1">Player</text:span><text:span text:style-name="T536_2"><text:s/></text:span><text:span text:style-name="T536_3">earns</text:span><text:span text:style-name="T536_4"><text:s/>4<text:s/></text:span><text:span text:style-name="T536_5">types</text:span><text:span text:style-name="T536_6"><text:s/></text:span><text:span text:style-name="T536_7">of</text:span><text:span text:style-name="T536_8"><text:s/></text:span><text:span text:style-name="T536_9">experience</text:span><text:span text:style-name="T536_10">,<text:s/></text:span><text:span text:style-name="T536_11">General</text:span><text:span text:style-name="T536_12">,<text:s/></text:span><text:span text:style-name="T536_13">Str</text:span><text:span text:style-name="T536_14">,<text:s/></text:span><text:span text:style-name="T536_15">Skill</text:span><text:span text:style-name="T536_16">,<text:s/></text:span><text:span text:style-name="T536_17">Will</text:span></text:p>
            </text:list-item>
            <text:list-item>
              <text:p text:style-name="P537"><text:span text:style-name="T537_1">General</text:span><text:span text:style-name="T537_2"><text:s/>=<text:s/></text:span><text:span text:style-name="T537_3">always</text:span><text:span text:style-name="T537_4"><text:s/></text:span><text:span text:style-name="T537_5">earned</text:span><text:span text:style-name="T537_6"><text:s/></text:span><text:span text:style-name="T537_7">when</text:span><text:span text:style-name="T537_8"><text:s/></text:span><text:span text:style-name="T537_9">doing</text:span><text:span text:style-name="T537_10"><text:s/></text:span><text:span text:style-name="T537_11">stuff</text:span><text:span text:style-name="T537_12">,<text:s/></text:span><text:span text:style-name="T537_13">can</text:span><text:span text:style-name="T537_14"><text:s/></text:span><text:span text:style-name="T537_15">be</text:span><text:span text:style-name="T537_16"><text:s/></text:span><text:span text:style-name="T537_17">used</text:span><text:span text:style-name="T537_18"><text:s/></text:span><text:span text:style-name="T537_19">to</text:span><text:span text:style-name="T537_20"><text:s/></text:span><text:span text:style-name="T537_21">increase</text:span><text:span text:style-name="T537_22"><text:s/></text:span><text:span text:style-name="T537_23">any</text:span><text:span text:style-name="T537_24"><text:s/></text:span><text:span text:style-name="T537_25">abilities</text:span></text:p>
            </text:list-item>
            <text:list-item>
              <text:p text:style-name="P538"><text:span text:style-name="T538_1">Strength</text:span><text:span text:style-name="T538_2"><text:s/>=<text:s/></text:span><text:span text:style-name="T538_3">earned</text:span><text:span text:style-name="T538_4"><text:s/></text:span><text:span text:style-name="T538_5">through</text:span><text:span text:style-name="T538_6"><text:s/></text:span><text:span text:style-name="T538_7">melee</text:span><text:span text:style-name="T538_8"><text:s/></text:span><text:span text:style-name="T538_9">attacking</text:span><text:span text:style-name="T538_10">,<text:s/></text:span><text:span text:style-name="T538_11">blocking</text:span><text:span text:style-name="T538_12"><text:s/>,</text:span><text:span text:style-name="T538_13">etc</text:span><text:span text:style-name="T538_14">,<text:s/></text:span><text:span text:style-name="T538_15">can</text:span><text:span text:style-name="T538_16"><text:s/></text:span><text:span text:style-name="T538_17">only</text:span><text:span text:style-name="T538_18"><text:s/></text:span><text:span text:style-name="T538_19">be</text:span><text:span text:style-name="T538_20"><text:s/></text:span><text:span text:style-name="T538_21">used</text:span><text:span text:style-name="T538_22"><text:s/></text:span><text:span text:style-name="T538_23">in</text:span><text:span text:style-name="T538_24"><text:s/></text:span><text:span text:style-name="T538_25">its</text:span><text:span text:style-name="T538_26"><text:s/></text:span><text:span text:style-name="T538_27">own</text:span><text:span text:style-name="T538_28"><text:s/></text:span><text:span text:style-name="T538_29">category</text:span><text:span text:style-name="T538_30"><text:s/></text:span><text:span text:style-name="T538_31">for</text:span><text:span text:style-name="T538_32"><text:s/></text:span><text:span text:style-name="T538_33">Physique</text:span><text:span text:style-name="T538_34"><text:s/>(</text:span><text:span text:style-name="T538_35">Strength</text:span><text:span text:style-name="T538_36"><text:s/></text:span><text:span text:style-name="T538_37">Modifier</text:span><text:span text:style-name="T538_38">),<text:s/></text:span><text:span text:style-name="T538_39">Health</text:span><text:span text:style-name="T538_40">,<text:s/></text:span><text:span text:style-name="T538_41">Toughness</text:span><text:span text:style-name="T538_42"><text:s/>(</text:span><text:span text:style-name="T538_43">damage</text:span><text:span text:style-name="T538_44"><text:s/></text:span><text:span text:style-name="T538_45">reduction</text:span><text:span text:style-name="T538_46"><text:s/></text:span><text:span text:style-name="T538_47">modifier</text:span><text:span text:style-name="T538_48">)</text:span></text:p>
            </text:list-item>
            <text:list-item>
              <text:p text:style-name="P539"><text:span text:style-name="T539_1">Skill</text:span><text:span text:style-name="T539_2"><text:s/>=<text:s/></text:span><text:span text:style-name="T539_3">earned</text:span><text:span text:style-name="T539_4"><text:s/></text:span><text:span text:style-name="T539_5">through</text:span><text:span text:style-name="T539_6"><text:s/></text:span><text:span text:style-name="T539_7">ranged</text:span><text:span text:style-name="T539_8"><text:s/></text:span><text:span text:style-name="T539_9">attacking</text:span><text:span text:style-name="T539_10">,<text:s/></text:span><text:span text:style-name="T539_11">can</text:span><text:span text:style-name="T539_12"><text:s/></text:span><text:span text:style-name="T539_13">be</text:span><text:span text:style-name="T539_14"><text:s/></text:span><text:span text:style-name="T539_15">used</text:span><text:span text:style-name="T539_16"><text:s/></text:span><text:span text:style-name="T539_17">in</text:span><text:span text:style-name="T539_18"><text:s/></text:span><text:span text:style-name="T539_19">its</text:span><text:span text:style-name="T539_20"><text:s/></text:span><text:span text:style-name="T539_21">own</text:span><text:span text:style-name="T539_22"><text:s/></text:span><text:span text:style-name="T539_23">category</text:span><text:span text:style-name="T539_24"><text:s/></text:span><text:span text:style-name="T539_25">for</text:span><text:span text:style-name="T539_26"><text:s/></text:span><text:span text:style-name="T539_27">Speed</text:span><text:span text:style-name="T539_28">(</text:span><text:span text:style-name="T539_29">for</text:span><text:span text:style-name="T539_30"><text:s/></text:span><text:span text:style-name="T539_31">attacking</text:span><text:span text:style-name="T539_32">),<text:s/></text:span><text:span text:style-name="T539_33">Accuracy</text:span><text:span text:style-name="T539_34"><text:s/>(</text:span><text:span text:style-name="T539_35">for</text:span><text:span text:style-name="T539_36"><text:s/></text:span><text:span text:style-name="T539_37">ranged</text:span><text:span text:style-name="T539_38"><text:s/></text:span><text:span text:style-name="T539_39">attacking</text:span><text:span text:style-name="T539_40">),<text:s/></text:span><text:span text:style-name="T539_41">Guile</text:span><text:span text:style-name="T539_42">(</text:span><text:span text:style-name="T539_43">Stealing</text:span><text:span text:style-name="T539_44">,<text:s/></text:span><text:span text:style-name="T539_45">Sneaking</text:span><text:span text:style-name="T539_46">)</text:span></text:p>
            </text:list-item>
            <text:list-item>
              <text:p text:style-name="P540"><text:span text:style-name="T540_1">Will</text:span><text:span text:style-name="T540_2"><text:s/>=<text:s/></text:span><text:span text:style-name="T540_3">earned</text:span><text:span text:style-name="T540_4"><text:s/></text:span><text:span text:style-name="T540_5">through</text:span><text:span text:style-name="T540_6"><text:s/></text:span><text:span text:style-name="T540_7">spellcasting</text:span><text:span text:style-name="T540_8"><text:s/></text:span><text:span text:style-name="T540_9">can</text:span><text:span text:style-name="T540_10"><text:s/></text:span><text:span text:style-name="T540_11">be</text:span><text:span text:style-name="T540_12"><text:s/></text:span><text:span text:style-name="T540_13">used</text:span><text:span text:style-name="T540_14"><text:s/></text:span><text:span text:style-name="T540_15">for</text:span><text:span text:style-name="T540_16"><text:s/></text:span><text:span text:style-name="T540_17">its</text:span><text:span text:style-name="T540_18"><text:s/></text:span><text:span text:style-name="T540_19">own</text:span><text:span text:style-name="T540_20"><text:s/></text:span><text:span text:style-name="T540_21">category</text:span><text:span text:style-name="T540_22"><text:s/></text:span><text:span text:style-name="T540_23">for</text:span><text:span text:style-name="T540_24"><text:s/></text:span><text:span text:style-name="T540_25">Attack</text:span><text:span text:style-name="T540_26"><text:s/></text:span><text:span text:style-name="T540_27">Spells</text:span><text:span text:style-name="T540_28">,<text:s/></text:span><text:span text:style-name="T540_29">Surround</text:span><text:span text:style-name="T540_30"><text:s/></text:span><text:span text:style-name="T540_31">Spells</text:span><text:span text:style-name="T540_32">,<text:s/></text:span><text:span text:style-name="T540_33">Physical</text:span><text:span text:style-name="T540_34"><text:s/></text:span><text:span text:style-name="T540_35">Spells</text:span></text:p>
            </text:list-item>
          </text:list>
        </text:list-item>
        <text:list-item>
          <text:p text:style-name="P541"><text:span text:style-name="T541_1">Renown</text:span></text:p>
          <text:list>
            <text:list-item>
              <text:p text:style-name="P542"><text:span text:style-name="T542_1">gained</text:span><text:span text:style-name="T542_2"><text:s/></text:span><text:span text:style-name="T542_3">through</text:span><text:span text:style-name="T542_4"><text:s/></text:span><text:span text:style-name="T542_5">completing</text:span><text:span text:style-name="T542_6"><text:s/></text:span><text:span text:style-name="T542_7">quests</text:span></text:p>
            </text:list-item>
            <text:list-item>
              <text:p text:style-name="P543"><text:span text:style-name="T543_1">citizens</text:span><text:span text:style-name="T543_2"><text:s/></text:span><text:span text:style-name="T543_3">in</text:span><text:span text:style-name="T543_4"><text:s/></text:span><text:span text:style-name="T543_5">the</text:span><text:span text:style-name="T543_6"><text:s/></text:span><text:span text:style-name="T543_7">world</text:span><text:span text:style-name="T543_8"><text:s/></text:span><text:span text:style-name="T543_9">are</text:span><text:span text:style-name="T543_10"><text:s/></text:span><text:span text:style-name="T543_11">more</text:span><text:span text:style-name="T543_12"><text:s/></text:span><text:span text:style-name="T543_13">impressed</text:span><text:span text:style-name="T543_14">/</text:span><text:span text:style-name="T543_15">know</text:span><text:span text:style-name="T543_16"><text:s/></text:span><text:span text:style-name="T543_17">more</text:span><text:span text:style-name="T543_18"><text:s/></text:span><text:span text:style-name="T543_19">about</text:span><text:span text:style-name="T543_20"><text:s/></text:span><text:span text:style-name="T543_21">you</text:span><text:span text:style-name="T543_22">/</text:span><text:span text:style-name="T543_23">fall</text:span><text:span text:style-name="T543_24"><text:s/></text:span><text:span text:style-name="T543_25">in</text:span><text:span text:style-name="T543_26"><text:s/></text:span><text:span text:style-name="T543_27">love</text:span><text:span text:style-name="T543_28"><text:s/></text:span><text:span text:style-name="T543_29">with</text:span><text:span text:style-name="T543_30"><text:s/></text:span><text:span text:style-name="T543_31">you</text:span><text:span text:style-name="T543_32">/</text:span><text:span text:style-name="T543_33">etc</text:span><text:span text:style-name="T543_34">.</text:span></text:p>
            </text:list-item>
          </text:list>
        </text:list-item>
        <text:list-item>
          <text:p text:style-name="P544"><text:span text:style-name="T544_1">Alignment</text:span></text:p>
          <text:list>
            <text:list-item>
              <text:p text:style-name="P545"><text:span text:style-name="T545_1">a</text:span><text:span text:style-name="T545_2"><text:s/></text:span><text:span text:style-name="T545_3">number</text:span><text:span text:style-name="T545_4"><text:s/></text:span><text:span text:style-name="T545_5">that</text:span><text:span text:style-name="T545_6"><text:s/></text:span><text:span text:style-name="T545_7">determines</text:span><text:span text:style-name="T545_8"><text:s/></text:span><text:span text:style-name="T545_9">how</text:span><text:span text:style-name="T545_10"><text:s/></text:span><text:span text:style-name="T545_11">good</text:span><text:span text:style-name="T545_12"><text:s/></text:span><text:span text:style-name="T545_13">or</text:span><text:span text:style-name="T545_14"><text:s/></text:span><text:span text:style-name="T545_15">evil</text:span><text:span text:style-name="T545_16"><text:s/></text:span><text:span text:style-name="T545_17">your</text:span><text:span text:style-name="T545_18"><text:s/></text:span><text:span text:style-name="T545_19">character</text:span><text:span text:style-name="T545_20"><text:s/></text:span><text:span text:style-name="T545_21">is</text:span></text:p>
            </text:list-item>
            <text:list-item>
              <text:p text:style-name="P546"><text:span text:style-name="T546_1">doing</text:span><text:span text:style-name="T546_2"><text:s/></text:span><text:span text:style-name="T546_3">good</text:span><text:span text:style-name="T546_4"><text:s/></text:span><text:span text:style-name="T546_5">actions</text:span><text:span text:style-name="T546_6"><text:s/></text:span><text:span text:style-name="T546_7">increase</text:span><text:span text:style-name="T546_8"><text:s/></text:span><text:span text:style-name="T546_9">the</text:span><text:span text:style-name="T546_10"><text:s/></text:span><text:span text:style-name="T546_11">number</text:span></text:p>
            </text:list-item>
            <text:list-item>
              <text:p text:style-name="P547"><text:span text:style-name="T547_1">bad</text:span><text:span text:style-name="T547_2"><text:s/></text:span><text:span text:style-name="T547_3">action</text:span><text:span text:style-name="T547_4"><text:s/></text:span><text:span text:style-name="T547_5">decreases</text:span><text:span text:style-name="T547_6"><text:s/></text:span><text:span text:style-name="T547_7">the</text:span><text:span text:style-name="T547_8"><text:s/></text:span><text:span text:style-name="T547_9">number</text:span></text:p>
            </text:list-item>
            <text:list-item>
              <text:p text:style-name="P548"><text:span text:style-name="T548_1">will</text:span><text:span text:style-name="T548_2"><text:s/></text:span><text:span text:style-name="T548_3">change</text:span><text:span text:style-name="T548_4"><text:s/></text:span><text:span text:style-name="T548_5">player</text:span><text:span text:style-name="T548_6"><text:s/></text:span><text:span text:style-name="T548_7">look</text:span><text:span text:style-name="T548_8"><text:s/>(</text:span><text:span text:style-name="T548_9">good</text:span><text:span text:style-name="T548_10"><text:s/>=<text:s/></text:span><text:span text:style-name="T548_11">angle</text:span><text:span text:style-name="T548_12"><text:s/></text:span><text:span text:style-name="T548_13">wings</text:span><text:span text:style-name="T548_14">,<text:s/></text:span><text:span text:style-name="T548_15">halo</text:span><text:span text:style-name="T548_16">,<text:s/></text:span><text:span text:style-name="T548_17">etc</text:span><text:span text:style-name="T548_18">.<text:s/></text:span><text:span text:style-name="T548_19">bad</text:span><text:span text:style-name="T548_20"><text:s/>=<text:s/></text:span><text:span text:style-name="T548_21">horn</text:span><text:span text:style-name="T548_22">,<text:s/></text:span><text:span text:style-name="T548_23">red</text:span><text:span text:style-name="T548_24"><text:s/></text:span><text:span text:style-name="T548_25">eyes</text:span><text:span text:style-name="T548_26">,<text:s/></text:span><text:span text:style-name="T548_27">etc</text:span><text:span text:style-name="T548_28">.)</text:span></text:p>
            </text:list-item>
          </text:list>
        </text:list-item>
      </text:list>
      <text:h text:style-name="P549" text:outline-level="10"><text:bookmark-start text:name="h.ph3f50vcnwbx"/><text:bookmark-end text:name="h.ph3f50vcnwbx"/><text:span text:style-name="T549_1">Earthbound</text:span><text:span text:style-name="T549_2"><text:s/>(</text:span><text:span text:style-name="T549_3">Piper</text:span><text:span text:style-name="T549_4">)</text:span></text:h>
      <text:list text:style-name="LS28" xml:id="list517">
        <text:list-item>
          <text:p text:style-name="P550"><text:span text:style-name="T550_1">World</text:span></text:p>
          <text:list>
            <text:list-item>
              <text:p text:style-name="P551"><text:span text:style-name="T551_1">Player</text:span><text:span text:style-name="T551_2"><text:s/></text:span><text:span text:style-name="T551_3">controls</text:span><text:span text:style-name="T551_4"><text:s/></text:span><text:span text:style-name="T551_5">a</text:span><text:span text:style-name="T551_6"><text:s/></text:span><text:span text:style-name="T551_7">party</text:span><text:span text:style-name="T551_8"><text:s/></text:span><text:span text:style-name="T551_9">of</text:span><text:span text:style-name="T551_10"><text:s/></text:span><text:span text:style-name="T551_11">characters</text:span></text:p>
            </text:list-item>
            <text:list-item>
              <text:p text:style-name="P552"><text:span text:style-name="T552_1">Travel</text:span><text:span text:style-name="T552_2"><text:s/></text:span><text:span text:style-name="T552_3">through</text:span><text:span text:style-name="T552_4"><text:s/></text:span><text:span text:style-name="T552_5">cities</text:span><text:span text:style-name="T552_6">,<text:s/></text:span><text:span text:style-name="T552_7">towns</text:span><text:span text:style-name="T552_8">,<text:s/></text:span><text:span text:style-name="T552_9">villages</text:span><text:span text:style-name="T552_10"><text:s/></text:span><text:span text:style-name="T552_11">and</text:span><text:span text:style-name="T552_12"><text:s/></text:span><text:span text:style-name="T552_13">dungeons</text:span></text:p>
            </text:list-item>
            <text:list-item>
              <text:p text:style-name="P553"><text:span text:style-name="T553_1">Doesn</text:span><text:span text:style-name="T553_2">’</text:span><text:span text:style-name="T553_3">t</text:span><text:span text:style-name="T553_4"><text:s/></text:span><text:span text:style-name="T553_5">use</text:span><text:span text:style-name="T553_6"><text:s/></text:span><text:span text:style-name="T553_7">an</text:span><text:span text:style-name="T553_8"><text:s/></text:span><text:span text:style-name="T553_9">overworld</text:span><text:span text:style-name="T553_10"><text:s/></text:span><text:span text:style-name="T553_11">map</text:span></text:p>
              <text:list>
                <text:list-item>
                  <text:p text:style-name="P554"><text:span text:style-name="T554_1">Entire</text:span><text:span text:style-name="T554_2"><text:s/></text:span><text:span text:style-name="T554_3">world</text:span><text:span text:style-name="T554_4"><text:s/></text:span><text:span text:style-name="T554_5">is</text:span><text:span text:style-name="T554_6"><text:s/></text:span><text:span text:style-name="T554_7">completely</text:span><text:span text:style-name="T554_8"><text:s/></text:span><text:span text:style-name="T554_9">seamless</text:span><text:span text:style-name="T554_10"><text:s/></text:span><text:span text:style-name="T554_11">and</text:span><text:span text:style-name="T554_12"><text:s/></text:span><text:span text:style-name="T554_13">connected</text:span></text:p>
                </text:list-item>
              </text:list>
            </text:list-item>
            <text:list-item>
              <text:p text:style-name="P555"><text:span text:style-name="T555_1">As</text:span><text:span text:style-name="T555_2"><text:s/></text:span><text:span text:style-name="T555_3">party</text:span><text:span text:style-name="T555_4"><text:s/></text:span><text:span text:style-name="T555_5">gets</text:span><text:span text:style-name="T555_6"><text:s/></text:span><text:span text:style-name="T555_7">stronger</text:span><text:span text:style-name="T555_8">,<text:s/></text:span><text:span text:style-name="T555_9">weaker</text:span><text:span text:style-name="T555_10"><text:s/></text:span><text:span text:style-name="T555_11">enemy</text:span><text:span text:style-name="T555_12"><text:s/></text:span><text:span text:style-name="T555_13">battles</text:span><text:span text:style-name="T555_14"><text:s/></text:span><text:span text:style-name="T555_15">are</text:span><text:span text:style-name="T555_16"><text:s/></text:span><text:span text:style-name="T555_17">actually</text:span><text:span text:style-name="T555_18"><text:s/></text:span><text:span text:style-name="T555_19">completely</text:span><text:span text:style-name="T555_20"><text:s/></text:span><text:span text:style-name="T555_21">skipped</text:span><text:span text:style-name="T555_22">,<text:s/></text:span><text:span text:style-name="T555_23">and</text:span><text:span text:style-name="T555_24"><text:s/></text:span><text:span text:style-name="T555_25">weaker</text:span><text:span text:style-name="T555_26"><text:s/></text:span><text:span text:style-name="T555_27">monsters</text:span><text:span text:style-name="T555_28"><text:s/></text:span><text:span text:style-name="T555_29">will</text:span><text:span text:style-name="T555_30"><text:s/></text:span><text:span text:style-name="T555_31">actually</text:span><text:span text:style-name="T555_32"><text:s/></text:span><text:span text:style-name="T555_33">flee</text:span><text:span text:style-name="T555_34"><text:s/></text:span><text:span text:style-name="T555_35">from</text:span><text:span text:style-name="T555_36"><text:s/></text:span><text:span text:style-name="T555_37">the</text:span><text:span text:style-name="T555_38"><text:s/></text:span><text:span text:style-name="T555_39">party</text:span></text:p>
            </text:list-item>
            <text:list-item>
              <text:p text:style-name="P556"><text:span text:style-name="T556_1">As</text:span><text:span text:style-name="T556_2"><text:s/></text:span><text:span text:style-name="T556_3">opposed</text:span><text:span text:style-name="T556_4"><text:s/></text:span><text:span text:style-name="T556_5">to</text:span><text:span text:style-name="T556_6"><text:s/></text:span><text:span text:style-name="T556_7">the</text:span><text:span text:style-name="T556_8"><text:s/></text:span><text:span text:style-name="T556_9">traditional</text:span><text:span text:style-name="T556_10"><text:s/></text:span><text:span text:style-name="T556_11">top</text:span><text:span text:style-name="T556_12">-</text:span><text:span text:style-name="T556_13">down</text:span><text:span text:style-name="T556_14"><text:s/></text:span><text:span text:style-name="T556_15">or</text:span><text:span text:style-name="T556_16"><text:s/></text:span><text:span text:style-name="T556_17">isometric</text:span><text:span text:style-name="T556_18"><text:s/></text:span><text:span text:style-name="T556_19">perspective</text:span><text:span text:style-name="T556_20">,<text:s/></text:span><text:span text:style-name="T556_21">EarthBound</text:span><text:span text:style-name="T556_22"><text:s/></text:span><text:span text:style-name="T556_23">uses</text:span><text:span text:style-name="T556_24"><text:s/></text:span><text:span text:style-name="T556_25">oblique</text:span><text:span text:style-name="T556_26"><text:s/></text:span><text:span text:style-name="T556_27">projection</text:span></text:p>
            </text:list-item>
          </text:list>
        </text:list-item>
        <text:list-item>
          <text:p text:style-name="P557"><text:span text:style-name="T557_1">Combat</text:span><text:span text:style-name="T557_2">:</text:span></text:p>
          <text:list>
            <text:list-item>
              <text:p text:style-name="P558"><text:span text:style-name="T558_1">No</text:span><text:span text:style-name="T558_2"><text:s/></text:span><text:span text:style-name="T558_3">random</text:span><text:span text:style-name="T558_4"><text:s/></text:span><text:span text:style-name="T558_5">enemy</text:span><text:span text:style-name="T558_6"><text:s/></text:span><text:span text:style-name="T558_7">encounters</text:span></text:p>
            </text:list-item>
            <text:list-item>
              <text:p text:style-name="P559"><text:span text:style-name="T559_1">Each</text:span><text:span text:style-name="T559_2"><text:s/></text:span><text:span text:style-name="T559_3">battle</text:span><text:span text:style-name="T559_4"><text:s/></text:span><text:span text:style-name="T559_5">that</text:span><text:span text:style-name="T559_6"><text:s/></text:span><text:span text:style-name="T559_7">is</text:span><text:span text:style-name="T559_8"><text:s/></text:span><text:span text:style-name="T559_9">won</text:span><text:span text:style-name="T559_10">,<text:s/></text:span><text:span text:style-name="T559_11">Ness</text:span><text:span text:style-name="T559_12">’<text:s/></text:span><text:span text:style-name="T559_13">father</text:span><text:span text:style-name="T559_14"><text:s/></text:span><text:span text:style-name="T559_15">deposits</text:span><text:span text:style-name="T559_16"><text:s/></text:span><text:span text:style-name="T559_17">some</text:span><text:span text:style-name="T559_18"><text:s/></text:span><text:span text:style-name="T559_19">money</text:span><text:span text:style-name="T559_20"><text:s/></text:span><text:span text:style-name="T559_21">into</text:span><text:span text:style-name="T559_22"><text:s/></text:span><text:span text:style-name="T559_23">Ness</text:span><text:span text:style-name="T559_24">’<text:s/></text:span><text:span text:style-name="T559_25">account</text:span><text:span text:style-name="T559_26"><text:s/></text:span><text:span text:style-name="T559_27">which</text:span><text:span text:style-name="T559_28"><text:s/></text:span><text:span text:style-name="T559_29">can</text:span><text:span text:style-name="T559_30"><text:s/></text:span><text:span text:style-name="T559_31">be</text:span><text:span text:style-name="T559_32"><text:s/></text:span><text:span text:style-name="T559_33">used</text:span><text:span text:style-name="T559_34"><text:s/></text:span><text:span text:style-name="T559_35">to</text:span><text:span text:style-name="T559_36"><text:s/></text:span><text:span text:style-name="T559_37">purchase</text:span><text:span text:style-name="T559_38"><text:s/></text:span><text:span text:style-name="T559_39">items</text:span></text:p>
            </text:list-item>
            <text:list-item>
              <text:p text:style-name="P560"><text:span text:style-name="T560_1">If</text:span><text:span text:style-name="T560_2"><text:s/></text:span><text:span text:style-name="T560_3">the</text:span><text:span text:style-name="T560_4"><text:s/></text:span><text:span text:style-name="T560_5">player</text:span><text:span text:style-name="T560_6"><text:s/></text:span><text:span text:style-name="T560_7">loses</text:span><text:span text:style-name="T560_8"><text:s/></text:span><text:span text:style-name="T560_9">a</text:span><text:span text:style-name="T560_10"><text:s/></text:span><text:span text:style-name="T560_11">battle</text:span><text:span text:style-name="T560_12">,<text:s/></text:span><text:span text:style-name="T560_13">half</text:span><text:span text:style-name="T560_14"><text:s/></text:span><text:span text:style-name="T560_15">of</text:span><text:span text:style-name="T560_16"><text:s/></text:span><text:span text:style-name="T560_17">the</text:span><text:span text:style-name="T560_18"><text:s/></text:span><text:span text:style-name="T560_19">money</text:span><text:span text:style-name="T560_20"><text:s/></text:span><text:span text:style-name="T560_21">is</text:span><text:span text:style-name="T560_22"><text:s/></text:span><text:span text:style-name="T560_23">lost</text:span><text:span text:style-name="T560_24">,<text:s/></text:span><text:span text:style-name="T560_25">and</text:span><text:span text:style-name="T560_26"><text:s/></text:span><text:span text:style-name="T560_27">the</text:span><text:span text:style-name="T560_28"><text:s/></text:span><text:span text:style-name="T560_29">party</text:span><text:span text:style-name="T560_30"><text:s/></text:span><text:span text:style-name="T560_31">returns</text:span><text:span text:style-name="T560_32"><text:s/></text:span><text:span text:style-name="T560_33">to</text:span><text:span text:style-name="T560_34"><text:s/></text:span><text:span text:style-name="T560_35">a</text:span><text:span text:style-name="T560_36"><text:s/></text:span><text:span text:style-name="T560_37">previous</text:span><text:span text:style-name="T560_38"><text:s/></text:span><text:span text:style-name="T560_39">save</text:span><text:span text:style-name="T560_40"><text:s/></text:span><text:span text:style-name="T560_41">point</text:span></text:p>
            </text:list-item>
            <text:list-item>
              <text:p text:style-name="P561"><text:span text:style-name="T561_1">Chance</text:span><text:span text:style-name="T561_2"><text:s/></text:span><text:span text:style-name="T561_3">a</text:span><text:span text:style-name="T561_4"><text:s/></text:span><text:span text:style-name="T561_5">player</text:span><text:span text:style-name="T561_6"><text:s/></text:span><text:span text:style-name="T561_7">will</text:span><text:span text:style-name="T561_8"><text:s/></text:span><text:span text:style-name="T561_9">receive</text:span><text:span text:style-name="T561_10"><text:s/></text:span><text:span text:style-name="T561_11">an</text:span><text:span text:style-name="T561_12"><text:s/></text:span><text:span text:style-name="T561_13">item</text:span><text:span text:style-name="T561_14"><text:s/></text:span><text:span text:style-name="T561_15">after</text:span><text:span text:style-name="T561_16"><text:s/></text:span><text:span text:style-name="T561_17">defeating</text:span><text:span text:style-name="T561_18"><text:s/></text:span><text:span text:style-name="T561_19">an</text:span><text:span text:style-name="T561_20"><text:s/></text:span><text:span text:style-name="T561_21">enemy</text:span></text:p>
            </text:list-item>
            <text:list-item>
              <text:p text:style-name="P562"><text:span text:style-name="T562_1">Player</text:span><text:span text:style-name="T562_2"><text:s/></text:span><text:span text:style-name="T562_3">can</text:span><text:span text:style-name="T562_4"><text:s/></text:span><text:span text:style-name="T562_5">Attack</text:span><text:span text:style-name="T562_6">,<text:s/></text:span><text:span text:style-name="T562_7">Heal</text:span><text:span text:style-name="T562_8">,<text:s/></text:span><text:span text:style-name="T562_9">Run</text:span><text:span text:style-name="T562_10">,<text:s/></text:span><text:span text:style-name="T562_11">Spy</text:span><text:span text:style-name="T562_12"><text:s/>(</text:span><text:span text:style-name="T562_13">reveals</text:span><text:span text:style-name="T562_14"><text:s/></text:span><text:span text:style-name="T562_15">the</text:span><text:span text:style-name="T562_16"><text:s/></text:span><text:span text:style-name="T562_17">weaknesses</text:span><text:span text:style-name="T562_18"><text:s/></text:span><text:span text:style-name="T562_19">of</text:span><text:span text:style-name="T562_20"><text:s/></text:span><text:span text:style-name="T562_21">the</text:span><text:span text:style-name="T562_22"><text:s/></text:span><text:span text:style-name="T562_23">enemy</text:span><text:span text:style-name="T562_24">),<text:s/></text:span><text:span text:style-name="T562_25">and</text:span><text:span text:style-name="T562_26"><text:s/></text:span><text:span text:style-name="T562_27">Mirror</text:span><text:span text:style-name="T562_28"><text:s/>(</text:span><text:span text:style-name="T562_29">copies</text:span><text:span text:style-name="T562_30"><text:s/></text:span><text:span text:style-name="T562_31">an</text:span><text:span text:style-name="T562_32"><text:s/></text:span><text:span text:style-name="T562_33">enemy</text:span><text:span text:style-name="T562_34">)</text:span></text:p>
            </text:list-item>
            <text:list-item>
              <text:p text:style-name="P563"><text:span text:style-name="T563_1">Can</text:span><text:span text:style-name="T563_2"><text:s/></text:span><text:span text:style-name="T563_3">also</text:span><text:span text:style-name="T563_4"><text:s/></text:span><text:span text:style-name="T563_5">use</text:span><text:span text:style-name="T563_6"><text:s/></text:span><text:span text:style-name="T563_7">Psi</text:span><text:span text:style-name="T563_8"><text:s/></text:span><text:span text:style-name="T563_9">Attacks</text:span><text:span text:style-name="T563_10"><text:s/></text:span><text:span text:style-name="T563_11">which</text:span><text:span text:style-name="T563_12"><text:s/></text:span><text:span text:style-name="T563_13">cost</text:span><text:span text:style-name="T563_14"><text:s/></text:span><text:span text:style-name="T563_15">Psychic</text:span><text:span text:style-name="T563_16"><text:s/></text:span><text:span text:style-name="T563_17">Points</text:span></text:p>
            </text:list-item>
            <text:list-item>
              <text:p text:style-name="P564"><text:span text:style-name="T564_1">Player</text:span><text:span text:style-name="T564_2"><text:s/></text:span><text:span text:style-name="T564_3">has</text:span><text:span text:style-name="T564_4"><text:s/>1</text:span><text:span text:style-name="T564_5">st</text:span><text:span text:style-name="T564_6"><text:s/></text:span><text:span text:style-name="T564_7">strike</text:span><text:span text:style-name="T564_8"><text:s/></text:span><text:span text:style-name="T564_9">priority</text:span><text:span text:style-name="T564_10"><text:s/></text:span><text:span text:style-name="T564_11">if</text:span><text:span text:style-name="T564_12"><text:s/></text:span><text:span text:style-name="T564_13">he</text:span><text:span text:style-name="T564_14"><text:s/></text:span><text:span text:style-name="T564_15">sneaks</text:span><text:span text:style-name="T564_16"><text:s/></text:span><text:span text:style-name="T564_17">up</text:span><text:span text:style-name="T564_18"><text:s/></text:span><text:span text:style-name="T564_19">behind</text:span><text:span text:style-name="T564_20"><text:s/></text:span><text:span text:style-name="T564_21">enemy</text:span><text:span text:style-name="T564_22"><text:s/></text:span><text:span text:style-name="T564_23">before</text:span><text:span text:style-name="T564_24"><text:s/></text:span><text:span text:style-name="T564_25">battle</text:span></text:p>
            </text:list-item>
            <text:list-item>
              <text:p text:style-name="P565"><text:span text:style-name="T565_1">XP</text:span><text:span text:style-name="T565_2"><text:s/></text:span><text:span text:style-name="T565_3">is</text:span><text:span text:style-name="T565_4"><text:s/></text:span><text:span text:style-name="T565_5">won</text:span><text:span text:style-name="T565_6"><text:s/></text:span><text:span text:style-name="T565_7">from</text:span><text:span text:style-name="T565_8"><text:s/></text:span><text:span text:style-name="T565_9">battles</text:span></text:p>
              <text:list>
                <text:list-item>
                  <text:p text:style-name="P566"><text:span text:style-name="T566_1">If</text:span><text:span text:style-name="T566_2"><text:s/></text:span><text:span text:style-name="T566_3">enough</text:span><text:span text:style-name="T566_4"><text:s/></text:span><text:span text:style-name="T566_5">XP</text:span><text:span text:style-name="T566_6"><text:s/></text:span><text:span text:style-name="T566_7">is</text:span><text:span text:style-name="T566_8"><text:s/></text:span><text:span text:style-name="T566_9">earned</text:span><text:span text:style-name="T566_10">,<text:s/></text:span><text:span text:style-name="T566_11">the</text:span><text:span text:style-name="T566_12"><text:s/></text:span><text:span text:style-name="T566_13">player</text:span><text:span text:style-name="T566_14"><text:s/></text:span><text:span text:style-name="T566_15">will</text:span><text:span text:style-name="T566_16"><text:s/></text:span><text:span text:style-name="T566_17">level</text:span><text:span text:style-name="T566_18"><text:s/></text:span><text:span text:style-name="T566_19">up</text:span></text:p>
                  <text:list>
                    <text:list-item>
                      <text:p text:style-name="P567"><text:span text:style-name="T567_1">Leveling</text:span><text:span text:style-name="T567_2"><text:s/></text:span><text:span text:style-name="T567_3">up</text:span><text:span text:style-name="T567_4"><text:s/></text:span><text:span text:style-name="T567_5">increases</text:span><text:span text:style-name="T567_6"><text:s/></text:span><text:span text:style-name="T567_7">Health</text:span><text:span text:style-name="T567_8"><text:s/></text:span><text:span text:style-name="T567_9">Points</text:span><text:span text:style-name="T567_10"><text:s/>(</text:span><text:span text:style-name="T567_11">HP</text:span><text:span text:style-name="T567_12">)</text:span></text:p>
                    </text:list-item>
                    <text:list-item>
                      <text:p text:style-name="P568"><text:span text:style-name="T568_1">Leveling</text:span><text:span text:style-name="T568_2"><text:s/></text:span><text:span text:style-name="T568_3">up</text:span><text:span text:style-name="T568_4"><text:s/></text:span><text:span text:style-name="T568_5">increases</text:span><text:span text:style-name="T568_6"><text:s/></text:span><text:span text:style-name="T568_7">Psychic</text:span><text:span text:style-name="T568_8"><text:s/></text:span><text:span text:style-name="T568_9">Points</text:span><text:span text:style-name="T568_10"><text:s/>(</text:span><text:span text:style-name="T568_11">PP</text:span><text:span text:style-name="T568_12">)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569" text:outline-level="10"><text:bookmark-start text:name="h.nowofa8tgx5o"/><text:bookmark-end text:name="h.nowofa8tgx5o"/><text:span text:style-name="T569_1">Final</text:span><text:span text:style-name="T569_2"><text:s/></text:span><text:span text:style-name="T569_3">Fantasy</text:span><text:span text:style-name="T569_4">:<text:s/></text:span><text:span text:style-name="T569_5">Tactics</text:span><text:span text:style-name="T569_6"><text:s/>(</text:span><text:span text:style-name="T569_7">oddshocks</text:span><text:span text:style-name="T569_8">)</text:span></text:h>
      <text:list text:style-name="LS29" xml:id="list536">
        <text:list-item>
          <text:p text:style-name="P570"><text:span text:style-name="T570_1">Goal</text:span><text:span text:style-name="T570_2"><text:s/></text:span><text:span text:style-name="T570_3">is</text:span><text:span text:style-name="T570_4"><text:s/></text:span><text:span text:style-name="T570_5">story</text:span><text:span text:style-name="T570_6">-</text:span><text:span text:style-name="T570_7">based</text:span><text:span text:style-name="T570_8"><text:s/></text:span><text:span text:style-name="T570_9">and</text:span><text:span text:style-name="T570_10"><text:s/></text:span><text:span text:style-name="T570_11">the</text:span><text:span text:style-name="T570_12"><text:s/></text:span><text:span text:style-name="T570_13">player</text:span><text:span text:style-name="T570_14"><text:s/></text:span><text:span text:style-name="T570_15">progresses</text:span><text:span text:style-name="T570_16"><text:s/></text:span><text:span text:style-name="T570_17">by</text:span><text:span text:style-name="T570_18"><text:s/></text:span><text:span text:style-name="T570_19">defeating</text:span><text:span text:style-name="T570_20"><text:s/></text:span><text:span text:style-name="T570_21">storyline</text:span><text:span text:style-name="T570_22"><text:s/></text:span><text:span text:style-name="T570_23">missions</text:span></text:p>
          <text:list>
            <text:list-item>
              <text:p text:style-name="P571"><text:span text:style-name="T571_1">Many</text:span><text:span text:style-name="T571_2"><text:s/></text:span><text:span text:style-name="T571_3">missions</text:span><text:span text:style-name="T571_4"><text:s/></text:span><text:span text:style-name="T571_5">are</text:span><text:span text:style-name="T571_6"><text:s/></text:span><text:span text:style-name="T571_7">optional</text:span><text:span text:style-name="T571_8"><text:s/></text:span><text:span text:style-name="T571_9">but</text:span><text:span text:style-name="T571_10"><text:s/></text:span><text:span text:style-name="T571_11">completing</text:span><text:span text:style-name="T571_12"><text:s/></text:span><text:span text:style-name="T571_13">every</text:span><text:span text:style-name="T571_14"><text:s/></text:span><text:span text:style-name="T571_15">mission</text:span><text:span text:style-name="T571_16"><text:s/></text:span><text:span text:style-name="T571_17">grants</text:span><text:span text:style-name="T571_18"><text:s/></text:span><text:span text:style-name="T571_19">rewards</text:span></text:p>
            </text:list-item>
          </text:list>
        </text:list-item>
        <text:list-item>
          <text:p text:style-name="P572"><text:span text:style-name="T572_1">Player</text:span><text:span text:style-name="T572_2"><text:s/></text:span><text:span text:style-name="T572_3">represents</text:span><text:span text:style-name="T572_4"><text:s/></text:span><text:span text:style-name="T572_5">one</text:span><text:span text:style-name="T572_6"><text:s/></text:span><text:span text:style-name="T572_7">character</text:span><text:span text:style-name="T572_8"><text:s/></text:span><text:span text:style-name="T572_9">but</text:span><text:span text:style-name="T572_10"><text:s/></text:span><text:span text:style-name="T572_11">controls</text:span><text:span text:style-name="T572_12"><text:s/></text:span><text:span text:style-name="T572_13">all</text:span><text:span text:style-name="T572_14"><text:s/></text:span><text:span text:style-name="T572_15">characters</text:span><text:span text:style-name="T572_16"><text:s/></text:span><text:span text:style-name="T572_17">on</text:span><text:span text:style-name="T572_18"><text:s/></text:span><text:span text:style-name="T572_19">his</text:span><text:span text:style-name="T572_20"><text:s/></text:span><text:span text:style-name="T572_21">side</text:span><text:span text:style-name="T572_22"><text:s/></text:span><text:span text:style-name="T572_23">during</text:span><text:span text:style-name="T572_24"><text:s/></text:span><text:span text:style-name="T572_25">battle</text:span><text:span text:style-name="T572_26"><text:s/></text:span><text:span text:style-name="T572_27">and</text:span><text:span text:style-name="T572_28"><text:s/></text:span><text:span text:style-name="T572_29">also</text:span><text:span text:style-name="T572_30"><text:s/></text:span><text:span text:style-name="T572_31">makes</text:span><text:span text:style-name="T572_32"><text:s/></text:span><text:span text:style-name="T572_33">all</text:span><text:span text:style-name="T572_34"><text:s/></text:span><text:span text:style-name="T572_35">out</text:span><text:span text:style-name="T572_36">-</text:span><text:span text:style-name="T572_37">of</text:span><text:span text:style-name="T572_38">-</text:span><text:span text:style-name="T572_39">battle</text:span><text:span text:style-name="T572_40"><text:s/></text:span><text:span text:style-name="T572_41">decisions</text:span><text:span text:style-name="T572_42"><text:s/></text:span><text:span text:style-name="T572_43">with</text:span><text:span text:style-name="T572_44"><text:s/></text:span><text:span text:style-name="T572_45">regard</text:span><text:span text:style-name="T572_46"><text:s/></text:span><text:span text:style-name="T572_47">to</text:span><text:span text:style-name="T572_48"><text:s/></text:span><text:span text:style-name="T572_49">item</text:span><text:span text:style-name="T572_50"><text:s/></text:span><text:span text:style-name="T572_51">management</text:span><text:span text:style-name="T572_52"><text:s/></text:span><text:span text:style-name="T572_53">and</text:span><text:span text:style-name="T572_54"><text:s/></text:span><text:span text:style-name="T572_55">character</text:span><text:span text:style-name="T572_56"><text:s/></text:span><text:span text:style-name="T572_57">advancements</text:span></text:p>
        </text:list-item>
        <text:list-item>
          <text:p text:style-name="P573"><text:span text:style-name="T573_1">Player</text:span><text:span text:style-name="T573_2"><text:s/></text:span><text:span text:style-name="T573_3">acquires</text:span><text:span text:style-name="T573_4"><text:s/></text:span><text:span text:style-name="T573_5">new</text:span><text:span text:style-name="T573_6"><text:s/></text:span><text:span text:style-name="T573_7">characters</text:span><text:span text:style-name="T573_8"><text:s/></text:span><text:span text:style-name="T573_9">for</text:span><text:span text:style-name="T573_10"><text:s/></text:span><text:span text:style-name="T573_11">his</text:span><text:span text:style-name="T573_12"><text:s/></text:span><text:span text:style-name="T573_13">group</text:span><text:span text:style-name="T573_14"><text:s/></text:span><text:span text:style-name="T573_15">through</text:span><text:span text:style-name="T573_16"><text:s/></text:span><text:span text:style-name="T573_17">story</text:span><text:span text:style-name="T573_18"><text:s/></text:span><text:span text:style-name="T573_19">progression</text:span><text:span text:style-name="T573_20">,<text:s/></text:span><text:span text:style-name="T573_21">each</text:span><text:span text:style-name="T573_22"><text:s/></text:span><text:span text:style-name="T573_23">of</text:span><text:span text:style-name="T573_24"><text:s/></text:span><text:span text:style-name="T573_25">which</text:span><text:span text:style-name="T573_26"><text:s/></text:span><text:span text:style-name="T573_27">has</text:span><text:span text:style-name="T573_28"><text:s/></text:span><text:span text:style-name="T573_29">a</text:span><text:span text:style-name="T573_30"><text:s/></text:span><text:span text:style-name="T573_31">Job</text:span><text:span text:style-name="T573_32">,<text:s/></text:span><text:span text:style-name="T573_33">which</text:span><text:span text:style-name="T573_34"><text:s/></text:span><text:span text:style-name="T573_35">is</text:span><text:span text:style-name="T573_36"><text:s/></text:span><text:span text:style-name="T573_37">the</text:span><text:span text:style-name="T573_38"><text:s/></text:span><text:span text:style-name="T573_39">game</text:span><text:span text:style-name="T573_40">’</text:span><text:span text:style-name="T573_41">s</text:span><text:span text:style-name="T573_42"><text:s/></text:span><text:span text:style-name="T573_43">class</text:span><text:span text:style-name="T573_44"><text:s/></text:span><text:span text:style-name="T573_45">mechanic</text:span></text:p>
          <text:list>
            <text:list-item>
              <text:p text:style-name="P574"><text:span text:style-name="T574_1">Characters</text:span><text:span text:style-name="T574_2"><text:s/></text:span><text:span text:style-name="T574_3">gain</text:span><text:span text:style-name="T574_4"><text:s/></text:span><text:span text:style-name="T574_5">Experience</text:span><text:span text:style-name="T574_6"><text:s/></text:span><text:span text:style-name="T574_7">Points</text:span><text:span text:style-name="T574_8"><text:s/></text:span><text:span text:style-name="T574_9">and</text:span><text:span text:style-name="T574_10"><text:s/></text:span><text:span text:style-name="T574_11">Job</text:span><text:span text:style-name="T574_12"><text:s/></text:span><text:span text:style-name="T574_13">Points</text:span><text:span text:style-name="T574_14"><text:s/></text:span><text:span text:style-name="T574_15">through</text:span><text:span text:style-name="T574_16"><text:s/></text:span><text:span text:style-name="T574_17">combat</text:span><text:span text:style-name="T574_18"><text:s/></text:span><text:span text:style-name="T574_19">which</text:span><text:span text:style-name="T574_20"><text:s/></text:span><text:span text:style-name="T574_21">allow</text:span><text:span text:style-name="T574_22"><text:s/></text:span><text:span text:style-name="T574_23">them</text:span><text:span text:style-name="T574_24"><text:s/></text:span><text:span text:style-name="T574_25">to</text:span><text:span text:style-name="T574_26"><text:s/></text:span><text:span text:style-name="T574_27">advance</text:span></text:p>
              <text:list>
                <text:list-item>
                  <text:p text:style-name="P575"><text:span text:style-name="T575_1">Job</text:span><text:span text:style-name="T575_2"><text:s/></text:span><text:span text:style-name="T575_3">points</text:span><text:span text:style-name="T575_4"><text:s/></text:span><text:span text:style-name="T575_5">can</text:span><text:span text:style-name="T575_6"><text:s/></text:span><text:span text:style-name="T575_7">be</text:span><text:span text:style-name="T575_8"><text:s/></text:span><text:span text:style-name="T575_9">used</text:span><text:span text:style-name="T575_10"><text:s/></text:span><text:span text:style-name="T575_11">to</text:span><text:span text:style-name="T575_12"><text:s/></text:span><text:span text:style-name="T575_13">learn</text:span><text:span text:style-name="T575_14"><text:s/></text:span><text:span text:style-name="T575_15">special</text:span><text:span text:style-name="T575_16"><text:s/></text:span><text:span text:style-name="T575_17">abilities</text:span><text:span text:style-name="T575_18"><text:s/></text:span><text:span text:style-name="T575_19">in</text:span><text:span text:style-name="T575_20"><text:s/></text:span><text:span text:style-name="T575_21">one</text:span><text:span text:style-name="T575_22">’</text:span><text:span text:style-name="T575_23">s</text:span><text:span text:style-name="T575_24"><text:s/></text:span><text:span text:style-name="T575_25">job</text:span><text:span text:style-name="T575_26"><text:s/></text:span><text:span text:style-name="T575_27">and</text:span><text:span text:style-name="T575_28"><text:s/></text:span><text:span text:style-name="T575_29">to</text:span><text:span text:style-name="T575_30"><text:s/></text:span><text:span text:style-name="T575_31">advance</text:span><text:span text:style-name="T575_32"><text:s/></text:span><text:span text:style-name="T575_33">in</text:span><text:span text:style-name="T575_34"><text:s/></text:span><text:span text:style-name="T575_35">that</text:span><text:span text:style-name="T575_36"><text:s/></text:span><text:span text:style-name="T575_37">job</text:span></text:p>
                </text:list-item>
              </text:list>
            </text:list-item>
            <text:list-item>
              <text:p text:style-name="P576"><text:span text:style-name="T576_1">The</text:span><text:span text:style-name="T576_2"><text:s/></text:span><text:span text:style-name="T576_3">player</text:span><text:span text:style-name="T576_4"><text:s/></text:span><text:span text:style-name="T576_5">can</text:span><text:span text:style-name="T576_6"><text:s/></text:span><text:span text:style-name="T576_7">change</text:span><text:span text:style-name="T576_8"><text:s/></text:span><text:span text:style-name="T576_9">the</text:span><text:span text:style-name="T576_10"><text:s/></text:span><text:span text:style-name="T576_11">characters</text:span><text:span text:style-name="T576_12">’<text:s/></text:span><text:span text:style-name="T576_13">jobs</text:span><text:span text:style-name="T576_14"><text:s/></text:span><text:span text:style-name="T576_15">and</text:span><text:span text:style-name="T576_16"><text:s/></text:span><text:span text:style-name="T576_17">unlock</text:span><text:span text:style-name="T576_18"><text:s/></text:span><text:span text:style-name="T576_19">new</text:span><text:span text:style-name="T576_20"><text:s/></text:span><text:span text:style-name="T576_21">jobs</text:span><text:span text:style-name="T576_22"><text:s/></text:span><text:span text:style-name="T576_23">by</text:span><text:span text:style-name="T576_24"><text:s/></text:span><text:span text:style-name="T576_25">advancing</text:span><text:span text:style-name="T576_26"><text:s/></text:span><text:span text:style-name="T576_27">in</text:span><text:span text:style-name="T576_28"><text:s/></text:span><text:span text:style-name="T576_29">ones</text:span><text:span text:style-name="T576_30"><text:s/>“</text:span><text:span text:style-name="T576_31">lower</text:span><text:span text:style-name="T576_32"><text:s/></text:span><text:span text:style-name="T576_33">on</text:span><text:span text:style-name="T576_34"><text:s/></text:span><text:span text:style-name="T576_35">the</text:span><text:span text:style-name="T576_36"><text:s/></text:span><text:span text:style-name="T576_37">tree</text:span><text:span text:style-name="T576_38">”,<text:s/></text:span><text:span text:style-name="T576_39">as</text:span><text:span text:style-name="T576_40"><text:s/></text:span><text:span text:style-name="T576_41">it</text:span><text:span text:style-name="T576_42"><text:s/></text:span><text:span text:style-name="T576_43">were</text:span></text:p>
            </text:list-item>
            <text:list-item>
              <text:p text:style-name="P577"><text:span text:style-name="T577_1">The</text:span><text:span text:style-name="T577_2"><text:s/></text:span><text:span text:style-name="T577_3">currently</text:span><text:span text:style-name="T577_4"><text:s/></text:span><text:span text:style-name="T577_5">selected</text:span><text:span text:style-name="T577_6"><text:s/></text:span><text:span text:style-name="T577_7">job</text:span><text:span text:style-name="T577_8"><text:s/></text:span><text:span text:style-name="T577_9">determines</text:span><text:span text:style-name="T577_10"><text:s/></text:span><text:span text:style-name="T577_11">the</text:span><text:span text:style-name="T577_12"><text:s/></text:span><text:span text:style-name="T577_13">character</text:span><text:span text:style-name="T577_14">’</text:span><text:span text:style-name="T577_15">s</text:span><text:span text:style-name="T577_16"><text:s/></text:span><text:span text:style-name="T577_17">currently</text:span><text:span text:style-name="T577_18"><text:s/></text:span><text:span text:style-name="T577_19">available</text:span><text:span text:style-name="T577_20"><text:s/></text:span><text:span text:style-name="T577_21">base</text:span><text:span text:style-name="T577_22"><text:s/></text:span><text:span text:style-name="T577_23">abilities</text:span><text:span text:style-name="T577_24">,<text:s/></text:span><text:span text:style-name="T577_25">but</text:span><text:span text:style-name="T577_26"><text:s/></text:span><text:span text:style-name="T577_27">he</text:span><text:span text:style-name="T577_28"><text:s/></text:span><text:span text:style-name="T577_29">has</text:span><text:span text:style-name="T577_30"><text:s/></text:span><text:span text:style-name="T577_31">access</text:span><text:span text:style-name="T577_32"><text:s/></text:span><text:span text:style-name="T577_33">to</text:span><text:span text:style-name="T577_34"><text:s/></text:span><text:span text:style-name="T577_35">special</text:span><text:span text:style-name="T577_36"><text:s/></text:span><text:span text:style-name="T577_37">abilities</text:span><text:span text:style-name="T577_38"><text:s/></text:span><text:span text:style-name="T577_39">of</text:span><text:span text:style-name="T577_40"><text:s/></text:span><text:span text:style-name="T577_41">any</text:span><text:span text:style-name="T577_42"><text:s/></text:span><text:span text:style-name="T577_43">job</text:span><text:span text:style-name="T577_44"><text:s/></text:span><text:span text:style-name="T577_45">in</text:span><text:span text:style-name="T577_46"><text:s/></text:span><text:span text:style-name="T577_47">which</text:span><text:span text:style-name="T577_48"><text:s/></text:span><text:span text:style-name="T577_49">he</text:span><text:span text:style-name="T577_50"><text:s/></text:span><text:span text:style-name="T577_51">has</text:span><text:span text:style-name="T577_52"><text:s/></text:span><text:span text:style-name="T577_53">experience</text:span></text:p>
            </text:list-item>
          </text:list>
        </text:list-item>
        <text:list-item>
          <text:p text:style-name="P578"><text:span text:style-name="T578_1">Battles</text:span><text:span text:style-name="T578_2"><text:s/></text:span><text:span text:style-name="T578_3">occur</text:span><text:span text:style-name="T578_4"><text:s/></text:span><text:span text:style-name="T578_5">in</text:span><text:span text:style-name="T578_6"><text:s/></text:span><text:span text:style-name="T578_7">a</text:span><text:span text:style-name="T578_8"><text:s/></text:span><text:span text:style-name="T578_9">turn</text:span><text:span text:style-name="T578_10">-</text:span><text:span text:style-name="T578_11">based</text:span><text:span text:style-name="T578_12"><text:s/></text:span><text:span text:style-name="T578_13">manner</text:span><text:span text:style-name="T578_14"><text:s/></text:span><text:span text:style-name="T578_15">on</text:span><text:span text:style-name="T578_16"><text:s/>3</text:span><text:span text:style-name="T578_17">D</text:span><text:span text:style-name="T578_18"><text:s/></text:span><text:span text:style-name="T578_19">isometric</text:span><text:span text:style-name="T578_20"><text:s/></text:span><text:span text:style-name="T578_21">grids</text:span><text:span text:style-name="T578_22"><text:s/></text:span><text:span text:style-name="T578_23">on</text:span><text:span text:style-name="T578_24"><text:s/></text:span><text:span text:style-name="T578_25">which</text:span><text:span text:style-name="T578_26"><text:s/></text:span><text:span text:style-name="T578_27">combatants</text:span><text:span text:style-name="T578_28"><text:s/></text:span><text:span text:style-name="T578_29">can</text:span><text:span text:style-name="T578_30"><text:s/></text:span><text:span text:style-name="T578_31">move</text:span></text:p>
          <text:list>
            <text:list-item>
              <text:p text:style-name="P579"><text:span text:style-name="T579_1">When</text:span><text:span text:style-name="T579_2"><text:s/></text:span><text:span text:style-name="T579_3">a</text:span><text:span text:style-name="T579_4"><text:s/></text:span><text:span text:style-name="T579_5">unit</text:span><text:span text:style-name="T579_6">’</text:span><text:span text:style-name="T579_7">s</text:span><text:span text:style-name="T579_8"><text:s/></text:span><text:span text:style-name="T579_9">CP</text:span><text:span text:style-name="T579_10"><text:s/></text:span><text:span text:style-name="T579_11">reaches</text:span><text:span text:style-name="T579_12"><text:s/>100<text:s/></text:span><text:span text:style-name="T579_13">or</text:span><text:span text:style-name="T579_14"><text:s/></text:span><text:span text:style-name="T579_15">more</text:span><text:span text:style-name="T579_16">,<text:s/></text:span><text:span text:style-name="T579_17">it</text:span><text:span text:style-name="T579_18"><text:s/></text:span><text:span text:style-name="T579_19">may</text:span><text:span text:style-name="T579_20"><text:s/></text:span><text:span text:style-name="T579_21">select</text:span><text:span text:style-name="T579_22"><text:s/></text:span><text:span text:style-name="T579_23">an</text:span><text:span text:style-name="T579_24"><text:s/></text:span><text:span text:style-name="T579_25">action</text:span></text:p>
            </text:list-item>
          </text:list>
        </text:list-item>
        <text:list-item>
          <text:p text:style-name="P580"><text:span text:style-name="T580_1">Movement</text:span><text:span text:style-name="T580_2"><text:s/></text:span><text:span text:style-name="T580_3">on</text:span><text:span text:style-name="T580_4"><text:s/></text:span><text:span text:style-name="T580_5">the</text:span><text:span text:style-name="T580_6"><text:s/></text:span><text:span text:style-name="T580_7">map</text:span><text:span text:style-name="T580_8"><text:s/></text:span><text:span text:style-name="T580_9">consists</text:span><text:span text:style-name="T580_10"><text:s/></text:span><text:span text:style-name="T580_11">of</text:span><text:span text:style-name="T580_12"><text:s/></text:span><text:span text:style-name="T580_13">moving</text:span><text:span text:style-name="T580_14"><text:s/></text:span><text:span text:style-name="T580_15">node</text:span><text:span text:style-name="T580_16">-</text:span><text:span text:style-name="T580_17">to</text:span><text:span text:style-name="T580_18">-</text:span><text:span text:style-name="T580_19">node</text:span><text:span text:style-name="T580_20">,</text:span><text:span text:style-name="T580_21">perhaps</text:span><text:span text:style-name="T580_22"><text:s/></text:span><text:span text:style-name="T580_23">having</text:span><text:span text:style-name="T580_24"><text:s/></text:span><text:span text:style-name="T580_25">an</text:span><text:span text:style-name="T580_26"><text:s/></text:span><text:span text:style-name="T580_27">encounter</text:span><text:span text:style-name="T580_28"><text:s/></text:span><text:span text:style-name="T580_29">or</text:span><text:span text:style-name="T580_30"><text:s/></text:span><text:span text:style-name="T580_31">reaching</text:span><text:span text:style-name="T580_32"><text:s/></text:span><text:span text:style-name="T580_33">a</text:span><text:span text:style-name="T580_34"><text:s/></text:span><text:span text:style-name="T580_35">town</text:span></text:p>
          <text:list>
            <text:list-item>
              <text:p text:style-name="P581"><text:span text:style-name="T581_1">In</text:span><text:span text:style-name="T581_2"><text:s/></text:span><text:span text:style-name="T581_3">towns</text:span><text:span text:style-name="T581_4">,<text:s/></text:span><text:span text:style-name="T581_5">the</text:span><text:span text:style-name="T581_6"><text:s/></text:span><text:span text:style-name="T581_7">player</text:span><text:span text:style-name="T581_8"><text:s/></text:span><text:span text:style-name="T581_9">can</text:span><text:span text:style-name="T581_10"><text:s/></text:span><text:span text:style-name="T581_11">take</text:span><text:span text:style-name="T581_12"><text:s/></text:span><text:span text:style-name="T581_13">sidequests</text:span><text:span text:style-name="T581_14">,<text:s/></text:span><text:span text:style-name="T581_15">buy</text:span><text:span text:style-name="T581_16"><text:s/></text:span><text:span text:style-name="T581_17">and</text:span><text:span text:style-name="T581_18"><text:s/></text:span><text:span text:style-name="T581_19">sell</text:span><text:span text:style-name="T581_20"><text:s/></text:span><text:span text:style-name="T581_21">equipment</text:span><text:span text:style-name="T581_22">,<text:s/></text:span><text:span text:style-name="T581_23">and</text:span><text:span text:style-name="T581_24"><text:s/></text:span><text:span text:style-name="T581_25">recruit</text:span><text:span text:style-name="T581_26"><text:s/></text:span><text:span text:style-name="T581_27">new</text:span><text:span text:style-name="T581_28"><text:s/></text:span><text:span text:style-name="T581_29">characters</text:span></text:p>
            </text:list-item>
          </text:list>
        </text:list-item>
      </text:list>
      <text:h text:style-name="P582" text:outline-level="10"><text:bookmark-start text:name="h.qv5sh2a3juu8"/><text:bookmark-end text:name="h.qv5sh2a3juu8"/><text:span text:style-name="T582_1">The</text:span><text:span text:style-name="T582_2"><text:s/></text:span><text:span text:style-name="T582_3">Mana</text:span><text:span text:style-name="T582_4"><text:s/></text:span><text:span text:style-name="T582_5">World</text:span><text:span text:style-name="T582_6"><text:s/>(</text:span><text:span text:style-name="T582_7">oddshocks</text:span><text:span text:style-name="T582_8">)</text:span></text:h>
      <text:p text:style-name="P583"><text:span text:style-name="T583_1">The</text:span><text:span text:style-name="T583_2"><text:s/></text:span><text:span text:style-name="T583_3">Mana</text:span><text:span text:style-name="T583_4"><text:s/></text:span><text:span text:style-name="T583_5">World</text:span><text:span text:style-name="T583_6"><text:s/></text:span><text:span text:style-name="T583_7">is</text:span><text:span text:style-name="T583_8"><text:s/></text:span><text:span text:style-name="T583_9">a</text:span><text:span text:style-name="T583_10"><text:s/></text:span><text:span text:style-name="T583_11">cross</text:span><text:span text:style-name="T583_12">-</text:span><text:span text:style-name="T583_13">platform</text:span><text:span text:style-name="T583_14"><text:s/></text:span><text:span text:style-name="T583_15">F</text:span><text:span text:style-name="T583_16">2</text:span><text:span text:style-name="T583_17">P</text:span><text:span text:style-name="T583_18"><text:s/></text:span><text:span text:style-name="T583_19">MMORPG</text:span><text:span text:style-name="T583_20"><text:s/></text:span><text:span text:style-name="T583_21">under</text:span><text:span text:style-name="T583_22"><text:s/></text:span><text:span text:style-name="T583_23">the</text:span><text:span text:style-name="T583_24"><text:s/></text:span><text:span text:style-name="T583_25">GNU</text:span><text:span text:style-name="T583_26"><text:s/></text:span><text:span text:style-name="T583_27">GPL</text:span><text:span text:style-name="T583_28">.</text:span></text:p>
      <text:list text:style-name="LS30" xml:id="list548">
        <text:list-item>
          <text:p text:style-name="P584"><text:span text:style-name="T584_1">Player</text:span><text:span text:style-name="T584_2"><text:s/></text:span><text:span text:style-name="T584_3">is</text:span><text:span text:style-name="T584_4"><text:s/></text:span><text:span text:style-name="T584_5">given</text:span><text:span text:style-name="T584_6"><text:s/></text:span><text:span text:style-name="T584_7">suggestions</text:span><text:span text:style-name="T584_8"><text:s/></text:span><text:span text:style-name="T584_9">on</text:span><text:span text:style-name="T584_10"><text:s/></text:span><text:span text:style-name="T584_11">direction</text:span><text:span text:style-name="T584_12"><text:s/></text:span><text:span text:style-name="T584_13">from</text:span><text:span text:style-name="T584_14"><text:s/></text:span><text:span text:style-name="T584_15">the</text:span><text:span text:style-name="T584_16"><text:s/></text:span><text:span text:style-name="T584_17">start</text:span><text:span text:style-name="T584_18"><text:s/></text:span><text:span text:style-name="T584_19">of</text:span><text:span text:style-name="T584_20"><text:s/></text:span><text:span text:style-name="T584_21">the</text:span><text:span text:style-name="T584_22"><text:s/></text:span><text:span text:style-name="T584_23">game</text:span></text:p>
          <text:list>
            <text:list-item>
              <text:p text:style-name="P585"><text:span text:style-name="T585_1">NPC</text:span><text:span text:style-name="T585_2"><text:s/></text:span><text:span text:style-name="T585_3">speech</text:span><text:span text:style-name="T585_4"><text:s/></text:span><text:span text:style-name="T585_5">gives</text:span><text:span text:style-name="T585_6"><text:s/></text:span><text:span text:style-name="T585_7">the</text:span><text:span text:style-name="T585_8"><text:s/></text:span><text:span text:style-name="T585_9">player</text:span><text:span text:style-name="T585_10"><text:s/></text:span><text:span text:style-name="T585_11">an</text:span><text:span text:style-name="T585_12"><text:s/></text:span><text:span text:style-name="T585_13">idea</text:span><text:span text:style-name="T585_14"><text:s/></text:span><text:span text:style-name="T585_15">what</text:span><text:span text:style-name="T585_16"><text:s/></text:span><text:span text:style-name="T585_17">his</text:span><text:span text:style-name="T585_18"><text:s/></text:span><text:span text:style-name="T585_19">goals</text:span><text:span text:style-name="T585_20"><text:s/></text:span><text:span text:style-name="T585_21">should</text:span><text:span text:style-name="T585_22"><text:s/></text:span><text:span text:style-name="T585_23">be</text:span></text:p>
            </text:list-item>
            <text:list-item>
              <text:p text:style-name="P586"><text:span text:style-name="T586_1">Generally</text:span><text:span text:style-name="T586_2">,<text:s/></text:span><text:span text:style-name="T586_3">progression</text:span><text:span text:style-name="T586_4"><text:s/></text:span><text:span text:style-name="T586_5">through</text:span><text:span text:style-name="T586_6"><text:s/></text:span><text:span text:style-name="T586_7">the</text:span><text:span text:style-name="T586_8"><text:s/></text:span><text:span text:style-name="T586_9">games</text:span><text:span text:style-name="T586_10"><text:s/></text:span><text:span text:style-name="T586_11">areas</text:span><text:span text:style-name="T586_12"><text:s/></text:span><text:span text:style-name="T586_13">feels</text:span><text:span text:style-name="T586_14"><text:s/></text:span><text:span text:style-name="T586_15">like</text:span><text:span text:style-name="T586_16"><text:s/></text:span><text:span text:style-name="T586_17">advancement</text:span><text:span text:style-name="T586_18">,<text:s/></text:span><text:span text:style-name="T586_19">as</text:span><text:span text:style-name="T586_20"><text:s/></text:span><text:span text:style-name="T586_21">does</text:span><text:span text:style-name="T586_22"><text:s/></text:span><text:span text:style-name="T586_23">improving</text:span><text:span text:style-name="T586_24"><text:s/></text:span><text:span text:style-name="T586_25">your</text:span><text:span text:style-name="T586_26"><text:s/></text:span><text:span text:style-name="T586_27">character</text:span></text:p>
            </text:list-item>
          </text:list>
        </text:list-item>
        <text:list-item>
          <text:p text:style-name="P587"><text:span text:style-name="T587_1">Character</text:span><text:span text:style-name="T587_2"><text:s/></text:span><text:span text:style-name="T587_3">is</text:span><text:span text:style-name="T587_4"><text:s/></text:span><text:span text:style-name="T587_5">improved</text:span><text:span text:style-name="T587_6"><text:s/></text:span><text:span text:style-name="T587_7">through</text:span><text:span text:style-name="T587_8"><text:s/></text:span><text:span text:style-name="T587_9">quest</text:span><text:span text:style-name="T587_10"><text:s/></text:span><text:span text:style-name="T587_11">completion</text:span><text:span text:style-name="T587_12"><text:s/></text:span><text:span text:style-name="T587_13">and</text:span><text:span text:style-name="T587_14"><text:s/></text:span><text:span text:style-name="T587_15">tick</text:span><text:span text:style-name="T587_16">-</text:span><text:span text:style-name="T587_17">based</text:span><text:span text:style-name="T587_18">,<text:s/></text:span><text:span text:style-name="T587_19">real</text:span><text:span text:style-name="T587_20"><text:s/></text:span><text:span text:style-name="T587_21">time</text:span><text:span text:style-name="T587_22"><text:s/></text:span><text:span text:style-name="T587_23">combat</text:span><text:span text:style-name="T587_24"><text:s/>(</text:span><text:span text:style-name="T587_25">view</text:span><text:span text:style-name="T587_26"><text:s/></text:span><text:span text:style-name="T587_27">does</text:span><text:span text:style-name="T587_28"><text:s/></text:span><text:span text:style-name="T587_29">not</text:span><text:span text:style-name="T587_30"><text:s/></text:span><text:span text:style-name="T587_31">change</text:span><text:span text:style-name="T587_32">,<text:s/></text:span><text:span text:style-name="T587_33">player</text:span><text:span text:style-name="T587_34"><text:s/></text:span><text:span text:style-name="T587_35">moves</text:span><text:span text:style-name="T587_36"><text:s/></text:span><text:span text:style-name="T587_37">up</text:span><text:span text:style-name="T587_38"><text:s/></text:span><text:span text:style-name="T587_39">to</text:span><text:span text:style-name="T587_40"><text:s/></text:span><text:span text:style-name="T587_41">enemy</text:span><text:span text:style-name="T587_42">,<text:s/></text:span><text:span text:style-name="T587_43">but</text:span><text:span text:style-name="T587_44"><text:s/></text:span><text:span text:style-name="T587_45">attacks</text:span><text:span text:style-name="T587_46"><text:s/></text:span><text:span text:style-name="T587_47">are</text:span><text:span text:style-name="T587_48"><text:s/></text:span><text:span text:style-name="T587_49">back</text:span><text:span text:style-name="T587_50">-</text:span><text:span text:style-name="T587_51">and</text:span><text:span text:style-name="T587_52">-</text:span><text:span text:style-name="T587_53">forth</text:span><text:span text:style-name="T587_54">)</text:span></text:p>
        </text:list-item>
        <text:list-item>
          <text:p text:style-name="P588"><text:span text:style-name="T588_1">Enemies</text:span><text:span text:style-name="T588_2"><text:s/></text:span><text:span text:style-name="T588_3">drop</text:span><text:span text:style-name="T588_4"><text:s/></text:span><text:span text:style-name="T588_5">equipment</text:span><text:span text:style-name="T588_6"><text:s/></text:span><text:span text:style-name="T588_7">and</text:span><text:span text:style-name="T588_8"><text:s/></text:span><text:span text:style-name="T588_9">crafting</text:span><text:span text:style-name="T588_10"><text:s/></text:span><text:span text:style-name="T588_11">materials</text:span></text:p>
        </text:list-item>
        <text:list-item>
          <text:p text:style-name="P589"><text:span text:style-name="T589_1">NPCs</text:span><text:span text:style-name="T589_2"><text:s/></text:span><text:span text:style-name="T589_3">scattered</text:span><text:span text:style-name="T589_4"><text:s/></text:span><text:span text:style-name="T589_5">all</text:span><text:span text:style-name="T589_6"><text:s/></text:span><text:span text:style-name="T589_7">about</text:span><text:span text:style-name="T589_8"><text:s/></text:span><text:span text:style-name="T589_9">give</text:span><text:span text:style-name="T589_10"><text:s/></text:span><text:span text:style-name="T589_11">various</text:span><text:span text:style-name="T589_12"><text:s/></text:span><text:span text:style-name="T589_13">tasks</text:span><text:span text:style-name="T589_14"><text:s/></text:span><text:span text:style-name="T589_15">to</text:span><text:span text:style-name="T589_16"><text:s/></text:span><text:span text:style-name="T589_17">the</text:span><text:span text:style-name="T589_18"><text:s/></text:span><text:span text:style-name="T589_19">player</text:span><text:span text:style-name="T589_20">,<text:s/></text:span><text:span text:style-name="T589_21">many</text:span><text:span text:style-name="T589_22"><text:s/></text:span><text:span text:style-name="T589_23">times</text:span><text:span text:style-name="T589_24"><text:s/></text:span><text:span text:style-name="T589_25">connecting</text:span><text:span text:style-name="T589_26"><text:s/></text:span><text:span text:style-name="T589_27">NPCs</text:span><text:span text:style-name="T589_28"><text:s/></text:span><text:span text:style-name="T589_29">together</text:span><text:span text:style-name="T589_30"><text:s/></text:span><text:span text:style-name="T589_31">and</text:span><text:span text:style-name="T589_32"><text:s/></text:span><text:span text:style-name="T589_33">developing</text:span><text:span text:style-name="T589_34"><text:s/></text:span><text:span text:style-name="T589_35">the</text:span><text:span text:style-name="T589_36"><text:s/></text:span><text:span text:style-name="T589_37">lore</text:span><text:span text:style-name="T589_38"><text:s/></text:span><text:span text:style-name="T589_39">of</text:span><text:span text:style-name="T589_40"><text:s/></text:span><text:span text:style-name="T589_41">the</text:span><text:span text:style-name="T589_42"><text:s/></text:span><text:span text:style-name="T589_43">game</text:span></text:p>
        </text:list-item>
        <text:list-item>
          <text:p text:style-name="P590"><text:span text:style-name="T590_1">Upon</text:span><text:span text:style-name="T590_2"><text:s/></text:span><text:span text:style-name="T590_3">gaining</text:span><text:span text:style-name="T590_4"><text:s/></text:span><text:span text:style-name="T590_5">a</text:span><text:span text:style-name="T590_6"><text:s/></text:span><text:span text:style-name="T590_7">level</text:span><text:span text:style-name="T590_8">,<text:s/></text:span><text:span text:style-name="T590_9">player</text:span><text:span text:style-name="T590_10"><text:s/></text:span><text:span text:style-name="T590_11">allocates</text:span><text:span text:style-name="T590_12"><text:s/></text:span><text:span text:style-name="T590_13">points</text:span><text:span text:style-name="T590_14"><text:s/></text:span><text:span text:style-name="T590_15">to</text:span><text:span text:style-name="T590_16"><text:s/></text:span><text:span text:style-name="T590_17">various</text:span><text:span text:style-name="T590_18"><text:s/></text:span><text:span text:style-name="T590_19">attributes</text:span><text:span text:style-name="T590_20"><text:s/></text:span><text:span text:style-name="T590_21">which</text:span><text:span text:style-name="T590_22"><text:s/></text:span><text:span text:style-name="T590_23">affect</text:span><text:span text:style-name="T590_24"><text:s/></text:span><text:span text:style-name="T590_25">secondary</text:span><text:span text:style-name="T590_26"><text:s/></text:span><text:span text:style-name="T590_27">stats</text:span><text:span text:style-name="T590_28"><text:s/></text:span><text:span text:style-name="T590_29">like</text:span><text:span text:style-name="T590_30"><text:s/></text:span><text:span text:style-name="T590_31">defense</text:span><text:span text:style-name="T590_32"><text:s/></text:span><text:span text:style-name="T590_33">and</text:span><text:span text:style-name="T590_34"><text:s/></text:span><text:span text:style-name="T590_35">crit</text:span><text:span text:style-name="T590_36"><text:s/></text:span><text:span text:style-name="T590_37">chance</text:span></text:p>
        </text:list-item>
        <text:list-item>
          <text:p text:style-name="P591"><text:span text:style-name="T591_1">Dialogue</text:span><text:span text:style-name="T591_2"><text:s/></text:span><text:span text:style-name="T591_3">trees</text:span><text:span text:style-name="T591_4"><text:s/></text:span><text:span text:style-name="T591_5">for</text:span><text:span text:style-name="T591_6"><text:s/></text:span><text:span text:style-name="T591_7">NPC</text:span><text:span text:style-name="T591_8"><text:s/></text:span><text:span text:style-name="T591_9">conversation</text:span></text:p>
        </text:list-item>
        <text:list-item>
          <text:p text:style-name="P592"><text:span text:style-name="T592_1">Player</text:span><text:span text:style-name="T592_2"><text:s/></text:span><text:span text:style-name="T592_3">is</text:span><text:span text:style-name="T592_4"><text:s/></text:span><text:span text:style-name="T592_5">not</text:span><text:span text:style-name="T592_6"><text:s/></text:span><text:span text:style-name="T592_7">guided</text:span><text:span text:style-name="T592_8"><text:s/></text:span><text:span text:style-name="T592_9">by</text:span><text:span text:style-name="T592_10"><text:s/></text:span><text:span text:style-name="T592_11">the</text:span><text:span text:style-name="T592_12"><text:s/></text:span><text:span text:style-name="T592_13">game</text:span><text:span text:style-name="T592_14">,<text:s/></text:span><text:span text:style-name="T592_15">only</text:span><text:span text:style-name="T592_16"><text:s/></text:span><text:span text:style-name="T592_17">the</text:span><text:span text:style-name="T592_18"><text:s/></text:span><text:span text:style-name="T592_19">NPCs</text:span><text:span text:style-name="T592_20"><text:s/>--<text:s/></text:span><text:span text:style-name="T592_21">players</text:span><text:span text:style-name="T592_22"><text:s/></text:span><text:span text:style-name="T592_23">must</text:span><text:span text:style-name="T592_24"><text:s/></text:span><text:span text:style-name="T592_25">figure</text:span><text:span text:style-name="T592_26"><text:s/></text:span><text:span text:style-name="T592_27">many</text:span><text:span text:style-name="T592_28"><text:s/></text:span><text:span text:style-name="T592_29">things</text:span><text:span text:style-name="T592_30"><text:s/></text:span><text:span text:style-name="T592_31">out</text:span><text:span text:style-name="T592_32"><text:s/></text:span><text:span text:style-name="T592_33">for</text:span><text:span text:style-name="T592_34"><text:s/></text:span><text:span text:style-name="T592_35">their</text:span><text:span text:style-name="T592_36"><text:s/></text:span><text:span text:style-name="T592_37">own</text:span><text:span text:style-name="T592_38">,<text:s/></text:span><text:span text:style-name="T592_39">creating</text:span><text:span text:style-name="T592_40"><text:s/></text:span><text:span text:style-name="T592_41">a</text:span><text:span text:style-name="T592_42"><text:s/></text:span><text:span text:style-name="T592_43">sense</text:span><text:span text:style-name="T592_44"><text:s/></text:span><text:span text:style-name="T592_45">of</text:span><text:span text:style-name="T592_46"><text:s/></text:span><text:span text:style-name="T592_47">discover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9">
      <text:list-level-style-bullet text:bullet-char="●" text:style-name="List2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0">
      <text:list-level-style-bullet text:bullet-char="●" text:style-name="List3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